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ta_4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DATE_TIME</text:p>
          </table:table-cell>
          <table:table-cell table:style-name="ce1" office:value-type="string" calcext:value-type="string">
            <text:p>ID_SENSOR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</table:table-row>
        <table:table-row table:style-name="ro1">
          <table:table-cell office:value-type="float" office:value="1590061097" calcext:value-type="float">
            <text:p>1590061097</text:p>
          </table:table-cell>
          <table:table-cell office:value-type="string" calcext:value-type="string">
            <text:p>2020-05-21 08:38: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061097" calcext:value-type="float">
            <text:p>1590061097</text:p>
          </table:table-cell>
          <table:table-cell office:value-type="string" calcext:value-type="string">
            <text:p>2020-05-21 08:38: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061097" calcext:value-type="float">
            <text:p>1590061097</text:p>
          </table:table-cell>
          <table:table-cell office:value-type="string" calcext:value-type="string">
            <text:p>2020-05-21 08:38: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061097" calcext:value-type="float">
            <text:p>1590061097</text:p>
          </table:table-cell>
          <table:table-cell office:value-type="string" calcext:value-type="string">
            <text:p>2020-05-21 08:38: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90064701" calcext:value-type="float">
            <text:p>1590064701</text:p>
          </table:table-cell>
          <table:table-cell office:value-type="string" calcext:value-type="string">
            <text:p>2020-05-21 09:38: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064701" calcext:value-type="float">
            <text:p>1590064701</text:p>
          </table:table-cell>
          <table:table-cell office:value-type="string" calcext:value-type="string">
            <text:p>2020-05-21 09:38: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064701" calcext:value-type="float">
            <text:p>1590064701</text:p>
          </table:table-cell>
          <table:table-cell office:value-type="string" calcext:value-type="string">
            <text:p>2020-05-21 09:38: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064701" calcext:value-type="float">
            <text:p>1590064701</text:p>
          </table:table-cell>
          <table:table-cell office:value-type="string" calcext:value-type="string">
            <text:p>2020-05-21 09:38: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90065645" calcext:value-type="float">
            <text:p>1590065645</text:p>
          </table:table-cell>
          <table:table-cell office:value-type="string" calcext:value-type="string">
            <text:p>2020-05-21 09:54:0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065645" calcext:value-type="float">
            <text:p>1590065645</text:p>
          </table:table-cell>
          <table:table-cell office:value-type="string" calcext:value-type="string">
            <text:p>2020-05-21 09:54: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065645" calcext:value-type="float">
            <text:p>1590065645</text:p>
          </table:table-cell>
          <table:table-cell office:value-type="string" calcext:value-type="string">
            <text:p>2020-05-21 09:54: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065645" calcext:value-type="float">
            <text:p>1590065645</text:p>
          </table:table-cell>
          <table:table-cell office:value-type="string" calcext:value-type="string">
            <text:p>2020-05-21 09:54: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90069244" calcext:value-type="float">
            <text:p>1590069244</text:p>
          </table:table-cell>
          <table:table-cell office:value-type="string" calcext:value-type="string">
            <text:p>2020-05-21 10:54: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069244" calcext:value-type="float">
            <text:p>1590069244</text:p>
          </table:table-cell>
          <table:table-cell office:value-type="string" calcext:value-type="string">
            <text:p>2020-05-21 10:54: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069244" calcext:value-type="float">
            <text:p>1590069244</text:p>
          </table:table-cell>
          <table:table-cell office:value-type="string" calcext:value-type="string">
            <text:p>2020-05-21 10:54:0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069244" calcext:value-type="float">
            <text:p>1590069244</text:p>
          </table:table-cell>
          <table:table-cell office:value-type="string" calcext:value-type="string">
            <text:p>2020-05-21 10:54: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90072843" calcext:value-type="float">
            <text:p>1590072843</text:p>
          </table:table-cell>
          <table:table-cell office:value-type="string" calcext:value-type="string">
            <text:p>2020-05-21 11:54: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072843" calcext:value-type="float">
            <text:p>1590072843</text:p>
          </table:table-cell>
          <table:table-cell office:value-type="string" calcext:value-type="string">
            <text:p>2020-05-21 11:54: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072843" calcext:value-type="float">
            <text:p>1590072843</text:p>
          </table:table-cell>
          <table:table-cell office:value-type="string" calcext:value-type="string">
            <text:p>2020-05-21 11:54: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072843" calcext:value-type="float">
            <text:p>1590072843</text:p>
          </table:table-cell>
          <table:table-cell office:value-type="string" calcext:value-type="string">
            <text:p>2020-05-21 11:54: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90076442" calcext:value-type="float">
            <text:p>1590076442</text:p>
          </table:table-cell>
          <table:table-cell office:value-type="string" calcext:value-type="string">
            <text:p>2020-05-21 12:54:0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076442" calcext:value-type="float">
            <text:p>1590076442</text:p>
          </table:table-cell>
          <table:table-cell office:value-type="string" calcext:value-type="string">
            <text:p>2020-05-21 12:54:0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076442" calcext:value-type="float">
            <text:p>1590076442</text:p>
          </table:table-cell>
          <table:table-cell office:value-type="string" calcext:value-type="string">
            <text:p>2020-05-21 12:54: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076442" calcext:value-type="float">
            <text:p>1590076442</text:p>
          </table:table-cell>
          <table:table-cell office:value-type="string" calcext:value-type="string">
            <text:p>2020-05-21 12:54: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90080041" calcext:value-type="float">
            <text:p>1590080041</text:p>
          </table:table-cell>
          <table:table-cell office:value-type="string" calcext:value-type="string">
            <text:p>2020-05-21 13:54:0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080041" calcext:value-type="float">
            <text:p>1590080041</text:p>
          </table:table-cell>
          <table:table-cell office:value-type="string" calcext:value-type="string">
            <text:p>2020-05-21 13:54: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080041" calcext:value-type="float">
            <text:p>1590080041</text:p>
          </table:table-cell>
          <table:table-cell office:value-type="string" calcext:value-type="string">
            <text:p>2020-05-21 13:54: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080041" calcext:value-type="float">
            <text:p>1590080041</text:p>
          </table:table-cell>
          <table:table-cell office:value-type="string" calcext:value-type="string">
            <text:p>2020-05-21 13:54: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90083640" calcext:value-type="float">
            <text:p>1590083640</text:p>
          </table:table-cell>
          <table:table-cell office:value-type="string" calcext:value-type="string">
            <text:p>2020-05-21 14:54: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083640" calcext:value-type="float">
            <text:p>1590083640</text:p>
          </table:table-cell>
          <table:table-cell office:value-type="string" calcext:value-type="string">
            <text:p>2020-05-21 14:54: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083640" calcext:value-type="float">
            <text:p>1590083640</text:p>
          </table:table-cell>
          <table:table-cell office:value-type="string" calcext:value-type="string">
            <text:p>2020-05-21 14:54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083640" calcext:value-type="float">
            <text:p>1590083640</text:p>
          </table:table-cell>
          <table:table-cell office:value-type="string" calcext:value-type="string">
            <text:p>2020-05-21 14:54: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90087239" calcext:value-type="float">
            <text:p>1590087239</text:p>
          </table:table-cell>
          <table:table-cell office:value-type="string" calcext:value-type="string">
            <text:p>2020-05-21 15:53:5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087239" calcext:value-type="float">
            <text:p>1590087239</text:p>
          </table:table-cell>
          <table:table-cell office:value-type="string" calcext:value-type="string">
            <text:p>2020-05-21 15:53:5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087239" calcext:value-type="float">
            <text:p>1590087239</text:p>
          </table:table-cell>
          <table:table-cell office:value-type="string" calcext:value-type="string">
            <text:p>2020-05-21 15:53: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087239" calcext:value-type="float">
            <text:p>1590087239</text:p>
          </table:table-cell>
          <table:table-cell office:value-type="string" calcext:value-type="string">
            <text:p>2020-05-21 15:53: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90090838" calcext:value-type="float">
            <text:p>1590090838</text:p>
          </table:table-cell>
          <table:table-cell office:value-type="string" calcext:value-type="string">
            <text:p>2020-05-21 16:53: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090838" calcext:value-type="float">
            <text:p>1590090838</text:p>
          </table:table-cell>
          <table:table-cell office:value-type="string" calcext:value-type="string">
            <text:p>2020-05-21 16:53: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090838" calcext:value-type="float">
            <text:p>1590090838</text:p>
          </table:table-cell>
          <table:table-cell office:value-type="string" calcext:value-type="string">
            <text:p>2020-05-21 16:53: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090838" calcext:value-type="float">
            <text:p>1590090838</text:p>
          </table:table-cell>
          <table:table-cell office:value-type="string" calcext:value-type="string">
            <text:p>2020-05-21 16:53: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90094437" calcext:value-type="float">
            <text:p>1590094437</text:p>
          </table:table-cell>
          <table:table-cell office:value-type="string" calcext:value-type="string">
            <text:p>2020-05-21 17:53:5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094437" calcext:value-type="float">
            <text:p>1590094437</text:p>
          </table:table-cell>
          <table:table-cell office:value-type="string" calcext:value-type="string">
            <text:p>2020-05-21 17:53: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094437" calcext:value-type="float">
            <text:p>1590094437</text:p>
          </table:table-cell>
          <table:table-cell office:value-type="string" calcext:value-type="string">
            <text:p>2020-05-21 17:53: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094437" calcext:value-type="float">
            <text:p>1590094437</text:p>
          </table:table-cell>
          <table:table-cell office:value-type="string" calcext:value-type="string">
            <text:p>2020-05-21 17:53:5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098036" calcext:value-type="float">
            <text:p>1590098036</text:p>
          </table:table-cell>
          <table:table-cell office:value-type="string" calcext:value-type="string">
            <text:p>2020-05-21 18:53: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098036" calcext:value-type="float">
            <text:p>1590098036</text:p>
          </table:table-cell>
          <table:table-cell office:value-type="string" calcext:value-type="string">
            <text:p>2020-05-21 18:53: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098036" calcext:value-type="float">
            <text:p>1590098036</text:p>
          </table:table-cell>
          <table:table-cell office:value-type="string" calcext:value-type="string">
            <text:p>2020-05-21 18:53: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098036" calcext:value-type="float">
            <text:p>1590098036</text:p>
          </table:table-cell>
          <table:table-cell office:value-type="string" calcext:value-type="string">
            <text:p>2020-05-21 18:53:56</text:p>
          </table:table-cell>
          <table:table-cell office:value-type="float" office:value="1" calcext:value-type="float">
            <text:p>1</text:p>
          </table:table-cell>
          <table:table-cell office:value-type="float" office:value="20.2" calcext:value-type="float">
            <text:p>20,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101635" calcext:value-type="float">
            <text:p>1590101635</text:p>
          </table:table-cell>
          <table:table-cell office:value-type="string" calcext:value-type="string">
            <text:p>2020-05-21 19:53:5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01635" calcext:value-type="float">
            <text:p>1590101635</text:p>
          </table:table-cell>
          <table:table-cell office:value-type="string" calcext:value-type="string">
            <text:p>2020-05-21 19:53: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01635" calcext:value-type="float">
            <text:p>1590101635</text:p>
          </table:table-cell>
          <table:table-cell office:value-type="string" calcext:value-type="string">
            <text:p>2020-05-21 19:53:5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01635" calcext:value-type="float">
            <text:p>1590101635</text:p>
          </table:table-cell>
          <table:table-cell office:value-type="string" calcext:value-type="string">
            <text:p>2020-05-21 19:53:55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05234" calcext:value-type="float">
            <text:p>1590105234</text:p>
          </table:table-cell>
          <table:table-cell office:value-type="string" calcext:value-type="string">
            <text:p>2020-05-21 20:53: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05234" calcext:value-type="float">
            <text:p>1590105234</text:p>
          </table:table-cell>
          <table:table-cell office:value-type="string" calcext:value-type="string">
            <text:p>2020-05-21 20:53: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05234" calcext:value-type="float">
            <text:p>1590105234</text:p>
          </table:table-cell>
          <table:table-cell office:value-type="string" calcext:value-type="string">
            <text:p>2020-05-21 20:53: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05234" calcext:value-type="float">
            <text:p>1590105234</text:p>
          </table:table-cell>
          <table:table-cell office:value-type="string" calcext:value-type="string">
            <text:p>2020-05-21 20:53:54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08833" calcext:value-type="float">
            <text:p>1590108833</text:p>
          </table:table-cell>
          <table:table-cell office:value-type="string" calcext:value-type="string">
            <text:p>2020-05-21 21:53:5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08833" calcext:value-type="float">
            <text:p>1590108833</text:p>
          </table:table-cell>
          <table:table-cell office:value-type="string" calcext:value-type="string">
            <text:p>2020-05-21 21:53:5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08833" calcext:value-type="float">
            <text:p>1590108833</text:p>
          </table:table-cell>
          <table:table-cell office:value-type="string" calcext:value-type="string">
            <text:p>2020-05-21 21:53: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08833" calcext:value-type="float">
            <text:p>1590108833</text:p>
          </table:table-cell>
          <table:table-cell office:value-type="string" calcext:value-type="string">
            <text:p>2020-05-21 21:53:5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12432" calcext:value-type="float">
            <text:p>1590112432</text:p>
          </table:table-cell>
          <table:table-cell office:value-type="string" calcext:value-type="string">
            <text:p>2020-05-21 22:53: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12432" calcext:value-type="float">
            <text:p>1590112432</text:p>
          </table:table-cell>
          <table:table-cell office:value-type="string" calcext:value-type="string">
            <text:p>2020-05-21 22:53: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12432" calcext:value-type="float">
            <text:p>1590112432</text:p>
          </table:table-cell>
          <table:table-cell office:value-type="string" calcext:value-type="string">
            <text:p>2020-05-21 22:53: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12432" calcext:value-type="float">
            <text:p>1590112432</text:p>
          </table:table-cell>
          <table:table-cell office:value-type="string" calcext:value-type="string">
            <text:p>2020-05-21 22:53:52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16031" calcext:value-type="float">
            <text:p>1590116031</text:p>
          </table:table-cell>
          <table:table-cell office:value-type="string" calcext:value-type="string">
            <text:p>2020-05-21 23:53:5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16031" calcext:value-type="float">
            <text:p>1590116031</text:p>
          </table:table-cell>
          <table:table-cell office:value-type="string" calcext:value-type="string">
            <text:p>2020-05-21 23:53: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16031" calcext:value-type="float">
            <text:p>1590116031</text:p>
          </table:table-cell>
          <table:table-cell office:value-type="string" calcext:value-type="string">
            <text:p>2020-05-21 23:53:5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16031" calcext:value-type="float">
            <text:p>1590116031</text:p>
          </table:table-cell>
          <table:table-cell office:value-type="string" calcext:value-type="string">
            <text:p>2020-05-21 23:53:5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19630" calcext:value-type="float">
            <text:p>1590119630</text:p>
          </table:table-cell>
          <table:table-cell office:value-type="string" calcext:value-type="string">
            <text:p>2020-05-22 00:53: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19630" calcext:value-type="float">
            <text:p>1590119630</text:p>
          </table:table-cell>
          <table:table-cell office:value-type="string" calcext:value-type="string">
            <text:p>2020-05-22 00:53:5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19630" calcext:value-type="float">
            <text:p>1590119630</text:p>
          </table:table-cell>
          <table:table-cell office:value-type="string" calcext:value-type="string">
            <text:p>2020-05-22 00:53: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19630" calcext:value-type="float">
            <text:p>1590119630</text:p>
          </table:table-cell>
          <table:table-cell office:value-type="string" calcext:value-type="string">
            <text:p>2020-05-22 00:53:5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23229" calcext:value-type="float">
            <text:p>1590123229</text:p>
          </table:table-cell>
          <table:table-cell office:value-type="string" calcext:value-type="string">
            <text:p>2020-05-22 01:53:4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23229" calcext:value-type="float">
            <text:p>1590123229</text:p>
          </table:table-cell>
          <table:table-cell office:value-type="string" calcext:value-type="string">
            <text:p>2020-05-22 01:53:4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23229" calcext:value-type="float">
            <text:p>1590123229</text:p>
          </table:table-cell>
          <table:table-cell office:value-type="string" calcext:value-type="string">
            <text:p>2020-05-22 01:53: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23229" calcext:value-type="float">
            <text:p>1590123229</text:p>
          </table:table-cell>
          <table:table-cell office:value-type="string" calcext:value-type="string">
            <text:p>2020-05-22 01:53:49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26828" calcext:value-type="float">
            <text:p>1590126828</text:p>
          </table:table-cell>
          <table:table-cell office:value-type="string" calcext:value-type="string">
            <text:p>2020-05-22 02:53: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26828" calcext:value-type="float">
            <text:p>1590126828</text:p>
          </table:table-cell>
          <table:table-cell office:value-type="string" calcext:value-type="string">
            <text:p>2020-05-22 02:53: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26828" calcext:value-type="float">
            <text:p>1590126828</text:p>
          </table:table-cell>
          <table:table-cell office:value-type="string" calcext:value-type="string">
            <text:p>2020-05-22 02:53: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26828" calcext:value-type="float">
            <text:p>1590126828</text:p>
          </table:table-cell>
          <table:table-cell office:value-type="string" calcext:value-type="string">
            <text:p>2020-05-22 02:53:48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30427" calcext:value-type="float">
            <text:p>1590130427</text:p>
          </table:table-cell>
          <table:table-cell office:value-type="string" calcext:value-type="string">
            <text:p>2020-05-22 03:53:4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30427" calcext:value-type="float">
            <text:p>1590130427</text:p>
          </table:table-cell>
          <table:table-cell office:value-type="string" calcext:value-type="string">
            <text:p>2020-05-22 03:53:4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30427" calcext:value-type="float">
            <text:p>1590130427</text:p>
          </table:table-cell>
          <table:table-cell office:value-type="string" calcext:value-type="string">
            <text:p>2020-05-22 03:53:4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30427" calcext:value-type="float">
            <text:p>1590130427</text:p>
          </table:table-cell>
          <table:table-cell office:value-type="string" calcext:value-type="string">
            <text:p>2020-05-22 03:53:4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34026" calcext:value-type="float">
            <text:p>1590134026</text:p>
          </table:table-cell>
          <table:table-cell office:value-type="string" calcext:value-type="string">
            <text:p>2020-05-22 04:53: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34026" calcext:value-type="float">
            <text:p>1590134026</text:p>
          </table:table-cell>
          <table:table-cell office:value-type="string" calcext:value-type="string">
            <text:p>2020-05-22 04:53: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34026" calcext:value-type="float">
            <text:p>1590134026</text:p>
          </table:table-cell>
          <table:table-cell office:value-type="string" calcext:value-type="string">
            <text:p>2020-05-22 04:53: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34026" calcext:value-type="float">
            <text:p>1590134026</text:p>
          </table:table-cell>
          <table:table-cell office:value-type="string" calcext:value-type="string">
            <text:p>2020-05-22 04:53:46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37625" calcext:value-type="float">
            <text:p>1590137625</text:p>
          </table:table-cell>
          <table:table-cell office:value-type="string" calcext:value-type="string">
            <text:p>2020-05-22 05:53:4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37625" calcext:value-type="float">
            <text:p>1590137625</text:p>
          </table:table-cell>
          <table:table-cell office:value-type="string" calcext:value-type="string">
            <text:p>2020-05-22 05:53:4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37625" calcext:value-type="float">
            <text:p>1590137625</text:p>
          </table:table-cell>
          <table:table-cell office:value-type="string" calcext:value-type="string">
            <text:p>2020-05-22 05:53: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37625" calcext:value-type="float">
            <text:p>1590137625</text:p>
          </table:table-cell>
          <table:table-cell office:value-type="string" calcext:value-type="string">
            <text:p>2020-05-22 05:53:45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41224" calcext:value-type="float">
            <text:p>1590141224</text:p>
          </table:table-cell>
          <table:table-cell office:value-type="string" calcext:value-type="string">
            <text:p>2020-05-22 06:53: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41224" calcext:value-type="float">
            <text:p>1590141224</text:p>
          </table:table-cell>
          <table:table-cell office:value-type="string" calcext:value-type="string">
            <text:p>2020-05-22 06:53: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41224" calcext:value-type="float">
            <text:p>1590141224</text:p>
          </table:table-cell>
          <table:table-cell office:value-type="string" calcext:value-type="string">
            <text:p>2020-05-22 06:53: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41224" calcext:value-type="float">
            <text:p>1590141224</text:p>
          </table:table-cell>
          <table:table-cell office:value-type="string" calcext:value-type="string">
            <text:p>2020-05-22 06:53:4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44823" calcext:value-type="float">
            <text:p>1590144823</text:p>
          </table:table-cell>
          <table:table-cell office:value-type="string" calcext:value-type="string">
            <text:p>2020-05-22 07:53: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44823" calcext:value-type="float">
            <text:p>1590144823</text:p>
          </table:table-cell>
          <table:table-cell office:value-type="string" calcext:value-type="string">
            <text:p>2020-05-22 07:53:4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44823" calcext:value-type="float">
            <text:p>1590144823</text:p>
          </table:table-cell>
          <table:table-cell office:value-type="string" calcext:value-type="string">
            <text:p>2020-05-22 07:53: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44823" calcext:value-type="float">
            <text:p>1590144823</text:p>
          </table:table-cell>
          <table:table-cell office:value-type="string" calcext:value-type="string">
            <text:p>2020-05-22 07:53:43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48422" calcext:value-type="float">
            <text:p>1590148422</text:p>
          </table:table-cell>
          <table:table-cell office:value-type="string" calcext:value-type="string">
            <text:p>2020-05-22 08:53: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48422" calcext:value-type="float">
            <text:p>1590148422</text:p>
          </table:table-cell>
          <table:table-cell office:value-type="string" calcext:value-type="string">
            <text:p>2020-05-22 08:53: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48422" calcext:value-type="float">
            <text:p>1590148422</text:p>
          </table:table-cell>
          <table:table-cell office:value-type="string" calcext:value-type="string">
            <text:p>2020-05-22 08:53:4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48422" calcext:value-type="float">
            <text:p>1590148422</text:p>
          </table:table-cell>
          <table:table-cell office:value-type="string" calcext:value-type="string">
            <text:p>2020-05-22 08:53:4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52021" calcext:value-type="float">
            <text:p>1590152021</text:p>
          </table:table-cell>
          <table:table-cell office:value-type="string" calcext:value-type="string">
            <text:p>2020-05-22 09:53:4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52021" calcext:value-type="float">
            <text:p>1590152021</text:p>
          </table:table-cell>
          <table:table-cell office:value-type="string" calcext:value-type="string">
            <text:p>2020-05-22 09:53:4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52021" calcext:value-type="float">
            <text:p>1590152021</text:p>
          </table:table-cell>
          <table:table-cell office:value-type="string" calcext:value-type="string">
            <text:p>2020-05-22 09:53:4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52021" calcext:value-type="float">
            <text:p>1590152021</text:p>
          </table:table-cell>
          <table:table-cell office:value-type="string" calcext:value-type="string">
            <text:p>2020-05-22 09:53:4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55620" calcext:value-type="float">
            <text:p>1590155620</text:p>
          </table:table-cell>
          <table:table-cell office:value-type="string" calcext:value-type="string">
            <text:p>2020-05-22 10:53: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55620" calcext:value-type="float">
            <text:p>1590155620</text:p>
          </table:table-cell>
          <table:table-cell office:value-type="string" calcext:value-type="string">
            <text:p>2020-05-22 10:53: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55620" calcext:value-type="float">
            <text:p>1590155620</text:p>
          </table:table-cell>
          <table:table-cell office:value-type="string" calcext:value-type="string">
            <text:p>2020-05-22 10:53: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55620" calcext:value-type="float">
            <text:p>1590155620</text:p>
          </table:table-cell>
          <table:table-cell office:value-type="string" calcext:value-type="string">
            <text:p>2020-05-22 10:53:4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59219" calcext:value-type="float">
            <text:p>1590159219</text:p>
          </table:table-cell>
          <table:table-cell office:value-type="string" calcext:value-type="string">
            <text:p>2020-05-22 11:53:3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59219" calcext:value-type="float">
            <text:p>1590159219</text:p>
          </table:table-cell>
          <table:table-cell office:value-type="string" calcext:value-type="string">
            <text:p>2020-05-22 11:53: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59219" calcext:value-type="float">
            <text:p>1590159219</text:p>
          </table:table-cell>
          <table:table-cell office:value-type="string" calcext:value-type="string">
            <text:p>2020-05-22 11:53: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59219" calcext:value-type="float">
            <text:p>1590159219</text:p>
          </table:table-cell>
          <table:table-cell office:value-type="string" calcext:value-type="string">
            <text:p>2020-05-22 11:53:3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62818" calcext:value-type="float">
            <text:p>1590162818</text:p>
          </table:table-cell>
          <table:table-cell office:value-type="string" calcext:value-type="string">
            <text:p>2020-05-22 12:53: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62818" calcext:value-type="float">
            <text:p>1590162818</text:p>
          </table:table-cell>
          <table:table-cell office:value-type="string" calcext:value-type="string">
            <text:p>2020-05-22 12:53: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62818" calcext:value-type="float">
            <text:p>1590162818</text:p>
          </table:table-cell>
          <table:table-cell office:value-type="string" calcext:value-type="string">
            <text:p>2020-05-22 12:53: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62818" calcext:value-type="float">
            <text:p>1590162818</text:p>
          </table:table-cell>
          <table:table-cell office:value-type="string" calcext:value-type="string">
            <text:p>2020-05-22 12:53:3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66417" calcext:value-type="float">
            <text:p>1590166417</text:p>
          </table:table-cell>
          <table:table-cell office:value-type="string" calcext:value-type="string">
            <text:p>2020-05-22 13:53: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66417" calcext:value-type="float">
            <text:p>1590166417</text:p>
          </table:table-cell>
          <table:table-cell office:value-type="string" calcext:value-type="string">
            <text:p>2020-05-22 13:53: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66417" calcext:value-type="float">
            <text:p>1590166417</text:p>
          </table:table-cell>
          <table:table-cell office:value-type="string" calcext:value-type="string">
            <text:p>2020-05-22 13:53:3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66417" calcext:value-type="float">
            <text:p>1590166417</text:p>
          </table:table-cell>
          <table:table-cell office:value-type="string" calcext:value-type="string">
            <text:p>2020-05-22 13:53:37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70016" calcext:value-type="float">
            <text:p>1590170016</text:p>
          </table:table-cell>
          <table:table-cell office:value-type="string" calcext:value-type="string">
            <text:p>2020-05-22 14:53: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70016" calcext:value-type="float">
            <text:p>1590170016</text:p>
          </table:table-cell>
          <table:table-cell office:value-type="string" calcext:value-type="string">
            <text:p>2020-05-22 14:53: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70016" calcext:value-type="float">
            <text:p>1590170016</text:p>
          </table:table-cell>
          <table:table-cell office:value-type="string" calcext:value-type="string">
            <text:p>2020-05-22 14:53: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70016" calcext:value-type="float">
            <text:p>1590170016</text:p>
          </table:table-cell>
          <table:table-cell office:value-type="string" calcext:value-type="string">
            <text:p>2020-05-22 14:53:3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73615" calcext:value-type="float">
            <text:p>1590173615</text:p>
          </table:table-cell>
          <table:table-cell office:value-type="string" calcext:value-type="string">
            <text:p>2020-05-22 15:53:3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73615" calcext:value-type="float">
            <text:p>1590173615</text:p>
          </table:table-cell>
          <table:table-cell office:value-type="string" calcext:value-type="string">
            <text:p>2020-05-22 15:53:3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73615" calcext:value-type="float">
            <text:p>1590173615</text:p>
          </table:table-cell>
          <table:table-cell office:value-type="string" calcext:value-type="string">
            <text:p>2020-05-22 15:53:3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73615" calcext:value-type="float">
            <text:p>1590173615</text:p>
          </table:table-cell>
          <table:table-cell office:value-type="string" calcext:value-type="string">
            <text:p>2020-05-22 15:53:3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77214" calcext:value-type="float">
            <text:p>1590177214</text:p>
          </table:table-cell>
          <table:table-cell office:value-type="string" calcext:value-type="string">
            <text:p>2020-05-22 16:53: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77214" calcext:value-type="float">
            <text:p>1590177214</text:p>
          </table:table-cell>
          <table:table-cell office:value-type="string" calcext:value-type="string">
            <text:p>2020-05-22 16:53: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77214" calcext:value-type="float">
            <text:p>1590177214</text:p>
          </table:table-cell>
          <table:table-cell office:value-type="string" calcext:value-type="string">
            <text:p>2020-05-22 16:53: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77214" calcext:value-type="float">
            <text:p>1590177214</text:p>
          </table:table-cell>
          <table:table-cell office:value-type="string" calcext:value-type="string">
            <text:p>2020-05-22 16:53:3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80813" calcext:value-type="float">
            <text:p>1590180813</text:p>
          </table:table-cell>
          <table:table-cell office:value-type="string" calcext:value-type="string">
            <text:p>2020-05-22 17:53:3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80813" calcext:value-type="float">
            <text:p>1590180813</text:p>
          </table:table-cell>
          <table:table-cell office:value-type="string" calcext:value-type="string">
            <text:p>2020-05-22 17:53:3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80813" calcext:value-type="float">
            <text:p>1590180813</text:p>
          </table:table-cell>
          <table:table-cell office:value-type="string" calcext:value-type="string">
            <text:p>2020-05-22 17:53:3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80813" calcext:value-type="float">
            <text:p>1590180813</text:p>
          </table:table-cell>
          <table:table-cell office:value-type="string" calcext:value-type="string">
            <text:p>2020-05-22 17:53:33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84412" calcext:value-type="float">
            <text:p>1590184412</text:p>
          </table:table-cell>
          <table:table-cell office:value-type="string" calcext:value-type="string">
            <text:p>2020-05-22 18:53: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84412" calcext:value-type="float">
            <text:p>1590184412</text:p>
          </table:table-cell>
          <table:table-cell office:value-type="string" calcext:value-type="string">
            <text:p>2020-05-22 18:53: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84412" calcext:value-type="float">
            <text:p>1590184412</text:p>
          </table:table-cell>
          <table:table-cell office:value-type="string" calcext:value-type="string">
            <text:p>2020-05-22 18:53:3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84412" calcext:value-type="float">
            <text:p>1590184412</text:p>
          </table:table-cell>
          <table:table-cell office:value-type="string" calcext:value-type="string">
            <text:p>2020-05-22 18:53:3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88011" calcext:value-type="float">
            <text:p>1590188011</text:p>
          </table:table-cell>
          <table:table-cell office:value-type="string" calcext:value-type="string">
            <text:p>2020-05-22 19:53:3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88011" calcext:value-type="float">
            <text:p>1590188011</text:p>
          </table:table-cell>
          <table:table-cell office:value-type="string" calcext:value-type="string">
            <text:p>2020-05-22 19:53:3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88011" calcext:value-type="float">
            <text:p>1590188011</text:p>
          </table:table-cell>
          <table:table-cell office:value-type="string" calcext:value-type="string">
            <text:p>2020-05-22 19:53: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88011" calcext:value-type="float">
            <text:p>1590188011</text:p>
          </table:table-cell>
          <table:table-cell office:value-type="string" calcext:value-type="string">
            <text:p>2020-05-22 19:53:3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91610" calcext:value-type="float">
            <text:p>1590191610</text:p>
          </table:table-cell>
          <table:table-cell office:value-type="string" calcext:value-type="string">
            <text:p>2020-05-22 20:53: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91610" calcext:value-type="float">
            <text:p>1590191610</text:p>
          </table:table-cell>
          <table:table-cell office:value-type="string" calcext:value-type="string">
            <text:p>2020-05-22 20:53: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91610" calcext:value-type="float">
            <text:p>1590191610</text:p>
          </table:table-cell>
          <table:table-cell office:value-type="string" calcext:value-type="string">
            <text:p>2020-05-22 20:53:3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91610" calcext:value-type="float">
            <text:p>1590191610</text:p>
          </table:table-cell>
          <table:table-cell office:value-type="string" calcext:value-type="string">
            <text:p>2020-05-22 20:53:3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95209" calcext:value-type="float">
            <text:p>1590195209</text:p>
          </table:table-cell>
          <table:table-cell office:value-type="string" calcext:value-type="string">
            <text:p>2020-05-22 21:53:2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95209" calcext:value-type="float">
            <text:p>1590195209</text:p>
          </table:table-cell>
          <table:table-cell office:value-type="string" calcext:value-type="string">
            <text:p>2020-05-22 21:53:2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95209" calcext:value-type="float">
            <text:p>1590195209</text:p>
          </table:table-cell>
          <table:table-cell office:value-type="string" calcext:value-type="string">
            <text:p>2020-05-22 21:53: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95209" calcext:value-type="float">
            <text:p>1590195209</text:p>
          </table:table-cell>
          <table:table-cell office:value-type="string" calcext:value-type="string">
            <text:p>2020-05-22 21:53:2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198808" calcext:value-type="float">
            <text:p>1590198808</text:p>
          </table:table-cell>
          <table:table-cell office:value-type="string" calcext:value-type="string">
            <text:p>2020-05-22 22:53: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198808" calcext:value-type="float">
            <text:p>1590198808</text:p>
          </table:table-cell>
          <table:table-cell office:value-type="string" calcext:value-type="string">
            <text:p>2020-05-22 22:53: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198808" calcext:value-type="float">
            <text:p>1590198808</text:p>
          </table:table-cell>
          <table:table-cell office:value-type="string" calcext:value-type="string">
            <text:p>2020-05-22 22:53: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198808" calcext:value-type="float">
            <text:p>1590198808</text:p>
          </table:table-cell>
          <table:table-cell office:value-type="string" calcext:value-type="string">
            <text:p>2020-05-22 22:53:28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02407" calcext:value-type="float">
            <text:p>1590202407</text:p>
          </table:table-cell>
          <table:table-cell office:value-type="string" calcext:value-type="string">
            <text:p>2020-05-22 23:53: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02407" calcext:value-type="float">
            <text:p>1590202407</text:p>
          </table:table-cell>
          <table:table-cell office:value-type="string" calcext:value-type="string">
            <text:p>2020-05-22 23:53: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02407" calcext:value-type="float">
            <text:p>1590202407</text:p>
          </table:table-cell>
          <table:table-cell office:value-type="string" calcext:value-type="string">
            <text:p>2020-05-22 23:53:2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02407" calcext:value-type="float">
            <text:p>1590202407</text:p>
          </table:table-cell>
          <table:table-cell office:value-type="string" calcext:value-type="string">
            <text:p>2020-05-22 23:53:27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06006" calcext:value-type="float">
            <text:p>1590206006</text:p>
          </table:table-cell>
          <table:table-cell office:value-type="string" calcext:value-type="string">
            <text:p>2020-05-23 00:53: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06006" calcext:value-type="float">
            <text:p>1590206006</text:p>
          </table:table-cell>
          <table:table-cell office:value-type="string" calcext:value-type="string">
            <text:p>2020-05-23 00:53: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06006" calcext:value-type="float">
            <text:p>1590206006</text:p>
          </table:table-cell>
          <table:table-cell office:value-type="string" calcext:value-type="string">
            <text:p>2020-05-23 00:53: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06006" calcext:value-type="float">
            <text:p>1590206006</text:p>
          </table:table-cell>
          <table:table-cell office:value-type="string" calcext:value-type="string">
            <text:p>2020-05-23 00:53:2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09605" calcext:value-type="float">
            <text:p>1590209605</text:p>
          </table:table-cell>
          <table:table-cell office:value-type="string" calcext:value-type="string">
            <text:p>2020-05-23 01:53: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09605" calcext:value-type="float">
            <text:p>1590209605</text:p>
          </table:table-cell>
          <table:table-cell office:value-type="string" calcext:value-type="string">
            <text:p>2020-05-23 01:53: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09605" calcext:value-type="float">
            <text:p>1590209605</text:p>
          </table:table-cell>
          <table:table-cell office:value-type="string" calcext:value-type="string">
            <text:p>2020-05-23 01:53: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09605" calcext:value-type="float">
            <text:p>1590209605</text:p>
          </table:table-cell>
          <table:table-cell office:value-type="string" calcext:value-type="string">
            <text:p>2020-05-23 01:53:25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13204" calcext:value-type="float">
            <text:p>1590213204</text:p>
          </table:table-cell>
          <table:table-cell office:value-type="string" calcext:value-type="string">
            <text:p>2020-05-23 02:53: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13204" calcext:value-type="float">
            <text:p>1590213204</text:p>
          </table:table-cell>
          <table:table-cell office:value-type="string" calcext:value-type="string">
            <text:p>2020-05-23 02:53: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13204" calcext:value-type="float">
            <text:p>1590213204</text:p>
          </table:table-cell>
          <table:table-cell office:value-type="string" calcext:value-type="string">
            <text:p>2020-05-23 02:53: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13204" calcext:value-type="float">
            <text:p>1590213204</text:p>
          </table:table-cell>
          <table:table-cell office:value-type="string" calcext:value-type="string">
            <text:p>2020-05-23 02:53:2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16803" calcext:value-type="float">
            <text:p>1590216803</text:p>
          </table:table-cell>
          <table:table-cell office:value-type="string" calcext:value-type="string">
            <text:p>2020-05-23 03:53: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16803" calcext:value-type="float">
            <text:p>1590216803</text:p>
          </table:table-cell>
          <table:table-cell office:value-type="string" calcext:value-type="string">
            <text:p>2020-05-23 03:53: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16803" calcext:value-type="float">
            <text:p>1590216803</text:p>
          </table:table-cell>
          <table:table-cell office:value-type="string" calcext:value-type="string">
            <text:p>2020-05-23 03:53: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16803" calcext:value-type="float">
            <text:p>1590216803</text:p>
          </table:table-cell>
          <table:table-cell office:value-type="string" calcext:value-type="string">
            <text:p>2020-05-23 03:53:2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20402" calcext:value-type="float">
            <text:p>1590220402</text:p>
          </table:table-cell>
          <table:table-cell office:value-type="string" calcext:value-type="string">
            <text:p>2020-05-23 04:53: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20402" calcext:value-type="float">
            <text:p>1590220402</text:p>
          </table:table-cell>
          <table:table-cell office:value-type="string" calcext:value-type="string">
            <text:p>2020-05-23 04:53: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20402" calcext:value-type="float">
            <text:p>1590220402</text:p>
          </table:table-cell>
          <table:table-cell office:value-type="string" calcext:value-type="string">
            <text:p>2020-05-23 04:53: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20402" calcext:value-type="float">
            <text:p>1590220402</text:p>
          </table:table-cell>
          <table:table-cell office:value-type="string" calcext:value-type="string">
            <text:p>2020-05-23 04:53:2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24001" calcext:value-type="float">
            <text:p>1590224001</text:p>
          </table:table-cell>
          <table:table-cell office:value-type="string" calcext:value-type="string">
            <text:p>2020-05-23 05:53: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24001" calcext:value-type="float">
            <text:p>1590224001</text:p>
          </table:table-cell>
          <table:table-cell office:value-type="string" calcext:value-type="string">
            <text:p>2020-05-23 05:53: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24001" calcext:value-type="float">
            <text:p>1590224001</text:p>
          </table:table-cell>
          <table:table-cell office:value-type="string" calcext:value-type="string">
            <text:p>2020-05-23 05:53: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24001" calcext:value-type="float">
            <text:p>1590224001</text:p>
          </table:table-cell>
          <table:table-cell office:value-type="string" calcext:value-type="string">
            <text:p>2020-05-23 05:53:2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27600" calcext:value-type="float">
            <text:p>1590227600</text:p>
          </table:table-cell>
          <table:table-cell office:value-type="string" calcext:value-type="string">
            <text:p>2020-05-23 06:53: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27600" calcext:value-type="float">
            <text:p>1590227600</text:p>
          </table:table-cell>
          <table:table-cell office:value-type="string" calcext:value-type="string">
            <text:p>2020-05-23 06:53: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27600" calcext:value-type="float">
            <text:p>1590227600</text:p>
          </table:table-cell>
          <table:table-cell office:value-type="string" calcext:value-type="string">
            <text:p>2020-05-23 06:53: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27600" calcext:value-type="float">
            <text:p>1590227600</text:p>
          </table:table-cell>
          <table:table-cell office:value-type="string" calcext:value-type="string">
            <text:p>2020-05-23 06:53:2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31199" calcext:value-type="float">
            <text:p>1590231199</text:p>
          </table:table-cell>
          <table:table-cell office:value-type="string" calcext:value-type="string">
            <text:p>2020-05-23 07:53: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31199" calcext:value-type="float">
            <text:p>1590231199</text:p>
          </table:table-cell>
          <table:table-cell office:value-type="string" calcext:value-type="string">
            <text:p>2020-05-23 07:53: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31199" calcext:value-type="float">
            <text:p>1590231199</text:p>
          </table:table-cell>
          <table:table-cell office:value-type="string" calcext:value-type="string">
            <text:p>2020-05-23 07:53: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31199" calcext:value-type="float">
            <text:p>1590231199</text:p>
          </table:table-cell>
          <table:table-cell office:value-type="string" calcext:value-type="string">
            <text:p>2020-05-23 07:53:1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34798" calcext:value-type="float">
            <text:p>1590234798</text:p>
          </table:table-cell>
          <table:table-cell office:value-type="string" calcext:value-type="string">
            <text:p>2020-05-23 08:53: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34798" calcext:value-type="float">
            <text:p>1590234798</text:p>
          </table:table-cell>
          <table:table-cell office:value-type="string" calcext:value-type="string">
            <text:p>2020-05-23 08:53: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34798" calcext:value-type="float">
            <text:p>1590234798</text:p>
          </table:table-cell>
          <table:table-cell office:value-type="string" calcext:value-type="string">
            <text:p>2020-05-23 08:53: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34798" calcext:value-type="float">
            <text:p>1590234798</text:p>
          </table:table-cell>
          <table:table-cell office:value-type="string" calcext:value-type="string">
            <text:p>2020-05-23 08:53:1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38397" calcext:value-type="float">
            <text:p>1590238397</text:p>
          </table:table-cell>
          <table:table-cell office:value-type="string" calcext:value-type="string">
            <text:p>2020-05-23 09:53: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38397" calcext:value-type="float">
            <text:p>1590238397</text:p>
          </table:table-cell>
          <table:table-cell office:value-type="string" calcext:value-type="string">
            <text:p>2020-05-23 09:53: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38397" calcext:value-type="float">
            <text:p>1590238397</text:p>
          </table:table-cell>
          <table:table-cell office:value-type="string" calcext:value-type="string">
            <text:p>2020-05-23 09:53: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38397" calcext:value-type="float">
            <text:p>1590238397</text:p>
          </table:table-cell>
          <table:table-cell office:value-type="string" calcext:value-type="string">
            <text:p>2020-05-23 09:53:1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41996" calcext:value-type="float">
            <text:p>1590241996</text:p>
          </table:table-cell>
          <table:table-cell office:value-type="string" calcext:value-type="string">
            <text:p>2020-05-23 10:53: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41996" calcext:value-type="float">
            <text:p>1590241996</text:p>
          </table:table-cell>
          <table:table-cell office:value-type="string" calcext:value-type="string">
            <text:p>2020-05-23 10:53: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41996" calcext:value-type="float">
            <text:p>1590241996</text:p>
          </table:table-cell>
          <table:table-cell office:value-type="string" calcext:value-type="string">
            <text:p>2020-05-23 10:53: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41996" calcext:value-type="float">
            <text:p>1590241996</text:p>
          </table:table-cell>
          <table:table-cell office:value-type="string" calcext:value-type="string">
            <text:p>2020-05-23 10:53:1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45595" calcext:value-type="float">
            <text:p>1590245595</text:p>
          </table:table-cell>
          <table:table-cell office:value-type="string" calcext:value-type="string">
            <text:p>2020-05-23 11:53: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45595" calcext:value-type="float">
            <text:p>1590245595</text:p>
          </table:table-cell>
          <table:table-cell office:value-type="string" calcext:value-type="string">
            <text:p>2020-05-23 11:53: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45595" calcext:value-type="float">
            <text:p>1590245595</text:p>
          </table:table-cell>
          <table:table-cell office:value-type="string" calcext:value-type="string">
            <text:p>2020-05-23 11:53: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45595" calcext:value-type="float">
            <text:p>1590245595</text:p>
          </table:table-cell>
          <table:table-cell office:value-type="string" calcext:value-type="string">
            <text:p>2020-05-23 11:53:15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249194" calcext:value-type="float">
            <text:p>1590249194</text:p>
          </table:table-cell>
          <table:table-cell office:value-type="string" calcext:value-type="string">
            <text:p>2020-05-23 12:53: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49194" calcext:value-type="float">
            <text:p>1590249194</text:p>
          </table:table-cell>
          <table:table-cell office:value-type="string" calcext:value-type="string">
            <text:p>2020-05-23 12:53: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49194" calcext:value-type="float">
            <text:p>1590249194</text:p>
          </table:table-cell>
          <table:table-cell office:value-type="string" calcext:value-type="string">
            <text:p>2020-05-23 12:53: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49194" calcext:value-type="float">
            <text:p>1590249194</text:p>
          </table:table-cell>
          <table:table-cell office:value-type="string" calcext:value-type="string">
            <text:p>2020-05-23 12:53:1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252793" calcext:value-type="float">
            <text:p>1590252793</text:p>
          </table:table-cell>
          <table:table-cell office:value-type="string" calcext:value-type="string">
            <text:p>2020-05-23 13:53: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52793" calcext:value-type="float">
            <text:p>1590252793</text:p>
          </table:table-cell>
          <table:table-cell office:value-type="string" calcext:value-type="string">
            <text:p>2020-05-23 13:53: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52793" calcext:value-type="float">
            <text:p>1590252793</text:p>
          </table:table-cell>
          <table:table-cell office:value-type="string" calcext:value-type="string">
            <text:p>2020-05-23 13:53: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52793" calcext:value-type="float">
            <text:p>1590252793</text:p>
          </table:table-cell>
          <table:table-cell office:value-type="string" calcext:value-type="string">
            <text:p>2020-05-23 13:53:1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56392" calcext:value-type="float">
            <text:p>1590256392</text:p>
          </table:table-cell>
          <table:table-cell office:value-type="string" calcext:value-type="string">
            <text:p>2020-05-23 14:53: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56392" calcext:value-type="float">
            <text:p>1590256392</text:p>
          </table:table-cell>
          <table:table-cell office:value-type="string" calcext:value-type="string">
            <text:p>2020-05-23 14:53: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56392" calcext:value-type="float">
            <text:p>1590256392</text:p>
          </table:table-cell>
          <table:table-cell office:value-type="string" calcext:value-type="string">
            <text:p>2020-05-23 14:53: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56392" calcext:value-type="float">
            <text:p>1590256392</text:p>
          </table:table-cell>
          <table:table-cell office:value-type="string" calcext:value-type="string">
            <text:p>2020-05-23 14:53:12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59991" calcext:value-type="float">
            <text:p>1590259991</text:p>
          </table:table-cell>
          <table:table-cell office:value-type="string" calcext:value-type="string">
            <text:p>2020-05-23 15:53: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59991" calcext:value-type="float">
            <text:p>1590259991</text:p>
          </table:table-cell>
          <table:table-cell office:value-type="string" calcext:value-type="string">
            <text:p>2020-05-23 15:53: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59991" calcext:value-type="float">
            <text:p>1590259991</text:p>
          </table:table-cell>
          <table:table-cell office:value-type="string" calcext:value-type="string">
            <text:p>2020-05-23 15:53: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59991" calcext:value-type="float">
            <text:p>1590259991</text:p>
          </table:table-cell>
          <table:table-cell office:value-type="string" calcext:value-type="string">
            <text:p>2020-05-23 15:53:1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63590" calcext:value-type="float">
            <text:p>1590263590</text:p>
          </table:table-cell>
          <table:table-cell office:value-type="string" calcext:value-type="string">
            <text:p>2020-05-23 16:53: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63590" calcext:value-type="float">
            <text:p>1590263590</text:p>
          </table:table-cell>
          <table:table-cell office:value-type="string" calcext:value-type="string">
            <text:p>2020-05-23 16:53: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63590" calcext:value-type="float">
            <text:p>1590263590</text:p>
          </table:table-cell>
          <table:table-cell office:value-type="string" calcext:value-type="string">
            <text:p>2020-05-23 16:53: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63590" calcext:value-type="float">
            <text:p>1590263590</text:p>
          </table:table-cell>
          <table:table-cell office:value-type="string" calcext:value-type="string">
            <text:p>2020-05-23 16:53:1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67189" calcext:value-type="float">
            <text:p>1590267189</text:p>
          </table:table-cell>
          <table:table-cell office:value-type="string" calcext:value-type="string">
            <text:p>2020-05-23 17:53: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67189" calcext:value-type="float">
            <text:p>1590267189</text:p>
          </table:table-cell>
          <table:table-cell office:value-type="string" calcext:value-type="string">
            <text:p>2020-05-23 17:53: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67189" calcext:value-type="float">
            <text:p>1590267189</text:p>
          </table:table-cell>
          <table:table-cell office:value-type="string" calcext:value-type="string">
            <text:p>2020-05-23 17:53:0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67189" calcext:value-type="float">
            <text:p>1590267189</text:p>
          </table:table-cell>
          <table:table-cell office:value-type="string" calcext:value-type="string">
            <text:p>2020-05-23 17:53:09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70788" calcext:value-type="float">
            <text:p>1590270788</text:p>
          </table:table-cell>
          <table:table-cell office:value-type="string" calcext:value-type="string">
            <text:p>2020-05-23 18:53: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70788" calcext:value-type="float">
            <text:p>1590270788</text:p>
          </table:table-cell>
          <table:table-cell office:value-type="string" calcext:value-type="string">
            <text:p>2020-05-23 18:53: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70788" calcext:value-type="float">
            <text:p>1590270788</text:p>
          </table:table-cell>
          <table:table-cell office:value-type="string" calcext:value-type="string">
            <text:p>2020-05-23 18:53: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70788" calcext:value-type="float">
            <text:p>1590270788</text:p>
          </table:table-cell>
          <table:table-cell office:value-type="string" calcext:value-type="string">
            <text:p>2020-05-23 18:53:0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74387" calcext:value-type="float">
            <text:p>1590274387</text:p>
          </table:table-cell>
          <table:table-cell office:value-type="string" calcext:value-type="string">
            <text:p>2020-05-23 19:53:0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74387" calcext:value-type="float">
            <text:p>1590274387</text:p>
          </table:table-cell>
          <table:table-cell office:value-type="string" calcext:value-type="string">
            <text:p>2020-05-23 19:53:0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74387" calcext:value-type="float">
            <text:p>1590274387</text:p>
          </table:table-cell>
          <table:table-cell office:value-type="string" calcext:value-type="string">
            <text:p>2020-05-23 19:53: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74387" calcext:value-type="float">
            <text:p>1590274387</text:p>
          </table:table-cell>
          <table:table-cell office:value-type="string" calcext:value-type="string">
            <text:p>2020-05-23 19:53:0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77986" calcext:value-type="float">
            <text:p>1590277986</text:p>
          </table:table-cell>
          <table:table-cell office:value-type="string" calcext:value-type="string">
            <text:p>2020-05-23 20:53: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77986" calcext:value-type="float">
            <text:p>1590277986</text:p>
          </table:table-cell>
          <table:table-cell office:value-type="string" calcext:value-type="string">
            <text:p>2020-05-23 20:53: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77986" calcext:value-type="float">
            <text:p>1590277986</text:p>
          </table:table-cell>
          <table:table-cell office:value-type="string" calcext:value-type="string">
            <text:p>2020-05-23 20:53: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77986" calcext:value-type="float">
            <text:p>1590277986</text:p>
          </table:table-cell>
          <table:table-cell office:value-type="string" calcext:value-type="string">
            <text:p>2020-05-23 20:53:0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81585" calcext:value-type="float">
            <text:p>1590281585</text:p>
          </table:table-cell>
          <table:table-cell office:value-type="string" calcext:value-type="string">
            <text:p>2020-05-23 21:53:0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81585" calcext:value-type="float">
            <text:p>1590281585</text:p>
          </table:table-cell>
          <table:table-cell office:value-type="string" calcext:value-type="string">
            <text:p>2020-05-23 21:53: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81585" calcext:value-type="float">
            <text:p>1590281585</text:p>
          </table:table-cell>
          <table:table-cell office:value-type="string" calcext:value-type="string">
            <text:p>2020-05-23 21:53: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81585" calcext:value-type="float">
            <text:p>1590281585</text:p>
          </table:table-cell>
          <table:table-cell office:value-type="string" calcext:value-type="string">
            <text:p>2020-05-23 21:53:0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85184" calcext:value-type="float">
            <text:p>1590285184</text:p>
          </table:table-cell>
          <table:table-cell office:value-type="string" calcext:value-type="string">
            <text:p>2020-05-23 22:53: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85184" calcext:value-type="float">
            <text:p>1590285184</text:p>
          </table:table-cell>
          <table:table-cell office:value-type="string" calcext:value-type="string">
            <text:p>2020-05-23 22:53: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85184" calcext:value-type="float">
            <text:p>1590285184</text:p>
          </table:table-cell>
          <table:table-cell office:value-type="string" calcext:value-type="string">
            <text:p>2020-05-23 22:53:0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85184" calcext:value-type="float">
            <text:p>1590285184</text:p>
          </table:table-cell>
          <table:table-cell office:value-type="string" calcext:value-type="string">
            <text:p>2020-05-23 22:53:0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88783" calcext:value-type="float">
            <text:p>1590288783</text:p>
          </table:table-cell>
          <table:table-cell office:value-type="string" calcext:value-type="string">
            <text:p>2020-05-23 23:53: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88783" calcext:value-type="float">
            <text:p>1590288783</text:p>
          </table:table-cell>
          <table:table-cell office:value-type="string" calcext:value-type="string">
            <text:p>2020-05-23 23:53: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88783" calcext:value-type="float">
            <text:p>1590288783</text:p>
          </table:table-cell>
          <table:table-cell office:value-type="string" calcext:value-type="string">
            <text:p>2020-05-23 23:53: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88783" calcext:value-type="float">
            <text:p>1590288783</text:p>
          </table:table-cell>
          <table:table-cell office:value-type="string" calcext:value-type="string">
            <text:p>2020-05-23 23:53:03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92382" calcext:value-type="float">
            <text:p>1590292382</text:p>
          </table:table-cell>
          <table:table-cell office:value-type="string" calcext:value-type="string">
            <text:p>2020-05-24 00:53:0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92382" calcext:value-type="float">
            <text:p>1590292382</text:p>
          </table:table-cell>
          <table:table-cell office:value-type="string" calcext:value-type="string">
            <text:p>2020-05-24 00:53:0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92382" calcext:value-type="float">
            <text:p>1590292382</text:p>
          </table:table-cell>
          <table:table-cell office:value-type="string" calcext:value-type="string">
            <text:p>2020-05-24 00:53: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92382" calcext:value-type="float">
            <text:p>1590292382</text:p>
          </table:table-cell>
          <table:table-cell office:value-type="string" calcext:value-type="string">
            <text:p>2020-05-24 00:53:0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95981" calcext:value-type="float">
            <text:p>1590295981</text:p>
          </table:table-cell>
          <table:table-cell office:value-type="string" calcext:value-type="string">
            <text:p>2020-05-24 01:53:0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95981" calcext:value-type="float">
            <text:p>1590295981</text:p>
          </table:table-cell>
          <table:table-cell office:value-type="string" calcext:value-type="string">
            <text:p>2020-05-24 01:53: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95981" calcext:value-type="float">
            <text:p>1590295981</text:p>
          </table:table-cell>
          <table:table-cell office:value-type="string" calcext:value-type="string">
            <text:p>2020-05-24 01:53: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95981" calcext:value-type="float">
            <text:p>1590295981</text:p>
          </table:table-cell>
          <table:table-cell office:value-type="string" calcext:value-type="string">
            <text:p>2020-05-24 01:53:01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299580" calcext:value-type="float">
            <text:p>1590299580</text:p>
          </table:table-cell>
          <table:table-cell office:value-type="string" calcext:value-type="string">
            <text:p>2020-05-24 02:53: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299580" calcext:value-type="float">
            <text:p>1590299580</text:p>
          </table:table-cell>
          <table:table-cell office:value-type="string" calcext:value-type="string">
            <text:p>2020-05-24 02:53: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299580" calcext:value-type="float">
            <text:p>1590299580</text:p>
          </table:table-cell>
          <table:table-cell office:value-type="string" calcext:value-type="string">
            <text:p>2020-05-24 02:53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299580" calcext:value-type="float">
            <text:p>1590299580</text:p>
          </table:table-cell>
          <table:table-cell office:value-type="string" calcext:value-type="string">
            <text:p>2020-05-24 02:53:0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303179" calcext:value-type="float">
            <text:p>1590303179</text:p>
          </table:table-cell>
          <table:table-cell office:value-type="string" calcext:value-type="string">
            <text:p>2020-05-24 03:52:5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03179" calcext:value-type="float">
            <text:p>1590303179</text:p>
          </table:table-cell>
          <table:table-cell office:value-type="string" calcext:value-type="string">
            <text:p>2020-05-24 03:52:5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03179" calcext:value-type="float">
            <text:p>1590303179</text:p>
          </table:table-cell>
          <table:table-cell office:value-type="string" calcext:value-type="string">
            <text:p>2020-05-24 03:52: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03179" calcext:value-type="float">
            <text:p>1590303179</text:p>
          </table:table-cell>
          <table:table-cell office:value-type="string" calcext:value-type="string">
            <text:p>2020-05-24 03:52:5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306778" calcext:value-type="float">
            <text:p>1590306778</text:p>
          </table:table-cell>
          <table:table-cell office:value-type="string" calcext:value-type="string">
            <text:p>2020-05-24 04:52: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06778" calcext:value-type="float">
            <text:p>1590306778</text:p>
          </table:table-cell>
          <table:table-cell office:value-type="string" calcext:value-type="string">
            <text:p>2020-05-24 04:52: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06778" calcext:value-type="float">
            <text:p>1590306778</text:p>
          </table:table-cell>
          <table:table-cell office:value-type="string" calcext:value-type="string">
            <text:p>2020-05-24 04:52: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06778" calcext:value-type="float">
            <text:p>1590306778</text:p>
          </table:table-cell>
          <table:table-cell office:value-type="string" calcext:value-type="string">
            <text:p>2020-05-24 04:52:5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310377" calcext:value-type="float">
            <text:p>1590310377</text:p>
          </table:table-cell>
          <table:table-cell office:value-type="string" calcext:value-type="string">
            <text:p>2020-05-24 05:52:5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10377" calcext:value-type="float">
            <text:p>1590310377</text:p>
          </table:table-cell>
          <table:table-cell office:value-type="string" calcext:value-type="string">
            <text:p>2020-05-24 05:52: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10377" calcext:value-type="float">
            <text:p>1590310377</text:p>
          </table:table-cell>
          <table:table-cell office:value-type="string" calcext:value-type="string">
            <text:p>2020-05-24 05:52: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10377" calcext:value-type="float">
            <text:p>1590310377</text:p>
          </table:table-cell>
          <table:table-cell office:value-type="string" calcext:value-type="string">
            <text:p>2020-05-24 05:52:5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313976" calcext:value-type="float">
            <text:p>1590313976</text:p>
          </table:table-cell>
          <table:table-cell office:value-type="string" calcext:value-type="string">
            <text:p>2020-05-24 06:52: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13976" calcext:value-type="float">
            <text:p>1590313976</text:p>
          </table:table-cell>
          <table:table-cell office:value-type="string" calcext:value-type="string">
            <text:p>2020-05-24 06:52: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13976" calcext:value-type="float">
            <text:p>1590313976</text:p>
          </table:table-cell>
          <table:table-cell office:value-type="string" calcext:value-type="string">
            <text:p>2020-05-24 06:52: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13976" calcext:value-type="float">
            <text:p>1590313976</text:p>
          </table:table-cell>
          <table:table-cell office:value-type="string" calcext:value-type="string">
            <text:p>2020-05-24 06:52:56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317575" calcext:value-type="float">
            <text:p>1590317575</text:p>
          </table:table-cell>
          <table:table-cell office:value-type="string" calcext:value-type="string">
            <text:p>2020-05-24 07:52:5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17575" calcext:value-type="float">
            <text:p>1590317575</text:p>
          </table:table-cell>
          <table:table-cell office:value-type="string" calcext:value-type="string">
            <text:p>2020-05-24 07:52: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17575" calcext:value-type="float">
            <text:p>1590317575</text:p>
          </table:table-cell>
          <table:table-cell office:value-type="string" calcext:value-type="string">
            <text:p>2020-05-24 07:52:5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17575" calcext:value-type="float">
            <text:p>1590317575</text:p>
          </table:table-cell>
          <table:table-cell office:value-type="string" calcext:value-type="string">
            <text:p>2020-05-24 07:52:5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321174" calcext:value-type="float">
            <text:p>1590321174</text:p>
          </table:table-cell>
          <table:table-cell office:value-type="string" calcext:value-type="string">
            <text:p>2020-05-24 08:52: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21174" calcext:value-type="float">
            <text:p>1590321174</text:p>
          </table:table-cell>
          <table:table-cell office:value-type="string" calcext:value-type="string">
            <text:p>2020-05-24 08:52: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21174" calcext:value-type="float">
            <text:p>1590321174</text:p>
          </table:table-cell>
          <table:table-cell office:value-type="string" calcext:value-type="string">
            <text:p>2020-05-24 08:52: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21174" calcext:value-type="float">
            <text:p>1590321174</text:p>
          </table:table-cell>
          <table:table-cell office:value-type="string" calcext:value-type="string">
            <text:p>2020-05-24 08:52:5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324773" calcext:value-type="float">
            <text:p>1590324773</text:p>
          </table:table-cell>
          <table:table-cell office:value-type="string" calcext:value-type="string">
            <text:p>2020-05-24 09:52:5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24773" calcext:value-type="float">
            <text:p>1590324773</text:p>
          </table:table-cell>
          <table:table-cell office:value-type="string" calcext:value-type="string">
            <text:p>2020-05-24 09:52:5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24773" calcext:value-type="float">
            <text:p>1590324773</text:p>
          </table:table-cell>
          <table:table-cell office:value-type="string" calcext:value-type="string">
            <text:p>2020-05-24 09:52: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24773" calcext:value-type="float">
            <text:p>1590324773</text:p>
          </table:table-cell>
          <table:table-cell office:value-type="string" calcext:value-type="string">
            <text:p>2020-05-24 09:52:53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328372" calcext:value-type="float">
            <text:p>1590328372</text:p>
          </table:table-cell>
          <table:table-cell office:value-type="string" calcext:value-type="string">
            <text:p>2020-05-24 10:52: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28372" calcext:value-type="float">
            <text:p>1590328372</text:p>
          </table:table-cell>
          <table:table-cell office:value-type="string" calcext:value-type="string">
            <text:p>2020-05-24 10:52: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28372" calcext:value-type="float">
            <text:p>1590328372</text:p>
          </table:table-cell>
          <table:table-cell office:value-type="string" calcext:value-type="string">
            <text:p>2020-05-24 10:52: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28372" calcext:value-type="float">
            <text:p>1590328372</text:p>
          </table:table-cell>
          <table:table-cell office:value-type="string" calcext:value-type="string">
            <text:p>2020-05-24 10:52:5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331971" calcext:value-type="float">
            <text:p>1590331971</text:p>
          </table:table-cell>
          <table:table-cell office:value-type="string" calcext:value-type="string">
            <text:p>2020-05-24 11:52:5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31971" calcext:value-type="float">
            <text:p>1590331971</text:p>
          </table:table-cell>
          <table:table-cell office:value-type="string" calcext:value-type="string">
            <text:p>2020-05-24 11:52: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31971" calcext:value-type="float">
            <text:p>1590331971</text:p>
          </table:table-cell>
          <table:table-cell office:value-type="string" calcext:value-type="string">
            <text:p>2020-05-24 11:52:5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31971" calcext:value-type="float">
            <text:p>1590331971</text:p>
          </table:table-cell>
          <table:table-cell office:value-type="string" calcext:value-type="string">
            <text:p>2020-05-24 11:52:51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335570" calcext:value-type="float">
            <text:p>1590335570</text:p>
          </table:table-cell>
          <table:table-cell office:value-type="string" calcext:value-type="string">
            <text:p>2020-05-24 12:52: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35570" calcext:value-type="float">
            <text:p>1590335570</text:p>
          </table:table-cell>
          <table:table-cell office:value-type="string" calcext:value-type="string">
            <text:p>2020-05-24 12:52:5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35570" calcext:value-type="float">
            <text:p>1590335570</text:p>
          </table:table-cell>
          <table:table-cell office:value-type="string" calcext:value-type="string">
            <text:p>2020-05-24 12:52: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35570" calcext:value-type="float">
            <text:p>1590335570</text:p>
          </table:table-cell>
          <table:table-cell office:value-type="string" calcext:value-type="string">
            <text:p>2020-05-24 12:52:50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339169" calcext:value-type="float">
            <text:p>1590339169</text:p>
          </table:table-cell>
          <table:table-cell office:value-type="string" calcext:value-type="string">
            <text:p>2020-05-24 13:52:4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39169" calcext:value-type="float">
            <text:p>1590339169</text:p>
          </table:table-cell>
          <table:table-cell office:value-type="string" calcext:value-type="string">
            <text:p>2020-05-24 13:52:4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39169" calcext:value-type="float">
            <text:p>1590339169</text:p>
          </table:table-cell>
          <table:table-cell office:value-type="string" calcext:value-type="string">
            <text:p>2020-05-24 13:52: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39169" calcext:value-type="float">
            <text:p>1590339169</text:p>
          </table:table-cell>
          <table:table-cell office:value-type="string" calcext:value-type="string">
            <text:p>2020-05-24 13:52:49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342768" calcext:value-type="float">
            <text:p>1590342768</text:p>
          </table:table-cell>
          <table:table-cell office:value-type="string" calcext:value-type="string">
            <text:p>2020-05-24 14:52: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42768" calcext:value-type="float">
            <text:p>1590342768</text:p>
          </table:table-cell>
          <table:table-cell office:value-type="string" calcext:value-type="string">
            <text:p>2020-05-24 14:52: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42768" calcext:value-type="float">
            <text:p>1590342768</text:p>
          </table:table-cell>
          <table:table-cell office:value-type="string" calcext:value-type="string">
            <text:p>2020-05-24 14:52: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42768" calcext:value-type="float">
            <text:p>1590342768</text:p>
          </table:table-cell>
          <table:table-cell office:value-type="string" calcext:value-type="string">
            <text:p>2020-05-24 14:52:4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346367" calcext:value-type="float">
            <text:p>1590346367</text:p>
          </table:table-cell>
          <table:table-cell office:value-type="string" calcext:value-type="string">
            <text:p>2020-05-24 15:52:4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46367" calcext:value-type="float">
            <text:p>1590346367</text:p>
          </table:table-cell>
          <table:table-cell office:value-type="string" calcext:value-type="string">
            <text:p>2020-05-24 15:52:4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46367" calcext:value-type="float">
            <text:p>1590346367</text:p>
          </table:table-cell>
          <table:table-cell office:value-type="string" calcext:value-type="string">
            <text:p>2020-05-24 15:52:4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46367" calcext:value-type="float">
            <text:p>1590346367</text:p>
          </table:table-cell>
          <table:table-cell office:value-type="string" calcext:value-type="string">
            <text:p>2020-05-24 15:52:4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349966" calcext:value-type="float">
            <text:p>1590349966</text:p>
          </table:table-cell>
          <table:table-cell office:value-type="string" calcext:value-type="string">
            <text:p>2020-05-24 16:52: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49966" calcext:value-type="float">
            <text:p>1590349966</text:p>
          </table:table-cell>
          <table:table-cell office:value-type="string" calcext:value-type="string">
            <text:p>2020-05-24 16:52: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49966" calcext:value-type="float">
            <text:p>1590349966</text:p>
          </table:table-cell>
          <table:table-cell office:value-type="string" calcext:value-type="string">
            <text:p>2020-05-24 16:52: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49966" calcext:value-type="float">
            <text:p>1590349966</text:p>
          </table:table-cell>
          <table:table-cell office:value-type="string" calcext:value-type="string">
            <text:p>2020-05-24 16:52:46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353565" calcext:value-type="float">
            <text:p>1590353565</text:p>
          </table:table-cell>
          <table:table-cell office:value-type="string" calcext:value-type="string">
            <text:p>2020-05-24 17:52:4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53565" calcext:value-type="float">
            <text:p>1590353565</text:p>
          </table:table-cell>
          <table:table-cell office:value-type="string" calcext:value-type="string">
            <text:p>2020-05-24 17:52:4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53565" calcext:value-type="float">
            <text:p>1590353565</text:p>
          </table:table-cell>
          <table:table-cell office:value-type="string" calcext:value-type="string">
            <text:p>2020-05-24 17:52: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53565" calcext:value-type="float">
            <text:p>1590353565</text:p>
          </table:table-cell>
          <table:table-cell office:value-type="string" calcext:value-type="string">
            <text:p>2020-05-24 17:52:4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357164" calcext:value-type="float">
            <text:p>1590357164</text:p>
          </table:table-cell>
          <table:table-cell office:value-type="string" calcext:value-type="string">
            <text:p>2020-05-24 18:52: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57164" calcext:value-type="float">
            <text:p>1590357164</text:p>
          </table:table-cell>
          <table:table-cell office:value-type="string" calcext:value-type="string">
            <text:p>2020-05-24 18:52: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57164" calcext:value-type="float">
            <text:p>1590357164</text:p>
          </table:table-cell>
          <table:table-cell office:value-type="string" calcext:value-type="string">
            <text:p>2020-05-24 18:52: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57164" calcext:value-type="float">
            <text:p>1590357164</text:p>
          </table:table-cell>
          <table:table-cell office:value-type="string" calcext:value-type="string">
            <text:p>2020-05-24 18:52:4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360763" calcext:value-type="float">
            <text:p>1590360763</text:p>
          </table:table-cell>
          <table:table-cell office:value-type="string" calcext:value-type="string">
            <text:p>2020-05-24 19:52: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60763" calcext:value-type="float">
            <text:p>1590360763</text:p>
          </table:table-cell>
          <table:table-cell office:value-type="string" calcext:value-type="string">
            <text:p>2020-05-24 19:52:4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60763" calcext:value-type="float">
            <text:p>1590360763</text:p>
          </table:table-cell>
          <table:table-cell office:value-type="string" calcext:value-type="string">
            <text:p>2020-05-24 19:52: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60763" calcext:value-type="float">
            <text:p>1590360763</text:p>
          </table:table-cell>
          <table:table-cell office:value-type="string" calcext:value-type="string">
            <text:p>2020-05-24 19:52:4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364362" calcext:value-type="float">
            <text:p>1590364362</text:p>
          </table:table-cell>
          <table:table-cell office:value-type="string" calcext:value-type="string">
            <text:p>2020-05-24 20:52: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64362" calcext:value-type="float">
            <text:p>1590364362</text:p>
          </table:table-cell>
          <table:table-cell office:value-type="string" calcext:value-type="string">
            <text:p>2020-05-24 20:52: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64362" calcext:value-type="float">
            <text:p>1590364362</text:p>
          </table:table-cell>
          <table:table-cell office:value-type="string" calcext:value-type="string">
            <text:p>2020-05-24 20:52:4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64362" calcext:value-type="float">
            <text:p>1590364362</text:p>
          </table:table-cell>
          <table:table-cell office:value-type="string" calcext:value-type="string">
            <text:p>2020-05-24 20:52:4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367961" calcext:value-type="float">
            <text:p>1590367961</text:p>
          </table:table-cell>
          <table:table-cell office:value-type="string" calcext:value-type="string">
            <text:p>2020-05-24 21:52:4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67961" calcext:value-type="float">
            <text:p>1590367961</text:p>
          </table:table-cell>
          <table:table-cell office:value-type="string" calcext:value-type="string">
            <text:p>2020-05-24 21:52:4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67961" calcext:value-type="float">
            <text:p>1590367961</text:p>
          </table:table-cell>
          <table:table-cell office:value-type="string" calcext:value-type="string">
            <text:p>2020-05-24 21:52:4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67961" calcext:value-type="float">
            <text:p>1590367961</text:p>
          </table:table-cell>
          <table:table-cell office:value-type="string" calcext:value-type="string">
            <text:p>2020-05-24 21:52:41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371560" calcext:value-type="float">
            <text:p>1590371560</text:p>
          </table:table-cell>
          <table:table-cell office:value-type="string" calcext:value-type="string">
            <text:p>2020-05-24 22:52: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71560" calcext:value-type="float">
            <text:p>1590371560</text:p>
          </table:table-cell>
          <table:table-cell office:value-type="string" calcext:value-type="string">
            <text:p>2020-05-24 22:52: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71560" calcext:value-type="float">
            <text:p>1590371560</text:p>
          </table:table-cell>
          <table:table-cell office:value-type="string" calcext:value-type="string">
            <text:p>2020-05-24 22:52: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71560" calcext:value-type="float">
            <text:p>1590371560</text:p>
          </table:table-cell>
          <table:table-cell office:value-type="string" calcext:value-type="string">
            <text:p>2020-05-24 22:52:4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375159" calcext:value-type="float">
            <text:p>1590375159</text:p>
          </table:table-cell>
          <table:table-cell office:value-type="string" calcext:value-type="string">
            <text:p>2020-05-24 23:52:3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75159" calcext:value-type="float">
            <text:p>1590375159</text:p>
          </table:table-cell>
          <table:table-cell office:value-type="string" calcext:value-type="string">
            <text:p>2020-05-24 23:52: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75159" calcext:value-type="float">
            <text:p>1590375159</text:p>
          </table:table-cell>
          <table:table-cell office:value-type="string" calcext:value-type="string">
            <text:p>2020-05-24 23:52: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75159" calcext:value-type="float">
            <text:p>1590375159</text:p>
          </table:table-cell>
          <table:table-cell office:value-type="string" calcext:value-type="string">
            <text:p>2020-05-24 23:52:3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378758" calcext:value-type="float">
            <text:p>1590378758</text:p>
          </table:table-cell>
          <table:table-cell office:value-type="string" calcext:value-type="string">
            <text:p>2020-05-25 00:52: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78758" calcext:value-type="float">
            <text:p>1590378758</text:p>
          </table:table-cell>
          <table:table-cell office:value-type="string" calcext:value-type="string">
            <text:p>2020-05-25 00:52: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78758" calcext:value-type="float">
            <text:p>1590378758</text:p>
          </table:table-cell>
          <table:table-cell office:value-type="string" calcext:value-type="string">
            <text:p>2020-05-25 00:52: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78758" calcext:value-type="float">
            <text:p>1590378758</text:p>
          </table:table-cell>
          <table:table-cell office:value-type="string" calcext:value-type="string">
            <text:p>2020-05-25 00:52:3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382357" calcext:value-type="float">
            <text:p>1590382357</text:p>
          </table:table-cell>
          <table:table-cell office:value-type="string" calcext:value-type="string">
            <text:p>2020-05-25 01:52: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82357" calcext:value-type="float">
            <text:p>1590382357</text:p>
          </table:table-cell>
          <table:table-cell office:value-type="string" calcext:value-type="string">
            <text:p>2020-05-25 01:52: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82357" calcext:value-type="float">
            <text:p>1590382357</text:p>
          </table:table-cell>
          <table:table-cell office:value-type="string" calcext:value-type="string">
            <text:p>2020-05-25 01:52:3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82357" calcext:value-type="float">
            <text:p>1590382357</text:p>
          </table:table-cell>
          <table:table-cell office:value-type="string" calcext:value-type="string">
            <text:p>2020-05-25 01:52:3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385956" calcext:value-type="float">
            <text:p>1590385956</text:p>
          </table:table-cell>
          <table:table-cell office:value-type="string" calcext:value-type="string">
            <text:p>2020-05-25 02:52: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85956" calcext:value-type="float">
            <text:p>1590385956</text:p>
          </table:table-cell>
          <table:table-cell office:value-type="string" calcext:value-type="string">
            <text:p>2020-05-25 02:52: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85956" calcext:value-type="float">
            <text:p>1590385956</text:p>
          </table:table-cell>
          <table:table-cell office:value-type="string" calcext:value-type="string">
            <text:p>2020-05-25 02:52: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85956" calcext:value-type="float">
            <text:p>1590385956</text:p>
          </table:table-cell>
          <table:table-cell office:value-type="string" calcext:value-type="string">
            <text:p>2020-05-25 02:52:3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389555" calcext:value-type="float">
            <text:p>1590389555</text:p>
          </table:table-cell>
          <table:table-cell office:value-type="string" calcext:value-type="string">
            <text:p>2020-05-25 03:52:3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89555" calcext:value-type="float">
            <text:p>1590389555</text:p>
          </table:table-cell>
          <table:table-cell office:value-type="string" calcext:value-type="string">
            <text:p>2020-05-25 03:52:3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89555" calcext:value-type="float">
            <text:p>1590389555</text:p>
          </table:table-cell>
          <table:table-cell office:value-type="string" calcext:value-type="string">
            <text:p>2020-05-25 03:52:3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89555" calcext:value-type="float">
            <text:p>1590389555</text:p>
          </table:table-cell>
          <table:table-cell office:value-type="string" calcext:value-type="string">
            <text:p>2020-05-25 03:52:3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393154" calcext:value-type="float">
            <text:p>1590393154</text:p>
          </table:table-cell>
          <table:table-cell office:value-type="string" calcext:value-type="string">
            <text:p>2020-05-25 04:52: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93154" calcext:value-type="float">
            <text:p>1590393154</text:p>
          </table:table-cell>
          <table:table-cell office:value-type="string" calcext:value-type="string">
            <text:p>2020-05-25 04:52: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93154" calcext:value-type="float">
            <text:p>1590393154</text:p>
          </table:table-cell>
          <table:table-cell office:value-type="string" calcext:value-type="string">
            <text:p>2020-05-25 04:52: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93154" calcext:value-type="float">
            <text:p>1590393154</text:p>
          </table:table-cell>
          <table:table-cell office:value-type="string" calcext:value-type="string">
            <text:p>2020-05-25 04:52:3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396753" calcext:value-type="float">
            <text:p>1590396753</text:p>
          </table:table-cell>
          <table:table-cell office:value-type="string" calcext:value-type="string">
            <text:p>2020-05-25 05:52:3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396753" calcext:value-type="float">
            <text:p>1590396753</text:p>
          </table:table-cell>
          <table:table-cell office:value-type="string" calcext:value-type="string">
            <text:p>2020-05-25 05:52:3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396753" calcext:value-type="float">
            <text:p>1590396753</text:p>
          </table:table-cell>
          <table:table-cell office:value-type="string" calcext:value-type="string">
            <text:p>2020-05-25 05:52:3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396753" calcext:value-type="float">
            <text:p>1590396753</text:p>
          </table:table-cell>
          <table:table-cell office:value-type="string" calcext:value-type="string">
            <text:p>2020-05-25 05:52:3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400352" calcext:value-type="float">
            <text:p>1590400352</text:p>
          </table:table-cell>
          <table:table-cell office:value-type="string" calcext:value-type="string">
            <text:p>2020-05-25 06:52: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00352" calcext:value-type="float">
            <text:p>1590400352</text:p>
          </table:table-cell>
          <table:table-cell office:value-type="string" calcext:value-type="string">
            <text:p>2020-05-25 06:52: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00352" calcext:value-type="float">
            <text:p>1590400352</text:p>
          </table:table-cell>
          <table:table-cell office:value-type="string" calcext:value-type="string">
            <text:p>2020-05-25 06:52:3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00352" calcext:value-type="float">
            <text:p>1590400352</text:p>
          </table:table-cell>
          <table:table-cell office:value-type="string" calcext:value-type="string">
            <text:p>2020-05-25 06:52:3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403951" calcext:value-type="float">
            <text:p>1590403951</text:p>
          </table:table-cell>
          <table:table-cell office:value-type="string" calcext:value-type="string">
            <text:p>2020-05-25 07:52:3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03951" calcext:value-type="float">
            <text:p>1590403951</text:p>
          </table:table-cell>
          <table:table-cell office:value-type="string" calcext:value-type="string">
            <text:p>2020-05-25 07:52:3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03951" calcext:value-type="float">
            <text:p>1590403951</text:p>
          </table:table-cell>
          <table:table-cell office:value-type="string" calcext:value-type="string">
            <text:p>2020-05-25 07:52: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03951" calcext:value-type="float">
            <text:p>1590403951</text:p>
          </table:table-cell>
          <table:table-cell office:value-type="string" calcext:value-type="string">
            <text:p>2020-05-25 07:52:31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407550" calcext:value-type="float">
            <text:p>1590407550</text:p>
          </table:table-cell>
          <table:table-cell office:value-type="string" calcext:value-type="string">
            <text:p>2020-05-25 08:52: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07550" calcext:value-type="float">
            <text:p>1590407550</text:p>
          </table:table-cell>
          <table:table-cell office:value-type="string" calcext:value-type="string">
            <text:p>2020-05-25 08:52: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07550" calcext:value-type="float">
            <text:p>1590407550</text:p>
          </table:table-cell>
          <table:table-cell office:value-type="string" calcext:value-type="string">
            <text:p>2020-05-25 08:52:3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07550" calcext:value-type="float">
            <text:p>1590407550</text:p>
          </table:table-cell>
          <table:table-cell office:value-type="string" calcext:value-type="string">
            <text:p>2020-05-25 08:52:3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411149" calcext:value-type="float">
            <text:p>1590411149</text:p>
          </table:table-cell>
          <table:table-cell office:value-type="string" calcext:value-type="string">
            <text:p>2020-05-25 09:52:2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11149" calcext:value-type="float">
            <text:p>1590411149</text:p>
          </table:table-cell>
          <table:table-cell office:value-type="string" calcext:value-type="string">
            <text:p>2020-05-25 09:52:2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11149" calcext:value-type="float">
            <text:p>1590411149</text:p>
          </table:table-cell>
          <table:table-cell office:value-type="string" calcext:value-type="string">
            <text:p>2020-05-25 09:52: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11149" calcext:value-type="float">
            <text:p>1590411149</text:p>
          </table:table-cell>
          <table:table-cell office:value-type="string" calcext:value-type="string">
            <text:p>2020-05-25 09:52:2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414748" calcext:value-type="float">
            <text:p>1590414748</text:p>
          </table:table-cell>
          <table:table-cell office:value-type="string" calcext:value-type="string">
            <text:p>2020-05-25 10:52: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14748" calcext:value-type="float">
            <text:p>1590414748</text:p>
          </table:table-cell>
          <table:table-cell office:value-type="string" calcext:value-type="string">
            <text:p>2020-05-25 10:52: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14748" calcext:value-type="float">
            <text:p>1590414748</text:p>
          </table:table-cell>
          <table:table-cell office:value-type="string" calcext:value-type="string">
            <text:p>2020-05-25 10:52: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14748" calcext:value-type="float">
            <text:p>1590414748</text:p>
          </table:table-cell>
          <table:table-cell office:value-type="string" calcext:value-type="string">
            <text:p>2020-05-25 10:52:28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418347" calcext:value-type="float">
            <text:p>1590418347</text:p>
          </table:table-cell>
          <table:table-cell office:value-type="string" calcext:value-type="string">
            <text:p>2020-05-25 11:52: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18347" calcext:value-type="float">
            <text:p>1590418347</text:p>
          </table:table-cell>
          <table:table-cell office:value-type="string" calcext:value-type="string">
            <text:p>2020-05-25 11:52: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18347" calcext:value-type="float">
            <text:p>1590418347</text:p>
          </table:table-cell>
          <table:table-cell office:value-type="string" calcext:value-type="string">
            <text:p>2020-05-25 11:52:2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18347" calcext:value-type="float">
            <text:p>1590418347</text:p>
          </table:table-cell>
          <table:table-cell office:value-type="string" calcext:value-type="string">
            <text:p>2020-05-25 11:52:27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421946" calcext:value-type="float">
            <text:p>1590421946</text:p>
          </table:table-cell>
          <table:table-cell office:value-type="string" calcext:value-type="string">
            <text:p>2020-05-25 12:52: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21946" calcext:value-type="float">
            <text:p>1590421946</text:p>
          </table:table-cell>
          <table:table-cell office:value-type="string" calcext:value-type="string">
            <text:p>2020-05-25 12:52: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21946" calcext:value-type="float">
            <text:p>1590421946</text:p>
          </table:table-cell>
          <table:table-cell office:value-type="string" calcext:value-type="string">
            <text:p>2020-05-25 12:52: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21946" calcext:value-type="float">
            <text:p>1590421946</text:p>
          </table:table-cell>
          <table:table-cell office:value-type="string" calcext:value-type="string">
            <text:p>2020-05-25 12:52:26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425545" calcext:value-type="float">
            <text:p>1590425545</text:p>
          </table:table-cell>
          <table:table-cell office:value-type="string" calcext:value-type="string">
            <text:p>2020-05-25 13:52: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25545" calcext:value-type="float">
            <text:p>1590425545</text:p>
          </table:table-cell>
          <table:table-cell office:value-type="string" calcext:value-type="string">
            <text:p>2020-05-25 13:52: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25545" calcext:value-type="float">
            <text:p>1590425545</text:p>
          </table:table-cell>
          <table:table-cell office:value-type="string" calcext:value-type="string">
            <text:p>2020-05-25 13:52: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25545" calcext:value-type="float">
            <text:p>1590425545</text:p>
          </table:table-cell>
          <table:table-cell office:value-type="string" calcext:value-type="string">
            <text:p>2020-05-25 13:52:25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429144" calcext:value-type="float">
            <text:p>1590429144</text:p>
          </table:table-cell>
          <table:table-cell office:value-type="string" calcext:value-type="string">
            <text:p>2020-05-25 14:52: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29144" calcext:value-type="float">
            <text:p>1590429144</text:p>
          </table:table-cell>
          <table:table-cell office:value-type="string" calcext:value-type="string">
            <text:p>2020-05-25 14:52: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29144" calcext:value-type="float">
            <text:p>1590429144</text:p>
          </table:table-cell>
          <table:table-cell office:value-type="string" calcext:value-type="string">
            <text:p>2020-05-25 14:52: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29144" calcext:value-type="float">
            <text:p>1590429144</text:p>
          </table:table-cell>
          <table:table-cell office:value-type="string" calcext:value-type="string">
            <text:p>2020-05-25 14:52:2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432743" calcext:value-type="float">
            <text:p>1590432743</text:p>
          </table:table-cell>
          <table:table-cell office:value-type="string" calcext:value-type="string">
            <text:p>2020-05-25 15:52: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32743" calcext:value-type="float">
            <text:p>1590432743</text:p>
          </table:table-cell>
          <table:table-cell office:value-type="string" calcext:value-type="string">
            <text:p>2020-05-25 15:52: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32743" calcext:value-type="float">
            <text:p>1590432743</text:p>
          </table:table-cell>
          <table:table-cell office:value-type="string" calcext:value-type="string">
            <text:p>2020-05-25 15:52: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32743" calcext:value-type="float">
            <text:p>1590432743</text:p>
          </table:table-cell>
          <table:table-cell office:value-type="string" calcext:value-type="string">
            <text:p>2020-05-25 15:52:23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436342" calcext:value-type="float">
            <text:p>1590436342</text:p>
          </table:table-cell>
          <table:table-cell office:value-type="string" calcext:value-type="string">
            <text:p>2020-05-25 16:52: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36342" calcext:value-type="float">
            <text:p>1590436342</text:p>
          </table:table-cell>
          <table:table-cell office:value-type="string" calcext:value-type="string">
            <text:p>2020-05-25 16:52: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36342" calcext:value-type="float">
            <text:p>1590436342</text:p>
          </table:table-cell>
          <table:table-cell office:value-type="string" calcext:value-type="string">
            <text:p>2020-05-25 16:52: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36342" calcext:value-type="float">
            <text:p>1590436342</text:p>
          </table:table-cell>
          <table:table-cell office:value-type="string" calcext:value-type="string">
            <text:p>2020-05-25 16:52:22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439941" calcext:value-type="float">
            <text:p>1590439941</text:p>
          </table:table-cell>
          <table:table-cell office:value-type="string" calcext:value-type="string">
            <text:p>2020-05-25 17:52: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39941" calcext:value-type="float">
            <text:p>1590439941</text:p>
          </table:table-cell>
          <table:table-cell office:value-type="string" calcext:value-type="string">
            <text:p>2020-05-25 17:52: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39941" calcext:value-type="float">
            <text:p>1590439941</text:p>
          </table:table-cell>
          <table:table-cell office:value-type="string" calcext:value-type="string">
            <text:p>2020-05-25 17:52: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39941" calcext:value-type="float">
            <text:p>1590439941</text:p>
          </table:table-cell>
          <table:table-cell office:value-type="string" calcext:value-type="string">
            <text:p>2020-05-25 17:52:21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443540" calcext:value-type="float">
            <text:p>1590443540</text:p>
          </table:table-cell>
          <table:table-cell office:value-type="string" calcext:value-type="string">
            <text:p>2020-05-25 18:52: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43540" calcext:value-type="float">
            <text:p>1590443540</text:p>
          </table:table-cell>
          <table:table-cell office:value-type="string" calcext:value-type="string">
            <text:p>2020-05-25 18:52: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43540" calcext:value-type="float">
            <text:p>1590443540</text:p>
          </table:table-cell>
          <table:table-cell office:value-type="string" calcext:value-type="string">
            <text:p>2020-05-25 18:52: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43540" calcext:value-type="float">
            <text:p>1590443540</text:p>
          </table:table-cell>
          <table:table-cell office:value-type="string" calcext:value-type="string">
            <text:p>2020-05-25 18:52:2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447139" calcext:value-type="float">
            <text:p>1590447139</text:p>
          </table:table-cell>
          <table:table-cell office:value-type="string" calcext:value-type="string">
            <text:p>2020-05-25 19:52: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47139" calcext:value-type="float">
            <text:p>1590447139</text:p>
          </table:table-cell>
          <table:table-cell office:value-type="string" calcext:value-type="string">
            <text:p>2020-05-25 19:52: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47139" calcext:value-type="float">
            <text:p>1590447139</text:p>
          </table:table-cell>
          <table:table-cell office:value-type="string" calcext:value-type="string">
            <text:p>2020-05-25 19:52: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47139" calcext:value-type="float">
            <text:p>1590447139</text:p>
          </table:table-cell>
          <table:table-cell office:value-type="string" calcext:value-type="string">
            <text:p>2020-05-25 19:52:1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450738" calcext:value-type="float">
            <text:p>1590450738</text:p>
          </table:table-cell>
          <table:table-cell office:value-type="string" calcext:value-type="string">
            <text:p>2020-05-25 20:52: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50738" calcext:value-type="float">
            <text:p>1590450738</text:p>
          </table:table-cell>
          <table:table-cell office:value-type="string" calcext:value-type="string">
            <text:p>2020-05-25 20:52: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50738" calcext:value-type="float">
            <text:p>1590450738</text:p>
          </table:table-cell>
          <table:table-cell office:value-type="string" calcext:value-type="string">
            <text:p>2020-05-25 20:52: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50738" calcext:value-type="float">
            <text:p>1590450738</text:p>
          </table:table-cell>
          <table:table-cell office:value-type="string" calcext:value-type="string">
            <text:p>2020-05-25 20:52:1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454337" calcext:value-type="float">
            <text:p>1590454337</text:p>
          </table:table-cell>
          <table:table-cell office:value-type="string" calcext:value-type="string">
            <text:p>2020-05-25 21:52: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54337" calcext:value-type="float">
            <text:p>1590454337</text:p>
          </table:table-cell>
          <table:table-cell office:value-type="string" calcext:value-type="string">
            <text:p>2020-05-25 21:52: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54337" calcext:value-type="float">
            <text:p>1590454337</text:p>
          </table:table-cell>
          <table:table-cell office:value-type="string" calcext:value-type="string">
            <text:p>2020-05-25 21:52: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54337" calcext:value-type="float">
            <text:p>1590454337</text:p>
          </table:table-cell>
          <table:table-cell office:value-type="string" calcext:value-type="string">
            <text:p>2020-05-25 21:52:1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457936" calcext:value-type="float">
            <text:p>1590457936</text:p>
          </table:table-cell>
          <table:table-cell office:value-type="string" calcext:value-type="string">
            <text:p>2020-05-25 22:52: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57936" calcext:value-type="float">
            <text:p>1590457936</text:p>
          </table:table-cell>
          <table:table-cell office:value-type="string" calcext:value-type="string">
            <text:p>2020-05-25 22:52: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57936" calcext:value-type="float">
            <text:p>1590457936</text:p>
          </table:table-cell>
          <table:table-cell office:value-type="string" calcext:value-type="string">
            <text:p>2020-05-25 22:52: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57936" calcext:value-type="float">
            <text:p>1590457936</text:p>
          </table:table-cell>
          <table:table-cell office:value-type="string" calcext:value-type="string">
            <text:p>2020-05-25 22:52:1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461535" calcext:value-type="float">
            <text:p>1590461535</text:p>
          </table:table-cell>
          <table:table-cell office:value-type="string" calcext:value-type="string">
            <text:p>2020-05-25 23:52: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61535" calcext:value-type="float">
            <text:p>1590461535</text:p>
          </table:table-cell>
          <table:table-cell office:value-type="string" calcext:value-type="string">
            <text:p>2020-05-25 23:52: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61535" calcext:value-type="float">
            <text:p>1590461535</text:p>
          </table:table-cell>
          <table:table-cell office:value-type="string" calcext:value-type="string">
            <text:p>2020-05-25 23:52: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61535" calcext:value-type="float">
            <text:p>1590461535</text:p>
          </table:table-cell>
          <table:table-cell office:value-type="string" calcext:value-type="string">
            <text:p>2020-05-25 23:52:1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90465134" calcext:value-type="float">
            <text:p>1590465134</text:p>
          </table:table-cell>
          <table:table-cell office:value-type="string" calcext:value-type="string">
            <text:p>2020-05-26 00:52: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65134" calcext:value-type="float">
            <text:p>1590465134</text:p>
          </table:table-cell>
          <table:table-cell office:value-type="string" calcext:value-type="string">
            <text:p>2020-05-26 00:52: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65134" calcext:value-type="float">
            <text:p>1590465134</text:p>
          </table:table-cell>
          <table:table-cell office:value-type="string" calcext:value-type="string">
            <text:p>2020-05-26 00:52: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65134" calcext:value-type="float">
            <text:p>1590465134</text:p>
          </table:table-cell>
          <table:table-cell office:value-type="string" calcext:value-type="string">
            <text:p>2020-05-26 00:52:1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468733" calcext:value-type="float">
            <text:p>1590468733</text:p>
          </table:table-cell>
          <table:table-cell office:value-type="string" calcext:value-type="string">
            <text:p>2020-05-26 01:52: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68733" calcext:value-type="float">
            <text:p>1590468733</text:p>
          </table:table-cell>
          <table:table-cell office:value-type="string" calcext:value-type="string">
            <text:p>2020-05-26 01:52: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68733" calcext:value-type="float">
            <text:p>1590468733</text:p>
          </table:table-cell>
          <table:table-cell office:value-type="string" calcext:value-type="string">
            <text:p>2020-05-26 01:52: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68733" calcext:value-type="float">
            <text:p>1590468733</text:p>
          </table:table-cell>
          <table:table-cell office:value-type="string" calcext:value-type="string">
            <text:p>2020-05-26 01:52:1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472332" calcext:value-type="float">
            <text:p>1590472332</text:p>
          </table:table-cell>
          <table:table-cell office:value-type="string" calcext:value-type="string">
            <text:p>2020-05-26 02:52: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72332" calcext:value-type="float">
            <text:p>1590472332</text:p>
          </table:table-cell>
          <table:table-cell office:value-type="string" calcext:value-type="string">
            <text:p>2020-05-26 02:52: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72332" calcext:value-type="float">
            <text:p>1590472332</text:p>
          </table:table-cell>
          <table:table-cell office:value-type="string" calcext:value-type="string">
            <text:p>2020-05-26 02:52: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72332" calcext:value-type="float">
            <text:p>1590472332</text:p>
          </table:table-cell>
          <table:table-cell office:value-type="string" calcext:value-type="string">
            <text:p>2020-05-26 02:52:12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475931" calcext:value-type="float">
            <text:p>1590475931</text:p>
          </table:table-cell>
          <table:table-cell office:value-type="string" calcext:value-type="string">
            <text:p>2020-05-26 03:52: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75931" calcext:value-type="float">
            <text:p>1590475931</text:p>
          </table:table-cell>
          <table:table-cell office:value-type="string" calcext:value-type="string">
            <text:p>2020-05-26 03:52: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75931" calcext:value-type="float">
            <text:p>1590475931</text:p>
          </table:table-cell>
          <table:table-cell office:value-type="string" calcext:value-type="string">
            <text:p>2020-05-26 03:52: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75931" calcext:value-type="float">
            <text:p>1590475931</text:p>
          </table:table-cell>
          <table:table-cell office:value-type="string" calcext:value-type="string">
            <text:p>2020-05-26 03:52:1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479530" calcext:value-type="float">
            <text:p>1590479530</text:p>
          </table:table-cell>
          <table:table-cell office:value-type="string" calcext:value-type="string">
            <text:p>2020-05-26 04:52: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79530" calcext:value-type="float">
            <text:p>1590479530</text:p>
          </table:table-cell>
          <table:table-cell office:value-type="string" calcext:value-type="string">
            <text:p>2020-05-26 04:52: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79530" calcext:value-type="float">
            <text:p>1590479530</text:p>
          </table:table-cell>
          <table:table-cell office:value-type="string" calcext:value-type="string">
            <text:p>2020-05-26 04:52: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79530" calcext:value-type="float">
            <text:p>1590479530</text:p>
          </table:table-cell>
          <table:table-cell office:value-type="string" calcext:value-type="string">
            <text:p>2020-05-26 04:52:1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483129" calcext:value-type="float">
            <text:p>1590483129</text:p>
          </table:table-cell>
          <table:table-cell office:value-type="string" calcext:value-type="string">
            <text:p>2020-05-26 05:52: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83129" calcext:value-type="float">
            <text:p>1590483129</text:p>
          </table:table-cell>
          <table:table-cell office:value-type="string" calcext:value-type="string">
            <text:p>2020-05-26 05:52: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83129" calcext:value-type="float">
            <text:p>1590483129</text:p>
          </table:table-cell>
          <table:table-cell office:value-type="string" calcext:value-type="string">
            <text:p>2020-05-26 05:52:0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83129" calcext:value-type="float">
            <text:p>1590483129</text:p>
          </table:table-cell>
          <table:table-cell office:value-type="string" calcext:value-type="string">
            <text:p>2020-05-26 05:52:09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486728" calcext:value-type="float">
            <text:p>1590486728</text:p>
          </table:table-cell>
          <table:table-cell office:value-type="string" calcext:value-type="string">
            <text:p>2020-05-26 06:52: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86728" calcext:value-type="float">
            <text:p>1590486728</text:p>
          </table:table-cell>
          <table:table-cell office:value-type="string" calcext:value-type="string">
            <text:p>2020-05-26 06:52: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86728" calcext:value-type="float">
            <text:p>1590486728</text:p>
          </table:table-cell>
          <table:table-cell office:value-type="string" calcext:value-type="string">
            <text:p>2020-05-26 06:52: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86728" calcext:value-type="float">
            <text:p>1590486728</text:p>
          </table:table-cell>
          <table:table-cell office:value-type="string" calcext:value-type="string">
            <text:p>2020-05-26 06:52:08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490327" calcext:value-type="float">
            <text:p>1590490327</text:p>
          </table:table-cell>
          <table:table-cell office:value-type="string" calcext:value-type="string">
            <text:p>2020-05-26 07:52:0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90327" calcext:value-type="float">
            <text:p>1590490327</text:p>
          </table:table-cell>
          <table:table-cell office:value-type="string" calcext:value-type="string">
            <text:p>2020-05-26 07:52:0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90327" calcext:value-type="float">
            <text:p>1590490327</text:p>
          </table:table-cell>
          <table:table-cell office:value-type="string" calcext:value-type="string">
            <text:p>2020-05-26 07:52: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90327" calcext:value-type="float">
            <text:p>1590490327</text:p>
          </table:table-cell>
          <table:table-cell office:value-type="string" calcext:value-type="string">
            <text:p>2020-05-26 07:52:0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493926" calcext:value-type="float">
            <text:p>1590493926</text:p>
          </table:table-cell>
          <table:table-cell office:value-type="string" calcext:value-type="string">
            <text:p>2020-05-26 08:52: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93926" calcext:value-type="float">
            <text:p>1590493926</text:p>
          </table:table-cell>
          <table:table-cell office:value-type="string" calcext:value-type="string">
            <text:p>2020-05-26 08:52: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93926" calcext:value-type="float">
            <text:p>1590493926</text:p>
          </table:table-cell>
          <table:table-cell office:value-type="string" calcext:value-type="string">
            <text:p>2020-05-26 08:52: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93926" calcext:value-type="float">
            <text:p>1590493926</text:p>
          </table:table-cell>
          <table:table-cell office:value-type="string" calcext:value-type="string">
            <text:p>2020-05-26 08:52:06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497525" calcext:value-type="float">
            <text:p>1590497525</text:p>
          </table:table-cell>
          <table:table-cell office:value-type="string" calcext:value-type="string">
            <text:p>2020-05-26 09:52:0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497525" calcext:value-type="float">
            <text:p>1590497525</text:p>
          </table:table-cell>
          <table:table-cell office:value-type="string" calcext:value-type="string">
            <text:p>2020-05-26 09:52: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497525" calcext:value-type="float">
            <text:p>1590497525</text:p>
          </table:table-cell>
          <table:table-cell office:value-type="string" calcext:value-type="string">
            <text:p>2020-05-26 09:52: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497525" calcext:value-type="float">
            <text:p>1590497525</text:p>
          </table:table-cell>
          <table:table-cell office:value-type="string" calcext:value-type="string">
            <text:p>2020-05-26 09:52:0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01124" calcext:value-type="float">
            <text:p>1590501124</text:p>
          </table:table-cell>
          <table:table-cell office:value-type="string" calcext:value-type="string">
            <text:p>2020-05-26 10:52: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01124" calcext:value-type="float">
            <text:p>1590501124</text:p>
          </table:table-cell>
          <table:table-cell office:value-type="string" calcext:value-type="string">
            <text:p>2020-05-26 10:52: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01124" calcext:value-type="float">
            <text:p>1590501124</text:p>
          </table:table-cell>
          <table:table-cell office:value-type="string" calcext:value-type="string">
            <text:p>2020-05-26 10:52:0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01124" calcext:value-type="float">
            <text:p>1590501124</text:p>
          </table:table-cell>
          <table:table-cell office:value-type="string" calcext:value-type="string">
            <text:p>2020-05-26 10:52:0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04723" calcext:value-type="float">
            <text:p>1590504723</text:p>
          </table:table-cell>
          <table:table-cell office:value-type="string" calcext:value-type="string">
            <text:p>2020-05-26 11:52: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04723" calcext:value-type="float">
            <text:p>1590504723</text:p>
          </table:table-cell>
          <table:table-cell office:value-type="string" calcext:value-type="string">
            <text:p>2020-05-26 11:52: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04723" calcext:value-type="float">
            <text:p>1590504723</text:p>
          </table:table-cell>
          <table:table-cell office:value-type="string" calcext:value-type="string">
            <text:p>2020-05-26 11:52: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04723" calcext:value-type="float">
            <text:p>1590504723</text:p>
          </table:table-cell>
          <table:table-cell office:value-type="string" calcext:value-type="string">
            <text:p>2020-05-26 11:52:0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08322" calcext:value-type="float">
            <text:p>1590508322</text:p>
          </table:table-cell>
          <table:table-cell office:value-type="string" calcext:value-type="string">
            <text:p>2020-05-26 12:52:0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08322" calcext:value-type="float">
            <text:p>1590508322</text:p>
          </table:table-cell>
          <table:table-cell office:value-type="string" calcext:value-type="string">
            <text:p>2020-05-26 12:52:0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08322" calcext:value-type="float">
            <text:p>1590508322</text:p>
          </table:table-cell>
          <table:table-cell office:value-type="string" calcext:value-type="string">
            <text:p>2020-05-26 12:52: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08322" calcext:value-type="float">
            <text:p>1590508322</text:p>
          </table:table-cell>
          <table:table-cell office:value-type="string" calcext:value-type="string">
            <text:p>2020-05-26 12:52:02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11921" calcext:value-type="float">
            <text:p>1590511921</text:p>
          </table:table-cell>
          <table:table-cell office:value-type="string" calcext:value-type="string">
            <text:p>2020-05-26 13:52:0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11921" calcext:value-type="float">
            <text:p>1590511921</text:p>
          </table:table-cell>
          <table:table-cell office:value-type="string" calcext:value-type="string">
            <text:p>2020-05-26 13:52: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11921" calcext:value-type="float">
            <text:p>1590511921</text:p>
          </table:table-cell>
          <table:table-cell office:value-type="string" calcext:value-type="string">
            <text:p>2020-05-26 13:52: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11921" calcext:value-type="float">
            <text:p>1590511921</text:p>
          </table:table-cell>
          <table:table-cell office:value-type="string" calcext:value-type="string">
            <text:p>2020-05-26 13:52:0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15520" calcext:value-type="float">
            <text:p>1590515520</text:p>
          </table:table-cell>
          <table:table-cell office:value-type="string" calcext:value-type="string">
            <text:p>2020-05-26 14:52: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15520" calcext:value-type="float">
            <text:p>1590515520</text:p>
          </table:table-cell>
          <table:table-cell office:value-type="string" calcext:value-type="string">
            <text:p>2020-05-26 14:52: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15520" calcext:value-type="float">
            <text:p>1590515520</text:p>
          </table:table-cell>
          <table:table-cell office:value-type="string" calcext:value-type="string">
            <text:p>2020-05-26 14:52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15520" calcext:value-type="float">
            <text:p>1590515520</text:p>
          </table:table-cell>
          <table:table-cell office:value-type="string" calcext:value-type="string">
            <text:p>2020-05-26 14:52:0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19119" calcext:value-type="float">
            <text:p>1590519119</text:p>
          </table:table-cell>
          <table:table-cell office:value-type="string" calcext:value-type="string">
            <text:p>2020-05-26 15:51:5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19119" calcext:value-type="float">
            <text:p>1590519119</text:p>
          </table:table-cell>
          <table:table-cell office:value-type="string" calcext:value-type="string">
            <text:p>2020-05-26 15:51:5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19119" calcext:value-type="float">
            <text:p>1590519119</text:p>
          </table:table-cell>
          <table:table-cell office:value-type="string" calcext:value-type="string">
            <text:p>2020-05-26 15:51: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19119" calcext:value-type="float">
            <text:p>1590519119</text:p>
          </table:table-cell>
          <table:table-cell office:value-type="string" calcext:value-type="string">
            <text:p>2020-05-26 15:51:5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22718" calcext:value-type="float">
            <text:p>1590522718</text:p>
          </table:table-cell>
          <table:table-cell office:value-type="string" calcext:value-type="string">
            <text:p>2020-05-26 16:51: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22718" calcext:value-type="float">
            <text:p>1590522718</text:p>
          </table:table-cell>
          <table:table-cell office:value-type="string" calcext:value-type="string">
            <text:p>2020-05-26 16:51: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22718" calcext:value-type="float">
            <text:p>1590522718</text:p>
          </table:table-cell>
          <table:table-cell office:value-type="string" calcext:value-type="string">
            <text:p>2020-05-26 16:51: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22718" calcext:value-type="float">
            <text:p>1590522718</text:p>
          </table:table-cell>
          <table:table-cell office:value-type="string" calcext:value-type="string">
            <text:p>2020-05-26 16:51:5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26317" calcext:value-type="float">
            <text:p>1590526317</text:p>
          </table:table-cell>
          <table:table-cell office:value-type="string" calcext:value-type="string">
            <text:p>2020-05-26 17:51:5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26317" calcext:value-type="float">
            <text:p>1590526317</text:p>
          </table:table-cell>
          <table:table-cell office:value-type="string" calcext:value-type="string">
            <text:p>2020-05-26 17:51: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26317" calcext:value-type="float">
            <text:p>1590526317</text:p>
          </table:table-cell>
          <table:table-cell office:value-type="string" calcext:value-type="string">
            <text:p>2020-05-26 17:51: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26317" calcext:value-type="float">
            <text:p>1590526317</text:p>
          </table:table-cell>
          <table:table-cell office:value-type="string" calcext:value-type="string">
            <text:p>2020-05-26 17:51:5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29916" calcext:value-type="float">
            <text:p>1590529916</text:p>
          </table:table-cell>
          <table:table-cell office:value-type="string" calcext:value-type="string">
            <text:p>2020-05-26 18:51: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29916" calcext:value-type="float">
            <text:p>1590529916</text:p>
          </table:table-cell>
          <table:table-cell office:value-type="string" calcext:value-type="string">
            <text:p>2020-05-26 18:51: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29916" calcext:value-type="float">
            <text:p>1590529916</text:p>
          </table:table-cell>
          <table:table-cell office:value-type="string" calcext:value-type="string">
            <text:p>2020-05-26 18:51: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29916" calcext:value-type="float">
            <text:p>1590529916</text:p>
          </table:table-cell>
          <table:table-cell office:value-type="string" calcext:value-type="string">
            <text:p>2020-05-26 18:51:56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33515" calcext:value-type="float">
            <text:p>1590533515</text:p>
          </table:table-cell>
          <table:table-cell office:value-type="string" calcext:value-type="string">
            <text:p>2020-05-26 19:51:5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33515" calcext:value-type="float">
            <text:p>1590533515</text:p>
          </table:table-cell>
          <table:table-cell office:value-type="string" calcext:value-type="string">
            <text:p>2020-05-26 19:51: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33515" calcext:value-type="float">
            <text:p>1590533515</text:p>
          </table:table-cell>
          <table:table-cell office:value-type="string" calcext:value-type="string">
            <text:p>2020-05-26 19:51:5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33515" calcext:value-type="float">
            <text:p>1590533515</text:p>
          </table:table-cell>
          <table:table-cell office:value-type="string" calcext:value-type="string">
            <text:p>2020-05-26 19:51:55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37114" calcext:value-type="float">
            <text:p>1590537114</text:p>
          </table:table-cell>
          <table:table-cell office:value-type="string" calcext:value-type="string">
            <text:p>2020-05-26 20:51: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37114" calcext:value-type="float">
            <text:p>1590537114</text:p>
          </table:table-cell>
          <table:table-cell office:value-type="string" calcext:value-type="string">
            <text:p>2020-05-26 20:51: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37114" calcext:value-type="float">
            <text:p>1590537114</text:p>
          </table:table-cell>
          <table:table-cell office:value-type="string" calcext:value-type="string">
            <text:p>2020-05-26 20:51: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37114" calcext:value-type="float">
            <text:p>1590537114</text:p>
          </table:table-cell>
          <table:table-cell office:value-type="string" calcext:value-type="string">
            <text:p>2020-05-26 20:51:5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40713" calcext:value-type="float">
            <text:p>1590540713</text:p>
          </table:table-cell>
          <table:table-cell office:value-type="string" calcext:value-type="string">
            <text:p>2020-05-26 21:51:5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40713" calcext:value-type="float">
            <text:p>1590540713</text:p>
          </table:table-cell>
          <table:table-cell office:value-type="string" calcext:value-type="string">
            <text:p>2020-05-26 21:51:5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40713" calcext:value-type="float">
            <text:p>1590540713</text:p>
          </table:table-cell>
          <table:table-cell office:value-type="string" calcext:value-type="string">
            <text:p>2020-05-26 21:51: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40713" calcext:value-type="float">
            <text:p>1590540713</text:p>
          </table:table-cell>
          <table:table-cell office:value-type="string" calcext:value-type="string">
            <text:p>2020-05-26 21:51:53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44312" calcext:value-type="float">
            <text:p>1590544312</text:p>
          </table:table-cell>
          <table:table-cell office:value-type="string" calcext:value-type="string">
            <text:p>2020-05-26 22:51: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44312" calcext:value-type="float">
            <text:p>1590544312</text:p>
          </table:table-cell>
          <table:table-cell office:value-type="string" calcext:value-type="string">
            <text:p>2020-05-26 22:51: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44312" calcext:value-type="float">
            <text:p>1590544312</text:p>
          </table:table-cell>
          <table:table-cell office:value-type="string" calcext:value-type="string">
            <text:p>2020-05-26 22:51: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44312" calcext:value-type="float">
            <text:p>1590544312</text:p>
          </table:table-cell>
          <table:table-cell office:value-type="string" calcext:value-type="string">
            <text:p>2020-05-26 22:51:52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47911" calcext:value-type="float">
            <text:p>1590547911</text:p>
          </table:table-cell>
          <table:table-cell office:value-type="string" calcext:value-type="string">
            <text:p>2020-05-26 23:51:5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47911" calcext:value-type="float">
            <text:p>1590547911</text:p>
          </table:table-cell>
          <table:table-cell office:value-type="string" calcext:value-type="string">
            <text:p>2020-05-26 23:51: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47911" calcext:value-type="float">
            <text:p>1590547911</text:p>
          </table:table-cell>
          <table:table-cell office:value-type="string" calcext:value-type="string">
            <text:p>2020-05-26 23:51:5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47911" calcext:value-type="float">
            <text:p>1590547911</text:p>
          </table:table-cell>
          <table:table-cell office:value-type="string" calcext:value-type="string">
            <text:p>2020-05-26 23:51:5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51510" calcext:value-type="float">
            <text:p>1590551510</text:p>
          </table:table-cell>
          <table:table-cell office:value-type="string" calcext:value-type="string">
            <text:p>2020-05-27 00:51: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51510" calcext:value-type="float">
            <text:p>1590551510</text:p>
          </table:table-cell>
          <table:table-cell office:value-type="string" calcext:value-type="string">
            <text:p>2020-05-27 00:51:5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51510" calcext:value-type="float">
            <text:p>1590551510</text:p>
          </table:table-cell>
          <table:table-cell office:value-type="string" calcext:value-type="string">
            <text:p>2020-05-27 00:51: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51510" calcext:value-type="float">
            <text:p>1590551510</text:p>
          </table:table-cell>
          <table:table-cell office:value-type="string" calcext:value-type="string">
            <text:p>2020-05-27 00:51:5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55109" calcext:value-type="float">
            <text:p>1590555109</text:p>
          </table:table-cell>
          <table:table-cell office:value-type="string" calcext:value-type="string">
            <text:p>2020-05-27 01:51:4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55109" calcext:value-type="float">
            <text:p>1590555109</text:p>
          </table:table-cell>
          <table:table-cell office:value-type="string" calcext:value-type="string">
            <text:p>2020-05-27 01:51:4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55109" calcext:value-type="float">
            <text:p>1590555109</text:p>
          </table:table-cell>
          <table:table-cell office:value-type="string" calcext:value-type="string">
            <text:p>2020-05-27 01:51: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55109" calcext:value-type="float">
            <text:p>1590555109</text:p>
          </table:table-cell>
          <table:table-cell office:value-type="string" calcext:value-type="string">
            <text:p>2020-05-27 01:51:4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58708" calcext:value-type="float">
            <text:p>1590558708</text:p>
          </table:table-cell>
          <table:table-cell office:value-type="string" calcext:value-type="string">
            <text:p>2020-05-27 02:51: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58708" calcext:value-type="float">
            <text:p>1590558708</text:p>
          </table:table-cell>
          <table:table-cell office:value-type="string" calcext:value-type="string">
            <text:p>2020-05-27 02:51: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58708" calcext:value-type="float">
            <text:p>1590558708</text:p>
          </table:table-cell>
          <table:table-cell office:value-type="string" calcext:value-type="string">
            <text:p>2020-05-27 02:51: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58708" calcext:value-type="float">
            <text:p>1590558708</text:p>
          </table:table-cell>
          <table:table-cell office:value-type="string" calcext:value-type="string">
            <text:p>2020-05-27 02:51:4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62307" calcext:value-type="float">
            <text:p>1590562307</text:p>
          </table:table-cell>
          <table:table-cell office:value-type="string" calcext:value-type="string">
            <text:p>2020-05-27 03:51:4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62307" calcext:value-type="float">
            <text:p>1590562307</text:p>
          </table:table-cell>
          <table:table-cell office:value-type="string" calcext:value-type="string">
            <text:p>2020-05-27 03:51:4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62307" calcext:value-type="float">
            <text:p>1590562307</text:p>
          </table:table-cell>
          <table:table-cell office:value-type="string" calcext:value-type="string">
            <text:p>2020-05-27 03:51:4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62307" calcext:value-type="float">
            <text:p>1590562307</text:p>
          </table:table-cell>
          <table:table-cell office:value-type="string" calcext:value-type="string">
            <text:p>2020-05-27 03:51:47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65906" calcext:value-type="float">
            <text:p>1590565906</text:p>
          </table:table-cell>
          <table:table-cell office:value-type="string" calcext:value-type="string">
            <text:p>2020-05-27 04:51: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65906" calcext:value-type="float">
            <text:p>1590565906</text:p>
          </table:table-cell>
          <table:table-cell office:value-type="string" calcext:value-type="string">
            <text:p>2020-05-27 04:51: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65906" calcext:value-type="float">
            <text:p>1590565906</text:p>
          </table:table-cell>
          <table:table-cell office:value-type="string" calcext:value-type="string">
            <text:p>2020-05-27 04:51: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65906" calcext:value-type="float">
            <text:p>1590565906</text:p>
          </table:table-cell>
          <table:table-cell office:value-type="string" calcext:value-type="string">
            <text:p>2020-05-27 04:51:46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69505" calcext:value-type="float">
            <text:p>1590569505</text:p>
          </table:table-cell>
          <table:table-cell office:value-type="string" calcext:value-type="string">
            <text:p>2020-05-27 05:51:4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69505" calcext:value-type="float">
            <text:p>1590569505</text:p>
          </table:table-cell>
          <table:table-cell office:value-type="string" calcext:value-type="string">
            <text:p>2020-05-27 05:51:4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69505" calcext:value-type="float">
            <text:p>1590569505</text:p>
          </table:table-cell>
          <table:table-cell office:value-type="string" calcext:value-type="string">
            <text:p>2020-05-27 05:51: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69505" calcext:value-type="float">
            <text:p>1590569505</text:p>
          </table:table-cell>
          <table:table-cell office:value-type="string" calcext:value-type="string">
            <text:p>2020-05-27 05:51:4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73104" calcext:value-type="float">
            <text:p>1590573104</text:p>
          </table:table-cell>
          <table:table-cell office:value-type="string" calcext:value-type="string">
            <text:p>2020-05-27 06:51: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73104" calcext:value-type="float">
            <text:p>1590573104</text:p>
          </table:table-cell>
          <table:table-cell office:value-type="string" calcext:value-type="string">
            <text:p>2020-05-27 06:51: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73104" calcext:value-type="float">
            <text:p>1590573104</text:p>
          </table:table-cell>
          <table:table-cell office:value-type="string" calcext:value-type="string">
            <text:p>2020-05-27 06:51: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73104" calcext:value-type="float">
            <text:p>1590573104</text:p>
          </table:table-cell>
          <table:table-cell office:value-type="string" calcext:value-type="string">
            <text:p>2020-05-27 06:51:4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76703" calcext:value-type="float">
            <text:p>1590576703</text:p>
          </table:table-cell>
          <table:table-cell office:value-type="string" calcext:value-type="string">
            <text:p>2020-05-27 07:51: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76703" calcext:value-type="float">
            <text:p>1590576703</text:p>
          </table:table-cell>
          <table:table-cell office:value-type="string" calcext:value-type="string">
            <text:p>2020-05-27 07:51:4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76703" calcext:value-type="float">
            <text:p>1590576703</text:p>
          </table:table-cell>
          <table:table-cell office:value-type="string" calcext:value-type="string">
            <text:p>2020-05-27 07:51: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76703" calcext:value-type="float">
            <text:p>1590576703</text:p>
          </table:table-cell>
          <table:table-cell office:value-type="string" calcext:value-type="string">
            <text:p>2020-05-27 07:51:4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80302" calcext:value-type="float">
            <text:p>1590580302</text:p>
          </table:table-cell>
          <table:table-cell office:value-type="string" calcext:value-type="string">
            <text:p>2020-05-27 08:51: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80302" calcext:value-type="float">
            <text:p>1590580302</text:p>
          </table:table-cell>
          <table:table-cell office:value-type="string" calcext:value-type="string">
            <text:p>2020-05-27 08:51: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80302" calcext:value-type="float">
            <text:p>1590580302</text:p>
          </table:table-cell>
          <table:table-cell office:value-type="string" calcext:value-type="string">
            <text:p>2020-05-27 08:51:4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80302" calcext:value-type="float">
            <text:p>1590580302</text:p>
          </table:table-cell>
          <table:table-cell office:value-type="string" calcext:value-type="string">
            <text:p>2020-05-27 08:51:4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83901" calcext:value-type="float">
            <text:p>1590583901</text:p>
          </table:table-cell>
          <table:table-cell office:value-type="string" calcext:value-type="string">
            <text:p>2020-05-27 09:51:4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83901" calcext:value-type="float">
            <text:p>1590583901</text:p>
          </table:table-cell>
          <table:table-cell office:value-type="string" calcext:value-type="string">
            <text:p>2020-05-27 09:51:4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83901" calcext:value-type="float">
            <text:p>1590583901</text:p>
          </table:table-cell>
          <table:table-cell office:value-type="string" calcext:value-type="string">
            <text:p>2020-05-27 09:51:4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83901" calcext:value-type="float">
            <text:p>1590583901</text:p>
          </table:table-cell>
          <table:table-cell office:value-type="string" calcext:value-type="string">
            <text:p>2020-05-27 09:51:4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87500" calcext:value-type="float">
            <text:p>1590587500</text:p>
          </table:table-cell>
          <table:table-cell office:value-type="string" calcext:value-type="string">
            <text:p>2020-05-27 10:51: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87500" calcext:value-type="float">
            <text:p>1590587500</text:p>
          </table:table-cell>
          <table:table-cell office:value-type="string" calcext:value-type="string">
            <text:p>2020-05-27 10:51: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87500" calcext:value-type="float">
            <text:p>1590587500</text:p>
          </table:table-cell>
          <table:table-cell office:value-type="string" calcext:value-type="string">
            <text:p>2020-05-27 10:51: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87500" calcext:value-type="float">
            <text:p>1590587500</text:p>
          </table:table-cell>
          <table:table-cell office:value-type="string" calcext:value-type="string">
            <text:p>2020-05-27 10:51:4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91099" calcext:value-type="float">
            <text:p>1590591099</text:p>
          </table:table-cell>
          <table:table-cell office:value-type="string" calcext:value-type="string">
            <text:p>2020-05-27 11:51:3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91099" calcext:value-type="float">
            <text:p>1590591099</text:p>
          </table:table-cell>
          <table:table-cell office:value-type="string" calcext:value-type="string">
            <text:p>2020-05-27 11:51: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91099" calcext:value-type="float">
            <text:p>1590591099</text:p>
          </table:table-cell>
          <table:table-cell office:value-type="string" calcext:value-type="string">
            <text:p>2020-05-27 11:51: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91099" calcext:value-type="float">
            <text:p>1590591099</text:p>
          </table:table-cell>
          <table:table-cell office:value-type="string" calcext:value-type="string">
            <text:p>2020-05-27 11:51:3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94698" calcext:value-type="float">
            <text:p>1590594698</text:p>
          </table:table-cell>
          <table:table-cell office:value-type="string" calcext:value-type="string">
            <text:p>2020-05-27 12:51: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94698" calcext:value-type="float">
            <text:p>1590594698</text:p>
          </table:table-cell>
          <table:table-cell office:value-type="string" calcext:value-type="string">
            <text:p>2020-05-27 12:51: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94698" calcext:value-type="float">
            <text:p>1590594698</text:p>
          </table:table-cell>
          <table:table-cell office:value-type="string" calcext:value-type="string">
            <text:p>2020-05-27 12:51: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94698" calcext:value-type="float">
            <text:p>1590594698</text:p>
          </table:table-cell>
          <table:table-cell office:value-type="string" calcext:value-type="string">
            <text:p>2020-05-27 12:51:38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598297" calcext:value-type="float">
            <text:p>1590598297</text:p>
          </table:table-cell>
          <table:table-cell office:value-type="string" calcext:value-type="string">
            <text:p>2020-05-27 13:51: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598297" calcext:value-type="float">
            <text:p>1590598297</text:p>
          </table:table-cell>
          <table:table-cell office:value-type="string" calcext:value-type="string">
            <text:p>2020-05-27 13:51: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598297" calcext:value-type="float">
            <text:p>1590598297</text:p>
          </table:table-cell>
          <table:table-cell office:value-type="string" calcext:value-type="string">
            <text:p>2020-05-27 13:51:3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598297" calcext:value-type="float">
            <text:p>1590598297</text:p>
          </table:table-cell>
          <table:table-cell office:value-type="string" calcext:value-type="string">
            <text:p>2020-05-27 13:51:3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01896" calcext:value-type="float">
            <text:p>1590601896</text:p>
          </table:table-cell>
          <table:table-cell office:value-type="string" calcext:value-type="string">
            <text:p>2020-05-27 14:51: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01896" calcext:value-type="float">
            <text:p>1590601896</text:p>
          </table:table-cell>
          <table:table-cell office:value-type="string" calcext:value-type="string">
            <text:p>2020-05-27 14:51: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01896" calcext:value-type="float">
            <text:p>1590601896</text:p>
          </table:table-cell>
          <table:table-cell office:value-type="string" calcext:value-type="string">
            <text:p>2020-05-27 14:51: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01896" calcext:value-type="float">
            <text:p>1590601896</text:p>
          </table:table-cell>
          <table:table-cell office:value-type="string" calcext:value-type="string">
            <text:p>2020-05-27 14:51:3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05495" calcext:value-type="float">
            <text:p>1590605495</text:p>
          </table:table-cell>
          <table:table-cell office:value-type="string" calcext:value-type="string">
            <text:p>2020-05-27 15:51:3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05495" calcext:value-type="float">
            <text:p>1590605495</text:p>
          </table:table-cell>
          <table:table-cell office:value-type="string" calcext:value-type="string">
            <text:p>2020-05-27 15:51:3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05495" calcext:value-type="float">
            <text:p>1590605495</text:p>
          </table:table-cell>
          <table:table-cell office:value-type="string" calcext:value-type="string">
            <text:p>2020-05-27 15:51:3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05495" calcext:value-type="float">
            <text:p>1590605495</text:p>
          </table:table-cell>
          <table:table-cell office:value-type="string" calcext:value-type="string">
            <text:p>2020-05-27 15:51:3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09094" calcext:value-type="float">
            <text:p>1590609094</text:p>
          </table:table-cell>
          <table:table-cell office:value-type="string" calcext:value-type="string">
            <text:p>2020-05-27 16:51: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09094" calcext:value-type="float">
            <text:p>1590609094</text:p>
          </table:table-cell>
          <table:table-cell office:value-type="string" calcext:value-type="string">
            <text:p>2020-05-27 16:51: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09094" calcext:value-type="float">
            <text:p>1590609094</text:p>
          </table:table-cell>
          <table:table-cell office:value-type="string" calcext:value-type="string">
            <text:p>2020-05-27 16:51: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09094" calcext:value-type="float">
            <text:p>1590609094</text:p>
          </table:table-cell>
          <table:table-cell office:value-type="string" calcext:value-type="string">
            <text:p>2020-05-27 16:51:3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12693" calcext:value-type="float">
            <text:p>1590612693</text:p>
          </table:table-cell>
          <table:table-cell office:value-type="string" calcext:value-type="string">
            <text:p>2020-05-27 17:51:3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12693" calcext:value-type="float">
            <text:p>1590612693</text:p>
          </table:table-cell>
          <table:table-cell office:value-type="string" calcext:value-type="string">
            <text:p>2020-05-27 17:51:3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12693" calcext:value-type="float">
            <text:p>1590612693</text:p>
          </table:table-cell>
          <table:table-cell office:value-type="string" calcext:value-type="string">
            <text:p>2020-05-27 17:51:3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12693" calcext:value-type="float">
            <text:p>1590612693</text:p>
          </table:table-cell>
          <table:table-cell office:value-type="string" calcext:value-type="string">
            <text:p>2020-05-27 17:51:33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16292" calcext:value-type="float">
            <text:p>1590616292</text:p>
          </table:table-cell>
          <table:table-cell office:value-type="string" calcext:value-type="string">
            <text:p>2020-05-27 18:51: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16292" calcext:value-type="float">
            <text:p>1590616292</text:p>
          </table:table-cell>
          <table:table-cell office:value-type="string" calcext:value-type="string">
            <text:p>2020-05-27 18:51: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16292" calcext:value-type="float">
            <text:p>1590616292</text:p>
          </table:table-cell>
          <table:table-cell office:value-type="string" calcext:value-type="string">
            <text:p>2020-05-27 18:51:3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16292" calcext:value-type="float">
            <text:p>1590616292</text:p>
          </table:table-cell>
          <table:table-cell office:value-type="string" calcext:value-type="string">
            <text:p>2020-05-27 18:51:32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19891" calcext:value-type="float">
            <text:p>1590619891</text:p>
          </table:table-cell>
          <table:table-cell office:value-type="string" calcext:value-type="string">
            <text:p>2020-05-27 19:51:3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19891" calcext:value-type="float">
            <text:p>1590619891</text:p>
          </table:table-cell>
          <table:table-cell office:value-type="string" calcext:value-type="string">
            <text:p>2020-05-27 19:51:3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19891" calcext:value-type="float">
            <text:p>1590619891</text:p>
          </table:table-cell>
          <table:table-cell office:value-type="string" calcext:value-type="string">
            <text:p>2020-05-27 19:51: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19891" calcext:value-type="float">
            <text:p>1590619891</text:p>
          </table:table-cell>
          <table:table-cell office:value-type="string" calcext:value-type="string">
            <text:p>2020-05-27 19:51:3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23490" calcext:value-type="float">
            <text:p>1590623490</text:p>
          </table:table-cell>
          <table:table-cell office:value-type="string" calcext:value-type="string">
            <text:p>2020-05-27 20:51: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23490" calcext:value-type="float">
            <text:p>1590623490</text:p>
          </table:table-cell>
          <table:table-cell office:value-type="string" calcext:value-type="string">
            <text:p>2020-05-27 20:51: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23490" calcext:value-type="float">
            <text:p>1590623490</text:p>
          </table:table-cell>
          <table:table-cell office:value-type="string" calcext:value-type="string">
            <text:p>2020-05-27 20:51:3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23490" calcext:value-type="float">
            <text:p>1590623490</text:p>
          </table:table-cell>
          <table:table-cell office:value-type="string" calcext:value-type="string">
            <text:p>2020-05-27 20:51:3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27089" calcext:value-type="float">
            <text:p>1590627089</text:p>
          </table:table-cell>
          <table:table-cell office:value-type="string" calcext:value-type="string">
            <text:p>2020-05-27 21:51:2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27089" calcext:value-type="float">
            <text:p>1590627089</text:p>
          </table:table-cell>
          <table:table-cell office:value-type="string" calcext:value-type="string">
            <text:p>2020-05-27 21:51:2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27089" calcext:value-type="float">
            <text:p>1590627089</text:p>
          </table:table-cell>
          <table:table-cell office:value-type="string" calcext:value-type="string">
            <text:p>2020-05-27 21:51: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27089" calcext:value-type="float">
            <text:p>1590627089</text:p>
          </table:table-cell>
          <table:table-cell office:value-type="string" calcext:value-type="string">
            <text:p>2020-05-27 21:51:2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30688" calcext:value-type="float">
            <text:p>1590630688</text:p>
          </table:table-cell>
          <table:table-cell office:value-type="string" calcext:value-type="string">
            <text:p>2020-05-27 22:51: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30688" calcext:value-type="float">
            <text:p>1590630688</text:p>
          </table:table-cell>
          <table:table-cell office:value-type="string" calcext:value-type="string">
            <text:p>2020-05-27 22:51: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30688" calcext:value-type="float">
            <text:p>1590630688</text:p>
          </table:table-cell>
          <table:table-cell office:value-type="string" calcext:value-type="string">
            <text:p>2020-05-27 22:51: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30688" calcext:value-type="float">
            <text:p>1590630688</text:p>
          </table:table-cell>
          <table:table-cell office:value-type="string" calcext:value-type="string">
            <text:p>2020-05-27 22:51:28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34287" calcext:value-type="float">
            <text:p>1590634287</text:p>
          </table:table-cell>
          <table:table-cell office:value-type="string" calcext:value-type="string">
            <text:p>2020-05-27 23:51: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34287" calcext:value-type="float">
            <text:p>1590634287</text:p>
          </table:table-cell>
          <table:table-cell office:value-type="string" calcext:value-type="string">
            <text:p>2020-05-27 23:51: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34287" calcext:value-type="float">
            <text:p>1590634287</text:p>
          </table:table-cell>
          <table:table-cell office:value-type="string" calcext:value-type="string">
            <text:p>2020-05-27 23:51:2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34287" calcext:value-type="float">
            <text:p>1590634287</text:p>
          </table:table-cell>
          <table:table-cell office:value-type="string" calcext:value-type="string">
            <text:p>2020-05-27 23:51:2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37886" calcext:value-type="float">
            <text:p>1590637886</text:p>
          </table:table-cell>
          <table:table-cell office:value-type="string" calcext:value-type="string">
            <text:p>2020-05-28 00:51: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37886" calcext:value-type="float">
            <text:p>1590637886</text:p>
          </table:table-cell>
          <table:table-cell office:value-type="string" calcext:value-type="string">
            <text:p>2020-05-28 00:51: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37886" calcext:value-type="float">
            <text:p>1590637886</text:p>
          </table:table-cell>
          <table:table-cell office:value-type="string" calcext:value-type="string">
            <text:p>2020-05-28 00:51: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37886" calcext:value-type="float">
            <text:p>1590637886</text:p>
          </table:table-cell>
          <table:table-cell office:value-type="string" calcext:value-type="string">
            <text:p>2020-05-28 00:51:26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41485" calcext:value-type="float">
            <text:p>1590641485</text:p>
          </table:table-cell>
          <table:table-cell office:value-type="string" calcext:value-type="string">
            <text:p>2020-05-28 01:51: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41485" calcext:value-type="float">
            <text:p>1590641485</text:p>
          </table:table-cell>
          <table:table-cell office:value-type="string" calcext:value-type="string">
            <text:p>2020-05-28 01:51: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41485" calcext:value-type="float">
            <text:p>1590641485</text:p>
          </table:table-cell>
          <table:table-cell office:value-type="string" calcext:value-type="string">
            <text:p>2020-05-28 01:51: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41485" calcext:value-type="float">
            <text:p>1590641485</text:p>
          </table:table-cell>
          <table:table-cell office:value-type="string" calcext:value-type="string">
            <text:p>2020-05-28 01:51:25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45084" calcext:value-type="float">
            <text:p>1590645084</text:p>
          </table:table-cell>
          <table:table-cell office:value-type="string" calcext:value-type="string">
            <text:p>2020-05-28 02:51: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45084" calcext:value-type="float">
            <text:p>1590645084</text:p>
          </table:table-cell>
          <table:table-cell office:value-type="string" calcext:value-type="string">
            <text:p>2020-05-28 02:51: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45084" calcext:value-type="float">
            <text:p>1590645084</text:p>
          </table:table-cell>
          <table:table-cell office:value-type="string" calcext:value-type="string">
            <text:p>2020-05-28 02:51: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45084" calcext:value-type="float">
            <text:p>1590645084</text:p>
          </table:table-cell>
          <table:table-cell office:value-type="string" calcext:value-type="string">
            <text:p>2020-05-28 02:51:24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48683" calcext:value-type="float">
            <text:p>1590648683</text:p>
          </table:table-cell>
          <table:table-cell office:value-type="string" calcext:value-type="string">
            <text:p>2020-05-28 03:51: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48683" calcext:value-type="float">
            <text:p>1590648683</text:p>
          </table:table-cell>
          <table:table-cell office:value-type="string" calcext:value-type="string">
            <text:p>2020-05-28 03:51: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48683" calcext:value-type="float">
            <text:p>1590648683</text:p>
          </table:table-cell>
          <table:table-cell office:value-type="string" calcext:value-type="string">
            <text:p>2020-05-28 03:51: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48683" calcext:value-type="float">
            <text:p>1590648683</text:p>
          </table:table-cell>
          <table:table-cell office:value-type="string" calcext:value-type="string">
            <text:p>2020-05-28 03:51:23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52282" calcext:value-type="float">
            <text:p>1590652282</text:p>
          </table:table-cell>
          <table:table-cell office:value-type="string" calcext:value-type="string">
            <text:p>2020-05-28 04:51: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52282" calcext:value-type="float">
            <text:p>1590652282</text:p>
          </table:table-cell>
          <table:table-cell office:value-type="string" calcext:value-type="string">
            <text:p>2020-05-28 04:51: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52282" calcext:value-type="float">
            <text:p>1590652282</text:p>
          </table:table-cell>
          <table:table-cell office:value-type="string" calcext:value-type="string">
            <text:p>2020-05-28 04:51: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52282" calcext:value-type="float">
            <text:p>1590652282</text:p>
          </table:table-cell>
          <table:table-cell office:value-type="string" calcext:value-type="string">
            <text:p>2020-05-28 04:51:2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55881" calcext:value-type="float">
            <text:p>1590655881</text:p>
          </table:table-cell>
          <table:table-cell office:value-type="string" calcext:value-type="string">
            <text:p>2020-05-28 05:51: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55881" calcext:value-type="float">
            <text:p>1590655881</text:p>
          </table:table-cell>
          <table:table-cell office:value-type="string" calcext:value-type="string">
            <text:p>2020-05-28 05:51: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55881" calcext:value-type="float">
            <text:p>1590655881</text:p>
          </table:table-cell>
          <table:table-cell office:value-type="string" calcext:value-type="string">
            <text:p>2020-05-28 05:51: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55881" calcext:value-type="float">
            <text:p>1590655881</text:p>
          </table:table-cell>
          <table:table-cell office:value-type="string" calcext:value-type="string">
            <text:p>2020-05-28 05:51:2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59480" calcext:value-type="float">
            <text:p>1590659480</text:p>
          </table:table-cell>
          <table:table-cell office:value-type="string" calcext:value-type="string">
            <text:p>2020-05-28 06:51: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59480" calcext:value-type="float">
            <text:p>1590659480</text:p>
          </table:table-cell>
          <table:table-cell office:value-type="string" calcext:value-type="string">
            <text:p>2020-05-28 06:51: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59480" calcext:value-type="float">
            <text:p>1590659480</text:p>
          </table:table-cell>
          <table:table-cell office:value-type="string" calcext:value-type="string">
            <text:p>2020-05-28 06:51: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59480" calcext:value-type="float">
            <text:p>1590659480</text:p>
          </table:table-cell>
          <table:table-cell office:value-type="string" calcext:value-type="string">
            <text:p>2020-05-28 06:51:2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63079" calcext:value-type="float">
            <text:p>1590663079</text:p>
          </table:table-cell>
          <table:table-cell office:value-type="string" calcext:value-type="string">
            <text:p>2020-05-28 07:51: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63079" calcext:value-type="float">
            <text:p>1590663079</text:p>
          </table:table-cell>
          <table:table-cell office:value-type="string" calcext:value-type="string">
            <text:p>2020-05-28 07:51: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63079" calcext:value-type="float">
            <text:p>1590663079</text:p>
          </table:table-cell>
          <table:table-cell office:value-type="string" calcext:value-type="string">
            <text:p>2020-05-28 07:51: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63079" calcext:value-type="float">
            <text:p>1590663079</text:p>
          </table:table-cell>
          <table:table-cell office:value-type="string" calcext:value-type="string">
            <text:p>2020-05-28 07:51:19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66678" calcext:value-type="float">
            <text:p>1590666678</text:p>
          </table:table-cell>
          <table:table-cell office:value-type="string" calcext:value-type="string">
            <text:p>2020-05-28 08:51: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66678" calcext:value-type="float">
            <text:p>1590666678</text:p>
          </table:table-cell>
          <table:table-cell office:value-type="string" calcext:value-type="string">
            <text:p>2020-05-28 08:51: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66678" calcext:value-type="float">
            <text:p>1590666678</text:p>
          </table:table-cell>
          <table:table-cell office:value-type="string" calcext:value-type="string">
            <text:p>2020-05-28 08:51: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66678" calcext:value-type="float">
            <text:p>1590666678</text:p>
          </table:table-cell>
          <table:table-cell office:value-type="string" calcext:value-type="string">
            <text:p>2020-05-28 08:51:18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70277" calcext:value-type="float">
            <text:p>1590670277</text:p>
          </table:table-cell>
          <table:table-cell office:value-type="string" calcext:value-type="string">
            <text:p>2020-05-28 09:51: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70277" calcext:value-type="float">
            <text:p>1590670277</text:p>
          </table:table-cell>
          <table:table-cell office:value-type="string" calcext:value-type="string">
            <text:p>2020-05-28 09:51: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70277" calcext:value-type="float">
            <text:p>1590670277</text:p>
          </table:table-cell>
          <table:table-cell office:value-type="string" calcext:value-type="string">
            <text:p>2020-05-28 09:51: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70277" calcext:value-type="float">
            <text:p>1590670277</text:p>
          </table:table-cell>
          <table:table-cell office:value-type="string" calcext:value-type="string">
            <text:p>2020-05-28 09:51:1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73876" calcext:value-type="float">
            <text:p>1590673876</text:p>
          </table:table-cell>
          <table:table-cell office:value-type="string" calcext:value-type="string">
            <text:p>2020-05-28 10:51: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73876" calcext:value-type="float">
            <text:p>1590673876</text:p>
          </table:table-cell>
          <table:table-cell office:value-type="string" calcext:value-type="string">
            <text:p>2020-05-28 10:51: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73876" calcext:value-type="float">
            <text:p>1590673876</text:p>
          </table:table-cell>
          <table:table-cell office:value-type="string" calcext:value-type="string">
            <text:p>2020-05-28 10:51: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73876" calcext:value-type="float">
            <text:p>1590673876</text:p>
          </table:table-cell>
          <table:table-cell office:value-type="string" calcext:value-type="string">
            <text:p>2020-05-28 10:51:1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77475" calcext:value-type="float">
            <text:p>1590677475</text:p>
          </table:table-cell>
          <table:table-cell office:value-type="string" calcext:value-type="string">
            <text:p>2020-05-28 11:51: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77475" calcext:value-type="float">
            <text:p>1590677475</text:p>
          </table:table-cell>
          <table:table-cell office:value-type="string" calcext:value-type="string">
            <text:p>2020-05-28 11:51: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77475" calcext:value-type="float">
            <text:p>1590677475</text:p>
          </table:table-cell>
          <table:table-cell office:value-type="string" calcext:value-type="string">
            <text:p>2020-05-28 11:51: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77475" calcext:value-type="float">
            <text:p>1590677475</text:p>
          </table:table-cell>
          <table:table-cell office:value-type="string" calcext:value-type="string">
            <text:p>2020-05-28 11:51:15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81074" calcext:value-type="float">
            <text:p>1590681074</text:p>
          </table:table-cell>
          <table:table-cell office:value-type="string" calcext:value-type="string">
            <text:p>2020-05-28 12:51: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81074" calcext:value-type="float">
            <text:p>1590681074</text:p>
          </table:table-cell>
          <table:table-cell office:value-type="string" calcext:value-type="string">
            <text:p>2020-05-28 12:51: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81074" calcext:value-type="float">
            <text:p>1590681074</text:p>
          </table:table-cell>
          <table:table-cell office:value-type="string" calcext:value-type="string">
            <text:p>2020-05-28 12:51: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81074" calcext:value-type="float">
            <text:p>1590681074</text:p>
          </table:table-cell>
          <table:table-cell office:value-type="string" calcext:value-type="string">
            <text:p>2020-05-28 12:51:1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84673" calcext:value-type="float">
            <text:p>1590684673</text:p>
          </table:table-cell>
          <table:table-cell office:value-type="string" calcext:value-type="string">
            <text:p>2020-05-28 13:51: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84673" calcext:value-type="float">
            <text:p>1590684673</text:p>
          </table:table-cell>
          <table:table-cell office:value-type="string" calcext:value-type="string">
            <text:p>2020-05-28 13:51: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84673" calcext:value-type="float">
            <text:p>1590684673</text:p>
          </table:table-cell>
          <table:table-cell office:value-type="string" calcext:value-type="string">
            <text:p>2020-05-28 13:51: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84673" calcext:value-type="float">
            <text:p>1590684673</text:p>
          </table:table-cell>
          <table:table-cell office:value-type="string" calcext:value-type="string">
            <text:p>2020-05-28 13:51:1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88272" calcext:value-type="float">
            <text:p>1590688272</text:p>
          </table:table-cell>
          <table:table-cell office:value-type="string" calcext:value-type="string">
            <text:p>2020-05-28 14:51: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88272" calcext:value-type="float">
            <text:p>1590688272</text:p>
          </table:table-cell>
          <table:table-cell office:value-type="string" calcext:value-type="string">
            <text:p>2020-05-28 14:51: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88272" calcext:value-type="float">
            <text:p>1590688272</text:p>
          </table:table-cell>
          <table:table-cell office:value-type="string" calcext:value-type="string">
            <text:p>2020-05-28 14:51: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88272" calcext:value-type="float">
            <text:p>1590688272</text:p>
          </table:table-cell>
          <table:table-cell office:value-type="string" calcext:value-type="string">
            <text:p>2020-05-28 14:51:1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91871" calcext:value-type="float">
            <text:p>1590691871</text:p>
          </table:table-cell>
          <table:table-cell office:value-type="string" calcext:value-type="string">
            <text:p>2020-05-28 15:51: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91871" calcext:value-type="float">
            <text:p>1590691871</text:p>
          </table:table-cell>
          <table:table-cell office:value-type="string" calcext:value-type="string">
            <text:p>2020-05-28 15:51: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91871" calcext:value-type="float">
            <text:p>1590691871</text:p>
          </table:table-cell>
          <table:table-cell office:value-type="string" calcext:value-type="string">
            <text:p>2020-05-28 15:51: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91871" calcext:value-type="float">
            <text:p>1590691871</text:p>
          </table:table-cell>
          <table:table-cell office:value-type="string" calcext:value-type="string">
            <text:p>2020-05-28 15:51:1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95470" calcext:value-type="float">
            <text:p>1590695470</text:p>
          </table:table-cell>
          <table:table-cell office:value-type="string" calcext:value-type="string">
            <text:p>2020-05-28 16:51: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95470" calcext:value-type="float">
            <text:p>1590695470</text:p>
          </table:table-cell>
          <table:table-cell office:value-type="string" calcext:value-type="string">
            <text:p>2020-05-28 16:51: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95470" calcext:value-type="float">
            <text:p>1590695470</text:p>
          </table:table-cell>
          <table:table-cell office:value-type="string" calcext:value-type="string">
            <text:p>2020-05-28 16:51: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95470" calcext:value-type="float">
            <text:p>1590695470</text:p>
          </table:table-cell>
          <table:table-cell office:value-type="string" calcext:value-type="string">
            <text:p>2020-05-28 16:51:1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699069" calcext:value-type="float">
            <text:p>1590699069</text:p>
          </table:table-cell>
          <table:table-cell office:value-type="string" calcext:value-type="string">
            <text:p>2020-05-28 17:51: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699069" calcext:value-type="float">
            <text:p>1590699069</text:p>
          </table:table-cell>
          <table:table-cell office:value-type="string" calcext:value-type="string">
            <text:p>2020-05-28 17:51: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699069" calcext:value-type="float">
            <text:p>1590699069</text:p>
          </table:table-cell>
          <table:table-cell office:value-type="string" calcext:value-type="string">
            <text:p>2020-05-28 17:51:0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699069" calcext:value-type="float">
            <text:p>1590699069</text:p>
          </table:table-cell>
          <table:table-cell office:value-type="string" calcext:value-type="string">
            <text:p>2020-05-28 17:51:09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02668" calcext:value-type="float">
            <text:p>1590702668</text:p>
          </table:table-cell>
          <table:table-cell office:value-type="string" calcext:value-type="string">
            <text:p>2020-05-28 18:51: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02668" calcext:value-type="float">
            <text:p>1590702668</text:p>
          </table:table-cell>
          <table:table-cell office:value-type="string" calcext:value-type="string">
            <text:p>2020-05-28 18:51: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02668" calcext:value-type="float">
            <text:p>1590702668</text:p>
          </table:table-cell>
          <table:table-cell office:value-type="string" calcext:value-type="string">
            <text:p>2020-05-28 18:51: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02668" calcext:value-type="float">
            <text:p>1590702668</text:p>
          </table:table-cell>
          <table:table-cell office:value-type="string" calcext:value-type="string">
            <text:p>2020-05-28 18:51:08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06267" calcext:value-type="float">
            <text:p>1590706267</text:p>
          </table:table-cell>
          <table:table-cell office:value-type="string" calcext:value-type="string">
            <text:p>2020-05-28 19:51:0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06267" calcext:value-type="float">
            <text:p>1590706267</text:p>
          </table:table-cell>
          <table:table-cell office:value-type="string" calcext:value-type="string">
            <text:p>2020-05-28 19:51:0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06267" calcext:value-type="float">
            <text:p>1590706267</text:p>
          </table:table-cell>
          <table:table-cell office:value-type="string" calcext:value-type="string">
            <text:p>2020-05-28 19:51: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06267" calcext:value-type="float">
            <text:p>1590706267</text:p>
          </table:table-cell>
          <table:table-cell office:value-type="string" calcext:value-type="string">
            <text:p>2020-05-28 19:51:07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09866" calcext:value-type="float">
            <text:p>1590709866</text:p>
          </table:table-cell>
          <table:table-cell office:value-type="string" calcext:value-type="string">
            <text:p>2020-05-28 20:51: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09866" calcext:value-type="float">
            <text:p>1590709866</text:p>
          </table:table-cell>
          <table:table-cell office:value-type="string" calcext:value-type="string">
            <text:p>2020-05-28 20:51: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09866" calcext:value-type="float">
            <text:p>1590709866</text:p>
          </table:table-cell>
          <table:table-cell office:value-type="string" calcext:value-type="string">
            <text:p>2020-05-28 20:51: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09866" calcext:value-type="float">
            <text:p>1590709866</text:p>
          </table:table-cell>
          <table:table-cell office:value-type="string" calcext:value-type="string">
            <text:p>2020-05-28 20:51:06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13465" calcext:value-type="float">
            <text:p>1590713465</text:p>
          </table:table-cell>
          <table:table-cell office:value-type="string" calcext:value-type="string">
            <text:p>2020-05-28 21:51:0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13465" calcext:value-type="float">
            <text:p>1590713465</text:p>
          </table:table-cell>
          <table:table-cell office:value-type="string" calcext:value-type="string">
            <text:p>2020-05-28 21:51: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13465" calcext:value-type="float">
            <text:p>1590713465</text:p>
          </table:table-cell>
          <table:table-cell office:value-type="string" calcext:value-type="string">
            <text:p>2020-05-28 21:51: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13465" calcext:value-type="float">
            <text:p>1590713465</text:p>
          </table:table-cell>
          <table:table-cell office:value-type="string" calcext:value-type="string">
            <text:p>2020-05-28 21:51:05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17064" calcext:value-type="float">
            <text:p>1590717064</text:p>
          </table:table-cell>
          <table:table-cell office:value-type="string" calcext:value-type="string">
            <text:p>2020-05-28 22:51: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17064" calcext:value-type="float">
            <text:p>1590717064</text:p>
          </table:table-cell>
          <table:table-cell office:value-type="string" calcext:value-type="string">
            <text:p>2020-05-28 22:51: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17064" calcext:value-type="float">
            <text:p>1590717064</text:p>
          </table:table-cell>
          <table:table-cell office:value-type="string" calcext:value-type="string">
            <text:p>2020-05-28 22:51:0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17064" calcext:value-type="float">
            <text:p>1590717064</text:p>
          </table:table-cell>
          <table:table-cell office:value-type="string" calcext:value-type="string">
            <text:p>2020-05-28 22:51:04</text:p>
          </table:table-cell>
          <table:table-cell office:value-type="float" office:value="1" calcext:value-type="float">
            <text:p>1</text:p>
          </table:table-cell>
          <table:table-cell office:value-type="float" office:value="19.4" calcext:value-type="float">
            <text:p>19,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20663" calcext:value-type="float">
            <text:p>1590720663</text:p>
          </table:table-cell>
          <table:table-cell office:value-type="string" calcext:value-type="string">
            <text:p>2020-05-28 23:51: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20663" calcext:value-type="float">
            <text:p>1590720663</text:p>
          </table:table-cell>
          <table:table-cell office:value-type="string" calcext:value-type="string">
            <text:p>2020-05-28 23:51: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20663" calcext:value-type="float">
            <text:p>1590720663</text:p>
          </table:table-cell>
          <table:table-cell office:value-type="string" calcext:value-type="string">
            <text:p>2020-05-28 23:51: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20663" calcext:value-type="float">
            <text:p>1590720663</text:p>
          </table:table-cell>
          <table:table-cell office:value-type="string" calcext:value-type="string">
            <text:p>2020-05-28 23:51:03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24262" calcext:value-type="float">
            <text:p>1590724262</text:p>
          </table:table-cell>
          <table:table-cell office:value-type="string" calcext:value-type="string">
            <text:p>2020-05-29 00:51:0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24262" calcext:value-type="float">
            <text:p>1590724262</text:p>
          </table:table-cell>
          <table:table-cell office:value-type="string" calcext:value-type="string">
            <text:p>2020-05-29 00:51:0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24262" calcext:value-type="float">
            <text:p>1590724262</text:p>
          </table:table-cell>
          <table:table-cell office:value-type="string" calcext:value-type="string">
            <text:p>2020-05-29 00:51: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24262" calcext:value-type="float">
            <text:p>1590724262</text:p>
          </table:table-cell>
          <table:table-cell office:value-type="string" calcext:value-type="string">
            <text:p>2020-05-29 00:51:02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27861" calcext:value-type="float">
            <text:p>1590727861</text:p>
          </table:table-cell>
          <table:table-cell office:value-type="string" calcext:value-type="string">
            <text:p>2020-05-29 01:51:0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27861" calcext:value-type="float">
            <text:p>1590727861</text:p>
          </table:table-cell>
          <table:table-cell office:value-type="string" calcext:value-type="string">
            <text:p>2020-05-29 01:51: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27861" calcext:value-type="float">
            <text:p>1590727861</text:p>
          </table:table-cell>
          <table:table-cell office:value-type="string" calcext:value-type="string">
            <text:p>2020-05-29 01:51: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27861" calcext:value-type="float">
            <text:p>1590727861</text:p>
          </table:table-cell>
          <table:table-cell office:value-type="string" calcext:value-type="string">
            <text:p>2020-05-29 01:51:0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31460" calcext:value-type="float">
            <text:p>1590731460</text:p>
          </table:table-cell>
          <table:table-cell office:value-type="string" calcext:value-type="string">
            <text:p>2020-05-29 02:51: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31460" calcext:value-type="float">
            <text:p>1590731460</text:p>
          </table:table-cell>
          <table:table-cell office:value-type="string" calcext:value-type="string">
            <text:p>2020-05-29 02:51: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31460" calcext:value-type="float">
            <text:p>1590731460</text:p>
          </table:table-cell>
          <table:table-cell office:value-type="string" calcext:value-type="string">
            <text:p>2020-05-29 02:51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31460" calcext:value-type="float">
            <text:p>1590731460</text:p>
          </table:table-cell>
          <table:table-cell office:value-type="string" calcext:value-type="string">
            <text:p>2020-05-29 02:51:0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35059" calcext:value-type="float">
            <text:p>1590735059</text:p>
          </table:table-cell>
          <table:table-cell office:value-type="string" calcext:value-type="string">
            <text:p>2020-05-29 03:50:5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35059" calcext:value-type="float">
            <text:p>1590735059</text:p>
          </table:table-cell>
          <table:table-cell office:value-type="string" calcext:value-type="string">
            <text:p>2020-05-29 03:50:5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35059" calcext:value-type="float">
            <text:p>1590735059</text:p>
          </table:table-cell>
          <table:table-cell office:value-type="string" calcext:value-type="string">
            <text:p>2020-05-29 03:50: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35059" calcext:value-type="float">
            <text:p>1590735059</text:p>
          </table:table-cell>
          <table:table-cell office:value-type="string" calcext:value-type="string">
            <text:p>2020-05-29 03:50:5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38658" calcext:value-type="float">
            <text:p>1590738658</text:p>
          </table:table-cell>
          <table:table-cell office:value-type="string" calcext:value-type="string">
            <text:p>2020-05-29 04:50: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38658" calcext:value-type="float">
            <text:p>1590738658</text:p>
          </table:table-cell>
          <table:table-cell office:value-type="string" calcext:value-type="string">
            <text:p>2020-05-29 04:50: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38658" calcext:value-type="float">
            <text:p>1590738658</text:p>
          </table:table-cell>
          <table:table-cell office:value-type="string" calcext:value-type="string">
            <text:p>2020-05-29 04:50: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38658" calcext:value-type="float">
            <text:p>1590738658</text:p>
          </table:table-cell>
          <table:table-cell office:value-type="string" calcext:value-type="string">
            <text:p>2020-05-29 04:50:5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42257" calcext:value-type="float">
            <text:p>1590742257</text:p>
          </table:table-cell>
          <table:table-cell office:value-type="string" calcext:value-type="string">
            <text:p>2020-05-29 05:50:5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42257" calcext:value-type="float">
            <text:p>1590742257</text:p>
          </table:table-cell>
          <table:table-cell office:value-type="string" calcext:value-type="string">
            <text:p>2020-05-29 05:50: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42257" calcext:value-type="float">
            <text:p>1590742257</text:p>
          </table:table-cell>
          <table:table-cell office:value-type="string" calcext:value-type="string">
            <text:p>2020-05-29 05:50: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42257" calcext:value-type="float">
            <text:p>1590742257</text:p>
          </table:table-cell>
          <table:table-cell office:value-type="string" calcext:value-type="string">
            <text:p>2020-05-29 05:50:57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45856" calcext:value-type="float">
            <text:p>1590745856</text:p>
          </table:table-cell>
          <table:table-cell office:value-type="string" calcext:value-type="string">
            <text:p>2020-05-29 06:50: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45856" calcext:value-type="float">
            <text:p>1590745856</text:p>
          </table:table-cell>
          <table:table-cell office:value-type="string" calcext:value-type="string">
            <text:p>2020-05-29 06:50: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45856" calcext:value-type="float">
            <text:p>1590745856</text:p>
          </table:table-cell>
          <table:table-cell office:value-type="string" calcext:value-type="string">
            <text:p>2020-05-29 06:50: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45856" calcext:value-type="float">
            <text:p>1590745856</text:p>
          </table:table-cell>
          <table:table-cell office:value-type="string" calcext:value-type="string">
            <text:p>2020-05-29 06:50:56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49455" calcext:value-type="float">
            <text:p>1590749455</text:p>
          </table:table-cell>
          <table:table-cell office:value-type="string" calcext:value-type="string">
            <text:p>2020-05-29 07:50:5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49455" calcext:value-type="float">
            <text:p>1590749455</text:p>
          </table:table-cell>
          <table:table-cell office:value-type="string" calcext:value-type="string">
            <text:p>2020-05-29 07:50: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49455" calcext:value-type="float">
            <text:p>1590749455</text:p>
          </table:table-cell>
          <table:table-cell office:value-type="string" calcext:value-type="string">
            <text:p>2020-05-29 07:50:5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49455" calcext:value-type="float">
            <text:p>1590749455</text:p>
          </table:table-cell>
          <table:table-cell office:value-type="string" calcext:value-type="string">
            <text:p>2020-05-29 07:50:55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53054" calcext:value-type="float">
            <text:p>1590753054</text:p>
          </table:table-cell>
          <table:table-cell office:value-type="string" calcext:value-type="string">
            <text:p>2020-05-29 08:50: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53054" calcext:value-type="float">
            <text:p>1590753054</text:p>
          </table:table-cell>
          <table:table-cell office:value-type="string" calcext:value-type="string">
            <text:p>2020-05-29 08:50: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53054" calcext:value-type="float">
            <text:p>1590753054</text:p>
          </table:table-cell>
          <table:table-cell office:value-type="string" calcext:value-type="string">
            <text:p>2020-05-29 08:50: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53054" calcext:value-type="float">
            <text:p>1590753054</text:p>
          </table:table-cell>
          <table:table-cell office:value-type="string" calcext:value-type="string">
            <text:p>2020-05-29 08:50:5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56653" calcext:value-type="float">
            <text:p>1590756653</text:p>
          </table:table-cell>
          <table:table-cell office:value-type="string" calcext:value-type="string">
            <text:p>2020-05-29 09:50:5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56653" calcext:value-type="float">
            <text:p>1590756653</text:p>
          </table:table-cell>
          <table:table-cell office:value-type="string" calcext:value-type="string">
            <text:p>2020-05-29 09:50:5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56653" calcext:value-type="float">
            <text:p>1590756653</text:p>
          </table:table-cell>
          <table:table-cell office:value-type="string" calcext:value-type="string">
            <text:p>2020-05-29 09:50: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56653" calcext:value-type="float">
            <text:p>1590756653</text:p>
          </table:table-cell>
          <table:table-cell office:value-type="string" calcext:value-type="string">
            <text:p>2020-05-29 09:50:5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60252" calcext:value-type="float">
            <text:p>1590760252</text:p>
          </table:table-cell>
          <table:table-cell office:value-type="string" calcext:value-type="string">
            <text:p>2020-05-29 10:50: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60252" calcext:value-type="float">
            <text:p>1590760252</text:p>
          </table:table-cell>
          <table:table-cell office:value-type="string" calcext:value-type="string">
            <text:p>2020-05-29 10:50: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60252" calcext:value-type="float">
            <text:p>1590760252</text:p>
          </table:table-cell>
          <table:table-cell office:value-type="string" calcext:value-type="string">
            <text:p>2020-05-29 10:50: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60252" calcext:value-type="float">
            <text:p>1590760252</text:p>
          </table:table-cell>
          <table:table-cell office:value-type="string" calcext:value-type="string">
            <text:p>2020-05-29 10:50:5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63851" calcext:value-type="float">
            <text:p>1590763851</text:p>
          </table:table-cell>
          <table:table-cell office:value-type="string" calcext:value-type="string">
            <text:p>2020-05-29 11:50:5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63851" calcext:value-type="float">
            <text:p>1590763851</text:p>
          </table:table-cell>
          <table:table-cell office:value-type="string" calcext:value-type="string">
            <text:p>2020-05-29 11:50: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63851" calcext:value-type="float">
            <text:p>1590763851</text:p>
          </table:table-cell>
          <table:table-cell office:value-type="string" calcext:value-type="string">
            <text:p>2020-05-29 11:50:5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63851" calcext:value-type="float">
            <text:p>1590763851</text:p>
          </table:table-cell>
          <table:table-cell office:value-type="string" calcext:value-type="string">
            <text:p>2020-05-29 11:50:5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67450" calcext:value-type="float">
            <text:p>1590767450</text:p>
          </table:table-cell>
          <table:table-cell office:value-type="string" calcext:value-type="string">
            <text:p>2020-05-29 12:50: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67450" calcext:value-type="float">
            <text:p>1590767450</text:p>
          </table:table-cell>
          <table:table-cell office:value-type="string" calcext:value-type="string">
            <text:p>2020-05-29 12:50:5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67450" calcext:value-type="float">
            <text:p>1590767450</text:p>
          </table:table-cell>
          <table:table-cell office:value-type="string" calcext:value-type="string">
            <text:p>2020-05-29 12:50: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67450" calcext:value-type="float">
            <text:p>1590767450</text:p>
          </table:table-cell>
          <table:table-cell office:value-type="string" calcext:value-type="string">
            <text:p>2020-05-29 12:50:5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71049" calcext:value-type="float">
            <text:p>1590771049</text:p>
          </table:table-cell>
          <table:table-cell office:value-type="string" calcext:value-type="string">
            <text:p>2020-05-29 13:50:4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71049" calcext:value-type="float">
            <text:p>1590771049</text:p>
          </table:table-cell>
          <table:table-cell office:value-type="string" calcext:value-type="string">
            <text:p>2020-05-29 13:50:4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71049" calcext:value-type="float">
            <text:p>1590771049</text:p>
          </table:table-cell>
          <table:table-cell office:value-type="string" calcext:value-type="string">
            <text:p>2020-05-29 13:50: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71049" calcext:value-type="float">
            <text:p>1590771049</text:p>
          </table:table-cell>
          <table:table-cell office:value-type="string" calcext:value-type="string">
            <text:p>2020-05-29 13:50:4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74648" calcext:value-type="float">
            <text:p>1590774648</text:p>
          </table:table-cell>
          <table:table-cell office:value-type="string" calcext:value-type="string">
            <text:p>2020-05-29 14:50: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74648" calcext:value-type="float">
            <text:p>1590774648</text:p>
          </table:table-cell>
          <table:table-cell office:value-type="string" calcext:value-type="string">
            <text:p>2020-05-29 14:50: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74648" calcext:value-type="float">
            <text:p>1590774648</text:p>
          </table:table-cell>
          <table:table-cell office:value-type="string" calcext:value-type="string">
            <text:p>2020-05-29 14:50: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74648" calcext:value-type="float">
            <text:p>1590774648</text:p>
          </table:table-cell>
          <table:table-cell office:value-type="string" calcext:value-type="string">
            <text:p>2020-05-29 14:50:4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78247" calcext:value-type="float">
            <text:p>1590778247</text:p>
          </table:table-cell>
          <table:table-cell office:value-type="string" calcext:value-type="string">
            <text:p>2020-05-29 15:50:4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78247" calcext:value-type="float">
            <text:p>1590778247</text:p>
          </table:table-cell>
          <table:table-cell office:value-type="string" calcext:value-type="string">
            <text:p>2020-05-29 15:50:4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78247" calcext:value-type="float">
            <text:p>1590778247</text:p>
          </table:table-cell>
          <table:table-cell office:value-type="string" calcext:value-type="string">
            <text:p>2020-05-29 15:50:4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78247" calcext:value-type="float">
            <text:p>1590778247</text:p>
          </table:table-cell>
          <table:table-cell office:value-type="string" calcext:value-type="string">
            <text:p>2020-05-29 15:50:47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81846" calcext:value-type="float">
            <text:p>1590781846</text:p>
          </table:table-cell>
          <table:table-cell office:value-type="string" calcext:value-type="string">
            <text:p>2020-05-29 16:50: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81846" calcext:value-type="float">
            <text:p>1590781846</text:p>
          </table:table-cell>
          <table:table-cell office:value-type="string" calcext:value-type="string">
            <text:p>2020-05-29 16:50: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81846" calcext:value-type="float">
            <text:p>1590781846</text:p>
          </table:table-cell>
          <table:table-cell office:value-type="string" calcext:value-type="string">
            <text:p>2020-05-29 16:50: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81846" calcext:value-type="float">
            <text:p>1590781846</text:p>
          </table:table-cell>
          <table:table-cell office:value-type="string" calcext:value-type="string">
            <text:p>2020-05-29 16:50:46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85445" calcext:value-type="float">
            <text:p>1590785445</text:p>
          </table:table-cell>
          <table:table-cell office:value-type="string" calcext:value-type="string">
            <text:p>2020-05-29 17:50:4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85445" calcext:value-type="float">
            <text:p>1590785445</text:p>
          </table:table-cell>
          <table:table-cell office:value-type="string" calcext:value-type="string">
            <text:p>2020-05-29 17:50:4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85445" calcext:value-type="float">
            <text:p>1590785445</text:p>
          </table:table-cell>
          <table:table-cell office:value-type="string" calcext:value-type="string">
            <text:p>2020-05-29 17:50: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85445" calcext:value-type="float">
            <text:p>1590785445</text:p>
          </table:table-cell>
          <table:table-cell office:value-type="string" calcext:value-type="string">
            <text:p>2020-05-29 17:50:45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89044" calcext:value-type="float">
            <text:p>1590789044</text:p>
          </table:table-cell>
          <table:table-cell office:value-type="string" calcext:value-type="string">
            <text:p>2020-05-29 18:50: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89044" calcext:value-type="float">
            <text:p>1590789044</text:p>
          </table:table-cell>
          <table:table-cell office:value-type="string" calcext:value-type="string">
            <text:p>2020-05-29 18:50: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89044" calcext:value-type="float">
            <text:p>1590789044</text:p>
          </table:table-cell>
          <table:table-cell office:value-type="string" calcext:value-type="string">
            <text:p>2020-05-29 18:50: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89044" calcext:value-type="float">
            <text:p>1590789044</text:p>
          </table:table-cell>
          <table:table-cell office:value-type="string" calcext:value-type="string">
            <text:p>2020-05-29 18:50:4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92643" calcext:value-type="float">
            <text:p>1590792643</text:p>
          </table:table-cell>
          <table:table-cell office:value-type="string" calcext:value-type="string">
            <text:p>2020-05-29 19:50: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92643" calcext:value-type="float">
            <text:p>1590792643</text:p>
          </table:table-cell>
          <table:table-cell office:value-type="string" calcext:value-type="string">
            <text:p>2020-05-29 19:50:4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92643" calcext:value-type="float">
            <text:p>1590792643</text:p>
          </table:table-cell>
          <table:table-cell office:value-type="string" calcext:value-type="string">
            <text:p>2020-05-29 19:50: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92643" calcext:value-type="float">
            <text:p>1590792643</text:p>
          </table:table-cell>
          <table:table-cell office:value-type="string" calcext:value-type="string">
            <text:p>2020-05-29 19:50:43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96242" calcext:value-type="float">
            <text:p>1590796242</text:p>
          </table:table-cell>
          <table:table-cell office:value-type="string" calcext:value-type="string">
            <text:p>2020-05-29 20:50: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96242" calcext:value-type="float">
            <text:p>1590796242</text:p>
          </table:table-cell>
          <table:table-cell office:value-type="string" calcext:value-type="string">
            <text:p>2020-05-29 20:50: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96242" calcext:value-type="float">
            <text:p>1590796242</text:p>
          </table:table-cell>
          <table:table-cell office:value-type="string" calcext:value-type="string">
            <text:p>2020-05-29 20:50:4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96242" calcext:value-type="float">
            <text:p>1590796242</text:p>
          </table:table-cell>
          <table:table-cell office:value-type="string" calcext:value-type="string">
            <text:p>2020-05-29 20:50:4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799841" calcext:value-type="float">
            <text:p>1590799841</text:p>
          </table:table-cell>
          <table:table-cell office:value-type="string" calcext:value-type="string">
            <text:p>2020-05-29 21:50:4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799841" calcext:value-type="float">
            <text:p>1590799841</text:p>
          </table:table-cell>
          <table:table-cell office:value-type="string" calcext:value-type="string">
            <text:p>2020-05-29 21:50:4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799841" calcext:value-type="float">
            <text:p>1590799841</text:p>
          </table:table-cell>
          <table:table-cell office:value-type="string" calcext:value-type="string">
            <text:p>2020-05-29 21:50:4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799841" calcext:value-type="float">
            <text:p>1590799841</text:p>
          </table:table-cell>
          <table:table-cell office:value-type="string" calcext:value-type="string">
            <text:p>2020-05-29 21:50:4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803440" calcext:value-type="float">
            <text:p>1590803440</text:p>
          </table:table-cell>
          <table:table-cell office:value-type="string" calcext:value-type="string">
            <text:p>2020-05-29 22:50: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03440" calcext:value-type="float">
            <text:p>1590803440</text:p>
          </table:table-cell>
          <table:table-cell office:value-type="string" calcext:value-type="string">
            <text:p>2020-05-29 22:50: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03440" calcext:value-type="float">
            <text:p>1590803440</text:p>
          </table:table-cell>
          <table:table-cell office:value-type="string" calcext:value-type="string">
            <text:p>2020-05-29 22:50: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03440" calcext:value-type="float">
            <text:p>1590803440</text:p>
          </table:table-cell>
          <table:table-cell office:value-type="string" calcext:value-type="string">
            <text:p>2020-05-29 22:50:4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807039" calcext:value-type="float">
            <text:p>1590807039</text:p>
          </table:table-cell>
          <table:table-cell office:value-type="string" calcext:value-type="string">
            <text:p>2020-05-29 23:50:3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07039" calcext:value-type="float">
            <text:p>1590807039</text:p>
          </table:table-cell>
          <table:table-cell office:value-type="string" calcext:value-type="string">
            <text:p>2020-05-29 23:50: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07039" calcext:value-type="float">
            <text:p>1590807039</text:p>
          </table:table-cell>
          <table:table-cell office:value-type="string" calcext:value-type="string">
            <text:p>2020-05-29 23:50: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07039" calcext:value-type="float">
            <text:p>1590807039</text:p>
          </table:table-cell>
          <table:table-cell office:value-type="string" calcext:value-type="string">
            <text:p>2020-05-29 23:50:39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810638" calcext:value-type="float">
            <text:p>1590810638</text:p>
          </table:table-cell>
          <table:table-cell office:value-type="string" calcext:value-type="string">
            <text:p>2020-05-30 00:50: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10638" calcext:value-type="float">
            <text:p>1590810638</text:p>
          </table:table-cell>
          <table:table-cell office:value-type="string" calcext:value-type="string">
            <text:p>2020-05-30 00:50: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10638" calcext:value-type="float">
            <text:p>1590810638</text:p>
          </table:table-cell>
          <table:table-cell office:value-type="string" calcext:value-type="string">
            <text:p>2020-05-30 00:50: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10638" calcext:value-type="float">
            <text:p>1590810638</text:p>
          </table:table-cell>
          <table:table-cell office:value-type="string" calcext:value-type="string">
            <text:p>2020-05-30 00:50:38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14237" calcext:value-type="float">
            <text:p>1590814237</text:p>
          </table:table-cell>
          <table:table-cell office:value-type="string" calcext:value-type="string">
            <text:p>2020-05-30 01:50: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14237" calcext:value-type="float">
            <text:p>1590814237</text:p>
          </table:table-cell>
          <table:table-cell office:value-type="string" calcext:value-type="string">
            <text:p>2020-05-30 01:50: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14237" calcext:value-type="float">
            <text:p>1590814237</text:p>
          </table:table-cell>
          <table:table-cell office:value-type="string" calcext:value-type="string">
            <text:p>2020-05-30 01:50:3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14237" calcext:value-type="float">
            <text:p>1590814237</text:p>
          </table:table-cell>
          <table:table-cell office:value-type="string" calcext:value-type="string">
            <text:p>2020-05-30 01:50:37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817836" calcext:value-type="float">
            <text:p>1590817836</text:p>
          </table:table-cell>
          <table:table-cell office:value-type="string" calcext:value-type="string">
            <text:p>2020-05-30 02:50: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17836" calcext:value-type="float">
            <text:p>1590817836</text:p>
          </table:table-cell>
          <table:table-cell office:value-type="string" calcext:value-type="string">
            <text:p>2020-05-30 02:50: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17836" calcext:value-type="float">
            <text:p>1590817836</text:p>
          </table:table-cell>
          <table:table-cell office:value-type="string" calcext:value-type="string">
            <text:p>2020-05-30 02:50: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17836" calcext:value-type="float">
            <text:p>1590817836</text:p>
          </table:table-cell>
          <table:table-cell office:value-type="string" calcext:value-type="string">
            <text:p>2020-05-30 02:50:36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821435" calcext:value-type="float">
            <text:p>1590821435</text:p>
          </table:table-cell>
          <table:table-cell office:value-type="string" calcext:value-type="string">
            <text:p>2020-05-30 03:50:3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21435" calcext:value-type="float">
            <text:p>1590821435</text:p>
          </table:table-cell>
          <table:table-cell office:value-type="string" calcext:value-type="string">
            <text:p>2020-05-30 03:50:3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21435" calcext:value-type="float">
            <text:p>1590821435</text:p>
          </table:table-cell>
          <table:table-cell office:value-type="string" calcext:value-type="string">
            <text:p>2020-05-30 03:50:3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21435" calcext:value-type="float">
            <text:p>1590821435</text:p>
          </table:table-cell>
          <table:table-cell office:value-type="string" calcext:value-type="string">
            <text:p>2020-05-30 03:50:35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25034" calcext:value-type="float">
            <text:p>1590825034</text:p>
          </table:table-cell>
          <table:table-cell office:value-type="string" calcext:value-type="string">
            <text:p>2020-05-30 04:50: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25034" calcext:value-type="float">
            <text:p>1590825034</text:p>
          </table:table-cell>
          <table:table-cell office:value-type="string" calcext:value-type="string">
            <text:p>2020-05-30 04:50: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25034" calcext:value-type="float">
            <text:p>1590825034</text:p>
          </table:table-cell>
          <table:table-cell office:value-type="string" calcext:value-type="string">
            <text:p>2020-05-30 04:50: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25034" calcext:value-type="float">
            <text:p>1590825034</text:p>
          </table:table-cell>
          <table:table-cell office:value-type="string" calcext:value-type="string">
            <text:p>2020-05-30 04:50:3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828633" calcext:value-type="float">
            <text:p>1590828633</text:p>
          </table:table-cell>
          <table:table-cell office:value-type="string" calcext:value-type="string">
            <text:p>2020-05-30 05:50:3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28633" calcext:value-type="float">
            <text:p>1590828633</text:p>
          </table:table-cell>
          <table:table-cell office:value-type="string" calcext:value-type="string">
            <text:p>2020-05-30 05:50:3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28633" calcext:value-type="float">
            <text:p>1590828633</text:p>
          </table:table-cell>
          <table:table-cell office:value-type="string" calcext:value-type="string">
            <text:p>2020-05-30 05:50:3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28633" calcext:value-type="float">
            <text:p>1590828633</text:p>
          </table:table-cell>
          <table:table-cell office:value-type="string" calcext:value-type="string">
            <text:p>2020-05-30 05:50:3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832232" calcext:value-type="float">
            <text:p>1590832232</text:p>
          </table:table-cell>
          <table:table-cell office:value-type="string" calcext:value-type="string">
            <text:p>2020-05-30 06:50: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32232" calcext:value-type="float">
            <text:p>1590832232</text:p>
          </table:table-cell>
          <table:table-cell office:value-type="string" calcext:value-type="string">
            <text:p>2020-05-30 06:50: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32232" calcext:value-type="float">
            <text:p>1590832232</text:p>
          </table:table-cell>
          <table:table-cell office:value-type="string" calcext:value-type="string">
            <text:p>2020-05-30 06:50:3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32232" calcext:value-type="float">
            <text:p>1590832232</text:p>
          </table:table-cell>
          <table:table-cell office:value-type="string" calcext:value-type="string">
            <text:p>2020-05-30 06:50:3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835831" calcext:value-type="float">
            <text:p>1590835831</text:p>
          </table:table-cell>
          <table:table-cell office:value-type="string" calcext:value-type="string">
            <text:p>2020-05-30 07:50:3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35831" calcext:value-type="float">
            <text:p>1590835831</text:p>
          </table:table-cell>
          <table:table-cell office:value-type="string" calcext:value-type="string">
            <text:p>2020-05-30 07:50:3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35831" calcext:value-type="float">
            <text:p>1590835831</text:p>
          </table:table-cell>
          <table:table-cell office:value-type="string" calcext:value-type="string">
            <text:p>2020-05-30 07:50: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35831" calcext:value-type="float">
            <text:p>1590835831</text:p>
          </table:table-cell>
          <table:table-cell office:value-type="string" calcext:value-type="string">
            <text:p>2020-05-30 07:50:3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839430" calcext:value-type="float">
            <text:p>1590839430</text:p>
          </table:table-cell>
          <table:table-cell office:value-type="string" calcext:value-type="string">
            <text:p>2020-05-30 08:50: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39430" calcext:value-type="float">
            <text:p>1590839430</text:p>
          </table:table-cell>
          <table:table-cell office:value-type="string" calcext:value-type="string">
            <text:p>2020-05-30 08:50: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39430" calcext:value-type="float">
            <text:p>1590839430</text:p>
          </table:table-cell>
          <table:table-cell office:value-type="string" calcext:value-type="string">
            <text:p>2020-05-30 08:50:3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39430" calcext:value-type="float">
            <text:p>1590839430</text:p>
          </table:table-cell>
          <table:table-cell office:value-type="string" calcext:value-type="string">
            <text:p>2020-05-30 08:50:3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843029" calcext:value-type="float">
            <text:p>1590843029</text:p>
          </table:table-cell>
          <table:table-cell office:value-type="string" calcext:value-type="string">
            <text:p>2020-05-30 09:50:2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43029" calcext:value-type="float">
            <text:p>1590843029</text:p>
          </table:table-cell>
          <table:table-cell office:value-type="string" calcext:value-type="string">
            <text:p>2020-05-30 09:50:2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43029" calcext:value-type="float">
            <text:p>1590843029</text:p>
          </table:table-cell>
          <table:table-cell office:value-type="string" calcext:value-type="string">
            <text:p>2020-05-30 09:50: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43029" calcext:value-type="float">
            <text:p>1590843029</text:p>
          </table:table-cell>
          <table:table-cell office:value-type="string" calcext:value-type="string">
            <text:p>2020-05-30 09:50:29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46628" calcext:value-type="float">
            <text:p>1590846628</text:p>
          </table:table-cell>
          <table:table-cell office:value-type="string" calcext:value-type="string">
            <text:p>2020-05-30 10:50: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46628" calcext:value-type="float">
            <text:p>1590846628</text:p>
          </table:table-cell>
          <table:table-cell office:value-type="string" calcext:value-type="string">
            <text:p>2020-05-30 10:50: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46628" calcext:value-type="float">
            <text:p>1590846628</text:p>
          </table:table-cell>
          <table:table-cell office:value-type="string" calcext:value-type="string">
            <text:p>2020-05-30 10:50: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46628" calcext:value-type="float">
            <text:p>1590846628</text:p>
          </table:table-cell>
          <table:table-cell office:value-type="string" calcext:value-type="string">
            <text:p>2020-05-30 10:50:2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50227" calcext:value-type="float">
            <text:p>1590850227</text:p>
          </table:table-cell>
          <table:table-cell office:value-type="string" calcext:value-type="string">
            <text:p>2020-05-30 11:50: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50227" calcext:value-type="float">
            <text:p>1590850227</text:p>
          </table:table-cell>
          <table:table-cell office:value-type="string" calcext:value-type="string">
            <text:p>2020-05-30 11:50: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50227" calcext:value-type="float">
            <text:p>1590850227</text:p>
          </table:table-cell>
          <table:table-cell office:value-type="string" calcext:value-type="string">
            <text:p>2020-05-30 11:50:2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50227" calcext:value-type="float">
            <text:p>1590850227</text:p>
          </table:table-cell>
          <table:table-cell office:value-type="string" calcext:value-type="string">
            <text:p>2020-05-30 11:50:2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853826" calcext:value-type="float">
            <text:p>1590853826</text:p>
          </table:table-cell>
          <table:table-cell office:value-type="string" calcext:value-type="string">
            <text:p>2020-05-30 12:50: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53826" calcext:value-type="float">
            <text:p>1590853826</text:p>
          </table:table-cell>
          <table:table-cell office:value-type="string" calcext:value-type="string">
            <text:p>2020-05-30 12:50: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53826" calcext:value-type="float">
            <text:p>1590853826</text:p>
          </table:table-cell>
          <table:table-cell office:value-type="string" calcext:value-type="string">
            <text:p>2020-05-30 12:50: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53826" calcext:value-type="float">
            <text:p>1590853826</text:p>
          </table:table-cell>
          <table:table-cell office:value-type="string" calcext:value-type="string">
            <text:p>2020-05-30 12:50:26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57425" calcext:value-type="float">
            <text:p>1590857425</text:p>
          </table:table-cell>
          <table:table-cell office:value-type="string" calcext:value-type="string">
            <text:p>2020-05-30 13:50: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57425" calcext:value-type="float">
            <text:p>1590857425</text:p>
          </table:table-cell>
          <table:table-cell office:value-type="string" calcext:value-type="string">
            <text:p>2020-05-30 13:50: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57425" calcext:value-type="float">
            <text:p>1590857425</text:p>
          </table:table-cell>
          <table:table-cell office:value-type="string" calcext:value-type="string">
            <text:p>2020-05-30 13:50: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57425" calcext:value-type="float">
            <text:p>1590857425</text:p>
          </table:table-cell>
          <table:table-cell office:value-type="string" calcext:value-type="string">
            <text:p>2020-05-30 13:50:25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861024" calcext:value-type="float">
            <text:p>1590861024</text:p>
          </table:table-cell>
          <table:table-cell office:value-type="string" calcext:value-type="string">
            <text:p>2020-05-30 14:50: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61024" calcext:value-type="float">
            <text:p>1590861024</text:p>
          </table:table-cell>
          <table:table-cell office:value-type="string" calcext:value-type="string">
            <text:p>2020-05-30 14:50: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61024" calcext:value-type="float">
            <text:p>1590861024</text:p>
          </table:table-cell>
          <table:table-cell office:value-type="string" calcext:value-type="string">
            <text:p>2020-05-30 14:50: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61024" calcext:value-type="float">
            <text:p>1590861024</text:p>
          </table:table-cell>
          <table:table-cell office:value-type="string" calcext:value-type="string">
            <text:p>2020-05-30 14:50:2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64623" calcext:value-type="float">
            <text:p>1590864623</text:p>
          </table:table-cell>
          <table:table-cell office:value-type="string" calcext:value-type="string">
            <text:p>2020-05-30 15:50: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64623" calcext:value-type="float">
            <text:p>1590864623</text:p>
          </table:table-cell>
          <table:table-cell office:value-type="string" calcext:value-type="string">
            <text:p>2020-05-30 15:50: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64623" calcext:value-type="float">
            <text:p>1590864623</text:p>
          </table:table-cell>
          <table:table-cell office:value-type="string" calcext:value-type="string">
            <text:p>2020-05-30 15:50: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64623" calcext:value-type="float">
            <text:p>1590864623</text:p>
          </table:table-cell>
          <table:table-cell office:value-type="string" calcext:value-type="string">
            <text:p>2020-05-30 15:50:2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868222" calcext:value-type="float">
            <text:p>1590868222</text:p>
          </table:table-cell>
          <table:table-cell office:value-type="string" calcext:value-type="string">
            <text:p>2020-05-30 16:50: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68222" calcext:value-type="float">
            <text:p>1590868222</text:p>
          </table:table-cell>
          <table:table-cell office:value-type="string" calcext:value-type="string">
            <text:p>2020-05-30 16:50: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68222" calcext:value-type="float">
            <text:p>1590868222</text:p>
          </table:table-cell>
          <table:table-cell office:value-type="string" calcext:value-type="string">
            <text:p>2020-05-30 16:50: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68222" calcext:value-type="float">
            <text:p>1590868222</text:p>
          </table:table-cell>
          <table:table-cell office:value-type="string" calcext:value-type="string">
            <text:p>2020-05-30 16:50:22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871821" calcext:value-type="float">
            <text:p>1590871821</text:p>
          </table:table-cell>
          <table:table-cell office:value-type="string" calcext:value-type="string">
            <text:p>2020-05-30 17:50: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71821" calcext:value-type="float">
            <text:p>1590871821</text:p>
          </table:table-cell>
          <table:table-cell office:value-type="string" calcext:value-type="string">
            <text:p>2020-05-30 17:50: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71821" calcext:value-type="float">
            <text:p>1590871821</text:p>
          </table:table-cell>
          <table:table-cell office:value-type="string" calcext:value-type="string">
            <text:p>2020-05-30 17:50: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71821" calcext:value-type="float">
            <text:p>1590871821</text:p>
          </table:table-cell>
          <table:table-cell office:value-type="string" calcext:value-type="string">
            <text:p>2020-05-30 17:50:2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75420" calcext:value-type="float">
            <text:p>1590875420</text:p>
          </table:table-cell>
          <table:table-cell office:value-type="string" calcext:value-type="string">
            <text:p>2020-05-30 18:50: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75420" calcext:value-type="float">
            <text:p>1590875420</text:p>
          </table:table-cell>
          <table:table-cell office:value-type="string" calcext:value-type="string">
            <text:p>2020-05-30 18:50: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75420" calcext:value-type="float">
            <text:p>1590875420</text:p>
          </table:table-cell>
          <table:table-cell office:value-type="string" calcext:value-type="string">
            <text:p>2020-05-30 18:50: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75420" calcext:value-type="float">
            <text:p>1590875420</text:p>
          </table:table-cell>
          <table:table-cell office:value-type="string" calcext:value-type="string">
            <text:p>2020-05-30 18:50:2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879019" calcext:value-type="float">
            <text:p>1590879019</text:p>
          </table:table-cell>
          <table:table-cell office:value-type="string" calcext:value-type="string">
            <text:p>2020-05-30 19:50: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79019" calcext:value-type="float">
            <text:p>1590879019</text:p>
          </table:table-cell>
          <table:table-cell office:value-type="string" calcext:value-type="string">
            <text:p>2020-05-30 19:50: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79019" calcext:value-type="float">
            <text:p>1590879019</text:p>
          </table:table-cell>
          <table:table-cell office:value-type="string" calcext:value-type="string">
            <text:p>2020-05-30 19:50: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79019" calcext:value-type="float">
            <text:p>1590879019</text:p>
          </table:table-cell>
          <table:table-cell office:value-type="string" calcext:value-type="string">
            <text:p>2020-05-30 19:50:19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882618" calcext:value-type="float">
            <text:p>1590882618</text:p>
          </table:table-cell>
          <table:table-cell office:value-type="string" calcext:value-type="string">
            <text:p>2020-05-30 20:50: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82618" calcext:value-type="float">
            <text:p>1590882618</text:p>
          </table:table-cell>
          <table:table-cell office:value-type="string" calcext:value-type="string">
            <text:p>2020-05-30 20:50: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82618" calcext:value-type="float">
            <text:p>1590882618</text:p>
          </table:table-cell>
          <table:table-cell office:value-type="string" calcext:value-type="string">
            <text:p>2020-05-30 20:50: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82618" calcext:value-type="float">
            <text:p>1590882618</text:p>
          </table:table-cell>
          <table:table-cell office:value-type="string" calcext:value-type="string">
            <text:p>2020-05-30 20:50:1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886217" calcext:value-type="float">
            <text:p>1590886217</text:p>
          </table:table-cell>
          <table:table-cell office:value-type="string" calcext:value-type="string">
            <text:p>2020-05-30 21:50: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86217" calcext:value-type="float">
            <text:p>1590886217</text:p>
          </table:table-cell>
          <table:table-cell office:value-type="string" calcext:value-type="string">
            <text:p>2020-05-30 21:50: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86217" calcext:value-type="float">
            <text:p>1590886217</text:p>
          </table:table-cell>
          <table:table-cell office:value-type="string" calcext:value-type="string">
            <text:p>2020-05-30 21:50: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86217" calcext:value-type="float">
            <text:p>1590886217</text:p>
          </table:table-cell>
          <table:table-cell office:value-type="string" calcext:value-type="string">
            <text:p>2020-05-30 21:50:1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889816" calcext:value-type="float">
            <text:p>1590889816</text:p>
          </table:table-cell>
          <table:table-cell office:value-type="string" calcext:value-type="string">
            <text:p>2020-05-30 22:50: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89816" calcext:value-type="float">
            <text:p>1590889816</text:p>
          </table:table-cell>
          <table:table-cell office:value-type="string" calcext:value-type="string">
            <text:p>2020-05-30 22:50: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89816" calcext:value-type="float">
            <text:p>1590889816</text:p>
          </table:table-cell>
          <table:table-cell office:value-type="string" calcext:value-type="string">
            <text:p>2020-05-30 22:50: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89816" calcext:value-type="float">
            <text:p>1590889816</text:p>
          </table:table-cell>
          <table:table-cell office:value-type="string" calcext:value-type="string">
            <text:p>2020-05-30 22:50:16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893415" calcext:value-type="float">
            <text:p>1590893415</text:p>
          </table:table-cell>
          <table:table-cell office:value-type="string" calcext:value-type="string">
            <text:p>2020-05-30 23:50: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93415" calcext:value-type="float">
            <text:p>1590893415</text:p>
          </table:table-cell>
          <table:table-cell office:value-type="string" calcext:value-type="string">
            <text:p>2020-05-30 23:50: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93415" calcext:value-type="float">
            <text:p>1590893415</text:p>
          </table:table-cell>
          <table:table-cell office:value-type="string" calcext:value-type="string">
            <text:p>2020-05-30 23:50: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93415" calcext:value-type="float">
            <text:p>1590893415</text:p>
          </table:table-cell>
          <table:table-cell office:value-type="string" calcext:value-type="string">
            <text:p>2020-05-30 23:50:1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897014" calcext:value-type="float">
            <text:p>1590897014</text:p>
          </table:table-cell>
          <table:table-cell office:value-type="string" calcext:value-type="string">
            <text:p>2020-05-31 00:50: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897014" calcext:value-type="float">
            <text:p>1590897014</text:p>
          </table:table-cell>
          <table:table-cell office:value-type="string" calcext:value-type="string">
            <text:p>2020-05-31 00:50: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897014" calcext:value-type="float">
            <text:p>1590897014</text:p>
          </table:table-cell>
          <table:table-cell office:value-type="string" calcext:value-type="string">
            <text:p>2020-05-31 00:50: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897014" calcext:value-type="float">
            <text:p>1590897014</text:p>
          </table:table-cell>
          <table:table-cell office:value-type="string" calcext:value-type="string">
            <text:p>2020-05-31 00:50:1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00613" calcext:value-type="float">
            <text:p>1590900613</text:p>
          </table:table-cell>
          <table:table-cell office:value-type="string" calcext:value-type="string">
            <text:p>2020-05-31 01:50: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00613" calcext:value-type="float">
            <text:p>1590900613</text:p>
          </table:table-cell>
          <table:table-cell office:value-type="string" calcext:value-type="string">
            <text:p>2020-05-31 01:50: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00613" calcext:value-type="float">
            <text:p>1590900613</text:p>
          </table:table-cell>
          <table:table-cell office:value-type="string" calcext:value-type="string">
            <text:p>2020-05-31 01:50: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00613" calcext:value-type="float">
            <text:p>1590900613</text:p>
          </table:table-cell>
          <table:table-cell office:value-type="string" calcext:value-type="string">
            <text:p>2020-05-31 01:50:1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04212" calcext:value-type="float">
            <text:p>1590904212</text:p>
          </table:table-cell>
          <table:table-cell office:value-type="string" calcext:value-type="string">
            <text:p>2020-05-31 02:50: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04212" calcext:value-type="float">
            <text:p>1590904212</text:p>
          </table:table-cell>
          <table:table-cell office:value-type="string" calcext:value-type="string">
            <text:p>2020-05-31 02:50: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04212" calcext:value-type="float">
            <text:p>1590904212</text:p>
          </table:table-cell>
          <table:table-cell office:value-type="string" calcext:value-type="string">
            <text:p>2020-05-31 02:50: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04212" calcext:value-type="float">
            <text:p>1590904212</text:p>
          </table:table-cell>
          <table:table-cell office:value-type="string" calcext:value-type="string">
            <text:p>2020-05-31 02:50:12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07811" calcext:value-type="float">
            <text:p>1590907811</text:p>
          </table:table-cell>
          <table:table-cell office:value-type="string" calcext:value-type="string">
            <text:p>2020-05-31 03:50: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07811" calcext:value-type="float">
            <text:p>1590907811</text:p>
          </table:table-cell>
          <table:table-cell office:value-type="string" calcext:value-type="string">
            <text:p>2020-05-31 03:50: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07811" calcext:value-type="float">
            <text:p>1590907811</text:p>
          </table:table-cell>
          <table:table-cell office:value-type="string" calcext:value-type="string">
            <text:p>2020-05-31 03:50: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07811" calcext:value-type="float">
            <text:p>1590907811</text:p>
          </table:table-cell>
          <table:table-cell office:value-type="string" calcext:value-type="string">
            <text:p>2020-05-31 03:50:11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11410" calcext:value-type="float">
            <text:p>1590911410</text:p>
          </table:table-cell>
          <table:table-cell office:value-type="string" calcext:value-type="string">
            <text:p>2020-05-31 04:50: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11410" calcext:value-type="float">
            <text:p>1590911410</text:p>
          </table:table-cell>
          <table:table-cell office:value-type="string" calcext:value-type="string">
            <text:p>2020-05-31 04:50: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11410" calcext:value-type="float">
            <text:p>1590911410</text:p>
          </table:table-cell>
          <table:table-cell office:value-type="string" calcext:value-type="string">
            <text:p>2020-05-31 04:50: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11410" calcext:value-type="float">
            <text:p>1590911410</text:p>
          </table:table-cell>
          <table:table-cell office:value-type="string" calcext:value-type="string">
            <text:p>2020-05-31 04:50:1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15009" calcext:value-type="float">
            <text:p>1590915009</text:p>
          </table:table-cell>
          <table:table-cell office:value-type="string" calcext:value-type="string">
            <text:p>2020-05-31 05:50: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15009" calcext:value-type="float">
            <text:p>1590915009</text:p>
          </table:table-cell>
          <table:table-cell office:value-type="string" calcext:value-type="string">
            <text:p>2020-05-31 05:50: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15009" calcext:value-type="float">
            <text:p>1590915009</text:p>
          </table:table-cell>
          <table:table-cell office:value-type="string" calcext:value-type="string">
            <text:p>2020-05-31 05:50:0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15009" calcext:value-type="float">
            <text:p>1590915009</text:p>
          </table:table-cell>
          <table:table-cell office:value-type="string" calcext:value-type="string">
            <text:p>2020-05-31 05:50:09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18608" calcext:value-type="float">
            <text:p>1590918608</text:p>
          </table:table-cell>
          <table:table-cell office:value-type="string" calcext:value-type="string">
            <text:p>2020-05-31 06:50: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18608" calcext:value-type="float">
            <text:p>1590918608</text:p>
          </table:table-cell>
          <table:table-cell office:value-type="string" calcext:value-type="string">
            <text:p>2020-05-31 06:50: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18608" calcext:value-type="float">
            <text:p>1590918608</text:p>
          </table:table-cell>
          <table:table-cell office:value-type="string" calcext:value-type="string">
            <text:p>2020-05-31 06:50: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18608" calcext:value-type="float">
            <text:p>1590918608</text:p>
          </table:table-cell>
          <table:table-cell office:value-type="string" calcext:value-type="string">
            <text:p>2020-05-31 06:50:08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22207" calcext:value-type="float">
            <text:p>1590922207</text:p>
          </table:table-cell>
          <table:table-cell office:value-type="string" calcext:value-type="string">
            <text:p>2020-05-31 07:50:0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22207" calcext:value-type="float">
            <text:p>1590922207</text:p>
          </table:table-cell>
          <table:table-cell office:value-type="string" calcext:value-type="string">
            <text:p>2020-05-31 07:50:0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22207" calcext:value-type="float">
            <text:p>1590922207</text:p>
          </table:table-cell>
          <table:table-cell office:value-type="string" calcext:value-type="string">
            <text:p>2020-05-31 07:50: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22207" calcext:value-type="float">
            <text:p>1590922207</text:p>
          </table:table-cell>
          <table:table-cell office:value-type="string" calcext:value-type="string">
            <text:p>2020-05-31 07:50:0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25806" calcext:value-type="float">
            <text:p>1590925806</text:p>
          </table:table-cell>
          <table:table-cell office:value-type="string" calcext:value-type="string">
            <text:p>2020-05-31 08:50: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25806" calcext:value-type="float">
            <text:p>1590925806</text:p>
          </table:table-cell>
          <table:table-cell office:value-type="string" calcext:value-type="string">
            <text:p>2020-05-31 08:50: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25806" calcext:value-type="float">
            <text:p>1590925806</text:p>
          </table:table-cell>
          <table:table-cell office:value-type="string" calcext:value-type="string">
            <text:p>2020-05-31 08:50: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25806" calcext:value-type="float">
            <text:p>1590925806</text:p>
          </table:table-cell>
          <table:table-cell office:value-type="string" calcext:value-type="string">
            <text:p>2020-05-31 08:50:06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29405" calcext:value-type="float">
            <text:p>1590929405</text:p>
          </table:table-cell>
          <table:table-cell office:value-type="string" calcext:value-type="string">
            <text:p>2020-05-31 09:50:0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29405" calcext:value-type="float">
            <text:p>1590929405</text:p>
          </table:table-cell>
          <table:table-cell office:value-type="string" calcext:value-type="string">
            <text:p>2020-05-31 09:50: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29405" calcext:value-type="float">
            <text:p>1590929405</text:p>
          </table:table-cell>
          <table:table-cell office:value-type="string" calcext:value-type="string">
            <text:p>2020-05-31 09:50: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29405" calcext:value-type="float">
            <text:p>1590929405</text:p>
          </table:table-cell>
          <table:table-cell office:value-type="string" calcext:value-type="string">
            <text:p>2020-05-31 09:50:05</text:p>
          </table:table-cell>
          <table:table-cell office:value-type="float" office:value="1" calcext:value-type="float">
            <text:p>1</text:p>
          </table:table-cell>
          <table:table-cell office:value-type="float" office:value="19.9" calcext:value-type="float">
            <text:p>19,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33004" calcext:value-type="float">
            <text:p>1590933004</text:p>
          </table:table-cell>
          <table:table-cell office:value-type="string" calcext:value-type="string">
            <text:p>2020-05-31 10:50: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33004" calcext:value-type="float">
            <text:p>1590933004</text:p>
          </table:table-cell>
          <table:table-cell office:value-type="string" calcext:value-type="string">
            <text:p>2020-05-31 10:50: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33004" calcext:value-type="float">
            <text:p>1590933004</text:p>
          </table:table-cell>
          <table:table-cell office:value-type="string" calcext:value-type="string">
            <text:p>2020-05-31 10:50:0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33004" calcext:value-type="float">
            <text:p>1590933004</text:p>
          </table:table-cell>
          <table:table-cell office:value-type="string" calcext:value-type="string">
            <text:p>2020-05-31 10:50:04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36603" calcext:value-type="float">
            <text:p>1590936603</text:p>
          </table:table-cell>
          <table:table-cell office:value-type="string" calcext:value-type="string">
            <text:p>2020-05-31 11:50: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36603" calcext:value-type="float">
            <text:p>1590936603</text:p>
          </table:table-cell>
          <table:table-cell office:value-type="string" calcext:value-type="string">
            <text:p>2020-05-31 11:50: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36603" calcext:value-type="float">
            <text:p>1590936603</text:p>
          </table:table-cell>
          <table:table-cell office:value-type="string" calcext:value-type="string">
            <text:p>2020-05-31 11:50: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36603" calcext:value-type="float">
            <text:p>1590936603</text:p>
          </table:table-cell>
          <table:table-cell office:value-type="string" calcext:value-type="string">
            <text:p>2020-05-31 11:50:03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40202" calcext:value-type="float">
            <text:p>1590940202</text:p>
          </table:table-cell>
          <table:table-cell office:value-type="string" calcext:value-type="string">
            <text:p>2020-05-31 12:50:0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40202" calcext:value-type="float">
            <text:p>1590940202</text:p>
          </table:table-cell>
          <table:table-cell office:value-type="string" calcext:value-type="string">
            <text:p>2020-05-31 12:50:0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40202" calcext:value-type="float">
            <text:p>1590940202</text:p>
          </table:table-cell>
          <table:table-cell office:value-type="string" calcext:value-type="string">
            <text:p>2020-05-31 12:50: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40202" calcext:value-type="float">
            <text:p>1590940202</text:p>
          </table:table-cell>
          <table:table-cell office:value-type="string" calcext:value-type="string">
            <text:p>2020-05-31 12:50:02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43801" calcext:value-type="float">
            <text:p>1590943801</text:p>
          </table:table-cell>
          <table:table-cell office:value-type="string" calcext:value-type="string">
            <text:p>2020-05-31 13:50:0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43801" calcext:value-type="float">
            <text:p>1590943801</text:p>
          </table:table-cell>
          <table:table-cell office:value-type="string" calcext:value-type="string">
            <text:p>2020-05-31 13:50: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43801" calcext:value-type="float">
            <text:p>1590943801</text:p>
          </table:table-cell>
          <table:table-cell office:value-type="string" calcext:value-type="string">
            <text:p>2020-05-31 13:50: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43801" calcext:value-type="float">
            <text:p>1590943801</text:p>
          </table:table-cell>
          <table:table-cell office:value-type="string" calcext:value-type="string">
            <text:p>2020-05-31 13:50:01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47400" calcext:value-type="float">
            <text:p>1590947400</text:p>
          </table:table-cell>
          <table:table-cell office:value-type="string" calcext:value-type="string">
            <text:p>2020-05-31 14:50: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47400" calcext:value-type="float">
            <text:p>1590947400</text:p>
          </table:table-cell>
          <table:table-cell office:value-type="string" calcext:value-type="string">
            <text:p>2020-05-31 14:50: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47400" calcext:value-type="float">
            <text:p>1590947400</text:p>
          </table:table-cell>
          <table:table-cell office:value-type="string" calcext:value-type="string">
            <text:p>2020-05-31 14:50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47400" calcext:value-type="float">
            <text:p>1590947400</text:p>
          </table:table-cell>
          <table:table-cell office:value-type="string" calcext:value-type="string">
            <text:p>2020-05-31 14:50:0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50999" calcext:value-type="float">
            <text:p>1590950999</text:p>
          </table:table-cell>
          <table:table-cell office:value-type="string" calcext:value-type="string">
            <text:p>2020-05-31 15:49:5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50999" calcext:value-type="float">
            <text:p>1590950999</text:p>
          </table:table-cell>
          <table:table-cell office:value-type="string" calcext:value-type="string">
            <text:p>2020-05-31 15:49:5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50999" calcext:value-type="float">
            <text:p>1590950999</text:p>
          </table:table-cell>
          <table:table-cell office:value-type="string" calcext:value-type="string">
            <text:p>2020-05-31 15:49: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50999" calcext:value-type="float">
            <text:p>1590950999</text:p>
          </table:table-cell>
          <table:table-cell office:value-type="string" calcext:value-type="string">
            <text:p>2020-05-31 15:49:5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54598" calcext:value-type="float">
            <text:p>1590954598</text:p>
          </table:table-cell>
          <table:table-cell office:value-type="string" calcext:value-type="string">
            <text:p>2020-05-31 16:49: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54598" calcext:value-type="float">
            <text:p>1590954598</text:p>
          </table:table-cell>
          <table:table-cell office:value-type="string" calcext:value-type="string">
            <text:p>2020-05-31 16:49: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54598" calcext:value-type="float">
            <text:p>1590954598</text:p>
          </table:table-cell>
          <table:table-cell office:value-type="string" calcext:value-type="string">
            <text:p>2020-05-31 16:49: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54598" calcext:value-type="float">
            <text:p>1590954598</text:p>
          </table:table-cell>
          <table:table-cell office:value-type="string" calcext:value-type="string">
            <text:p>2020-05-31 16:49:5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58197" calcext:value-type="float">
            <text:p>1590958197</text:p>
          </table:table-cell>
          <table:table-cell office:value-type="string" calcext:value-type="string">
            <text:p>2020-05-31 17:49:5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58197" calcext:value-type="float">
            <text:p>1590958197</text:p>
          </table:table-cell>
          <table:table-cell office:value-type="string" calcext:value-type="string">
            <text:p>2020-05-31 17:49: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58197" calcext:value-type="float">
            <text:p>1590958197</text:p>
          </table:table-cell>
          <table:table-cell office:value-type="string" calcext:value-type="string">
            <text:p>2020-05-31 17:49: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58197" calcext:value-type="float">
            <text:p>1590958197</text:p>
          </table:table-cell>
          <table:table-cell office:value-type="string" calcext:value-type="string">
            <text:p>2020-05-31 17:49:5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61796" calcext:value-type="float">
            <text:p>1590961796</text:p>
          </table:table-cell>
          <table:table-cell office:value-type="string" calcext:value-type="string">
            <text:p>2020-05-31 18:49: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61796" calcext:value-type="float">
            <text:p>1590961796</text:p>
          </table:table-cell>
          <table:table-cell office:value-type="string" calcext:value-type="string">
            <text:p>2020-05-31 18:49: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61796" calcext:value-type="float">
            <text:p>1590961796</text:p>
          </table:table-cell>
          <table:table-cell office:value-type="string" calcext:value-type="string">
            <text:p>2020-05-31 18:49: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61796" calcext:value-type="float">
            <text:p>1590961796</text:p>
          </table:table-cell>
          <table:table-cell office:value-type="string" calcext:value-type="string">
            <text:p>2020-05-31 18:49:5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65395" calcext:value-type="float">
            <text:p>1590965395</text:p>
          </table:table-cell>
          <table:table-cell office:value-type="string" calcext:value-type="string">
            <text:p>2020-05-31 19:49:5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65395" calcext:value-type="float">
            <text:p>1590965395</text:p>
          </table:table-cell>
          <table:table-cell office:value-type="string" calcext:value-type="string">
            <text:p>2020-05-31 19:49: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65395" calcext:value-type="float">
            <text:p>1590965395</text:p>
          </table:table-cell>
          <table:table-cell office:value-type="string" calcext:value-type="string">
            <text:p>2020-05-31 19:49:5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65395" calcext:value-type="float">
            <text:p>1590965395</text:p>
          </table:table-cell>
          <table:table-cell office:value-type="string" calcext:value-type="string">
            <text:p>2020-05-31 19:49:55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68994" calcext:value-type="float">
            <text:p>1590968994</text:p>
          </table:table-cell>
          <table:table-cell office:value-type="string" calcext:value-type="string">
            <text:p>2020-05-31 20:49: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68994" calcext:value-type="float">
            <text:p>1590968994</text:p>
          </table:table-cell>
          <table:table-cell office:value-type="string" calcext:value-type="string">
            <text:p>2020-05-31 20:49: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68994" calcext:value-type="float">
            <text:p>1590968994</text:p>
          </table:table-cell>
          <table:table-cell office:value-type="string" calcext:value-type="string">
            <text:p>2020-05-31 20:49: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68994" calcext:value-type="float">
            <text:p>1590968994</text:p>
          </table:table-cell>
          <table:table-cell office:value-type="string" calcext:value-type="string">
            <text:p>2020-05-31 20:49:54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72593" calcext:value-type="float">
            <text:p>1590972593</text:p>
          </table:table-cell>
          <table:table-cell office:value-type="string" calcext:value-type="string">
            <text:p>2020-05-31 21:49:5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72593" calcext:value-type="float">
            <text:p>1590972593</text:p>
          </table:table-cell>
          <table:table-cell office:value-type="string" calcext:value-type="string">
            <text:p>2020-05-31 21:49:5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72593" calcext:value-type="float">
            <text:p>1590972593</text:p>
          </table:table-cell>
          <table:table-cell office:value-type="string" calcext:value-type="string">
            <text:p>2020-05-31 21:49: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72593" calcext:value-type="float">
            <text:p>1590972593</text:p>
          </table:table-cell>
          <table:table-cell office:value-type="string" calcext:value-type="string">
            <text:p>2020-05-31 21:49:53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76192" calcext:value-type="float">
            <text:p>1590976192</text:p>
          </table:table-cell>
          <table:table-cell office:value-type="string" calcext:value-type="string">
            <text:p>2020-05-31 22:49: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76192" calcext:value-type="float">
            <text:p>1590976192</text:p>
          </table:table-cell>
          <table:table-cell office:value-type="string" calcext:value-type="string">
            <text:p>2020-05-31 22:49: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76192" calcext:value-type="float">
            <text:p>1590976192</text:p>
          </table:table-cell>
          <table:table-cell office:value-type="string" calcext:value-type="string">
            <text:p>2020-05-31 22:49: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76192" calcext:value-type="float">
            <text:p>1590976192</text:p>
          </table:table-cell>
          <table:table-cell office:value-type="string" calcext:value-type="string">
            <text:p>2020-05-31 22:49:52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79791" calcext:value-type="float">
            <text:p>1590979791</text:p>
          </table:table-cell>
          <table:table-cell office:value-type="string" calcext:value-type="string">
            <text:p>2020-05-31 23:49:5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79791" calcext:value-type="float">
            <text:p>1590979791</text:p>
          </table:table-cell>
          <table:table-cell office:value-type="string" calcext:value-type="string">
            <text:p>2020-05-31 23:49: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79791" calcext:value-type="float">
            <text:p>1590979791</text:p>
          </table:table-cell>
          <table:table-cell office:value-type="string" calcext:value-type="string">
            <text:p>2020-05-31 23:49:5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79791" calcext:value-type="float">
            <text:p>1590979791</text:p>
          </table:table-cell>
          <table:table-cell office:value-type="string" calcext:value-type="string">
            <text:p>2020-05-31 23:49:51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83390" calcext:value-type="float">
            <text:p>1590983390</text:p>
          </table:table-cell>
          <table:table-cell office:value-type="string" calcext:value-type="string">
            <text:p>2020-06-01 00:49: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83390" calcext:value-type="float">
            <text:p>1590983390</text:p>
          </table:table-cell>
          <table:table-cell office:value-type="string" calcext:value-type="string">
            <text:p>2020-06-01 00:49:5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83390" calcext:value-type="float">
            <text:p>1590983390</text:p>
          </table:table-cell>
          <table:table-cell office:value-type="string" calcext:value-type="string">
            <text:p>2020-06-01 00:49: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83390" calcext:value-type="float">
            <text:p>1590983390</text:p>
          </table:table-cell>
          <table:table-cell office:value-type="string" calcext:value-type="string">
            <text:p>2020-06-01 00:49:50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86989" calcext:value-type="float">
            <text:p>1590986989</text:p>
          </table:table-cell>
          <table:table-cell office:value-type="string" calcext:value-type="string">
            <text:p>2020-06-01 01:49:4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86989" calcext:value-type="float">
            <text:p>1590986989</text:p>
          </table:table-cell>
          <table:table-cell office:value-type="string" calcext:value-type="string">
            <text:p>2020-06-01 01:49:4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86989" calcext:value-type="float">
            <text:p>1590986989</text:p>
          </table:table-cell>
          <table:table-cell office:value-type="string" calcext:value-type="string">
            <text:p>2020-06-01 01:49: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86989" calcext:value-type="float">
            <text:p>1590986989</text:p>
          </table:table-cell>
          <table:table-cell office:value-type="string" calcext:value-type="string">
            <text:p>2020-06-01 01:49:4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0990588" calcext:value-type="float">
            <text:p>1590990588</text:p>
          </table:table-cell>
          <table:table-cell office:value-type="string" calcext:value-type="string">
            <text:p>2020-06-01 02:49: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90588" calcext:value-type="float">
            <text:p>1590990588</text:p>
          </table:table-cell>
          <table:table-cell office:value-type="string" calcext:value-type="string">
            <text:p>2020-06-01 02:49: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90588" calcext:value-type="float">
            <text:p>1590990588</text:p>
          </table:table-cell>
          <table:table-cell office:value-type="string" calcext:value-type="string">
            <text:p>2020-06-01 02:49: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90588" calcext:value-type="float">
            <text:p>1590990588</text:p>
          </table:table-cell>
          <table:table-cell office:value-type="string" calcext:value-type="string">
            <text:p>2020-06-01 02:49:48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94187" calcext:value-type="float">
            <text:p>1590994187</text:p>
          </table:table-cell>
          <table:table-cell office:value-type="string" calcext:value-type="string">
            <text:p>2020-06-01 03:49:4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94187" calcext:value-type="float">
            <text:p>1590994187</text:p>
          </table:table-cell>
          <table:table-cell office:value-type="string" calcext:value-type="string">
            <text:p>2020-06-01 03:49:4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94187" calcext:value-type="float">
            <text:p>1590994187</text:p>
          </table:table-cell>
          <table:table-cell office:value-type="string" calcext:value-type="string">
            <text:p>2020-06-01 03:49:4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94187" calcext:value-type="float">
            <text:p>1590994187</text:p>
          </table:table-cell>
          <table:table-cell office:value-type="string" calcext:value-type="string">
            <text:p>2020-06-01 03:49:47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0997786" calcext:value-type="float">
            <text:p>1590997786</text:p>
          </table:table-cell>
          <table:table-cell office:value-type="string" calcext:value-type="string">
            <text:p>2020-06-01 04:49: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0997786" calcext:value-type="float">
            <text:p>1590997786</text:p>
          </table:table-cell>
          <table:table-cell office:value-type="string" calcext:value-type="string">
            <text:p>2020-06-01 04:49: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0997786" calcext:value-type="float">
            <text:p>1590997786</text:p>
          </table:table-cell>
          <table:table-cell office:value-type="string" calcext:value-type="string">
            <text:p>2020-06-01 04:49: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0997786" calcext:value-type="float">
            <text:p>1590997786</text:p>
          </table:table-cell>
          <table:table-cell office:value-type="string" calcext:value-type="string">
            <text:p>2020-06-01 04:49:46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001385" calcext:value-type="float">
            <text:p>1591001385</text:p>
          </table:table-cell>
          <table:table-cell office:value-type="string" calcext:value-type="string">
            <text:p>2020-06-01 05:49:4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01385" calcext:value-type="float">
            <text:p>1591001385</text:p>
          </table:table-cell>
          <table:table-cell office:value-type="string" calcext:value-type="string">
            <text:p>2020-06-01 05:49:4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01385" calcext:value-type="float">
            <text:p>1591001385</text:p>
          </table:table-cell>
          <table:table-cell office:value-type="string" calcext:value-type="string">
            <text:p>2020-06-01 05:49: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01385" calcext:value-type="float">
            <text:p>1591001385</text:p>
          </table:table-cell>
          <table:table-cell office:value-type="string" calcext:value-type="string">
            <text:p>2020-06-01 05:49:45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004984" calcext:value-type="float">
            <text:p>1591004984</text:p>
          </table:table-cell>
          <table:table-cell office:value-type="string" calcext:value-type="string">
            <text:p>2020-06-01 06:49: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04984" calcext:value-type="float">
            <text:p>1591004984</text:p>
          </table:table-cell>
          <table:table-cell office:value-type="string" calcext:value-type="string">
            <text:p>2020-06-01 06:49: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04984" calcext:value-type="float">
            <text:p>1591004984</text:p>
          </table:table-cell>
          <table:table-cell office:value-type="string" calcext:value-type="string">
            <text:p>2020-06-01 06:49: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04984" calcext:value-type="float">
            <text:p>1591004984</text:p>
          </table:table-cell>
          <table:table-cell office:value-type="string" calcext:value-type="string">
            <text:p>2020-06-01 06:49:44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008583" calcext:value-type="float">
            <text:p>1591008583</text:p>
          </table:table-cell>
          <table:table-cell office:value-type="string" calcext:value-type="string">
            <text:p>2020-06-01 07:49: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08583" calcext:value-type="float">
            <text:p>1591008583</text:p>
          </table:table-cell>
          <table:table-cell office:value-type="string" calcext:value-type="string">
            <text:p>2020-06-01 07:49:4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08583" calcext:value-type="float">
            <text:p>1591008583</text:p>
          </table:table-cell>
          <table:table-cell office:value-type="string" calcext:value-type="string">
            <text:p>2020-06-01 07:49: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08583" calcext:value-type="float">
            <text:p>1591008583</text:p>
          </table:table-cell>
          <table:table-cell office:value-type="string" calcext:value-type="string">
            <text:p>2020-06-01 07:49:43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012182" calcext:value-type="float">
            <text:p>1591012182</text:p>
          </table:table-cell>
          <table:table-cell office:value-type="string" calcext:value-type="string">
            <text:p>2020-06-01 08:49: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12182" calcext:value-type="float">
            <text:p>1591012182</text:p>
          </table:table-cell>
          <table:table-cell office:value-type="string" calcext:value-type="string">
            <text:p>2020-06-01 08:49: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12182" calcext:value-type="float">
            <text:p>1591012182</text:p>
          </table:table-cell>
          <table:table-cell office:value-type="string" calcext:value-type="string">
            <text:p>2020-06-01 08:49:4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12182" calcext:value-type="float">
            <text:p>1591012182</text:p>
          </table:table-cell>
          <table:table-cell office:value-type="string" calcext:value-type="string">
            <text:p>2020-06-01 08:49:4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015781" calcext:value-type="float">
            <text:p>1591015781</text:p>
          </table:table-cell>
          <table:table-cell office:value-type="string" calcext:value-type="string">
            <text:p>2020-06-01 09:49:4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15781" calcext:value-type="float">
            <text:p>1591015781</text:p>
          </table:table-cell>
          <table:table-cell office:value-type="string" calcext:value-type="string">
            <text:p>2020-06-01 09:49:4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15781" calcext:value-type="float">
            <text:p>1591015781</text:p>
          </table:table-cell>
          <table:table-cell office:value-type="string" calcext:value-type="string">
            <text:p>2020-06-01 09:49:4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15781" calcext:value-type="float">
            <text:p>1591015781</text:p>
          </table:table-cell>
          <table:table-cell office:value-type="string" calcext:value-type="string">
            <text:p>2020-06-01 09:49:41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019380" calcext:value-type="float">
            <text:p>1591019380</text:p>
          </table:table-cell>
          <table:table-cell office:value-type="string" calcext:value-type="string">
            <text:p>2020-06-01 10:49: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19380" calcext:value-type="float">
            <text:p>1591019380</text:p>
          </table:table-cell>
          <table:table-cell office:value-type="string" calcext:value-type="string">
            <text:p>2020-06-01 10:49: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19380" calcext:value-type="float">
            <text:p>1591019380</text:p>
          </table:table-cell>
          <table:table-cell office:value-type="string" calcext:value-type="string">
            <text:p>2020-06-01 10:49: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19380" calcext:value-type="float">
            <text:p>1591019380</text:p>
          </table:table-cell>
          <table:table-cell office:value-type="string" calcext:value-type="string">
            <text:p>2020-06-01 10:49:40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022979" calcext:value-type="float">
            <text:p>1591022979</text:p>
          </table:table-cell>
          <table:table-cell office:value-type="string" calcext:value-type="string">
            <text:p>2020-06-01 11:49:3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22979" calcext:value-type="float">
            <text:p>1591022979</text:p>
          </table:table-cell>
          <table:table-cell office:value-type="string" calcext:value-type="string">
            <text:p>2020-06-01 11:49: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22979" calcext:value-type="float">
            <text:p>1591022979</text:p>
          </table:table-cell>
          <table:table-cell office:value-type="string" calcext:value-type="string">
            <text:p>2020-06-01 11:49: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22979" calcext:value-type="float">
            <text:p>1591022979</text:p>
          </table:table-cell>
          <table:table-cell office:value-type="string" calcext:value-type="string">
            <text:p>2020-06-01 11:49:39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026578" calcext:value-type="float">
            <text:p>1591026578</text:p>
          </table:table-cell>
          <table:table-cell office:value-type="string" calcext:value-type="string">
            <text:p>2020-06-01 12:49: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26578" calcext:value-type="float">
            <text:p>1591026578</text:p>
          </table:table-cell>
          <table:table-cell office:value-type="string" calcext:value-type="string">
            <text:p>2020-06-01 12:49: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26578" calcext:value-type="float">
            <text:p>1591026578</text:p>
          </table:table-cell>
          <table:table-cell office:value-type="string" calcext:value-type="string">
            <text:p>2020-06-01 12:49: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26578" calcext:value-type="float">
            <text:p>1591026578</text:p>
          </table:table-cell>
          <table:table-cell office:value-type="string" calcext:value-type="string">
            <text:p>2020-06-01 12:49:38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030177" calcext:value-type="float">
            <text:p>1591030177</text:p>
          </table:table-cell>
          <table:table-cell office:value-type="string" calcext:value-type="string">
            <text:p>2020-06-01 13:49: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30177" calcext:value-type="float">
            <text:p>1591030177</text:p>
          </table:table-cell>
          <table:table-cell office:value-type="string" calcext:value-type="string">
            <text:p>2020-06-01 13:49: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30177" calcext:value-type="float">
            <text:p>1591030177</text:p>
          </table:table-cell>
          <table:table-cell office:value-type="string" calcext:value-type="string">
            <text:p>2020-06-01 13:49:3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30177" calcext:value-type="float">
            <text:p>1591030177</text:p>
          </table:table-cell>
          <table:table-cell office:value-type="string" calcext:value-type="string">
            <text:p>2020-06-01 13:49:37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033776" calcext:value-type="float">
            <text:p>1591033776</text:p>
          </table:table-cell>
          <table:table-cell office:value-type="string" calcext:value-type="string">
            <text:p>2020-06-01 14:49: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33776" calcext:value-type="float">
            <text:p>1591033776</text:p>
          </table:table-cell>
          <table:table-cell office:value-type="string" calcext:value-type="string">
            <text:p>2020-06-01 14:49: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33776" calcext:value-type="float">
            <text:p>1591033776</text:p>
          </table:table-cell>
          <table:table-cell office:value-type="string" calcext:value-type="string">
            <text:p>2020-06-01 14:49: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33776" calcext:value-type="float">
            <text:p>1591033776</text:p>
          </table:table-cell>
          <table:table-cell office:value-type="string" calcext:value-type="string">
            <text:p>2020-06-01 14:49:36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037375" calcext:value-type="float">
            <text:p>1591037375</text:p>
          </table:table-cell>
          <table:table-cell office:value-type="string" calcext:value-type="string">
            <text:p>2020-06-01 15:49:3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37375" calcext:value-type="float">
            <text:p>1591037375</text:p>
          </table:table-cell>
          <table:table-cell office:value-type="string" calcext:value-type="string">
            <text:p>2020-06-01 15:49:3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37375" calcext:value-type="float">
            <text:p>1591037375</text:p>
          </table:table-cell>
          <table:table-cell office:value-type="string" calcext:value-type="string">
            <text:p>2020-06-01 15:49:3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37375" calcext:value-type="float">
            <text:p>1591037375</text:p>
          </table:table-cell>
          <table:table-cell office:value-type="string" calcext:value-type="string">
            <text:p>2020-06-01 15:49:35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040974" calcext:value-type="float">
            <text:p>1591040974</text:p>
          </table:table-cell>
          <table:table-cell office:value-type="string" calcext:value-type="string">
            <text:p>2020-06-01 16:49: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40974" calcext:value-type="float">
            <text:p>1591040974</text:p>
          </table:table-cell>
          <table:table-cell office:value-type="string" calcext:value-type="string">
            <text:p>2020-06-01 16:49: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40974" calcext:value-type="float">
            <text:p>1591040974</text:p>
          </table:table-cell>
          <table:table-cell office:value-type="string" calcext:value-type="string">
            <text:p>2020-06-01 16:49: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40974" calcext:value-type="float">
            <text:p>1591040974</text:p>
          </table:table-cell>
          <table:table-cell office:value-type="string" calcext:value-type="string">
            <text:p>2020-06-01 16:49:34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044573" calcext:value-type="float">
            <text:p>1591044573</text:p>
          </table:table-cell>
          <table:table-cell office:value-type="string" calcext:value-type="string">
            <text:p>2020-06-01 17:49:3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44573" calcext:value-type="float">
            <text:p>1591044573</text:p>
          </table:table-cell>
          <table:table-cell office:value-type="string" calcext:value-type="string">
            <text:p>2020-06-01 17:49:3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44573" calcext:value-type="float">
            <text:p>1591044573</text:p>
          </table:table-cell>
          <table:table-cell office:value-type="string" calcext:value-type="string">
            <text:p>2020-06-01 17:49:3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44573" calcext:value-type="float">
            <text:p>1591044573</text:p>
          </table:table-cell>
          <table:table-cell office:value-type="string" calcext:value-type="string">
            <text:p>2020-06-01 17:49:33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048172" calcext:value-type="float">
            <text:p>1591048172</text:p>
          </table:table-cell>
          <table:table-cell office:value-type="string" calcext:value-type="string">
            <text:p>2020-06-01 18:49: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48172" calcext:value-type="float">
            <text:p>1591048172</text:p>
          </table:table-cell>
          <table:table-cell office:value-type="string" calcext:value-type="string">
            <text:p>2020-06-01 18:49: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48172" calcext:value-type="float">
            <text:p>1591048172</text:p>
          </table:table-cell>
          <table:table-cell office:value-type="string" calcext:value-type="string">
            <text:p>2020-06-01 18:49:3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48172" calcext:value-type="float">
            <text:p>1591048172</text:p>
          </table:table-cell>
          <table:table-cell office:value-type="string" calcext:value-type="string">
            <text:p>2020-06-01 18:49:32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051771" calcext:value-type="float">
            <text:p>1591051771</text:p>
          </table:table-cell>
          <table:table-cell office:value-type="string" calcext:value-type="string">
            <text:p>2020-06-01 19:49:3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51771" calcext:value-type="float">
            <text:p>1591051771</text:p>
          </table:table-cell>
          <table:table-cell office:value-type="string" calcext:value-type="string">
            <text:p>2020-06-01 19:49:3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51771" calcext:value-type="float">
            <text:p>1591051771</text:p>
          </table:table-cell>
          <table:table-cell office:value-type="string" calcext:value-type="string">
            <text:p>2020-06-01 19:49: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51771" calcext:value-type="float">
            <text:p>1591051771</text:p>
          </table:table-cell>
          <table:table-cell office:value-type="string" calcext:value-type="string">
            <text:p>2020-06-01 19:49:31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055370" calcext:value-type="float">
            <text:p>1591055370</text:p>
          </table:table-cell>
          <table:table-cell office:value-type="string" calcext:value-type="string">
            <text:p>2020-06-01 20:49: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55370" calcext:value-type="float">
            <text:p>1591055370</text:p>
          </table:table-cell>
          <table:table-cell office:value-type="string" calcext:value-type="string">
            <text:p>2020-06-01 20:49: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55370" calcext:value-type="float">
            <text:p>1591055370</text:p>
          </table:table-cell>
          <table:table-cell office:value-type="string" calcext:value-type="string">
            <text:p>2020-06-01 20:49:3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55370" calcext:value-type="float">
            <text:p>1591055370</text:p>
          </table:table-cell>
          <table:table-cell office:value-type="string" calcext:value-type="string">
            <text:p>2020-06-01 20:49:30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058969" calcext:value-type="float">
            <text:p>1591058969</text:p>
          </table:table-cell>
          <table:table-cell office:value-type="string" calcext:value-type="string">
            <text:p>2020-06-01 21:49:2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58969" calcext:value-type="float">
            <text:p>1591058969</text:p>
          </table:table-cell>
          <table:table-cell office:value-type="string" calcext:value-type="string">
            <text:p>2020-06-01 21:49:2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58969" calcext:value-type="float">
            <text:p>1591058969</text:p>
          </table:table-cell>
          <table:table-cell office:value-type="string" calcext:value-type="string">
            <text:p>2020-06-01 21:49: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58969" calcext:value-type="float">
            <text:p>1591058969</text:p>
          </table:table-cell>
          <table:table-cell office:value-type="string" calcext:value-type="string">
            <text:p>2020-06-01 21:49:29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062568" calcext:value-type="float">
            <text:p>1591062568</text:p>
          </table:table-cell>
          <table:table-cell office:value-type="string" calcext:value-type="string">
            <text:p>2020-06-01 22:49: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62568" calcext:value-type="float">
            <text:p>1591062568</text:p>
          </table:table-cell>
          <table:table-cell office:value-type="string" calcext:value-type="string">
            <text:p>2020-06-01 22:49: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62568" calcext:value-type="float">
            <text:p>1591062568</text:p>
          </table:table-cell>
          <table:table-cell office:value-type="string" calcext:value-type="string">
            <text:p>2020-06-01 22:49: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62568" calcext:value-type="float">
            <text:p>1591062568</text:p>
          </table:table-cell>
          <table:table-cell office:value-type="string" calcext:value-type="string">
            <text:p>2020-06-01 22:49:28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066167" calcext:value-type="float">
            <text:p>1591066167</text:p>
          </table:table-cell>
          <table:table-cell office:value-type="string" calcext:value-type="string">
            <text:p>2020-06-01 23:49: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66167" calcext:value-type="float">
            <text:p>1591066167</text:p>
          </table:table-cell>
          <table:table-cell office:value-type="string" calcext:value-type="string">
            <text:p>2020-06-01 23:49: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66167" calcext:value-type="float">
            <text:p>1591066167</text:p>
          </table:table-cell>
          <table:table-cell office:value-type="string" calcext:value-type="string">
            <text:p>2020-06-01 23:49:2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66167" calcext:value-type="float">
            <text:p>1591066167</text:p>
          </table:table-cell>
          <table:table-cell office:value-type="string" calcext:value-type="string">
            <text:p>2020-06-01 23:49:27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069766" calcext:value-type="float">
            <text:p>1591069766</text:p>
          </table:table-cell>
          <table:table-cell office:value-type="string" calcext:value-type="string">
            <text:p>2020-06-02 00:49: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69766" calcext:value-type="float">
            <text:p>1591069766</text:p>
          </table:table-cell>
          <table:table-cell office:value-type="string" calcext:value-type="string">
            <text:p>2020-06-02 00:49: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69766" calcext:value-type="float">
            <text:p>1591069766</text:p>
          </table:table-cell>
          <table:table-cell office:value-type="string" calcext:value-type="string">
            <text:p>2020-06-02 00:49: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69766" calcext:value-type="float">
            <text:p>1591069766</text:p>
          </table:table-cell>
          <table:table-cell office:value-type="string" calcext:value-type="string">
            <text:p>2020-06-02 00:49:26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073365" calcext:value-type="float">
            <text:p>1591073365</text:p>
          </table:table-cell>
          <table:table-cell office:value-type="string" calcext:value-type="string">
            <text:p>2020-06-02 01:49: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73365" calcext:value-type="float">
            <text:p>1591073365</text:p>
          </table:table-cell>
          <table:table-cell office:value-type="string" calcext:value-type="string">
            <text:p>2020-06-02 01:49: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73365" calcext:value-type="float">
            <text:p>1591073365</text:p>
          </table:table-cell>
          <table:table-cell office:value-type="string" calcext:value-type="string">
            <text:p>2020-06-02 01:49: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73365" calcext:value-type="float">
            <text:p>1591073365</text:p>
          </table:table-cell>
          <table:table-cell office:value-type="string" calcext:value-type="string">
            <text:p>2020-06-02 01:49:2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076964" calcext:value-type="float">
            <text:p>1591076964</text:p>
          </table:table-cell>
          <table:table-cell office:value-type="string" calcext:value-type="string">
            <text:p>2020-06-02 02:49: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76964" calcext:value-type="float">
            <text:p>1591076964</text:p>
          </table:table-cell>
          <table:table-cell office:value-type="string" calcext:value-type="string">
            <text:p>2020-06-02 02:49: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76964" calcext:value-type="float">
            <text:p>1591076964</text:p>
          </table:table-cell>
          <table:table-cell office:value-type="string" calcext:value-type="string">
            <text:p>2020-06-02 02:49: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76964" calcext:value-type="float">
            <text:p>1591076964</text:p>
          </table:table-cell>
          <table:table-cell office:value-type="string" calcext:value-type="string">
            <text:p>2020-06-02 02:49:24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080563" calcext:value-type="float">
            <text:p>1591080563</text:p>
          </table:table-cell>
          <table:table-cell office:value-type="string" calcext:value-type="string">
            <text:p>2020-06-02 03:49: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80563" calcext:value-type="float">
            <text:p>1591080563</text:p>
          </table:table-cell>
          <table:table-cell office:value-type="string" calcext:value-type="string">
            <text:p>2020-06-02 03:49: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80563" calcext:value-type="float">
            <text:p>1591080563</text:p>
          </table:table-cell>
          <table:table-cell office:value-type="string" calcext:value-type="string">
            <text:p>2020-06-02 03:49: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80563" calcext:value-type="float">
            <text:p>1591080563</text:p>
          </table:table-cell>
          <table:table-cell office:value-type="string" calcext:value-type="string">
            <text:p>2020-06-02 03:49:23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084162" calcext:value-type="float">
            <text:p>1591084162</text:p>
          </table:table-cell>
          <table:table-cell office:value-type="string" calcext:value-type="string">
            <text:p>2020-06-02 04:49: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84162" calcext:value-type="float">
            <text:p>1591084162</text:p>
          </table:table-cell>
          <table:table-cell office:value-type="string" calcext:value-type="string">
            <text:p>2020-06-02 04:49: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84162" calcext:value-type="float">
            <text:p>1591084162</text:p>
          </table:table-cell>
          <table:table-cell office:value-type="string" calcext:value-type="string">
            <text:p>2020-06-02 04:49: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84162" calcext:value-type="float">
            <text:p>1591084162</text:p>
          </table:table-cell>
          <table:table-cell office:value-type="string" calcext:value-type="string">
            <text:p>2020-06-02 04:49:22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087761" calcext:value-type="float">
            <text:p>1591087761</text:p>
          </table:table-cell>
          <table:table-cell office:value-type="string" calcext:value-type="string">
            <text:p>2020-06-02 05:49: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87761" calcext:value-type="float">
            <text:p>1591087761</text:p>
          </table:table-cell>
          <table:table-cell office:value-type="string" calcext:value-type="string">
            <text:p>2020-06-02 05:49: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87761" calcext:value-type="float">
            <text:p>1591087761</text:p>
          </table:table-cell>
          <table:table-cell office:value-type="string" calcext:value-type="string">
            <text:p>2020-06-02 05:49: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87761" calcext:value-type="float">
            <text:p>1591087761</text:p>
          </table:table-cell>
          <table:table-cell office:value-type="string" calcext:value-type="string">
            <text:p>2020-06-02 05:49:21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091360" calcext:value-type="float">
            <text:p>1591091360</text:p>
          </table:table-cell>
          <table:table-cell office:value-type="string" calcext:value-type="string">
            <text:p>2020-06-02 06:49: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91360" calcext:value-type="float">
            <text:p>1591091360</text:p>
          </table:table-cell>
          <table:table-cell office:value-type="string" calcext:value-type="string">
            <text:p>2020-06-02 06:49: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91360" calcext:value-type="float">
            <text:p>1591091360</text:p>
          </table:table-cell>
          <table:table-cell office:value-type="string" calcext:value-type="string">
            <text:p>2020-06-02 06:49: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91360" calcext:value-type="float">
            <text:p>1591091360</text:p>
          </table:table-cell>
          <table:table-cell office:value-type="string" calcext:value-type="string">
            <text:p>2020-06-02 06:49:20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,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91094959" calcext:value-type="float">
            <text:p>1591094959</text:p>
          </table:table-cell>
          <table:table-cell office:value-type="string" calcext:value-type="string">
            <text:p>2020-06-02 07:49: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94959" calcext:value-type="float">
            <text:p>1591094959</text:p>
          </table:table-cell>
          <table:table-cell office:value-type="string" calcext:value-type="string">
            <text:p>2020-06-02 07:49: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94959" calcext:value-type="float">
            <text:p>1591094959</text:p>
          </table:table-cell>
          <table:table-cell office:value-type="string" calcext:value-type="string">
            <text:p>2020-06-02 07:49: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94959" calcext:value-type="float">
            <text:p>1591094959</text:p>
          </table:table-cell>
          <table:table-cell office:value-type="string" calcext:value-type="string">
            <text:p>2020-06-02 07:49:19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098558" calcext:value-type="float">
            <text:p>1591098558</text:p>
          </table:table-cell>
          <table:table-cell office:value-type="string" calcext:value-type="string">
            <text:p>2020-06-02 08:49: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098558" calcext:value-type="float">
            <text:p>1591098558</text:p>
          </table:table-cell>
          <table:table-cell office:value-type="string" calcext:value-type="string">
            <text:p>2020-06-02 08:49: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098558" calcext:value-type="float">
            <text:p>1591098558</text:p>
          </table:table-cell>
          <table:table-cell office:value-type="string" calcext:value-type="string">
            <text:p>2020-06-02 08:49: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098558" calcext:value-type="float">
            <text:p>1591098558</text:p>
          </table:table-cell>
          <table:table-cell office:value-type="string" calcext:value-type="string">
            <text:p>2020-06-02 08:49:18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02157" calcext:value-type="float">
            <text:p>1591102157</text:p>
          </table:table-cell>
          <table:table-cell office:value-type="string" calcext:value-type="string">
            <text:p>2020-06-02 09:49: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02157" calcext:value-type="float">
            <text:p>1591102157</text:p>
          </table:table-cell>
          <table:table-cell office:value-type="string" calcext:value-type="string">
            <text:p>2020-06-02 09:49: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02157" calcext:value-type="float">
            <text:p>1591102157</text:p>
          </table:table-cell>
          <table:table-cell office:value-type="string" calcext:value-type="string">
            <text:p>2020-06-02 09:49: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02157" calcext:value-type="float">
            <text:p>1591102157</text:p>
          </table:table-cell>
          <table:table-cell office:value-type="string" calcext:value-type="string">
            <text:p>2020-06-02 09:49:1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05756" calcext:value-type="float">
            <text:p>1591105756</text:p>
          </table:table-cell>
          <table:table-cell office:value-type="string" calcext:value-type="string">
            <text:p>2020-06-02 10:49: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05756" calcext:value-type="float">
            <text:p>1591105756</text:p>
          </table:table-cell>
          <table:table-cell office:value-type="string" calcext:value-type="string">
            <text:p>2020-06-02 10:49: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05756" calcext:value-type="float">
            <text:p>1591105756</text:p>
          </table:table-cell>
          <table:table-cell office:value-type="string" calcext:value-type="string">
            <text:p>2020-06-02 10:49: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05756" calcext:value-type="float">
            <text:p>1591105756</text:p>
          </table:table-cell>
          <table:table-cell office:value-type="string" calcext:value-type="string">
            <text:p>2020-06-02 10:49:1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09355" calcext:value-type="float">
            <text:p>1591109355</text:p>
          </table:table-cell>
          <table:table-cell office:value-type="string" calcext:value-type="string">
            <text:p>2020-06-02 11:49: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09355" calcext:value-type="float">
            <text:p>1591109355</text:p>
          </table:table-cell>
          <table:table-cell office:value-type="string" calcext:value-type="string">
            <text:p>2020-06-02 11:49: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09355" calcext:value-type="float">
            <text:p>1591109355</text:p>
          </table:table-cell>
          <table:table-cell office:value-type="string" calcext:value-type="string">
            <text:p>2020-06-02 11:49: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09355" calcext:value-type="float">
            <text:p>1591109355</text:p>
          </table:table-cell>
          <table:table-cell office:value-type="string" calcext:value-type="string">
            <text:p>2020-06-02 11:49:1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12954" calcext:value-type="float">
            <text:p>1591112954</text:p>
          </table:table-cell>
          <table:table-cell office:value-type="string" calcext:value-type="string">
            <text:p>2020-06-02 12:49: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12954" calcext:value-type="float">
            <text:p>1591112954</text:p>
          </table:table-cell>
          <table:table-cell office:value-type="string" calcext:value-type="string">
            <text:p>2020-06-02 12:49: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12954" calcext:value-type="float">
            <text:p>1591112954</text:p>
          </table:table-cell>
          <table:table-cell office:value-type="string" calcext:value-type="string">
            <text:p>2020-06-02 12:49: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12954" calcext:value-type="float">
            <text:p>1591112954</text:p>
          </table:table-cell>
          <table:table-cell office:value-type="string" calcext:value-type="string">
            <text:p>2020-06-02 12:49:1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16553" calcext:value-type="float">
            <text:p>1591116553</text:p>
          </table:table-cell>
          <table:table-cell office:value-type="string" calcext:value-type="string">
            <text:p>2020-06-02 13:49: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16553" calcext:value-type="float">
            <text:p>1591116553</text:p>
          </table:table-cell>
          <table:table-cell office:value-type="string" calcext:value-type="string">
            <text:p>2020-06-02 13:49: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16553" calcext:value-type="float">
            <text:p>1591116553</text:p>
          </table:table-cell>
          <table:table-cell office:value-type="string" calcext:value-type="string">
            <text:p>2020-06-02 13:49: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16553" calcext:value-type="float">
            <text:p>1591116553</text:p>
          </table:table-cell>
          <table:table-cell office:value-type="string" calcext:value-type="string">
            <text:p>2020-06-02 13:49:1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20152" calcext:value-type="float">
            <text:p>1591120152</text:p>
          </table:table-cell>
          <table:table-cell office:value-type="string" calcext:value-type="string">
            <text:p>2020-06-02 14:49: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20152" calcext:value-type="float">
            <text:p>1591120152</text:p>
          </table:table-cell>
          <table:table-cell office:value-type="string" calcext:value-type="string">
            <text:p>2020-06-02 14:49: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20152" calcext:value-type="float">
            <text:p>1591120152</text:p>
          </table:table-cell>
          <table:table-cell office:value-type="string" calcext:value-type="string">
            <text:p>2020-06-02 14:49: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20152" calcext:value-type="float">
            <text:p>1591120152</text:p>
          </table:table-cell>
          <table:table-cell office:value-type="string" calcext:value-type="string">
            <text:p>2020-06-02 14:49:1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23751" calcext:value-type="float">
            <text:p>1591123751</text:p>
          </table:table-cell>
          <table:table-cell office:value-type="string" calcext:value-type="string">
            <text:p>2020-06-02 15:49: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23751" calcext:value-type="float">
            <text:p>1591123751</text:p>
          </table:table-cell>
          <table:table-cell office:value-type="string" calcext:value-type="string">
            <text:p>2020-06-02 15:49: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23751" calcext:value-type="float">
            <text:p>1591123751</text:p>
          </table:table-cell>
          <table:table-cell office:value-type="string" calcext:value-type="string">
            <text:p>2020-06-02 15:49: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23751" calcext:value-type="float">
            <text:p>1591123751</text:p>
          </table:table-cell>
          <table:table-cell office:value-type="string" calcext:value-type="string">
            <text:p>2020-06-02 15:49:1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27350" calcext:value-type="float">
            <text:p>1591127350</text:p>
          </table:table-cell>
          <table:table-cell office:value-type="string" calcext:value-type="string">
            <text:p>2020-06-02 16:49: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27350" calcext:value-type="float">
            <text:p>1591127350</text:p>
          </table:table-cell>
          <table:table-cell office:value-type="string" calcext:value-type="string">
            <text:p>2020-06-02 16:49: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27350" calcext:value-type="float">
            <text:p>1591127350</text:p>
          </table:table-cell>
          <table:table-cell office:value-type="string" calcext:value-type="string">
            <text:p>2020-06-02 16:49: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27350" calcext:value-type="float">
            <text:p>1591127350</text:p>
          </table:table-cell>
          <table:table-cell office:value-type="string" calcext:value-type="string">
            <text:p>2020-06-02 16:49:1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30949" calcext:value-type="float">
            <text:p>1591130949</text:p>
          </table:table-cell>
          <table:table-cell office:value-type="string" calcext:value-type="string">
            <text:p>2020-06-02 17:49: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30949" calcext:value-type="float">
            <text:p>1591130949</text:p>
          </table:table-cell>
          <table:table-cell office:value-type="string" calcext:value-type="string">
            <text:p>2020-06-02 17:49: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30949" calcext:value-type="float">
            <text:p>1591130949</text:p>
          </table:table-cell>
          <table:table-cell office:value-type="string" calcext:value-type="string">
            <text:p>2020-06-02 17:49:0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30949" calcext:value-type="float">
            <text:p>1591130949</text:p>
          </table:table-cell>
          <table:table-cell office:value-type="string" calcext:value-type="string">
            <text:p>2020-06-02 17:49:0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34548" calcext:value-type="float">
            <text:p>1591134548</text:p>
          </table:table-cell>
          <table:table-cell office:value-type="string" calcext:value-type="string">
            <text:p>2020-06-02 18:49: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34548" calcext:value-type="float">
            <text:p>1591134548</text:p>
          </table:table-cell>
          <table:table-cell office:value-type="string" calcext:value-type="string">
            <text:p>2020-06-02 18:49: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34548" calcext:value-type="float">
            <text:p>1591134548</text:p>
          </table:table-cell>
          <table:table-cell office:value-type="string" calcext:value-type="string">
            <text:p>2020-06-02 18:49: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34548" calcext:value-type="float">
            <text:p>1591134548</text:p>
          </table:table-cell>
          <table:table-cell office:value-type="string" calcext:value-type="string">
            <text:p>2020-06-02 18:49:0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38147" calcext:value-type="float">
            <text:p>1591138147</text:p>
          </table:table-cell>
          <table:table-cell office:value-type="string" calcext:value-type="string">
            <text:p>2020-06-02 19:49:0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38147" calcext:value-type="float">
            <text:p>1591138147</text:p>
          </table:table-cell>
          <table:table-cell office:value-type="string" calcext:value-type="string">
            <text:p>2020-06-02 19:49:0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38147" calcext:value-type="float">
            <text:p>1591138147</text:p>
          </table:table-cell>
          <table:table-cell office:value-type="string" calcext:value-type="string">
            <text:p>2020-06-02 19:49: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38147" calcext:value-type="float">
            <text:p>1591138147</text:p>
          </table:table-cell>
          <table:table-cell office:value-type="string" calcext:value-type="string">
            <text:p>2020-06-02 19:49:0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41746" calcext:value-type="float">
            <text:p>1591141746</text:p>
          </table:table-cell>
          <table:table-cell office:value-type="string" calcext:value-type="string">
            <text:p>2020-06-02 20:49: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41746" calcext:value-type="float">
            <text:p>1591141746</text:p>
          </table:table-cell>
          <table:table-cell office:value-type="string" calcext:value-type="string">
            <text:p>2020-06-02 20:49: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41746" calcext:value-type="float">
            <text:p>1591141746</text:p>
          </table:table-cell>
          <table:table-cell office:value-type="string" calcext:value-type="string">
            <text:p>2020-06-02 20:49: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41746" calcext:value-type="float">
            <text:p>1591141746</text:p>
          </table:table-cell>
          <table:table-cell office:value-type="string" calcext:value-type="string">
            <text:p>2020-06-02 20:49:0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45345" calcext:value-type="float">
            <text:p>1591145345</text:p>
          </table:table-cell>
          <table:table-cell office:value-type="string" calcext:value-type="string">
            <text:p>2020-06-02 21:49:0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45345" calcext:value-type="float">
            <text:p>1591145345</text:p>
          </table:table-cell>
          <table:table-cell office:value-type="string" calcext:value-type="string">
            <text:p>2020-06-02 21:49: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45345" calcext:value-type="float">
            <text:p>1591145345</text:p>
          </table:table-cell>
          <table:table-cell office:value-type="string" calcext:value-type="string">
            <text:p>2020-06-02 21:49: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45345" calcext:value-type="float">
            <text:p>1591145345</text:p>
          </table:table-cell>
          <table:table-cell office:value-type="string" calcext:value-type="string">
            <text:p>2020-06-02 21:49:05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48944" calcext:value-type="float">
            <text:p>1591148944</text:p>
          </table:table-cell>
          <table:table-cell office:value-type="string" calcext:value-type="string">
            <text:p>2020-06-02 22:49: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48944" calcext:value-type="float">
            <text:p>1591148944</text:p>
          </table:table-cell>
          <table:table-cell office:value-type="string" calcext:value-type="string">
            <text:p>2020-06-02 22:49: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48944" calcext:value-type="float">
            <text:p>1591148944</text:p>
          </table:table-cell>
          <table:table-cell office:value-type="string" calcext:value-type="string">
            <text:p>2020-06-02 22:49:0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48944" calcext:value-type="float">
            <text:p>1591148944</text:p>
          </table:table-cell>
          <table:table-cell office:value-type="string" calcext:value-type="string">
            <text:p>2020-06-02 22:49:04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52543" calcext:value-type="float">
            <text:p>1591152543</text:p>
          </table:table-cell>
          <table:table-cell office:value-type="string" calcext:value-type="string">
            <text:p>2020-06-02 23:49: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52543" calcext:value-type="float">
            <text:p>1591152543</text:p>
          </table:table-cell>
          <table:table-cell office:value-type="string" calcext:value-type="string">
            <text:p>2020-06-02 23:49: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52543" calcext:value-type="float">
            <text:p>1591152543</text:p>
          </table:table-cell>
          <table:table-cell office:value-type="string" calcext:value-type="string">
            <text:p>2020-06-02 23:49: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52543" calcext:value-type="float">
            <text:p>1591152543</text:p>
          </table:table-cell>
          <table:table-cell office:value-type="string" calcext:value-type="string">
            <text:p>2020-06-02 23:49:0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56142" calcext:value-type="float">
            <text:p>1591156142</text:p>
          </table:table-cell>
          <table:table-cell office:value-type="string" calcext:value-type="string">
            <text:p>2020-06-03 00:49:0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56142" calcext:value-type="float">
            <text:p>1591156142</text:p>
          </table:table-cell>
          <table:table-cell office:value-type="string" calcext:value-type="string">
            <text:p>2020-06-03 00:49:0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56142" calcext:value-type="float">
            <text:p>1591156142</text:p>
          </table:table-cell>
          <table:table-cell office:value-type="string" calcext:value-type="string">
            <text:p>2020-06-03 00:49: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56142" calcext:value-type="float">
            <text:p>1591156142</text:p>
          </table:table-cell>
          <table:table-cell office:value-type="string" calcext:value-type="string">
            <text:p>2020-06-03 00:49:02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59741" calcext:value-type="float">
            <text:p>1591159741</text:p>
          </table:table-cell>
          <table:table-cell office:value-type="string" calcext:value-type="string">
            <text:p>2020-06-03 01:49:0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59741" calcext:value-type="float">
            <text:p>1591159741</text:p>
          </table:table-cell>
          <table:table-cell office:value-type="string" calcext:value-type="string">
            <text:p>2020-06-03 01:49: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59741" calcext:value-type="float">
            <text:p>1591159741</text:p>
          </table:table-cell>
          <table:table-cell office:value-type="string" calcext:value-type="string">
            <text:p>2020-06-03 01:49: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59741" calcext:value-type="float">
            <text:p>1591159741</text:p>
          </table:table-cell>
          <table:table-cell office:value-type="string" calcext:value-type="string">
            <text:p>2020-06-03 01:49:0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63340" calcext:value-type="float">
            <text:p>1591163340</text:p>
          </table:table-cell>
          <table:table-cell office:value-type="string" calcext:value-type="string">
            <text:p>2020-06-03 02:49: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63340" calcext:value-type="float">
            <text:p>1591163340</text:p>
          </table:table-cell>
          <table:table-cell office:value-type="string" calcext:value-type="string">
            <text:p>2020-06-03 02:49: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63340" calcext:value-type="float">
            <text:p>1591163340</text:p>
          </table:table-cell>
          <table:table-cell office:value-type="string" calcext:value-type="string">
            <text:p>2020-06-03 02:49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63340" calcext:value-type="float">
            <text:p>1591163340</text:p>
          </table:table-cell>
          <table:table-cell office:value-type="string" calcext:value-type="string">
            <text:p>2020-06-03 02:49:00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66939" calcext:value-type="float">
            <text:p>1591166939</text:p>
          </table:table-cell>
          <table:table-cell office:value-type="string" calcext:value-type="string">
            <text:p>2020-06-03 03:48:5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66939" calcext:value-type="float">
            <text:p>1591166939</text:p>
          </table:table-cell>
          <table:table-cell office:value-type="string" calcext:value-type="string">
            <text:p>2020-06-03 03:48:5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66939" calcext:value-type="float">
            <text:p>1591166939</text:p>
          </table:table-cell>
          <table:table-cell office:value-type="string" calcext:value-type="string">
            <text:p>2020-06-03 03:48: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66939" calcext:value-type="float">
            <text:p>1591166939</text:p>
          </table:table-cell>
          <table:table-cell office:value-type="string" calcext:value-type="string">
            <text:p>2020-06-03 03:48:59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70538" calcext:value-type="float">
            <text:p>1591170538</text:p>
          </table:table-cell>
          <table:table-cell office:value-type="string" calcext:value-type="string">
            <text:p>2020-06-03 04:48: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70538" calcext:value-type="float">
            <text:p>1591170538</text:p>
          </table:table-cell>
          <table:table-cell office:value-type="string" calcext:value-type="string">
            <text:p>2020-06-03 04:48: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70538" calcext:value-type="float">
            <text:p>1591170538</text:p>
          </table:table-cell>
          <table:table-cell office:value-type="string" calcext:value-type="string">
            <text:p>2020-06-03 04:48: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70538" calcext:value-type="float">
            <text:p>1591170538</text:p>
          </table:table-cell>
          <table:table-cell office:value-type="string" calcext:value-type="string">
            <text:p>2020-06-03 04:48:58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74137" calcext:value-type="float">
            <text:p>1591174137</text:p>
          </table:table-cell>
          <table:table-cell office:value-type="string" calcext:value-type="string">
            <text:p>2020-06-03 05:48:5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74137" calcext:value-type="float">
            <text:p>1591174137</text:p>
          </table:table-cell>
          <table:table-cell office:value-type="string" calcext:value-type="string">
            <text:p>2020-06-03 05:48: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74137" calcext:value-type="float">
            <text:p>1591174137</text:p>
          </table:table-cell>
          <table:table-cell office:value-type="string" calcext:value-type="string">
            <text:p>2020-06-03 05:48: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74137" calcext:value-type="float">
            <text:p>1591174137</text:p>
          </table:table-cell>
          <table:table-cell office:value-type="string" calcext:value-type="string">
            <text:p>2020-06-03 05:48:57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77736" calcext:value-type="float">
            <text:p>1591177736</text:p>
          </table:table-cell>
          <table:table-cell office:value-type="string" calcext:value-type="string">
            <text:p>2020-06-03 06:48: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77736" calcext:value-type="float">
            <text:p>1591177736</text:p>
          </table:table-cell>
          <table:table-cell office:value-type="string" calcext:value-type="string">
            <text:p>2020-06-03 06:48: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77736" calcext:value-type="float">
            <text:p>1591177736</text:p>
          </table:table-cell>
          <table:table-cell office:value-type="string" calcext:value-type="string">
            <text:p>2020-06-03 06:48: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77736" calcext:value-type="float">
            <text:p>1591177736</text:p>
          </table:table-cell>
          <table:table-cell office:value-type="string" calcext:value-type="string">
            <text:p>2020-06-03 06:48:5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81335" calcext:value-type="float">
            <text:p>1591181335</text:p>
          </table:table-cell>
          <table:table-cell office:value-type="string" calcext:value-type="string">
            <text:p>2020-06-03 07:48:5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81335" calcext:value-type="float">
            <text:p>1591181335</text:p>
          </table:table-cell>
          <table:table-cell office:value-type="string" calcext:value-type="string">
            <text:p>2020-06-03 07:48: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81335" calcext:value-type="float">
            <text:p>1591181335</text:p>
          </table:table-cell>
          <table:table-cell office:value-type="string" calcext:value-type="string">
            <text:p>2020-06-03 07:48:5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81335" calcext:value-type="float">
            <text:p>1591181335</text:p>
          </table:table-cell>
          <table:table-cell office:value-type="string" calcext:value-type="string">
            <text:p>2020-06-03 07:48:55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84934" calcext:value-type="float">
            <text:p>1591184934</text:p>
          </table:table-cell>
          <table:table-cell office:value-type="string" calcext:value-type="string">
            <text:p>2020-06-03 08:48: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84934" calcext:value-type="float">
            <text:p>1591184934</text:p>
          </table:table-cell>
          <table:table-cell office:value-type="string" calcext:value-type="string">
            <text:p>2020-06-03 08:48: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84934" calcext:value-type="float">
            <text:p>1591184934</text:p>
          </table:table-cell>
          <table:table-cell office:value-type="string" calcext:value-type="string">
            <text:p>2020-06-03 08:48: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84934" calcext:value-type="float">
            <text:p>1591184934</text:p>
          </table:table-cell>
          <table:table-cell office:value-type="string" calcext:value-type="string">
            <text:p>2020-06-03 08:48:54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88533" calcext:value-type="float">
            <text:p>1591188533</text:p>
          </table:table-cell>
          <table:table-cell office:value-type="string" calcext:value-type="string">
            <text:p>2020-06-03 09:48:5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88533" calcext:value-type="float">
            <text:p>1591188533</text:p>
          </table:table-cell>
          <table:table-cell office:value-type="string" calcext:value-type="string">
            <text:p>2020-06-03 09:48:5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88533" calcext:value-type="float">
            <text:p>1591188533</text:p>
          </table:table-cell>
          <table:table-cell office:value-type="string" calcext:value-type="string">
            <text:p>2020-06-03 09:48: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88533" calcext:value-type="float">
            <text:p>1591188533</text:p>
          </table:table-cell>
          <table:table-cell office:value-type="string" calcext:value-type="string">
            <text:p>2020-06-03 09:48:53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92132" calcext:value-type="float">
            <text:p>1591192132</text:p>
          </table:table-cell>
          <table:table-cell office:value-type="string" calcext:value-type="string">
            <text:p>2020-06-03 10:48: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92132" calcext:value-type="float">
            <text:p>1591192132</text:p>
          </table:table-cell>
          <table:table-cell office:value-type="string" calcext:value-type="string">
            <text:p>2020-06-03 10:48: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92132" calcext:value-type="float">
            <text:p>1591192132</text:p>
          </table:table-cell>
          <table:table-cell office:value-type="string" calcext:value-type="string">
            <text:p>2020-06-03 10:48: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92132" calcext:value-type="float">
            <text:p>1591192132</text:p>
          </table:table-cell>
          <table:table-cell office:value-type="string" calcext:value-type="string">
            <text:p>2020-06-03 10:48:52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95731" calcext:value-type="float">
            <text:p>1591195731</text:p>
          </table:table-cell>
          <table:table-cell office:value-type="string" calcext:value-type="string">
            <text:p>2020-06-03 11:48:5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95731" calcext:value-type="float">
            <text:p>1591195731</text:p>
          </table:table-cell>
          <table:table-cell office:value-type="string" calcext:value-type="string">
            <text:p>2020-06-03 11:48: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95731" calcext:value-type="float">
            <text:p>1591195731</text:p>
          </table:table-cell>
          <table:table-cell office:value-type="string" calcext:value-type="string">
            <text:p>2020-06-03 11:48:5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95731" calcext:value-type="float">
            <text:p>1591195731</text:p>
          </table:table-cell>
          <table:table-cell office:value-type="string" calcext:value-type="string">
            <text:p>2020-06-03 11:48:51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199330" calcext:value-type="float">
            <text:p>1591199330</text:p>
          </table:table-cell>
          <table:table-cell office:value-type="string" calcext:value-type="string">
            <text:p>2020-06-03 12:48: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199330" calcext:value-type="float">
            <text:p>1591199330</text:p>
          </table:table-cell>
          <table:table-cell office:value-type="string" calcext:value-type="string">
            <text:p>2020-06-03 12:48:5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199330" calcext:value-type="float">
            <text:p>1591199330</text:p>
          </table:table-cell>
          <table:table-cell office:value-type="string" calcext:value-type="string">
            <text:p>2020-06-03 12:48: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199330" calcext:value-type="float">
            <text:p>1591199330</text:p>
          </table:table-cell>
          <table:table-cell office:value-type="string" calcext:value-type="string">
            <text:p>2020-06-03 12:48:50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02929" calcext:value-type="float">
            <text:p>1591202929</text:p>
          </table:table-cell>
          <table:table-cell office:value-type="string" calcext:value-type="string">
            <text:p>2020-06-03 13:48:4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02929" calcext:value-type="float">
            <text:p>1591202929</text:p>
          </table:table-cell>
          <table:table-cell office:value-type="string" calcext:value-type="string">
            <text:p>2020-06-03 13:48:4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02929" calcext:value-type="float">
            <text:p>1591202929</text:p>
          </table:table-cell>
          <table:table-cell office:value-type="string" calcext:value-type="string">
            <text:p>2020-06-03 13:48: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02929" calcext:value-type="float">
            <text:p>1591202929</text:p>
          </table:table-cell>
          <table:table-cell office:value-type="string" calcext:value-type="string">
            <text:p>2020-06-03 13:48:49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06528" calcext:value-type="float">
            <text:p>1591206528</text:p>
          </table:table-cell>
          <table:table-cell office:value-type="string" calcext:value-type="string">
            <text:p>2020-06-03 14:48: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06528" calcext:value-type="float">
            <text:p>1591206528</text:p>
          </table:table-cell>
          <table:table-cell office:value-type="string" calcext:value-type="string">
            <text:p>2020-06-03 14:48: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06528" calcext:value-type="float">
            <text:p>1591206528</text:p>
          </table:table-cell>
          <table:table-cell office:value-type="string" calcext:value-type="string">
            <text:p>2020-06-03 14:48: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06528" calcext:value-type="float">
            <text:p>1591206528</text:p>
          </table:table-cell>
          <table:table-cell office:value-type="string" calcext:value-type="string">
            <text:p>2020-06-03 14:48:48</text:p>
          </table:table-cell>
          <table:table-cell office:value-type="float" office:value="1" calcext:value-type="float">
            <text:p>1</text:p>
          </table:table-cell>
          <table:table-cell office:value-type="float" office:value="19.9" calcext:value-type="float">
            <text:p>19,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10127" calcext:value-type="float">
            <text:p>1591210127</text:p>
          </table:table-cell>
          <table:table-cell office:value-type="string" calcext:value-type="string">
            <text:p>2020-06-03 15:48:4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10127" calcext:value-type="float">
            <text:p>1591210127</text:p>
          </table:table-cell>
          <table:table-cell office:value-type="string" calcext:value-type="string">
            <text:p>2020-06-03 15:48:4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10127" calcext:value-type="float">
            <text:p>1591210127</text:p>
          </table:table-cell>
          <table:table-cell office:value-type="string" calcext:value-type="string">
            <text:p>2020-06-03 15:48:4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10127" calcext:value-type="float">
            <text:p>1591210127</text:p>
          </table:table-cell>
          <table:table-cell office:value-type="string" calcext:value-type="string">
            <text:p>2020-06-03 15:48:47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13726" calcext:value-type="float">
            <text:p>1591213726</text:p>
          </table:table-cell>
          <table:table-cell office:value-type="string" calcext:value-type="string">
            <text:p>2020-06-03 16:48: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13726" calcext:value-type="float">
            <text:p>1591213726</text:p>
          </table:table-cell>
          <table:table-cell office:value-type="string" calcext:value-type="string">
            <text:p>2020-06-03 16:48: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13726" calcext:value-type="float">
            <text:p>1591213726</text:p>
          </table:table-cell>
          <table:table-cell office:value-type="string" calcext:value-type="string">
            <text:p>2020-06-03 16:48: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13726" calcext:value-type="float">
            <text:p>1591213726</text:p>
          </table:table-cell>
          <table:table-cell office:value-type="string" calcext:value-type="string">
            <text:p>2020-06-03 16:48:46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17325" calcext:value-type="float">
            <text:p>1591217325</text:p>
          </table:table-cell>
          <table:table-cell office:value-type="string" calcext:value-type="string">
            <text:p>2020-06-03 17:48:4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17325" calcext:value-type="float">
            <text:p>1591217325</text:p>
          </table:table-cell>
          <table:table-cell office:value-type="string" calcext:value-type="string">
            <text:p>2020-06-03 17:48:4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17325" calcext:value-type="float">
            <text:p>1591217325</text:p>
          </table:table-cell>
          <table:table-cell office:value-type="string" calcext:value-type="string">
            <text:p>2020-06-03 17:48: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17325" calcext:value-type="float">
            <text:p>1591217325</text:p>
          </table:table-cell>
          <table:table-cell office:value-type="string" calcext:value-type="string">
            <text:p>2020-06-03 17:48:45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,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20924" calcext:value-type="float">
            <text:p>1591220924</text:p>
          </table:table-cell>
          <table:table-cell office:value-type="string" calcext:value-type="string">
            <text:p>2020-06-03 18:48: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20924" calcext:value-type="float">
            <text:p>1591220924</text:p>
          </table:table-cell>
          <table:table-cell office:value-type="string" calcext:value-type="string">
            <text:p>2020-06-03 18:48: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20924" calcext:value-type="float">
            <text:p>1591220924</text:p>
          </table:table-cell>
          <table:table-cell office:value-type="string" calcext:value-type="string">
            <text:p>2020-06-03 18:48: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20924" calcext:value-type="float">
            <text:p>1591220924</text:p>
          </table:table-cell>
          <table:table-cell office:value-type="string" calcext:value-type="string">
            <text:p>2020-06-03 18:48:44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24523" calcext:value-type="float">
            <text:p>1591224523</text:p>
          </table:table-cell>
          <table:table-cell office:value-type="string" calcext:value-type="string">
            <text:p>2020-06-03 19:48: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24523" calcext:value-type="float">
            <text:p>1591224523</text:p>
          </table:table-cell>
          <table:table-cell office:value-type="string" calcext:value-type="string">
            <text:p>2020-06-03 19:48:4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24523" calcext:value-type="float">
            <text:p>1591224523</text:p>
          </table:table-cell>
          <table:table-cell office:value-type="string" calcext:value-type="string">
            <text:p>2020-06-03 19:48: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24523" calcext:value-type="float">
            <text:p>1591224523</text:p>
          </table:table-cell>
          <table:table-cell office:value-type="string" calcext:value-type="string">
            <text:p>2020-06-03 19:48:43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28122" calcext:value-type="float">
            <text:p>1591228122</text:p>
          </table:table-cell>
          <table:table-cell office:value-type="string" calcext:value-type="string">
            <text:p>2020-06-03 20:48: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28122" calcext:value-type="float">
            <text:p>1591228122</text:p>
          </table:table-cell>
          <table:table-cell office:value-type="string" calcext:value-type="string">
            <text:p>2020-06-03 20:48: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28122" calcext:value-type="float">
            <text:p>1591228122</text:p>
          </table:table-cell>
          <table:table-cell office:value-type="string" calcext:value-type="string">
            <text:p>2020-06-03 20:48:4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28122" calcext:value-type="float">
            <text:p>1591228122</text:p>
          </table:table-cell>
          <table:table-cell office:value-type="string" calcext:value-type="string">
            <text:p>2020-06-03 20:48:42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31721" calcext:value-type="float">
            <text:p>1591231721</text:p>
          </table:table-cell>
          <table:table-cell office:value-type="string" calcext:value-type="string">
            <text:p>2020-06-03 21:48:4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31721" calcext:value-type="float">
            <text:p>1591231721</text:p>
          </table:table-cell>
          <table:table-cell office:value-type="string" calcext:value-type="string">
            <text:p>2020-06-03 21:48:4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31721" calcext:value-type="float">
            <text:p>1591231721</text:p>
          </table:table-cell>
          <table:table-cell office:value-type="string" calcext:value-type="string">
            <text:p>2020-06-03 21:48:4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31721" calcext:value-type="float">
            <text:p>1591231721</text:p>
          </table:table-cell>
          <table:table-cell office:value-type="string" calcext:value-type="string">
            <text:p>2020-06-03 21:48:41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35320" calcext:value-type="float">
            <text:p>1591235320</text:p>
          </table:table-cell>
          <table:table-cell office:value-type="string" calcext:value-type="string">
            <text:p>2020-06-03 22:48: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35320" calcext:value-type="float">
            <text:p>1591235320</text:p>
          </table:table-cell>
          <table:table-cell office:value-type="string" calcext:value-type="string">
            <text:p>2020-06-03 22:48: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35320" calcext:value-type="float">
            <text:p>1591235320</text:p>
          </table:table-cell>
          <table:table-cell office:value-type="string" calcext:value-type="string">
            <text:p>2020-06-03 22:48: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35320" calcext:value-type="float">
            <text:p>1591235320</text:p>
          </table:table-cell>
          <table:table-cell office:value-type="string" calcext:value-type="string">
            <text:p>2020-06-03 22:48:4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38919" calcext:value-type="float">
            <text:p>1591238919</text:p>
          </table:table-cell>
          <table:table-cell office:value-type="string" calcext:value-type="string">
            <text:p>2020-06-03 23:48:3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38919" calcext:value-type="float">
            <text:p>1591238919</text:p>
          </table:table-cell>
          <table:table-cell office:value-type="string" calcext:value-type="string">
            <text:p>2020-06-03 23:48: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38919" calcext:value-type="float">
            <text:p>1591238919</text:p>
          </table:table-cell>
          <table:table-cell office:value-type="string" calcext:value-type="string">
            <text:p>2020-06-03 23:48: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38919" calcext:value-type="float">
            <text:p>1591238919</text:p>
          </table:table-cell>
          <table:table-cell office:value-type="string" calcext:value-type="string">
            <text:p>2020-06-03 23:48:3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42518" calcext:value-type="float">
            <text:p>1591242518</text:p>
          </table:table-cell>
          <table:table-cell office:value-type="string" calcext:value-type="string">
            <text:p>2020-06-04 00:48: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42518" calcext:value-type="float">
            <text:p>1591242518</text:p>
          </table:table-cell>
          <table:table-cell office:value-type="string" calcext:value-type="string">
            <text:p>2020-06-04 00:48: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42518" calcext:value-type="float">
            <text:p>1591242518</text:p>
          </table:table-cell>
          <table:table-cell office:value-type="string" calcext:value-type="string">
            <text:p>2020-06-04 00:48: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42518" calcext:value-type="float">
            <text:p>1591242518</text:p>
          </table:table-cell>
          <table:table-cell office:value-type="string" calcext:value-type="string">
            <text:p>2020-06-04 00:48:3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46117" calcext:value-type="float">
            <text:p>1591246117</text:p>
          </table:table-cell>
          <table:table-cell office:value-type="string" calcext:value-type="string">
            <text:p>2020-06-04 01:48: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46117" calcext:value-type="float">
            <text:p>1591246117</text:p>
          </table:table-cell>
          <table:table-cell office:value-type="string" calcext:value-type="string">
            <text:p>2020-06-04 01:48: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46117" calcext:value-type="float">
            <text:p>1591246117</text:p>
          </table:table-cell>
          <table:table-cell office:value-type="string" calcext:value-type="string">
            <text:p>2020-06-04 01:48:3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46117" calcext:value-type="float">
            <text:p>1591246117</text:p>
          </table:table-cell>
          <table:table-cell office:value-type="string" calcext:value-type="string">
            <text:p>2020-06-04 01:48:3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49716" calcext:value-type="float">
            <text:p>1591249716</text:p>
          </table:table-cell>
          <table:table-cell office:value-type="string" calcext:value-type="string">
            <text:p>2020-06-04 02:48: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49716" calcext:value-type="float">
            <text:p>1591249716</text:p>
          </table:table-cell>
          <table:table-cell office:value-type="string" calcext:value-type="string">
            <text:p>2020-06-04 02:48: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49716" calcext:value-type="float">
            <text:p>1591249716</text:p>
          </table:table-cell>
          <table:table-cell office:value-type="string" calcext:value-type="string">
            <text:p>2020-06-04 02:48: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49716" calcext:value-type="float">
            <text:p>1591249716</text:p>
          </table:table-cell>
          <table:table-cell office:value-type="string" calcext:value-type="string">
            <text:p>2020-06-04 02:48:3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53315" calcext:value-type="float">
            <text:p>1591253315</text:p>
          </table:table-cell>
          <table:table-cell office:value-type="string" calcext:value-type="string">
            <text:p>2020-06-04 03:48:3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53315" calcext:value-type="float">
            <text:p>1591253315</text:p>
          </table:table-cell>
          <table:table-cell office:value-type="string" calcext:value-type="string">
            <text:p>2020-06-04 03:48:3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53315" calcext:value-type="float">
            <text:p>1591253315</text:p>
          </table:table-cell>
          <table:table-cell office:value-type="string" calcext:value-type="string">
            <text:p>2020-06-04 03:48:3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53315" calcext:value-type="float">
            <text:p>1591253315</text:p>
          </table:table-cell>
          <table:table-cell office:value-type="string" calcext:value-type="string">
            <text:p>2020-06-04 03:48:35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56914" calcext:value-type="float">
            <text:p>1591256914</text:p>
          </table:table-cell>
          <table:table-cell office:value-type="string" calcext:value-type="string">
            <text:p>2020-06-04 04:48: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56914" calcext:value-type="float">
            <text:p>1591256914</text:p>
          </table:table-cell>
          <table:table-cell office:value-type="string" calcext:value-type="string">
            <text:p>2020-06-04 04:48: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56914" calcext:value-type="float">
            <text:p>1591256914</text:p>
          </table:table-cell>
          <table:table-cell office:value-type="string" calcext:value-type="string">
            <text:p>2020-06-04 04:48: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56914" calcext:value-type="float">
            <text:p>1591256914</text:p>
          </table:table-cell>
          <table:table-cell office:value-type="string" calcext:value-type="string">
            <text:p>2020-06-04 04:48:34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60513" calcext:value-type="float">
            <text:p>1591260513</text:p>
          </table:table-cell>
          <table:table-cell office:value-type="string" calcext:value-type="string">
            <text:p>2020-06-04 05:48:3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60513" calcext:value-type="float">
            <text:p>1591260513</text:p>
          </table:table-cell>
          <table:table-cell office:value-type="string" calcext:value-type="string">
            <text:p>2020-06-04 05:48:3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60513" calcext:value-type="float">
            <text:p>1591260513</text:p>
          </table:table-cell>
          <table:table-cell office:value-type="string" calcext:value-type="string">
            <text:p>2020-06-04 05:48:3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60513" calcext:value-type="float">
            <text:p>1591260513</text:p>
          </table:table-cell>
          <table:table-cell office:value-type="string" calcext:value-type="string">
            <text:p>2020-06-04 05:48:3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64112" calcext:value-type="float">
            <text:p>1591264112</text:p>
          </table:table-cell>
          <table:table-cell office:value-type="string" calcext:value-type="string">
            <text:p>2020-06-04 06:48: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64112" calcext:value-type="float">
            <text:p>1591264112</text:p>
          </table:table-cell>
          <table:table-cell office:value-type="string" calcext:value-type="string">
            <text:p>2020-06-04 06:48: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64112" calcext:value-type="float">
            <text:p>1591264112</text:p>
          </table:table-cell>
          <table:table-cell office:value-type="string" calcext:value-type="string">
            <text:p>2020-06-04 06:48:3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64112" calcext:value-type="float">
            <text:p>1591264112</text:p>
          </table:table-cell>
          <table:table-cell office:value-type="string" calcext:value-type="string">
            <text:p>2020-06-04 06:48:32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67711" calcext:value-type="float">
            <text:p>1591267711</text:p>
          </table:table-cell>
          <table:table-cell office:value-type="string" calcext:value-type="string">
            <text:p>2020-06-04 07:48:3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67711" calcext:value-type="float">
            <text:p>1591267711</text:p>
          </table:table-cell>
          <table:table-cell office:value-type="string" calcext:value-type="string">
            <text:p>2020-06-04 07:48:3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67711" calcext:value-type="float">
            <text:p>1591267711</text:p>
          </table:table-cell>
          <table:table-cell office:value-type="string" calcext:value-type="string">
            <text:p>2020-06-04 07:48: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67711" calcext:value-type="float">
            <text:p>1591267711</text:p>
          </table:table-cell>
          <table:table-cell office:value-type="string" calcext:value-type="string">
            <text:p>2020-06-04 07:48:3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71310" calcext:value-type="float">
            <text:p>1591271310</text:p>
          </table:table-cell>
          <table:table-cell office:value-type="string" calcext:value-type="string">
            <text:p>2020-06-04 08:48: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71310" calcext:value-type="float">
            <text:p>1591271310</text:p>
          </table:table-cell>
          <table:table-cell office:value-type="string" calcext:value-type="string">
            <text:p>2020-06-04 08:48: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71310" calcext:value-type="float">
            <text:p>1591271310</text:p>
          </table:table-cell>
          <table:table-cell office:value-type="string" calcext:value-type="string">
            <text:p>2020-06-04 08:48:3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71310" calcext:value-type="float">
            <text:p>1591271310</text:p>
          </table:table-cell>
          <table:table-cell office:value-type="string" calcext:value-type="string">
            <text:p>2020-06-04 08:48:30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74909" calcext:value-type="float">
            <text:p>1591274909</text:p>
          </table:table-cell>
          <table:table-cell office:value-type="string" calcext:value-type="string">
            <text:p>2020-06-04 09:48:2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74909" calcext:value-type="float">
            <text:p>1591274909</text:p>
          </table:table-cell>
          <table:table-cell office:value-type="string" calcext:value-type="string">
            <text:p>2020-06-04 09:48:2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74909" calcext:value-type="float">
            <text:p>1591274909</text:p>
          </table:table-cell>
          <table:table-cell office:value-type="string" calcext:value-type="string">
            <text:p>2020-06-04 09:48: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74909" calcext:value-type="float">
            <text:p>1591274909</text:p>
          </table:table-cell>
          <table:table-cell office:value-type="string" calcext:value-type="string">
            <text:p>2020-06-04 09:48:2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78508" calcext:value-type="float">
            <text:p>1591278508</text:p>
          </table:table-cell>
          <table:table-cell office:value-type="string" calcext:value-type="string">
            <text:p>2020-06-04 10:48: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78508" calcext:value-type="float">
            <text:p>1591278508</text:p>
          </table:table-cell>
          <table:table-cell office:value-type="string" calcext:value-type="string">
            <text:p>2020-06-04 10:48: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78508" calcext:value-type="float">
            <text:p>1591278508</text:p>
          </table:table-cell>
          <table:table-cell office:value-type="string" calcext:value-type="string">
            <text:p>2020-06-04 10:48: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78508" calcext:value-type="float">
            <text:p>1591278508</text:p>
          </table:table-cell>
          <table:table-cell office:value-type="string" calcext:value-type="string">
            <text:p>2020-06-04 10:48:2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82107" calcext:value-type="float">
            <text:p>1591282107</text:p>
          </table:table-cell>
          <table:table-cell office:value-type="string" calcext:value-type="string">
            <text:p>2020-06-04 11:48: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82107" calcext:value-type="float">
            <text:p>1591282107</text:p>
          </table:table-cell>
          <table:table-cell office:value-type="string" calcext:value-type="string">
            <text:p>2020-06-04 11:48: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82107" calcext:value-type="float">
            <text:p>1591282107</text:p>
          </table:table-cell>
          <table:table-cell office:value-type="string" calcext:value-type="string">
            <text:p>2020-06-04 11:48:2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82107" calcext:value-type="float">
            <text:p>1591282107</text:p>
          </table:table-cell>
          <table:table-cell office:value-type="string" calcext:value-type="string">
            <text:p>2020-06-04 11:48:2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85706" calcext:value-type="float">
            <text:p>1591285706</text:p>
          </table:table-cell>
          <table:table-cell office:value-type="string" calcext:value-type="string">
            <text:p>2020-06-04 12:48: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85706" calcext:value-type="float">
            <text:p>1591285706</text:p>
          </table:table-cell>
          <table:table-cell office:value-type="string" calcext:value-type="string">
            <text:p>2020-06-04 12:48: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85706" calcext:value-type="float">
            <text:p>1591285706</text:p>
          </table:table-cell>
          <table:table-cell office:value-type="string" calcext:value-type="string">
            <text:p>2020-06-04 12:48: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85706" calcext:value-type="float">
            <text:p>1591285706</text:p>
          </table:table-cell>
          <table:table-cell office:value-type="string" calcext:value-type="string">
            <text:p>2020-06-04 12:48:2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89305" calcext:value-type="float">
            <text:p>1591289305</text:p>
          </table:table-cell>
          <table:table-cell office:value-type="string" calcext:value-type="string">
            <text:p>2020-06-04 13:48: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89305" calcext:value-type="float">
            <text:p>1591289305</text:p>
          </table:table-cell>
          <table:table-cell office:value-type="string" calcext:value-type="string">
            <text:p>2020-06-04 13:48: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89305" calcext:value-type="float">
            <text:p>1591289305</text:p>
          </table:table-cell>
          <table:table-cell office:value-type="string" calcext:value-type="string">
            <text:p>2020-06-04 13:48: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89305" calcext:value-type="float">
            <text:p>1591289305</text:p>
          </table:table-cell>
          <table:table-cell office:value-type="string" calcext:value-type="string">
            <text:p>2020-06-04 13:48:2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92904" calcext:value-type="float">
            <text:p>1591292904</text:p>
          </table:table-cell>
          <table:table-cell office:value-type="string" calcext:value-type="string">
            <text:p>2020-06-04 14:48: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92904" calcext:value-type="float">
            <text:p>1591292904</text:p>
          </table:table-cell>
          <table:table-cell office:value-type="string" calcext:value-type="string">
            <text:p>2020-06-04 14:48: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92904" calcext:value-type="float">
            <text:p>1591292904</text:p>
          </table:table-cell>
          <table:table-cell office:value-type="string" calcext:value-type="string">
            <text:p>2020-06-04 14:48: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92904" calcext:value-type="float">
            <text:p>1591292904</text:p>
          </table:table-cell>
          <table:table-cell office:value-type="string" calcext:value-type="string">
            <text:p>2020-06-04 14:48:2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296503" calcext:value-type="float">
            <text:p>1591296503</text:p>
          </table:table-cell>
          <table:table-cell office:value-type="string" calcext:value-type="string">
            <text:p>2020-06-04 15:48: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296503" calcext:value-type="float">
            <text:p>1591296503</text:p>
          </table:table-cell>
          <table:table-cell office:value-type="string" calcext:value-type="string">
            <text:p>2020-06-04 15:48: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296503" calcext:value-type="float">
            <text:p>1591296503</text:p>
          </table:table-cell>
          <table:table-cell office:value-type="string" calcext:value-type="string">
            <text:p>2020-06-04 15:48: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296503" calcext:value-type="float">
            <text:p>1591296503</text:p>
          </table:table-cell>
          <table:table-cell office:value-type="string" calcext:value-type="string">
            <text:p>2020-06-04 15:48:23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00102" calcext:value-type="float">
            <text:p>1591300102</text:p>
          </table:table-cell>
          <table:table-cell office:value-type="string" calcext:value-type="string">
            <text:p>2020-06-04 16:48: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00102" calcext:value-type="float">
            <text:p>1591300102</text:p>
          </table:table-cell>
          <table:table-cell office:value-type="string" calcext:value-type="string">
            <text:p>2020-06-04 16:48: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00102" calcext:value-type="float">
            <text:p>1591300102</text:p>
          </table:table-cell>
          <table:table-cell office:value-type="string" calcext:value-type="string">
            <text:p>2020-06-04 16:48: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00102" calcext:value-type="float">
            <text:p>1591300102</text:p>
          </table:table-cell>
          <table:table-cell office:value-type="string" calcext:value-type="string">
            <text:p>2020-06-04 16:48:2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03701" calcext:value-type="float">
            <text:p>1591303701</text:p>
          </table:table-cell>
          <table:table-cell office:value-type="string" calcext:value-type="string">
            <text:p>2020-06-04 17:48: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03701" calcext:value-type="float">
            <text:p>1591303701</text:p>
          </table:table-cell>
          <table:table-cell office:value-type="string" calcext:value-type="string">
            <text:p>2020-06-04 17:48: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03701" calcext:value-type="float">
            <text:p>1591303701</text:p>
          </table:table-cell>
          <table:table-cell office:value-type="string" calcext:value-type="string">
            <text:p>2020-06-04 17:48: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03701" calcext:value-type="float">
            <text:p>1591303701</text:p>
          </table:table-cell>
          <table:table-cell office:value-type="string" calcext:value-type="string">
            <text:p>2020-06-04 17:48:21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07300" calcext:value-type="float">
            <text:p>1591307300</text:p>
          </table:table-cell>
          <table:table-cell office:value-type="string" calcext:value-type="string">
            <text:p>2020-06-04 18:48: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07300" calcext:value-type="float">
            <text:p>1591307300</text:p>
          </table:table-cell>
          <table:table-cell office:value-type="string" calcext:value-type="string">
            <text:p>2020-06-04 18:48: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07300" calcext:value-type="float">
            <text:p>1591307300</text:p>
          </table:table-cell>
          <table:table-cell office:value-type="string" calcext:value-type="string">
            <text:p>2020-06-04 18:48: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07300" calcext:value-type="float">
            <text:p>1591307300</text:p>
          </table:table-cell>
          <table:table-cell office:value-type="string" calcext:value-type="string">
            <text:p>2020-06-04 18:48:20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10899" calcext:value-type="float">
            <text:p>1591310899</text:p>
          </table:table-cell>
          <table:table-cell office:value-type="string" calcext:value-type="string">
            <text:p>2020-06-04 19:48: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10899" calcext:value-type="float">
            <text:p>1591310899</text:p>
          </table:table-cell>
          <table:table-cell office:value-type="string" calcext:value-type="string">
            <text:p>2020-06-04 19:48: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10899" calcext:value-type="float">
            <text:p>1591310899</text:p>
          </table:table-cell>
          <table:table-cell office:value-type="string" calcext:value-type="string">
            <text:p>2020-06-04 19:48: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10899" calcext:value-type="float">
            <text:p>1591310899</text:p>
          </table:table-cell>
          <table:table-cell office:value-type="string" calcext:value-type="string">
            <text:p>2020-06-04 19:48:1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14498" calcext:value-type="float">
            <text:p>1591314498</text:p>
          </table:table-cell>
          <table:table-cell office:value-type="string" calcext:value-type="string">
            <text:p>2020-06-04 20:48: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14498" calcext:value-type="float">
            <text:p>1591314498</text:p>
          </table:table-cell>
          <table:table-cell office:value-type="string" calcext:value-type="string">
            <text:p>2020-06-04 20:48: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14498" calcext:value-type="float">
            <text:p>1591314498</text:p>
          </table:table-cell>
          <table:table-cell office:value-type="string" calcext:value-type="string">
            <text:p>2020-06-04 20:48: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14498" calcext:value-type="float">
            <text:p>1591314498</text:p>
          </table:table-cell>
          <table:table-cell office:value-type="string" calcext:value-type="string">
            <text:p>2020-06-04 20:48:18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18097" calcext:value-type="float">
            <text:p>1591318097</text:p>
          </table:table-cell>
          <table:table-cell office:value-type="string" calcext:value-type="string">
            <text:p>2020-06-04 21:48: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18097" calcext:value-type="float">
            <text:p>1591318097</text:p>
          </table:table-cell>
          <table:table-cell office:value-type="string" calcext:value-type="string">
            <text:p>2020-06-04 21:48: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18097" calcext:value-type="float">
            <text:p>1591318097</text:p>
          </table:table-cell>
          <table:table-cell office:value-type="string" calcext:value-type="string">
            <text:p>2020-06-04 21:48: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18097" calcext:value-type="float">
            <text:p>1591318097</text:p>
          </table:table-cell>
          <table:table-cell office:value-type="string" calcext:value-type="string">
            <text:p>2020-06-04 21:48:1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21696" calcext:value-type="float">
            <text:p>1591321696</text:p>
          </table:table-cell>
          <table:table-cell office:value-type="string" calcext:value-type="string">
            <text:p>2020-06-04 22:48: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21696" calcext:value-type="float">
            <text:p>1591321696</text:p>
          </table:table-cell>
          <table:table-cell office:value-type="string" calcext:value-type="string">
            <text:p>2020-06-04 22:48: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21696" calcext:value-type="float">
            <text:p>1591321696</text:p>
          </table:table-cell>
          <table:table-cell office:value-type="string" calcext:value-type="string">
            <text:p>2020-06-04 22:48: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21696" calcext:value-type="float">
            <text:p>1591321696</text:p>
          </table:table-cell>
          <table:table-cell office:value-type="string" calcext:value-type="string">
            <text:p>2020-06-04 22:48:1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25295" calcext:value-type="float">
            <text:p>1591325295</text:p>
          </table:table-cell>
          <table:table-cell office:value-type="string" calcext:value-type="string">
            <text:p>2020-06-04 23:48: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25295" calcext:value-type="float">
            <text:p>1591325295</text:p>
          </table:table-cell>
          <table:table-cell office:value-type="string" calcext:value-type="string">
            <text:p>2020-06-04 23:48: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25295" calcext:value-type="float">
            <text:p>1591325295</text:p>
          </table:table-cell>
          <table:table-cell office:value-type="string" calcext:value-type="string">
            <text:p>2020-06-04 23:48: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25295" calcext:value-type="float">
            <text:p>1591325295</text:p>
          </table:table-cell>
          <table:table-cell office:value-type="string" calcext:value-type="string">
            <text:p>2020-06-04 23:48:1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28894" calcext:value-type="float">
            <text:p>1591328894</text:p>
          </table:table-cell>
          <table:table-cell office:value-type="string" calcext:value-type="string">
            <text:p>2020-06-05 00:48: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28894" calcext:value-type="float">
            <text:p>1591328894</text:p>
          </table:table-cell>
          <table:table-cell office:value-type="string" calcext:value-type="string">
            <text:p>2020-06-05 00:48: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28894" calcext:value-type="float">
            <text:p>1591328894</text:p>
          </table:table-cell>
          <table:table-cell office:value-type="string" calcext:value-type="string">
            <text:p>2020-06-05 00:48: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28894" calcext:value-type="float">
            <text:p>1591328894</text:p>
          </table:table-cell>
          <table:table-cell office:value-type="string" calcext:value-type="string">
            <text:p>2020-06-05 00:48:1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32493" calcext:value-type="float">
            <text:p>1591332493</text:p>
          </table:table-cell>
          <table:table-cell office:value-type="string" calcext:value-type="string">
            <text:p>2020-06-05 01:48: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32493" calcext:value-type="float">
            <text:p>1591332493</text:p>
          </table:table-cell>
          <table:table-cell office:value-type="string" calcext:value-type="string">
            <text:p>2020-06-05 01:48: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32493" calcext:value-type="float">
            <text:p>1591332493</text:p>
          </table:table-cell>
          <table:table-cell office:value-type="string" calcext:value-type="string">
            <text:p>2020-06-05 01:48: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32493" calcext:value-type="float">
            <text:p>1591332493</text:p>
          </table:table-cell>
          <table:table-cell office:value-type="string" calcext:value-type="string">
            <text:p>2020-06-05 01:48:1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36092" calcext:value-type="float">
            <text:p>1591336092</text:p>
          </table:table-cell>
          <table:table-cell office:value-type="string" calcext:value-type="string">
            <text:p>2020-06-05 02:48: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36092" calcext:value-type="float">
            <text:p>1591336092</text:p>
          </table:table-cell>
          <table:table-cell office:value-type="string" calcext:value-type="string">
            <text:p>2020-06-05 02:48: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36092" calcext:value-type="float">
            <text:p>1591336092</text:p>
          </table:table-cell>
          <table:table-cell office:value-type="string" calcext:value-type="string">
            <text:p>2020-06-05 02:48: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36092" calcext:value-type="float">
            <text:p>1591336092</text:p>
          </table:table-cell>
          <table:table-cell office:value-type="string" calcext:value-type="string">
            <text:p>2020-06-05 02:48:1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39691" calcext:value-type="float">
            <text:p>1591339691</text:p>
          </table:table-cell>
          <table:table-cell office:value-type="string" calcext:value-type="string">
            <text:p>2020-06-05 03:48: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39691" calcext:value-type="float">
            <text:p>1591339691</text:p>
          </table:table-cell>
          <table:table-cell office:value-type="string" calcext:value-type="string">
            <text:p>2020-06-05 03:48: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39691" calcext:value-type="float">
            <text:p>1591339691</text:p>
          </table:table-cell>
          <table:table-cell office:value-type="string" calcext:value-type="string">
            <text:p>2020-06-05 03:48: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39691" calcext:value-type="float">
            <text:p>1591339691</text:p>
          </table:table-cell>
          <table:table-cell office:value-type="string" calcext:value-type="string">
            <text:p>2020-06-05 03:48:1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43290" calcext:value-type="float">
            <text:p>1591343290</text:p>
          </table:table-cell>
          <table:table-cell office:value-type="string" calcext:value-type="string">
            <text:p>2020-06-05 04:48: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43290" calcext:value-type="float">
            <text:p>1591343290</text:p>
          </table:table-cell>
          <table:table-cell office:value-type="string" calcext:value-type="string">
            <text:p>2020-06-05 04:48: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43290" calcext:value-type="float">
            <text:p>1591343290</text:p>
          </table:table-cell>
          <table:table-cell office:value-type="string" calcext:value-type="string">
            <text:p>2020-06-05 04:48: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43290" calcext:value-type="float">
            <text:p>1591343290</text:p>
          </table:table-cell>
          <table:table-cell office:value-type="string" calcext:value-type="string">
            <text:p>2020-06-05 04:48:1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46889" calcext:value-type="float">
            <text:p>1591346889</text:p>
          </table:table-cell>
          <table:table-cell office:value-type="string" calcext:value-type="string">
            <text:p>2020-06-05 05:48: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46889" calcext:value-type="float">
            <text:p>1591346889</text:p>
          </table:table-cell>
          <table:table-cell office:value-type="string" calcext:value-type="string">
            <text:p>2020-06-05 05:48: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46889" calcext:value-type="float">
            <text:p>1591346889</text:p>
          </table:table-cell>
          <table:table-cell office:value-type="string" calcext:value-type="string">
            <text:p>2020-06-05 05:48:0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46889" calcext:value-type="float">
            <text:p>1591346889</text:p>
          </table:table-cell>
          <table:table-cell office:value-type="string" calcext:value-type="string">
            <text:p>2020-06-05 05:48:0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50488" calcext:value-type="float">
            <text:p>1591350488</text:p>
          </table:table-cell>
          <table:table-cell office:value-type="string" calcext:value-type="string">
            <text:p>2020-06-05 06:48: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50488" calcext:value-type="float">
            <text:p>1591350488</text:p>
          </table:table-cell>
          <table:table-cell office:value-type="string" calcext:value-type="string">
            <text:p>2020-06-05 06:48: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50488" calcext:value-type="float">
            <text:p>1591350488</text:p>
          </table:table-cell>
          <table:table-cell office:value-type="string" calcext:value-type="string">
            <text:p>2020-06-05 06:48: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50488" calcext:value-type="float">
            <text:p>1591350488</text:p>
          </table:table-cell>
          <table:table-cell office:value-type="string" calcext:value-type="string">
            <text:p>2020-06-05 06:48:0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54087" calcext:value-type="float">
            <text:p>1591354087</text:p>
          </table:table-cell>
          <table:table-cell office:value-type="string" calcext:value-type="string">
            <text:p>2020-06-05 07:48:0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54087" calcext:value-type="float">
            <text:p>1591354087</text:p>
          </table:table-cell>
          <table:table-cell office:value-type="string" calcext:value-type="string">
            <text:p>2020-06-05 07:48:0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54087" calcext:value-type="float">
            <text:p>1591354087</text:p>
          </table:table-cell>
          <table:table-cell office:value-type="string" calcext:value-type="string">
            <text:p>2020-06-05 07:48: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54087" calcext:value-type="float">
            <text:p>1591354087</text:p>
          </table:table-cell>
          <table:table-cell office:value-type="string" calcext:value-type="string">
            <text:p>2020-06-05 07:48:07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57686" calcext:value-type="float">
            <text:p>1591357686</text:p>
          </table:table-cell>
          <table:table-cell office:value-type="string" calcext:value-type="string">
            <text:p>2020-06-05 08:48: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57686" calcext:value-type="float">
            <text:p>1591357686</text:p>
          </table:table-cell>
          <table:table-cell office:value-type="string" calcext:value-type="string">
            <text:p>2020-06-05 08:48: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57686" calcext:value-type="float">
            <text:p>1591357686</text:p>
          </table:table-cell>
          <table:table-cell office:value-type="string" calcext:value-type="string">
            <text:p>2020-06-05 08:48: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57686" calcext:value-type="float">
            <text:p>1591357686</text:p>
          </table:table-cell>
          <table:table-cell office:value-type="string" calcext:value-type="string">
            <text:p>2020-06-05 08:48:06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61285" calcext:value-type="float">
            <text:p>1591361285</text:p>
          </table:table-cell>
          <table:table-cell office:value-type="string" calcext:value-type="string">
            <text:p>2020-06-05 09:48:0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61285" calcext:value-type="float">
            <text:p>1591361285</text:p>
          </table:table-cell>
          <table:table-cell office:value-type="string" calcext:value-type="string">
            <text:p>2020-06-05 09:48: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61285" calcext:value-type="float">
            <text:p>1591361285</text:p>
          </table:table-cell>
          <table:table-cell office:value-type="string" calcext:value-type="string">
            <text:p>2020-06-05 09:48: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61285" calcext:value-type="float">
            <text:p>1591361285</text:p>
          </table:table-cell>
          <table:table-cell office:value-type="string" calcext:value-type="string">
            <text:p>2020-06-05 09:48:0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64884" calcext:value-type="float">
            <text:p>1591364884</text:p>
          </table:table-cell>
          <table:table-cell office:value-type="string" calcext:value-type="string">
            <text:p>2020-06-05 10:48: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64884" calcext:value-type="float">
            <text:p>1591364884</text:p>
          </table:table-cell>
          <table:table-cell office:value-type="string" calcext:value-type="string">
            <text:p>2020-06-05 10:48: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64884" calcext:value-type="float">
            <text:p>1591364884</text:p>
          </table:table-cell>
          <table:table-cell office:value-type="string" calcext:value-type="string">
            <text:p>2020-06-05 10:48:0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64884" calcext:value-type="float">
            <text:p>1591364884</text:p>
          </table:table-cell>
          <table:table-cell office:value-type="string" calcext:value-type="string">
            <text:p>2020-06-05 10:48:0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68483" calcext:value-type="float">
            <text:p>1591368483</text:p>
          </table:table-cell>
          <table:table-cell office:value-type="string" calcext:value-type="string">
            <text:p>2020-06-05 11:48: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68483" calcext:value-type="float">
            <text:p>1591368483</text:p>
          </table:table-cell>
          <table:table-cell office:value-type="string" calcext:value-type="string">
            <text:p>2020-06-05 11:48: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68483" calcext:value-type="float">
            <text:p>1591368483</text:p>
          </table:table-cell>
          <table:table-cell office:value-type="string" calcext:value-type="string">
            <text:p>2020-06-05 11:48: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68483" calcext:value-type="float">
            <text:p>1591368483</text:p>
          </table:table-cell>
          <table:table-cell office:value-type="string" calcext:value-type="string">
            <text:p>2020-06-05 11:48:0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72082" calcext:value-type="float">
            <text:p>1591372082</text:p>
          </table:table-cell>
          <table:table-cell office:value-type="string" calcext:value-type="string">
            <text:p>2020-06-05 12:48:0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72082" calcext:value-type="float">
            <text:p>1591372082</text:p>
          </table:table-cell>
          <table:table-cell office:value-type="string" calcext:value-type="string">
            <text:p>2020-06-05 12:48:0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72082" calcext:value-type="float">
            <text:p>1591372082</text:p>
          </table:table-cell>
          <table:table-cell office:value-type="string" calcext:value-type="string">
            <text:p>2020-06-05 12:48: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72082" calcext:value-type="float">
            <text:p>1591372082</text:p>
          </table:table-cell>
          <table:table-cell office:value-type="string" calcext:value-type="string">
            <text:p>2020-06-05 12:48:0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75681" calcext:value-type="float">
            <text:p>1591375681</text:p>
          </table:table-cell>
          <table:table-cell office:value-type="string" calcext:value-type="string">
            <text:p>2020-06-05 13:48:0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75681" calcext:value-type="float">
            <text:p>1591375681</text:p>
          </table:table-cell>
          <table:table-cell office:value-type="string" calcext:value-type="string">
            <text:p>2020-06-05 13:48: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75681" calcext:value-type="float">
            <text:p>1591375681</text:p>
          </table:table-cell>
          <table:table-cell office:value-type="string" calcext:value-type="string">
            <text:p>2020-06-05 13:48: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75681" calcext:value-type="float">
            <text:p>1591375681</text:p>
          </table:table-cell>
          <table:table-cell office:value-type="string" calcext:value-type="string">
            <text:p>2020-06-05 13:48:0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79280" calcext:value-type="float">
            <text:p>1591379280</text:p>
          </table:table-cell>
          <table:table-cell office:value-type="string" calcext:value-type="string">
            <text:p>2020-06-05 14:48: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79280" calcext:value-type="float">
            <text:p>1591379280</text:p>
          </table:table-cell>
          <table:table-cell office:value-type="string" calcext:value-type="string">
            <text:p>2020-06-05 14:48: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79280" calcext:value-type="float">
            <text:p>1591379280</text:p>
          </table:table-cell>
          <table:table-cell office:value-type="string" calcext:value-type="string">
            <text:p>2020-06-05 14:48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79280" calcext:value-type="float">
            <text:p>1591379280</text:p>
          </table:table-cell>
          <table:table-cell office:value-type="string" calcext:value-type="string">
            <text:p>2020-06-05 14:48:00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82879" calcext:value-type="float">
            <text:p>1591382879</text:p>
          </table:table-cell>
          <table:table-cell office:value-type="string" calcext:value-type="string">
            <text:p>2020-06-05 15:47:5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82879" calcext:value-type="float">
            <text:p>1591382879</text:p>
          </table:table-cell>
          <table:table-cell office:value-type="string" calcext:value-type="string">
            <text:p>2020-06-05 15:47:5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82879" calcext:value-type="float">
            <text:p>1591382879</text:p>
          </table:table-cell>
          <table:table-cell office:value-type="string" calcext:value-type="string">
            <text:p>2020-06-05 15:47: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82879" calcext:value-type="float">
            <text:p>1591382879</text:p>
          </table:table-cell>
          <table:table-cell office:value-type="string" calcext:value-type="string">
            <text:p>2020-06-05 15:47:5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86478" calcext:value-type="float">
            <text:p>1591386478</text:p>
          </table:table-cell>
          <table:table-cell office:value-type="string" calcext:value-type="string">
            <text:p>2020-06-05 16:47: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86478" calcext:value-type="float">
            <text:p>1591386478</text:p>
          </table:table-cell>
          <table:table-cell office:value-type="string" calcext:value-type="string">
            <text:p>2020-06-05 16:47: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86478" calcext:value-type="float">
            <text:p>1591386478</text:p>
          </table:table-cell>
          <table:table-cell office:value-type="string" calcext:value-type="string">
            <text:p>2020-06-05 16:47: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86478" calcext:value-type="float">
            <text:p>1591386478</text:p>
          </table:table-cell>
          <table:table-cell office:value-type="string" calcext:value-type="string">
            <text:p>2020-06-05 16:47:5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90077" calcext:value-type="float">
            <text:p>1591390077</text:p>
          </table:table-cell>
          <table:table-cell office:value-type="string" calcext:value-type="string">
            <text:p>2020-06-05 17:47:5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90077" calcext:value-type="float">
            <text:p>1591390077</text:p>
          </table:table-cell>
          <table:table-cell office:value-type="string" calcext:value-type="string">
            <text:p>2020-06-05 17:47: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90077" calcext:value-type="float">
            <text:p>1591390077</text:p>
          </table:table-cell>
          <table:table-cell office:value-type="string" calcext:value-type="string">
            <text:p>2020-06-05 17:47: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90077" calcext:value-type="float">
            <text:p>1591390077</text:p>
          </table:table-cell>
          <table:table-cell office:value-type="string" calcext:value-type="string">
            <text:p>2020-06-05 17:47:5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93676" calcext:value-type="float">
            <text:p>1591393676</text:p>
          </table:table-cell>
          <table:table-cell office:value-type="string" calcext:value-type="string">
            <text:p>2020-06-05 18:47: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93676" calcext:value-type="float">
            <text:p>1591393676</text:p>
          </table:table-cell>
          <table:table-cell office:value-type="string" calcext:value-type="string">
            <text:p>2020-06-05 18:47: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93676" calcext:value-type="float">
            <text:p>1591393676</text:p>
          </table:table-cell>
          <table:table-cell office:value-type="string" calcext:value-type="string">
            <text:p>2020-06-05 18:47: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93676" calcext:value-type="float">
            <text:p>1591393676</text:p>
          </table:table-cell>
          <table:table-cell office:value-type="string" calcext:value-type="string">
            <text:p>2020-06-05 18:47:5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397275" calcext:value-type="float">
            <text:p>1591397275</text:p>
          </table:table-cell>
          <table:table-cell office:value-type="string" calcext:value-type="string">
            <text:p>2020-06-05 19:47:5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397275" calcext:value-type="float">
            <text:p>1591397275</text:p>
          </table:table-cell>
          <table:table-cell office:value-type="string" calcext:value-type="string">
            <text:p>2020-06-05 19:47: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397275" calcext:value-type="float">
            <text:p>1591397275</text:p>
          </table:table-cell>
          <table:table-cell office:value-type="string" calcext:value-type="string">
            <text:p>2020-06-05 19:47:5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397275" calcext:value-type="float">
            <text:p>1591397275</text:p>
          </table:table-cell>
          <table:table-cell office:value-type="string" calcext:value-type="string">
            <text:p>2020-06-05 19:47:5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00874" calcext:value-type="float">
            <text:p>1591400874</text:p>
          </table:table-cell>
          <table:table-cell office:value-type="string" calcext:value-type="string">
            <text:p>2020-06-05 20:47: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00874" calcext:value-type="float">
            <text:p>1591400874</text:p>
          </table:table-cell>
          <table:table-cell office:value-type="string" calcext:value-type="string">
            <text:p>2020-06-05 20:47: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00874" calcext:value-type="float">
            <text:p>1591400874</text:p>
          </table:table-cell>
          <table:table-cell office:value-type="string" calcext:value-type="string">
            <text:p>2020-06-05 20:47: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00874" calcext:value-type="float">
            <text:p>1591400874</text:p>
          </table:table-cell>
          <table:table-cell office:value-type="string" calcext:value-type="string">
            <text:p>2020-06-05 20:47:54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04473" calcext:value-type="float">
            <text:p>1591404473</text:p>
          </table:table-cell>
          <table:table-cell office:value-type="string" calcext:value-type="string">
            <text:p>2020-06-05 21:47:5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04473" calcext:value-type="float">
            <text:p>1591404473</text:p>
          </table:table-cell>
          <table:table-cell office:value-type="string" calcext:value-type="string">
            <text:p>2020-06-05 21:47:5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04473" calcext:value-type="float">
            <text:p>1591404473</text:p>
          </table:table-cell>
          <table:table-cell office:value-type="string" calcext:value-type="string">
            <text:p>2020-06-05 21:47: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04473" calcext:value-type="float">
            <text:p>1591404473</text:p>
          </table:table-cell>
          <table:table-cell office:value-type="string" calcext:value-type="string">
            <text:p>2020-06-05 21:47:53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08072" calcext:value-type="float">
            <text:p>1591408072</text:p>
          </table:table-cell>
          <table:table-cell office:value-type="string" calcext:value-type="string">
            <text:p>2020-06-05 22:47: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08072" calcext:value-type="float">
            <text:p>1591408072</text:p>
          </table:table-cell>
          <table:table-cell office:value-type="string" calcext:value-type="string">
            <text:p>2020-06-05 22:47: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08072" calcext:value-type="float">
            <text:p>1591408072</text:p>
          </table:table-cell>
          <table:table-cell office:value-type="string" calcext:value-type="string">
            <text:p>2020-06-05 22:47: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08072" calcext:value-type="float">
            <text:p>1591408072</text:p>
          </table:table-cell>
          <table:table-cell office:value-type="string" calcext:value-type="string">
            <text:p>2020-06-05 22:47:5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11671" calcext:value-type="float">
            <text:p>1591411671</text:p>
          </table:table-cell>
          <table:table-cell office:value-type="string" calcext:value-type="string">
            <text:p>2020-06-05 23:47:5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11671" calcext:value-type="float">
            <text:p>1591411671</text:p>
          </table:table-cell>
          <table:table-cell office:value-type="string" calcext:value-type="string">
            <text:p>2020-06-05 23:47: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11671" calcext:value-type="float">
            <text:p>1591411671</text:p>
          </table:table-cell>
          <table:table-cell office:value-type="string" calcext:value-type="string">
            <text:p>2020-06-05 23:47:5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11671" calcext:value-type="float">
            <text:p>1591411671</text:p>
          </table:table-cell>
          <table:table-cell office:value-type="string" calcext:value-type="string">
            <text:p>2020-06-05 23:47:5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15270" calcext:value-type="float">
            <text:p>1591415270</text:p>
          </table:table-cell>
          <table:table-cell office:value-type="string" calcext:value-type="string">
            <text:p>2020-06-06 00:47: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15270" calcext:value-type="float">
            <text:p>1591415270</text:p>
          </table:table-cell>
          <table:table-cell office:value-type="string" calcext:value-type="string">
            <text:p>2020-06-06 00:47:5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15270" calcext:value-type="float">
            <text:p>1591415270</text:p>
          </table:table-cell>
          <table:table-cell office:value-type="string" calcext:value-type="string">
            <text:p>2020-06-06 00:47: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15270" calcext:value-type="float">
            <text:p>1591415270</text:p>
          </table:table-cell>
          <table:table-cell office:value-type="string" calcext:value-type="string">
            <text:p>2020-06-06 00:47:5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18869" calcext:value-type="float">
            <text:p>1591418869</text:p>
          </table:table-cell>
          <table:table-cell office:value-type="string" calcext:value-type="string">
            <text:p>2020-06-06 01:47:4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18869" calcext:value-type="float">
            <text:p>1591418869</text:p>
          </table:table-cell>
          <table:table-cell office:value-type="string" calcext:value-type="string">
            <text:p>2020-06-06 01:47:4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18869" calcext:value-type="float">
            <text:p>1591418869</text:p>
          </table:table-cell>
          <table:table-cell office:value-type="string" calcext:value-type="string">
            <text:p>2020-06-06 01:47: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18869" calcext:value-type="float">
            <text:p>1591418869</text:p>
          </table:table-cell>
          <table:table-cell office:value-type="string" calcext:value-type="string">
            <text:p>2020-06-06 01:47:4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22468" calcext:value-type="float">
            <text:p>1591422468</text:p>
          </table:table-cell>
          <table:table-cell office:value-type="string" calcext:value-type="string">
            <text:p>2020-06-06 02:47: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22468" calcext:value-type="float">
            <text:p>1591422468</text:p>
          </table:table-cell>
          <table:table-cell office:value-type="string" calcext:value-type="string">
            <text:p>2020-06-06 02:47: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22468" calcext:value-type="float">
            <text:p>1591422468</text:p>
          </table:table-cell>
          <table:table-cell office:value-type="string" calcext:value-type="string">
            <text:p>2020-06-06 02:47: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22468" calcext:value-type="float">
            <text:p>1591422468</text:p>
          </table:table-cell>
          <table:table-cell office:value-type="string" calcext:value-type="string">
            <text:p>2020-06-06 02:47:4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26067" calcext:value-type="float">
            <text:p>1591426067</text:p>
          </table:table-cell>
          <table:table-cell office:value-type="string" calcext:value-type="string">
            <text:p>2020-06-06 03:47:4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26067" calcext:value-type="float">
            <text:p>1591426067</text:p>
          </table:table-cell>
          <table:table-cell office:value-type="string" calcext:value-type="string">
            <text:p>2020-06-06 03:47:4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26067" calcext:value-type="float">
            <text:p>1591426067</text:p>
          </table:table-cell>
          <table:table-cell office:value-type="string" calcext:value-type="string">
            <text:p>2020-06-06 03:47:4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26067" calcext:value-type="float">
            <text:p>1591426067</text:p>
          </table:table-cell>
          <table:table-cell office:value-type="string" calcext:value-type="string">
            <text:p>2020-06-06 03:47:4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29666" calcext:value-type="float">
            <text:p>1591429666</text:p>
          </table:table-cell>
          <table:table-cell office:value-type="string" calcext:value-type="string">
            <text:p>2020-06-06 04:47: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29666" calcext:value-type="float">
            <text:p>1591429666</text:p>
          </table:table-cell>
          <table:table-cell office:value-type="string" calcext:value-type="string">
            <text:p>2020-06-06 04:47: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29666" calcext:value-type="float">
            <text:p>1591429666</text:p>
          </table:table-cell>
          <table:table-cell office:value-type="string" calcext:value-type="string">
            <text:p>2020-06-06 04:47: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29666" calcext:value-type="float">
            <text:p>1591429666</text:p>
          </table:table-cell>
          <table:table-cell office:value-type="string" calcext:value-type="string">
            <text:p>2020-06-06 04:47:4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33265" calcext:value-type="float">
            <text:p>1591433265</text:p>
          </table:table-cell>
          <table:table-cell office:value-type="string" calcext:value-type="string">
            <text:p>2020-06-06 05:47:4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33265" calcext:value-type="float">
            <text:p>1591433265</text:p>
          </table:table-cell>
          <table:table-cell office:value-type="string" calcext:value-type="string">
            <text:p>2020-06-06 05:47:4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33265" calcext:value-type="float">
            <text:p>1591433265</text:p>
          </table:table-cell>
          <table:table-cell office:value-type="string" calcext:value-type="string">
            <text:p>2020-06-06 05:47: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33265" calcext:value-type="float">
            <text:p>1591433265</text:p>
          </table:table-cell>
          <table:table-cell office:value-type="string" calcext:value-type="string">
            <text:p>2020-06-06 05:47:4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36864" calcext:value-type="float">
            <text:p>1591436864</text:p>
          </table:table-cell>
          <table:table-cell office:value-type="string" calcext:value-type="string">
            <text:p>2020-06-06 06:47: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36864" calcext:value-type="float">
            <text:p>1591436864</text:p>
          </table:table-cell>
          <table:table-cell office:value-type="string" calcext:value-type="string">
            <text:p>2020-06-06 06:47: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36864" calcext:value-type="float">
            <text:p>1591436864</text:p>
          </table:table-cell>
          <table:table-cell office:value-type="string" calcext:value-type="string">
            <text:p>2020-06-06 06:47: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36864" calcext:value-type="float">
            <text:p>1591436864</text:p>
          </table:table-cell>
          <table:table-cell office:value-type="string" calcext:value-type="string">
            <text:p>2020-06-06 06:47:4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40463" calcext:value-type="float">
            <text:p>1591440463</text:p>
          </table:table-cell>
          <table:table-cell office:value-type="string" calcext:value-type="string">
            <text:p>2020-06-06 07:47: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40463" calcext:value-type="float">
            <text:p>1591440463</text:p>
          </table:table-cell>
          <table:table-cell office:value-type="string" calcext:value-type="string">
            <text:p>2020-06-06 07:47:4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40463" calcext:value-type="float">
            <text:p>1591440463</text:p>
          </table:table-cell>
          <table:table-cell office:value-type="string" calcext:value-type="string">
            <text:p>2020-06-06 07:47: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40463" calcext:value-type="float">
            <text:p>1591440463</text:p>
          </table:table-cell>
          <table:table-cell office:value-type="string" calcext:value-type="string">
            <text:p>2020-06-06 07:47:4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444062" calcext:value-type="float">
            <text:p>1591444062</text:p>
          </table:table-cell>
          <table:table-cell office:value-type="string" calcext:value-type="string">
            <text:p>2020-06-06 08:47: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44062" calcext:value-type="float">
            <text:p>1591444062</text:p>
          </table:table-cell>
          <table:table-cell office:value-type="string" calcext:value-type="string">
            <text:p>2020-06-06 08:47: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44062" calcext:value-type="float">
            <text:p>1591444062</text:p>
          </table:table-cell>
          <table:table-cell office:value-type="string" calcext:value-type="string">
            <text:p>2020-06-06 08:47:4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44062" calcext:value-type="float">
            <text:p>1591444062</text:p>
          </table:table-cell>
          <table:table-cell office:value-type="string" calcext:value-type="string">
            <text:p>2020-06-06 08:47:4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47661" calcext:value-type="float">
            <text:p>1591447661</text:p>
          </table:table-cell>
          <table:table-cell office:value-type="string" calcext:value-type="string">
            <text:p>2020-06-06 09:47:4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47661" calcext:value-type="float">
            <text:p>1591447661</text:p>
          </table:table-cell>
          <table:table-cell office:value-type="string" calcext:value-type="string">
            <text:p>2020-06-06 09:47:4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47661" calcext:value-type="float">
            <text:p>1591447661</text:p>
          </table:table-cell>
          <table:table-cell office:value-type="string" calcext:value-type="string">
            <text:p>2020-06-06 09:47:4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47661" calcext:value-type="float">
            <text:p>1591447661</text:p>
          </table:table-cell>
          <table:table-cell office:value-type="string" calcext:value-type="string">
            <text:p>2020-06-06 09:47:4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451260" calcext:value-type="float">
            <text:p>1591451260</text:p>
          </table:table-cell>
          <table:table-cell office:value-type="string" calcext:value-type="string">
            <text:p>2020-06-06 10:47: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51260" calcext:value-type="float">
            <text:p>1591451260</text:p>
          </table:table-cell>
          <table:table-cell office:value-type="string" calcext:value-type="string">
            <text:p>2020-06-06 10:47: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51260" calcext:value-type="float">
            <text:p>1591451260</text:p>
          </table:table-cell>
          <table:table-cell office:value-type="string" calcext:value-type="string">
            <text:p>2020-06-06 10:47: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51260" calcext:value-type="float">
            <text:p>1591451260</text:p>
          </table:table-cell>
          <table:table-cell office:value-type="string" calcext:value-type="string">
            <text:p>2020-06-06 10:47:4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54859" calcext:value-type="float">
            <text:p>1591454859</text:p>
          </table:table-cell>
          <table:table-cell office:value-type="string" calcext:value-type="string">
            <text:p>2020-06-06 11:47:3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54859" calcext:value-type="float">
            <text:p>1591454859</text:p>
          </table:table-cell>
          <table:table-cell office:value-type="string" calcext:value-type="string">
            <text:p>2020-06-06 11:47: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54859" calcext:value-type="float">
            <text:p>1591454859</text:p>
          </table:table-cell>
          <table:table-cell office:value-type="string" calcext:value-type="string">
            <text:p>2020-06-06 11:47: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54859" calcext:value-type="float">
            <text:p>1591454859</text:p>
          </table:table-cell>
          <table:table-cell office:value-type="string" calcext:value-type="string">
            <text:p>2020-06-06 11:47:3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58458" calcext:value-type="float">
            <text:p>1591458458</text:p>
          </table:table-cell>
          <table:table-cell office:value-type="string" calcext:value-type="string">
            <text:p>2020-06-06 12:47: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58458" calcext:value-type="float">
            <text:p>1591458458</text:p>
          </table:table-cell>
          <table:table-cell office:value-type="string" calcext:value-type="string">
            <text:p>2020-06-06 12:47: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58458" calcext:value-type="float">
            <text:p>1591458458</text:p>
          </table:table-cell>
          <table:table-cell office:value-type="string" calcext:value-type="string">
            <text:p>2020-06-06 12:47: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58458" calcext:value-type="float">
            <text:p>1591458458</text:p>
          </table:table-cell>
          <table:table-cell office:value-type="string" calcext:value-type="string">
            <text:p>2020-06-06 12:47:3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62057" calcext:value-type="float">
            <text:p>1591462057</text:p>
          </table:table-cell>
          <table:table-cell office:value-type="string" calcext:value-type="string">
            <text:p>2020-06-06 13:47: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62057" calcext:value-type="float">
            <text:p>1591462057</text:p>
          </table:table-cell>
          <table:table-cell office:value-type="string" calcext:value-type="string">
            <text:p>2020-06-06 13:47: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62057" calcext:value-type="float">
            <text:p>1591462057</text:p>
          </table:table-cell>
          <table:table-cell office:value-type="string" calcext:value-type="string">
            <text:p>2020-06-06 13:47:3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62057" calcext:value-type="float">
            <text:p>1591462057</text:p>
          </table:table-cell>
          <table:table-cell office:value-type="string" calcext:value-type="string">
            <text:p>2020-06-06 13:47:37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465656" calcext:value-type="float">
            <text:p>1591465656</text:p>
          </table:table-cell>
          <table:table-cell office:value-type="string" calcext:value-type="string">
            <text:p>2020-06-06 14:47: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65656" calcext:value-type="float">
            <text:p>1591465656</text:p>
          </table:table-cell>
          <table:table-cell office:value-type="string" calcext:value-type="string">
            <text:p>2020-06-06 14:47: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65656" calcext:value-type="float">
            <text:p>1591465656</text:p>
          </table:table-cell>
          <table:table-cell office:value-type="string" calcext:value-type="string">
            <text:p>2020-06-06 14:47: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65656" calcext:value-type="float">
            <text:p>1591465656</text:p>
          </table:table-cell>
          <table:table-cell office:value-type="string" calcext:value-type="string">
            <text:p>2020-06-06 14:47:36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69255" calcext:value-type="float">
            <text:p>1591469255</text:p>
          </table:table-cell>
          <table:table-cell office:value-type="string" calcext:value-type="string">
            <text:p>2020-06-06 15:47:3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69255" calcext:value-type="float">
            <text:p>1591469255</text:p>
          </table:table-cell>
          <table:table-cell office:value-type="string" calcext:value-type="string">
            <text:p>2020-06-06 15:47:3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69255" calcext:value-type="float">
            <text:p>1591469255</text:p>
          </table:table-cell>
          <table:table-cell office:value-type="string" calcext:value-type="string">
            <text:p>2020-06-06 15:47:3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69255" calcext:value-type="float">
            <text:p>1591469255</text:p>
          </table:table-cell>
          <table:table-cell office:value-type="string" calcext:value-type="string">
            <text:p>2020-06-06 15:47:3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72854" calcext:value-type="float">
            <text:p>1591472854</text:p>
          </table:table-cell>
          <table:table-cell office:value-type="string" calcext:value-type="string">
            <text:p>2020-06-06 16:47: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72854" calcext:value-type="float">
            <text:p>1591472854</text:p>
          </table:table-cell>
          <table:table-cell office:value-type="string" calcext:value-type="string">
            <text:p>2020-06-06 16:47: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72854" calcext:value-type="float">
            <text:p>1591472854</text:p>
          </table:table-cell>
          <table:table-cell office:value-type="string" calcext:value-type="string">
            <text:p>2020-06-06 16:47: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72854" calcext:value-type="float">
            <text:p>1591472854</text:p>
          </table:table-cell>
          <table:table-cell office:value-type="string" calcext:value-type="string">
            <text:p>2020-06-06 16:47:3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76453" calcext:value-type="float">
            <text:p>1591476453</text:p>
          </table:table-cell>
          <table:table-cell office:value-type="string" calcext:value-type="string">
            <text:p>2020-06-06 17:47:3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76453" calcext:value-type="float">
            <text:p>1591476453</text:p>
          </table:table-cell>
          <table:table-cell office:value-type="string" calcext:value-type="string">
            <text:p>2020-06-06 17:47:3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76453" calcext:value-type="float">
            <text:p>1591476453</text:p>
          </table:table-cell>
          <table:table-cell office:value-type="string" calcext:value-type="string">
            <text:p>2020-06-06 17:47:3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76453" calcext:value-type="float">
            <text:p>1591476453</text:p>
          </table:table-cell>
          <table:table-cell office:value-type="string" calcext:value-type="string">
            <text:p>2020-06-06 17:47:3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80052" calcext:value-type="float">
            <text:p>1591480052</text:p>
          </table:table-cell>
          <table:table-cell office:value-type="string" calcext:value-type="string">
            <text:p>2020-06-06 18:47: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80052" calcext:value-type="float">
            <text:p>1591480052</text:p>
          </table:table-cell>
          <table:table-cell office:value-type="string" calcext:value-type="string">
            <text:p>2020-06-06 18:47: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80052" calcext:value-type="float">
            <text:p>1591480052</text:p>
          </table:table-cell>
          <table:table-cell office:value-type="string" calcext:value-type="string">
            <text:p>2020-06-06 18:47:3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80052" calcext:value-type="float">
            <text:p>1591480052</text:p>
          </table:table-cell>
          <table:table-cell office:value-type="string" calcext:value-type="string">
            <text:p>2020-06-06 18:47:3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83651" calcext:value-type="float">
            <text:p>1591483651</text:p>
          </table:table-cell>
          <table:table-cell office:value-type="string" calcext:value-type="string">
            <text:p>2020-06-06 19:47:3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83651" calcext:value-type="float">
            <text:p>1591483651</text:p>
          </table:table-cell>
          <table:table-cell office:value-type="string" calcext:value-type="string">
            <text:p>2020-06-06 19:47:3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83651" calcext:value-type="float">
            <text:p>1591483651</text:p>
          </table:table-cell>
          <table:table-cell office:value-type="string" calcext:value-type="string">
            <text:p>2020-06-06 19:47: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83651" calcext:value-type="float">
            <text:p>1591483651</text:p>
          </table:table-cell>
          <table:table-cell office:value-type="string" calcext:value-type="string">
            <text:p>2020-06-06 19:47:3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487250" calcext:value-type="float">
            <text:p>1591487250</text:p>
          </table:table-cell>
          <table:table-cell office:value-type="string" calcext:value-type="string">
            <text:p>2020-06-06 20:47: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87250" calcext:value-type="float">
            <text:p>1591487250</text:p>
          </table:table-cell>
          <table:table-cell office:value-type="string" calcext:value-type="string">
            <text:p>2020-06-06 20:47: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87250" calcext:value-type="float">
            <text:p>1591487250</text:p>
          </table:table-cell>
          <table:table-cell office:value-type="string" calcext:value-type="string">
            <text:p>2020-06-06 20:47:3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87250" calcext:value-type="float">
            <text:p>1591487250</text:p>
          </table:table-cell>
          <table:table-cell office:value-type="string" calcext:value-type="string">
            <text:p>2020-06-06 20:47:3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490849" calcext:value-type="float">
            <text:p>1591490849</text:p>
          </table:table-cell>
          <table:table-cell office:value-type="string" calcext:value-type="string">
            <text:p>2020-06-06 21:47:2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90849" calcext:value-type="float">
            <text:p>1591490849</text:p>
          </table:table-cell>
          <table:table-cell office:value-type="string" calcext:value-type="string">
            <text:p>2020-06-06 21:47:2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90849" calcext:value-type="float">
            <text:p>1591490849</text:p>
          </table:table-cell>
          <table:table-cell office:value-type="string" calcext:value-type="string">
            <text:p>2020-06-06 21:47: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90849" calcext:value-type="float">
            <text:p>1591490849</text:p>
          </table:table-cell>
          <table:table-cell office:value-type="string" calcext:value-type="string">
            <text:p>2020-06-06 21:47:2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494448" calcext:value-type="float">
            <text:p>1591494448</text:p>
          </table:table-cell>
          <table:table-cell office:value-type="string" calcext:value-type="string">
            <text:p>2020-06-06 22:47: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94448" calcext:value-type="float">
            <text:p>1591494448</text:p>
          </table:table-cell>
          <table:table-cell office:value-type="string" calcext:value-type="string">
            <text:p>2020-06-06 22:47: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94448" calcext:value-type="float">
            <text:p>1591494448</text:p>
          </table:table-cell>
          <table:table-cell office:value-type="string" calcext:value-type="string">
            <text:p>2020-06-06 22:47: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94448" calcext:value-type="float">
            <text:p>1591494448</text:p>
          </table:table-cell>
          <table:table-cell office:value-type="string" calcext:value-type="string">
            <text:p>2020-06-06 22:47:2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498047" calcext:value-type="float">
            <text:p>1591498047</text:p>
          </table:table-cell>
          <table:table-cell office:value-type="string" calcext:value-type="string">
            <text:p>2020-06-06 23:47: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498047" calcext:value-type="float">
            <text:p>1591498047</text:p>
          </table:table-cell>
          <table:table-cell office:value-type="string" calcext:value-type="string">
            <text:p>2020-06-06 23:47: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498047" calcext:value-type="float">
            <text:p>1591498047</text:p>
          </table:table-cell>
          <table:table-cell office:value-type="string" calcext:value-type="string">
            <text:p>2020-06-06 23:47:2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498047" calcext:value-type="float">
            <text:p>1591498047</text:p>
          </table:table-cell>
          <table:table-cell office:value-type="string" calcext:value-type="string">
            <text:p>2020-06-06 23:47:2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501646" calcext:value-type="float">
            <text:p>1591501646</text:p>
          </table:table-cell>
          <table:table-cell office:value-type="string" calcext:value-type="string">
            <text:p>2020-06-07 00:47: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01646" calcext:value-type="float">
            <text:p>1591501646</text:p>
          </table:table-cell>
          <table:table-cell office:value-type="string" calcext:value-type="string">
            <text:p>2020-06-07 00:47: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01646" calcext:value-type="float">
            <text:p>1591501646</text:p>
          </table:table-cell>
          <table:table-cell office:value-type="string" calcext:value-type="string">
            <text:p>2020-06-07 00:47: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01646" calcext:value-type="float">
            <text:p>1591501646</text:p>
          </table:table-cell>
          <table:table-cell office:value-type="string" calcext:value-type="string">
            <text:p>2020-06-07 00:47:26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505245" calcext:value-type="float">
            <text:p>1591505245</text:p>
          </table:table-cell>
          <table:table-cell office:value-type="string" calcext:value-type="string">
            <text:p>2020-06-07 01:47: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05245" calcext:value-type="float">
            <text:p>1591505245</text:p>
          </table:table-cell>
          <table:table-cell office:value-type="string" calcext:value-type="string">
            <text:p>2020-06-07 01:47: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05245" calcext:value-type="float">
            <text:p>1591505245</text:p>
          </table:table-cell>
          <table:table-cell office:value-type="string" calcext:value-type="string">
            <text:p>2020-06-07 01:47: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05245" calcext:value-type="float">
            <text:p>1591505245</text:p>
          </table:table-cell>
          <table:table-cell office:value-type="string" calcext:value-type="string">
            <text:p>2020-06-07 01:47:2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508844" calcext:value-type="float">
            <text:p>1591508844</text:p>
          </table:table-cell>
          <table:table-cell office:value-type="string" calcext:value-type="string">
            <text:p>2020-06-07 02:47: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08844" calcext:value-type="float">
            <text:p>1591508844</text:p>
          </table:table-cell>
          <table:table-cell office:value-type="string" calcext:value-type="string">
            <text:p>2020-06-07 02:47: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08844" calcext:value-type="float">
            <text:p>1591508844</text:p>
          </table:table-cell>
          <table:table-cell office:value-type="string" calcext:value-type="string">
            <text:p>2020-06-07 02:47: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08844" calcext:value-type="float">
            <text:p>1591508844</text:p>
          </table:table-cell>
          <table:table-cell office:value-type="string" calcext:value-type="string">
            <text:p>2020-06-07 02:47:2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512443" calcext:value-type="float">
            <text:p>1591512443</text:p>
          </table:table-cell>
          <table:table-cell office:value-type="string" calcext:value-type="string">
            <text:p>2020-06-07 03:47: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12443" calcext:value-type="float">
            <text:p>1591512443</text:p>
          </table:table-cell>
          <table:table-cell office:value-type="string" calcext:value-type="string">
            <text:p>2020-06-07 03:47: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12443" calcext:value-type="float">
            <text:p>1591512443</text:p>
          </table:table-cell>
          <table:table-cell office:value-type="string" calcext:value-type="string">
            <text:p>2020-06-07 03:47: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12443" calcext:value-type="float">
            <text:p>1591512443</text:p>
          </table:table-cell>
          <table:table-cell office:value-type="string" calcext:value-type="string">
            <text:p>2020-06-07 03:47:2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516042" calcext:value-type="float">
            <text:p>1591516042</text:p>
          </table:table-cell>
          <table:table-cell office:value-type="string" calcext:value-type="string">
            <text:p>2020-06-07 04:47: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16042" calcext:value-type="float">
            <text:p>1591516042</text:p>
          </table:table-cell>
          <table:table-cell office:value-type="string" calcext:value-type="string">
            <text:p>2020-06-07 04:47: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16042" calcext:value-type="float">
            <text:p>1591516042</text:p>
          </table:table-cell>
          <table:table-cell office:value-type="string" calcext:value-type="string">
            <text:p>2020-06-07 04:47: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16042" calcext:value-type="float">
            <text:p>1591516042</text:p>
          </table:table-cell>
          <table:table-cell office:value-type="string" calcext:value-type="string">
            <text:p>2020-06-07 04:47:22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519641" calcext:value-type="float">
            <text:p>1591519641</text:p>
          </table:table-cell>
          <table:table-cell office:value-type="string" calcext:value-type="string">
            <text:p>2020-06-07 05:47: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19641" calcext:value-type="float">
            <text:p>1591519641</text:p>
          </table:table-cell>
          <table:table-cell office:value-type="string" calcext:value-type="string">
            <text:p>2020-06-07 05:47: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19641" calcext:value-type="float">
            <text:p>1591519641</text:p>
          </table:table-cell>
          <table:table-cell office:value-type="string" calcext:value-type="string">
            <text:p>2020-06-07 05:47: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19641" calcext:value-type="float">
            <text:p>1591519641</text:p>
          </table:table-cell>
          <table:table-cell office:value-type="string" calcext:value-type="string">
            <text:p>2020-06-07 05:47:2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523240" calcext:value-type="float">
            <text:p>1591523240</text:p>
          </table:table-cell>
          <table:table-cell office:value-type="string" calcext:value-type="string">
            <text:p>2020-06-07 06:47: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23240" calcext:value-type="float">
            <text:p>1591523240</text:p>
          </table:table-cell>
          <table:table-cell office:value-type="string" calcext:value-type="string">
            <text:p>2020-06-07 06:47: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23240" calcext:value-type="float">
            <text:p>1591523240</text:p>
          </table:table-cell>
          <table:table-cell office:value-type="string" calcext:value-type="string">
            <text:p>2020-06-07 06:47: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23240" calcext:value-type="float">
            <text:p>1591523240</text:p>
          </table:table-cell>
          <table:table-cell office:value-type="string" calcext:value-type="string">
            <text:p>2020-06-07 06:47:2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526839" calcext:value-type="float">
            <text:p>1591526839</text:p>
          </table:table-cell>
          <table:table-cell office:value-type="string" calcext:value-type="string">
            <text:p>2020-06-07 07:47: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26839" calcext:value-type="float">
            <text:p>1591526839</text:p>
          </table:table-cell>
          <table:table-cell office:value-type="string" calcext:value-type="string">
            <text:p>2020-06-07 07:47: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26839" calcext:value-type="float">
            <text:p>1591526839</text:p>
          </table:table-cell>
          <table:table-cell office:value-type="string" calcext:value-type="string">
            <text:p>2020-06-07 07:47: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26839" calcext:value-type="float">
            <text:p>1591526839</text:p>
          </table:table-cell>
          <table:table-cell office:value-type="string" calcext:value-type="string">
            <text:p>2020-06-07 07:47:19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530438" calcext:value-type="float">
            <text:p>1591530438</text:p>
          </table:table-cell>
          <table:table-cell office:value-type="string" calcext:value-type="string">
            <text:p>2020-06-07 08:47: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30438" calcext:value-type="float">
            <text:p>1591530438</text:p>
          </table:table-cell>
          <table:table-cell office:value-type="string" calcext:value-type="string">
            <text:p>2020-06-07 08:47: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30438" calcext:value-type="float">
            <text:p>1591530438</text:p>
          </table:table-cell>
          <table:table-cell office:value-type="string" calcext:value-type="string">
            <text:p>2020-06-07 08:47: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30438" calcext:value-type="float">
            <text:p>1591530438</text:p>
          </table:table-cell>
          <table:table-cell office:value-type="string" calcext:value-type="string">
            <text:p>2020-06-07 08:47:18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534037" calcext:value-type="float">
            <text:p>1591534037</text:p>
          </table:table-cell>
          <table:table-cell office:value-type="string" calcext:value-type="string">
            <text:p>2020-06-07 09:47: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34037" calcext:value-type="float">
            <text:p>1591534037</text:p>
          </table:table-cell>
          <table:table-cell office:value-type="string" calcext:value-type="string">
            <text:p>2020-06-07 09:47: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34037" calcext:value-type="float">
            <text:p>1591534037</text:p>
          </table:table-cell>
          <table:table-cell office:value-type="string" calcext:value-type="string">
            <text:p>2020-06-07 09:47: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34037" calcext:value-type="float">
            <text:p>1591534037</text:p>
          </table:table-cell>
          <table:table-cell office:value-type="string" calcext:value-type="string">
            <text:p>2020-06-07 09:47:17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537636" calcext:value-type="float">
            <text:p>1591537636</text:p>
          </table:table-cell>
          <table:table-cell office:value-type="string" calcext:value-type="string">
            <text:p>2020-06-07 10:47: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37636" calcext:value-type="float">
            <text:p>1591537636</text:p>
          </table:table-cell>
          <table:table-cell office:value-type="string" calcext:value-type="string">
            <text:p>2020-06-07 10:47: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37636" calcext:value-type="float">
            <text:p>1591537636</text:p>
          </table:table-cell>
          <table:table-cell office:value-type="string" calcext:value-type="string">
            <text:p>2020-06-07 10:47: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37636" calcext:value-type="float">
            <text:p>1591537636</text:p>
          </table:table-cell>
          <table:table-cell office:value-type="string" calcext:value-type="string">
            <text:p>2020-06-07 10:47:16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541235" calcext:value-type="float">
            <text:p>1591541235</text:p>
          </table:table-cell>
          <table:table-cell office:value-type="string" calcext:value-type="string">
            <text:p>2020-06-07 11:47: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41235" calcext:value-type="float">
            <text:p>1591541235</text:p>
          </table:table-cell>
          <table:table-cell office:value-type="string" calcext:value-type="string">
            <text:p>2020-06-07 11:47: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41235" calcext:value-type="float">
            <text:p>1591541235</text:p>
          </table:table-cell>
          <table:table-cell office:value-type="string" calcext:value-type="string">
            <text:p>2020-06-07 11:47: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41235" calcext:value-type="float">
            <text:p>1591541235</text:p>
          </table:table-cell>
          <table:table-cell office:value-type="string" calcext:value-type="string">
            <text:p>2020-06-07 11:47:15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544834" calcext:value-type="float">
            <text:p>1591544834</text:p>
          </table:table-cell>
          <table:table-cell office:value-type="string" calcext:value-type="string">
            <text:p>2020-06-07 12:47: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44834" calcext:value-type="float">
            <text:p>1591544834</text:p>
          </table:table-cell>
          <table:table-cell office:value-type="string" calcext:value-type="string">
            <text:p>2020-06-07 12:47: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44834" calcext:value-type="float">
            <text:p>1591544834</text:p>
          </table:table-cell>
          <table:table-cell office:value-type="string" calcext:value-type="string">
            <text:p>2020-06-07 12:47: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44834" calcext:value-type="float">
            <text:p>1591544834</text:p>
          </table:table-cell>
          <table:table-cell office:value-type="string" calcext:value-type="string">
            <text:p>2020-06-07 12:47:1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548433" calcext:value-type="float">
            <text:p>1591548433</text:p>
          </table:table-cell>
          <table:table-cell office:value-type="string" calcext:value-type="string">
            <text:p>2020-06-07 13:47: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48433" calcext:value-type="float">
            <text:p>1591548433</text:p>
          </table:table-cell>
          <table:table-cell office:value-type="string" calcext:value-type="string">
            <text:p>2020-06-07 13:47: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48433" calcext:value-type="float">
            <text:p>1591548433</text:p>
          </table:table-cell>
          <table:table-cell office:value-type="string" calcext:value-type="string">
            <text:p>2020-06-07 13:47: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48433" calcext:value-type="float">
            <text:p>1591548433</text:p>
          </table:table-cell>
          <table:table-cell office:value-type="string" calcext:value-type="string">
            <text:p>2020-06-07 13:47:1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552032" calcext:value-type="float">
            <text:p>1591552032</text:p>
          </table:table-cell>
          <table:table-cell office:value-type="string" calcext:value-type="string">
            <text:p>2020-06-07 14:47: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52032" calcext:value-type="float">
            <text:p>1591552032</text:p>
          </table:table-cell>
          <table:table-cell office:value-type="string" calcext:value-type="string">
            <text:p>2020-06-07 14:47: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52032" calcext:value-type="float">
            <text:p>1591552032</text:p>
          </table:table-cell>
          <table:table-cell office:value-type="string" calcext:value-type="string">
            <text:p>2020-06-07 14:47: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52032" calcext:value-type="float">
            <text:p>1591552032</text:p>
          </table:table-cell>
          <table:table-cell office:value-type="string" calcext:value-type="string">
            <text:p>2020-06-07 14:47:12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555631" calcext:value-type="float">
            <text:p>1591555631</text:p>
          </table:table-cell>
          <table:table-cell office:value-type="string" calcext:value-type="string">
            <text:p>2020-06-07 15:47: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55631" calcext:value-type="float">
            <text:p>1591555631</text:p>
          </table:table-cell>
          <table:table-cell office:value-type="string" calcext:value-type="string">
            <text:p>2020-06-07 15:47: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55631" calcext:value-type="float">
            <text:p>1591555631</text:p>
          </table:table-cell>
          <table:table-cell office:value-type="string" calcext:value-type="string">
            <text:p>2020-06-07 15:47: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55631" calcext:value-type="float">
            <text:p>1591555631</text:p>
          </table:table-cell>
          <table:table-cell office:value-type="string" calcext:value-type="string">
            <text:p>2020-06-07 15:47:1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559230" calcext:value-type="float">
            <text:p>1591559230</text:p>
          </table:table-cell>
          <table:table-cell office:value-type="string" calcext:value-type="string">
            <text:p>2020-06-07 16:47: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59230" calcext:value-type="float">
            <text:p>1591559230</text:p>
          </table:table-cell>
          <table:table-cell office:value-type="string" calcext:value-type="string">
            <text:p>2020-06-07 16:47: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59230" calcext:value-type="float">
            <text:p>1591559230</text:p>
          </table:table-cell>
          <table:table-cell office:value-type="string" calcext:value-type="string">
            <text:p>2020-06-07 16:47: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59230" calcext:value-type="float">
            <text:p>1591559230</text:p>
          </table:table-cell>
          <table:table-cell office:value-type="string" calcext:value-type="string">
            <text:p>2020-06-07 16:47:1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562829" calcext:value-type="float">
            <text:p>1591562829</text:p>
          </table:table-cell>
          <table:table-cell office:value-type="string" calcext:value-type="string">
            <text:p>2020-06-07 17:47: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62829" calcext:value-type="float">
            <text:p>1591562829</text:p>
          </table:table-cell>
          <table:table-cell office:value-type="string" calcext:value-type="string">
            <text:p>2020-06-07 17:47: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62829" calcext:value-type="float">
            <text:p>1591562829</text:p>
          </table:table-cell>
          <table:table-cell office:value-type="string" calcext:value-type="string">
            <text:p>2020-06-07 17:47:0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62829" calcext:value-type="float">
            <text:p>1591562829</text:p>
          </table:table-cell>
          <table:table-cell office:value-type="string" calcext:value-type="string">
            <text:p>2020-06-07 17:47:0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566428" calcext:value-type="float">
            <text:p>1591566428</text:p>
          </table:table-cell>
          <table:table-cell office:value-type="string" calcext:value-type="string">
            <text:p>2020-06-07 18:47: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66428" calcext:value-type="float">
            <text:p>1591566428</text:p>
          </table:table-cell>
          <table:table-cell office:value-type="string" calcext:value-type="string">
            <text:p>2020-06-07 18:47: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66428" calcext:value-type="float">
            <text:p>1591566428</text:p>
          </table:table-cell>
          <table:table-cell office:value-type="string" calcext:value-type="string">
            <text:p>2020-06-07 18:47: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66428" calcext:value-type="float">
            <text:p>1591566428</text:p>
          </table:table-cell>
          <table:table-cell office:value-type="string" calcext:value-type="string">
            <text:p>2020-06-07 18:47:08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570027" calcext:value-type="float">
            <text:p>1591570027</text:p>
          </table:table-cell>
          <table:table-cell office:value-type="string" calcext:value-type="string">
            <text:p>2020-06-07 19:47:0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70027" calcext:value-type="float">
            <text:p>1591570027</text:p>
          </table:table-cell>
          <table:table-cell office:value-type="string" calcext:value-type="string">
            <text:p>2020-06-07 19:47:0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70027" calcext:value-type="float">
            <text:p>1591570027</text:p>
          </table:table-cell>
          <table:table-cell office:value-type="string" calcext:value-type="string">
            <text:p>2020-06-07 19:47: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70027" calcext:value-type="float">
            <text:p>1591570027</text:p>
          </table:table-cell>
          <table:table-cell office:value-type="string" calcext:value-type="string">
            <text:p>2020-06-07 19:47:07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573626" calcext:value-type="float">
            <text:p>1591573626</text:p>
          </table:table-cell>
          <table:table-cell office:value-type="string" calcext:value-type="string">
            <text:p>2020-06-07 20:47: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73626" calcext:value-type="float">
            <text:p>1591573626</text:p>
          </table:table-cell>
          <table:table-cell office:value-type="string" calcext:value-type="string">
            <text:p>2020-06-07 20:47: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73626" calcext:value-type="float">
            <text:p>1591573626</text:p>
          </table:table-cell>
          <table:table-cell office:value-type="string" calcext:value-type="string">
            <text:p>2020-06-07 20:47: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73626" calcext:value-type="float">
            <text:p>1591573626</text:p>
          </table:table-cell>
          <table:table-cell office:value-type="string" calcext:value-type="string">
            <text:p>2020-06-07 20:47:06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577225" calcext:value-type="float">
            <text:p>1591577225</text:p>
          </table:table-cell>
          <table:table-cell office:value-type="string" calcext:value-type="string">
            <text:p>2020-06-07 21:47:0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77225" calcext:value-type="float">
            <text:p>1591577225</text:p>
          </table:table-cell>
          <table:table-cell office:value-type="string" calcext:value-type="string">
            <text:p>2020-06-07 21:47: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77225" calcext:value-type="float">
            <text:p>1591577225</text:p>
          </table:table-cell>
          <table:table-cell office:value-type="string" calcext:value-type="string">
            <text:p>2020-06-07 21:47: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77225" calcext:value-type="float">
            <text:p>1591577225</text:p>
          </table:table-cell>
          <table:table-cell office:value-type="string" calcext:value-type="string">
            <text:p>2020-06-07 21:47:0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580824" calcext:value-type="float">
            <text:p>1591580824</text:p>
          </table:table-cell>
          <table:table-cell office:value-type="string" calcext:value-type="string">
            <text:p>2020-06-07 22:47: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80824" calcext:value-type="float">
            <text:p>1591580824</text:p>
          </table:table-cell>
          <table:table-cell office:value-type="string" calcext:value-type="string">
            <text:p>2020-06-07 22:47: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80824" calcext:value-type="float">
            <text:p>1591580824</text:p>
          </table:table-cell>
          <table:table-cell office:value-type="string" calcext:value-type="string">
            <text:p>2020-06-07 22:47:0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80824" calcext:value-type="float">
            <text:p>1591580824</text:p>
          </table:table-cell>
          <table:table-cell office:value-type="string" calcext:value-type="string">
            <text:p>2020-06-07 22:47:0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584423" calcext:value-type="float">
            <text:p>1591584423</text:p>
          </table:table-cell>
          <table:table-cell office:value-type="string" calcext:value-type="string">
            <text:p>2020-06-07 23:47: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84423" calcext:value-type="float">
            <text:p>1591584423</text:p>
          </table:table-cell>
          <table:table-cell office:value-type="string" calcext:value-type="string">
            <text:p>2020-06-07 23:47: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84423" calcext:value-type="float">
            <text:p>1591584423</text:p>
          </table:table-cell>
          <table:table-cell office:value-type="string" calcext:value-type="string">
            <text:p>2020-06-07 23:47: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84423" calcext:value-type="float">
            <text:p>1591584423</text:p>
          </table:table-cell>
          <table:table-cell office:value-type="string" calcext:value-type="string">
            <text:p>2020-06-07 23:47:03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588022" calcext:value-type="float">
            <text:p>1591588022</text:p>
          </table:table-cell>
          <table:table-cell office:value-type="string" calcext:value-type="string">
            <text:p>2020-06-08 00:47:0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88022" calcext:value-type="float">
            <text:p>1591588022</text:p>
          </table:table-cell>
          <table:table-cell office:value-type="string" calcext:value-type="string">
            <text:p>2020-06-08 00:47:0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88022" calcext:value-type="float">
            <text:p>1591588022</text:p>
          </table:table-cell>
          <table:table-cell office:value-type="string" calcext:value-type="string">
            <text:p>2020-06-08 00:47: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88022" calcext:value-type="float">
            <text:p>1591588022</text:p>
          </table:table-cell>
          <table:table-cell office:value-type="string" calcext:value-type="string">
            <text:p>2020-06-08 00:47:02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591621" calcext:value-type="float">
            <text:p>1591591621</text:p>
          </table:table-cell>
          <table:table-cell office:value-type="string" calcext:value-type="string">
            <text:p>2020-06-08 01:47:0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91621" calcext:value-type="float">
            <text:p>1591591621</text:p>
          </table:table-cell>
          <table:table-cell office:value-type="string" calcext:value-type="string">
            <text:p>2020-06-08 01:47: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91621" calcext:value-type="float">
            <text:p>1591591621</text:p>
          </table:table-cell>
          <table:table-cell office:value-type="string" calcext:value-type="string">
            <text:p>2020-06-08 01:47: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91621" calcext:value-type="float">
            <text:p>1591591621</text:p>
          </table:table-cell>
          <table:table-cell office:value-type="string" calcext:value-type="string">
            <text:p>2020-06-08 01:47:0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595220" calcext:value-type="float">
            <text:p>1591595220</text:p>
          </table:table-cell>
          <table:table-cell office:value-type="string" calcext:value-type="string">
            <text:p>2020-06-08 02:47: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95220" calcext:value-type="float">
            <text:p>1591595220</text:p>
          </table:table-cell>
          <table:table-cell office:value-type="string" calcext:value-type="string">
            <text:p>2020-06-08 02:47: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95220" calcext:value-type="float">
            <text:p>1591595220</text:p>
          </table:table-cell>
          <table:table-cell office:value-type="string" calcext:value-type="string">
            <text:p>2020-06-08 02:47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95220" calcext:value-type="float">
            <text:p>1591595220</text:p>
          </table:table-cell>
          <table:table-cell office:value-type="string" calcext:value-type="string">
            <text:p>2020-06-08 02:47:0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598819" calcext:value-type="float">
            <text:p>1591598819</text:p>
          </table:table-cell>
          <table:table-cell office:value-type="string" calcext:value-type="string">
            <text:p>2020-06-08 03:46:5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598819" calcext:value-type="float">
            <text:p>1591598819</text:p>
          </table:table-cell>
          <table:table-cell office:value-type="string" calcext:value-type="string">
            <text:p>2020-06-08 03:46:5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598819" calcext:value-type="float">
            <text:p>1591598819</text:p>
          </table:table-cell>
          <table:table-cell office:value-type="string" calcext:value-type="string">
            <text:p>2020-06-08 03:46: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598819" calcext:value-type="float">
            <text:p>1591598819</text:p>
          </table:table-cell>
          <table:table-cell office:value-type="string" calcext:value-type="string">
            <text:p>2020-06-08 03:46:5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602418" calcext:value-type="float">
            <text:p>1591602418</text:p>
          </table:table-cell>
          <table:table-cell office:value-type="string" calcext:value-type="string">
            <text:p>2020-06-08 04:46: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02418" calcext:value-type="float">
            <text:p>1591602418</text:p>
          </table:table-cell>
          <table:table-cell office:value-type="string" calcext:value-type="string">
            <text:p>2020-06-08 04:46: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02418" calcext:value-type="float">
            <text:p>1591602418</text:p>
          </table:table-cell>
          <table:table-cell office:value-type="string" calcext:value-type="string">
            <text:p>2020-06-08 04:46: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02418" calcext:value-type="float">
            <text:p>1591602418</text:p>
          </table:table-cell>
          <table:table-cell office:value-type="string" calcext:value-type="string">
            <text:p>2020-06-08 04:46:58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06017" calcext:value-type="float">
            <text:p>1591606017</text:p>
          </table:table-cell>
          <table:table-cell office:value-type="string" calcext:value-type="string">
            <text:p>2020-06-08 05:46:5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06017" calcext:value-type="float">
            <text:p>1591606017</text:p>
          </table:table-cell>
          <table:table-cell office:value-type="string" calcext:value-type="string">
            <text:p>2020-06-08 05:46: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06017" calcext:value-type="float">
            <text:p>1591606017</text:p>
          </table:table-cell>
          <table:table-cell office:value-type="string" calcext:value-type="string">
            <text:p>2020-06-08 05:46: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06017" calcext:value-type="float">
            <text:p>1591606017</text:p>
          </table:table-cell>
          <table:table-cell office:value-type="string" calcext:value-type="string">
            <text:p>2020-06-08 05:46:57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09616" calcext:value-type="float">
            <text:p>1591609616</text:p>
          </table:table-cell>
          <table:table-cell office:value-type="string" calcext:value-type="string">
            <text:p>2020-06-08 06:46: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09616" calcext:value-type="float">
            <text:p>1591609616</text:p>
          </table:table-cell>
          <table:table-cell office:value-type="string" calcext:value-type="string">
            <text:p>2020-06-08 06:46: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09616" calcext:value-type="float">
            <text:p>1591609616</text:p>
          </table:table-cell>
          <table:table-cell office:value-type="string" calcext:value-type="string">
            <text:p>2020-06-08 06:46: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09616" calcext:value-type="float">
            <text:p>1591609616</text:p>
          </table:table-cell>
          <table:table-cell office:value-type="string" calcext:value-type="string">
            <text:p>2020-06-08 06:46:56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13215" calcext:value-type="float">
            <text:p>1591613215</text:p>
          </table:table-cell>
          <table:table-cell office:value-type="string" calcext:value-type="string">
            <text:p>2020-06-08 07:46:5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13215" calcext:value-type="float">
            <text:p>1591613215</text:p>
          </table:table-cell>
          <table:table-cell office:value-type="string" calcext:value-type="string">
            <text:p>2020-06-08 07:46: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13215" calcext:value-type="float">
            <text:p>1591613215</text:p>
          </table:table-cell>
          <table:table-cell office:value-type="string" calcext:value-type="string">
            <text:p>2020-06-08 07:46:5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13215" calcext:value-type="float">
            <text:p>1591613215</text:p>
          </table:table-cell>
          <table:table-cell office:value-type="string" calcext:value-type="string">
            <text:p>2020-06-08 07:46:55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16814" calcext:value-type="float">
            <text:p>1591616814</text:p>
          </table:table-cell>
          <table:table-cell office:value-type="string" calcext:value-type="string">
            <text:p>2020-06-08 08:46: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16814" calcext:value-type="float">
            <text:p>1591616814</text:p>
          </table:table-cell>
          <table:table-cell office:value-type="string" calcext:value-type="string">
            <text:p>2020-06-08 08:46: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16814" calcext:value-type="float">
            <text:p>1591616814</text:p>
          </table:table-cell>
          <table:table-cell office:value-type="string" calcext:value-type="string">
            <text:p>2020-06-08 08:46: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16814" calcext:value-type="float">
            <text:p>1591616814</text:p>
          </table:table-cell>
          <table:table-cell office:value-type="string" calcext:value-type="string">
            <text:p>2020-06-08 08:46:54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20413" calcext:value-type="float">
            <text:p>1591620413</text:p>
          </table:table-cell>
          <table:table-cell office:value-type="string" calcext:value-type="string">
            <text:p>2020-06-08 09:46:5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20413" calcext:value-type="float">
            <text:p>1591620413</text:p>
          </table:table-cell>
          <table:table-cell office:value-type="string" calcext:value-type="string">
            <text:p>2020-06-08 09:46:5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20413" calcext:value-type="float">
            <text:p>1591620413</text:p>
          </table:table-cell>
          <table:table-cell office:value-type="string" calcext:value-type="string">
            <text:p>2020-06-08 09:46: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20413" calcext:value-type="float">
            <text:p>1591620413</text:p>
          </table:table-cell>
          <table:table-cell office:value-type="string" calcext:value-type="string">
            <text:p>2020-06-08 09:46:53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24012" calcext:value-type="float">
            <text:p>1591624012</text:p>
          </table:table-cell>
          <table:table-cell office:value-type="string" calcext:value-type="string">
            <text:p>2020-06-08 10:46: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24012" calcext:value-type="float">
            <text:p>1591624012</text:p>
          </table:table-cell>
          <table:table-cell office:value-type="string" calcext:value-type="string">
            <text:p>2020-06-08 10:46: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24012" calcext:value-type="float">
            <text:p>1591624012</text:p>
          </table:table-cell>
          <table:table-cell office:value-type="string" calcext:value-type="string">
            <text:p>2020-06-08 10:46: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24012" calcext:value-type="float">
            <text:p>1591624012</text:p>
          </table:table-cell>
          <table:table-cell office:value-type="string" calcext:value-type="string">
            <text:p>2020-06-08 10:46:52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27611" calcext:value-type="float">
            <text:p>1591627611</text:p>
          </table:table-cell>
          <table:table-cell office:value-type="string" calcext:value-type="string">
            <text:p>2020-06-08 11:46:5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27611" calcext:value-type="float">
            <text:p>1591627611</text:p>
          </table:table-cell>
          <table:table-cell office:value-type="string" calcext:value-type="string">
            <text:p>2020-06-08 11:46: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27611" calcext:value-type="float">
            <text:p>1591627611</text:p>
          </table:table-cell>
          <table:table-cell office:value-type="string" calcext:value-type="string">
            <text:p>2020-06-08 11:46:5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27611" calcext:value-type="float">
            <text:p>1591627611</text:p>
          </table:table-cell>
          <table:table-cell office:value-type="string" calcext:value-type="string">
            <text:p>2020-06-08 11:46:5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31210" calcext:value-type="float">
            <text:p>1591631210</text:p>
          </table:table-cell>
          <table:table-cell office:value-type="string" calcext:value-type="string">
            <text:p>2020-06-08 12:46: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31210" calcext:value-type="float">
            <text:p>1591631210</text:p>
          </table:table-cell>
          <table:table-cell office:value-type="string" calcext:value-type="string">
            <text:p>2020-06-08 12:46:5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31210" calcext:value-type="float">
            <text:p>1591631210</text:p>
          </table:table-cell>
          <table:table-cell office:value-type="string" calcext:value-type="string">
            <text:p>2020-06-08 12:46: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31210" calcext:value-type="float">
            <text:p>1591631210</text:p>
          </table:table-cell>
          <table:table-cell office:value-type="string" calcext:value-type="string">
            <text:p>2020-06-08 12:46:5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34809" calcext:value-type="float">
            <text:p>1591634809</text:p>
          </table:table-cell>
          <table:table-cell office:value-type="string" calcext:value-type="string">
            <text:p>2020-06-08 13:46:4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34809" calcext:value-type="float">
            <text:p>1591634809</text:p>
          </table:table-cell>
          <table:table-cell office:value-type="string" calcext:value-type="string">
            <text:p>2020-06-08 13:46:4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34809" calcext:value-type="float">
            <text:p>1591634809</text:p>
          </table:table-cell>
          <table:table-cell office:value-type="string" calcext:value-type="string">
            <text:p>2020-06-08 13:46: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34809" calcext:value-type="float">
            <text:p>1591634809</text:p>
          </table:table-cell>
          <table:table-cell office:value-type="string" calcext:value-type="string">
            <text:p>2020-06-08 13:46:49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38408" calcext:value-type="float">
            <text:p>1591638408</text:p>
          </table:table-cell>
          <table:table-cell office:value-type="string" calcext:value-type="string">
            <text:p>2020-06-08 14:46: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38408" calcext:value-type="float">
            <text:p>1591638408</text:p>
          </table:table-cell>
          <table:table-cell office:value-type="string" calcext:value-type="string">
            <text:p>2020-06-08 14:46: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38408" calcext:value-type="float">
            <text:p>1591638408</text:p>
          </table:table-cell>
          <table:table-cell office:value-type="string" calcext:value-type="string">
            <text:p>2020-06-08 14:46: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38408" calcext:value-type="float">
            <text:p>1591638408</text:p>
          </table:table-cell>
          <table:table-cell office:value-type="string" calcext:value-type="string">
            <text:p>2020-06-08 14:46:48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42007" calcext:value-type="float">
            <text:p>1591642007</text:p>
          </table:table-cell>
          <table:table-cell office:value-type="string" calcext:value-type="string">
            <text:p>2020-06-08 15:46:4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42007" calcext:value-type="float">
            <text:p>1591642007</text:p>
          </table:table-cell>
          <table:table-cell office:value-type="string" calcext:value-type="string">
            <text:p>2020-06-08 15:46:4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42007" calcext:value-type="float">
            <text:p>1591642007</text:p>
          </table:table-cell>
          <table:table-cell office:value-type="string" calcext:value-type="string">
            <text:p>2020-06-08 15:46:4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42007" calcext:value-type="float">
            <text:p>1591642007</text:p>
          </table:table-cell>
          <table:table-cell office:value-type="string" calcext:value-type="string">
            <text:p>2020-06-08 15:46:47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45606" calcext:value-type="float">
            <text:p>1591645606</text:p>
          </table:table-cell>
          <table:table-cell office:value-type="string" calcext:value-type="string">
            <text:p>2020-06-08 16:46: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45606" calcext:value-type="float">
            <text:p>1591645606</text:p>
          </table:table-cell>
          <table:table-cell office:value-type="string" calcext:value-type="string">
            <text:p>2020-06-08 16:46: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45606" calcext:value-type="float">
            <text:p>1591645606</text:p>
          </table:table-cell>
          <table:table-cell office:value-type="string" calcext:value-type="string">
            <text:p>2020-06-08 16:46: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45606" calcext:value-type="float">
            <text:p>1591645606</text:p>
          </table:table-cell>
          <table:table-cell office:value-type="string" calcext:value-type="string">
            <text:p>2020-06-08 16:46:46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49205" calcext:value-type="float">
            <text:p>1591649205</text:p>
          </table:table-cell>
          <table:table-cell office:value-type="string" calcext:value-type="string">
            <text:p>2020-06-08 17:46:4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49205" calcext:value-type="float">
            <text:p>1591649205</text:p>
          </table:table-cell>
          <table:table-cell office:value-type="string" calcext:value-type="string">
            <text:p>2020-06-08 17:46:4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49205" calcext:value-type="float">
            <text:p>1591649205</text:p>
          </table:table-cell>
          <table:table-cell office:value-type="string" calcext:value-type="string">
            <text:p>2020-06-08 17:46: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49205" calcext:value-type="float">
            <text:p>1591649205</text:p>
          </table:table-cell>
          <table:table-cell office:value-type="string" calcext:value-type="string">
            <text:p>2020-06-08 17:46:45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52804" calcext:value-type="float">
            <text:p>1591652804</text:p>
          </table:table-cell>
          <table:table-cell office:value-type="string" calcext:value-type="string">
            <text:p>2020-06-08 18:46: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52804" calcext:value-type="float">
            <text:p>1591652804</text:p>
          </table:table-cell>
          <table:table-cell office:value-type="string" calcext:value-type="string">
            <text:p>2020-06-08 18:46: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52804" calcext:value-type="float">
            <text:p>1591652804</text:p>
          </table:table-cell>
          <table:table-cell office:value-type="string" calcext:value-type="string">
            <text:p>2020-06-08 18:46: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52804" calcext:value-type="float">
            <text:p>1591652804</text:p>
          </table:table-cell>
          <table:table-cell office:value-type="string" calcext:value-type="string">
            <text:p>2020-06-08 18:46:44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56403" calcext:value-type="float">
            <text:p>1591656403</text:p>
          </table:table-cell>
          <table:table-cell office:value-type="string" calcext:value-type="string">
            <text:p>2020-06-08 19:46: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56403" calcext:value-type="float">
            <text:p>1591656403</text:p>
          </table:table-cell>
          <table:table-cell office:value-type="string" calcext:value-type="string">
            <text:p>2020-06-08 19:46:4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56403" calcext:value-type="float">
            <text:p>1591656403</text:p>
          </table:table-cell>
          <table:table-cell office:value-type="string" calcext:value-type="string">
            <text:p>2020-06-08 19:46: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56403" calcext:value-type="float">
            <text:p>1591656403</text:p>
          </table:table-cell>
          <table:table-cell office:value-type="string" calcext:value-type="string">
            <text:p>2020-06-08 19:46:4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60002" calcext:value-type="float">
            <text:p>1591660002</text:p>
          </table:table-cell>
          <table:table-cell office:value-type="string" calcext:value-type="string">
            <text:p>2020-06-08 20:46: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60002" calcext:value-type="float">
            <text:p>1591660002</text:p>
          </table:table-cell>
          <table:table-cell office:value-type="string" calcext:value-type="string">
            <text:p>2020-06-08 20:46: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60002" calcext:value-type="float">
            <text:p>1591660002</text:p>
          </table:table-cell>
          <table:table-cell office:value-type="string" calcext:value-type="string">
            <text:p>2020-06-08 20:46:4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60002" calcext:value-type="float">
            <text:p>1591660002</text:p>
          </table:table-cell>
          <table:table-cell office:value-type="string" calcext:value-type="string">
            <text:p>2020-06-08 20:46:42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63601" calcext:value-type="float">
            <text:p>1591663601</text:p>
          </table:table-cell>
          <table:table-cell office:value-type="string" calcext:value-type="string">
            <text:p>2020-06-08 21:46:4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63601" calcext:value-type="float">
            <text:p>1591663601</text:p>
          </table:table-cell>
          <table:table-cell office:value-type="string" calcext:value-type="string">
            <text:p>2020-06-08 21:46:4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63601" calcext:value-type="float">
            <text:p>1591663601</text:p>
          </table:table-cell>
          <table:table-cell office:value-type="string" calcext:value-type="string">
            <text:p>2020-06-08 21:46:4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63601" calcext:value-type="float">
            <text:p>1591663601</text:p>
          </table:table-cell>
          <table:table-cell office:value-type="string" calcext:value-type="string">
            <text:p>2020-06-08 21:46:4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67200" calcext:value-type="float">
            <text:p>1591667200</text:p>
          </table:table-cell>
          <table:table-cell office:value-type="string" calcext:value-type="string">
            <text:p>2020-06-08 22:46: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67200" calcext:value-type="float">
            <text:p>1591667200</text:p>
          </table:table-cell>
          <table:table-cell office:value-type="string" calcext:value-type="string">
            <text:p>2020-06-08 22:46: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67200" calcext:value-type="float">
            <text:p>1591667200</text:p>
          </table:table-cell>
          <table:table-cell office:value-type="string" calcext:value-type="string">
            <text:p>2020-06-08 22:46: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67200" calcext:value-type="float">
            <text:p>1591667200</text:p>
          </table:table-cell>
          <table:table-cell office:value-type="string" calcext:value-type="string">
            <text:p>2020-06-08 22:46:4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70799" calcext:value-type="float">
            <text:p>1591670799</text:p>
          </table:table-cell>
          <table:table-cell office:value-type="string" calcext:value-type="string">
            <text:p>2020-06-08 23:46:3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70799" calcext:value-type="float">
            <text:p>1591670799</text:p>
          </table:table-cell>
          <table:table-cell office:value-type="string" calcext:value-type="string">
            <text:p>2020-06-08 23:46: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70799" calcext:value-type="float">
            <text:p>1591670799</text:p>
          </table:table-cell>
          <table:table-cell office:value-type="string" calcext:value-type="string">
            <text:p>2020-06-08 23:46: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70799" calcext:value-type="float">
            <text:p>1591670799</text:p>
          </table:table-cell>
          <table:table-cell office:value-type="string" calcext:value-type="string">
            <text:p>2020-06-08 23:46:39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74398" calcext:value-type="float">
            <text:p>1591674398</text:p>
          </table:table-cell>
          <table:table-cell office:value-type="string" calcext:value-type="string">
            <text:p>2020-06-09 00:46: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74398" calcext:value-type="float">
            <text:p>1591674398</text:p>
          </table:table-cell>
          <table:table-cell office:value-type="string" calcext:value-type="string">
            <text:p>2020-06-09 00:46: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74398" calcext:value-type="float">
            <text:p>1591674398</text:p>
          </table:table-cell>
          <table:table-cell office:value-type="string" calcext:value-type="string">
            <text:p>2020-06-09 00:46: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74398" calcext:value-type="float">
            <text:p>1591674398</text:p>
          </table:table-cell>
          <table:table-cell office:value-type="string" calcext:value-type="string">
            <text:p>2020-06-09 00:46:3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677997" calcext:value-type="float">
            <text:p>1591677997</text:p>
          </table:table-cell>
          <table:table-cell office:value-type="string" calcext:value-type="string">
            <text:p>2020-06-09 01:46: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77997" calcext:value-type="float">
            <text:p>1591677997</text:p>
          </table:table-cell>
          <table:table-cell office:value-type="string" calcext:value-type="string">
            <text:p>2020-06-09 01:46: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77997" calcext:value-type="float">
            <text:p>1591677997</text:p>
          </table:table-cell>
          <table:table-cell office:value-type="string" calcext:value-type="string">
            <text:p>2020-06-09 01:46:3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77997" calcext:value-type="float">
            <text:p>1591677997</text:p>
          </table:table-cell>
          <table:table-cell office:value-type="string" calcext:value-type="string">
            <text:p>2020-06-09 01:46:37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81596" calcext:value-type="float">
            <text:p>1591681596</text:p>
          </table:table-cell>
          <table:table-cell office:value-type="string" calcext:value-type="string">
            <text:p>2020-06-09 02:46: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81596" calcext:value-type="float">
            <text:p>1591681596</text:p>
          </table:table-cell>
          <table:table-cell office:value-type="string" calcext:value-type="string">
            <text:p>2020-06-09 02:46: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81596" calcext:value-type="float">
            <text:p>1591681596</text:p>
          </table:table-cell>
          <table:table-cell office:value-type="string" calcext:value-type="string">
            <text:p>2020-06-09 02:46: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81596" calcext:value-type="float">
            <text:p>1591681596</text:p>
          </table:table-cell>
          <table:table-cell office:value-type="string" calcext:value-type="string">
            <text:p>2020-06-09 02:46:3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85195" calcext:value-type="float">
            <text:p>1591685195</text:p>
          </table:table-cell>
          <table:table-cell office:value-type="string" calcext:value-type="string">
            <text:p>2020-06-09 03:46:3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85195" calcext:value-type="float">
            <text:p>1591685195</text:p>
          </table:table-cell>
          <table:table-cell office:value-type="string" calcext:value-type="string">
            <text:p>2020-06-09 03:46:3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85195" calcext:value-type="float">
            <text:p>1591685195</text:p>
          </table:table-cell>
          <table:table-cell office:value-type="string" calcext:value-type="string">
            <text:p>2020-06-09 03:46:3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85195" calcext:value-type="float">
            <text:p>1591685195</text:p>
          </table:table-cell>
          <table:table-cell office:value-type="string" calcext:value-type="string">
            <text:p>2020-06-09 03:46:35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88794" calcext:value-type="float">
            <text:p>1591688794</text:p>
          </table:table-cell>
          <table:table-cell office:value-type="string" calcext:value-type="string">
            <text:p>2020-06-09 04:46: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88794" calcext:value-type="float">
            <text:p>1591688794</text:p>
          </table:table-cell>
          <table:table-cell office:value-type="string" calcext:value-type="string">
            <text:p>2020-06-09 04:46: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88794" calcext:value-type="float">
            <text:p>1591688794</text:p>
          </table:table-cell>
          <table:table-cell office:value-type="string" calcext:value-type="string">
            <text:p>2020-06-09 04:46: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88794" calcext:value-type="float">
            <text:p>1591688794</text:p>
          </table:table-cell>
          <table:table-cell office:value-type="string" calcext:value-type="string">
            <text:p>2020-06-09 04:46:34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92393" calcext:value-type="float">
            <text:p>1591692393</text:p>
          </table:table-cell>
          <table:table-cell office:value-type="string" calcext:value-type="string">
            <text:p>2020-06-09 05:46:3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92393" calcext:value-type="float">
            <text:p>1591692393</text:p>
          </table:table-cell>
          <table:table-cell office:value-type="string" calcext:value-type="string">
            <text:p>2020-06-09 05:46:3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92393" calcext:value-type="float">
            <text:p>1591692393</text:p>
          </table:table-cell>
          <table:table-cell office:value-type="string" calcext:value-type="string">
            <text:p>2020-06-09 05:46:3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92393" calcext:value-type="float">
            <text:p>1591692393</text:p>
          </table:table-cell>
          <table:table-cell office:value-type="string" calcext:value-type="string">
            <text:p>2020-06-09 05:46:3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95992" calcext:value-type="float">
            <text:p>1591695992</text:p>
          </table:table-cell>
          <table:table-cell office:value-type="string" calcext:value-type="string">
            <text:p>2020-06-09 06:46: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95992" calcext:value-type="float">
            <text:p>1591695992</text:p>
          </table:table-cell>
          <table:table-cell office:value-type="string" calcext:value-type="string">
            <text:p>2020-06-09 06:46: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95992" calcext:value-type="float">
            <text:p>1591695992</text:p>
          </table:table-cell>
          <table:table-cell office:value-type="string" calcext:value-type="string">
            <text:p>2020-06-09 06:46:3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95992" calcext:value-type="float">
            <text:p>1591695992</text:p>
          </table:table-cell>
          <table:table-cell office:value-type="string" calcext:value-type="string">
            <text:p>2020-06-09 06:46:32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699591" calcext:value-type="float">
            <text:p>1591699591</text:p>
          </table:table-cell>
          <table:table-cell office:value-type="string" calcext:value-type="string">
            <text:p>2020-06-09 07:46:3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699591" calcext:value-type="float">
            <text:p>1591699591</text:p>
          </table:table-cell>
          <table:table-cell office:value-type="string" calcext:value-type="string">
            <text:p>2020-06-09 07:46:3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699591" calcext:value-type="float">
            <text:p>1591699591</text:p>
          </table:table-cell>
          <table:table-cell office:value-type="string" calcext:value-type="string">
            <text:p>2020-06-09 07:46: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699591" calcext:value-type="float">
            <text:p>1591699591</text:p>
          </table:table-cell>
          <table:table-cell office:value-type="string" calcext:value-type="string">
            <text:p>2020-06-09 07:46:3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03190" calcext:value-type="float">
            <text:p>1591703190</text:p>
          </table:table-cell>
          <table:table-cell office:value-type="string" calcext:value-type="string">
            <text:p>2020-06-09 08:46: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03190" calcext:value-type="float">
            <text:p>1591703190</text:p>
          </table:table-cell>
          <table:table-cell office:value-type="string" calcext:value-type="string">
            <text:p>2020-06-09 08:46: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03190" calcext:value-type="float">
            <text:p>1591703190</text:p>
          </table:table-cell>
          <table:table-cell office:value-type="string" calcext:value-type="string">
            <text:p>2020-06-09 08:46:3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03190" calcext:value-type="float">
            <text:p>1591703190</text:p>
          </table:table-cell>
          <table:table-cell office:value-type="string" calcext:value-type="string">
            <text:p>2020-06-09 08:46:3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06789" calcext:value-type="float">
            <text:p>1591706789</text:p>
          </table:table-cell>
          <table:table-cell office:value-type="string" calcext:value-type="string">
            <text:p>2020-06-09 09:46:2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06789" calcext:value-type="float">
            <text:p>1591706789</text:p>
          </table:table-cell>
          <table:table-cell office:value-type="string" calcext:value-type="string">
            <text:p>2020-06-09 09:46:2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06789" calcext:value-type="float">
            <text:p>1591706789</text:p>
          </table:table-cell>
          <table:table-cell office:value-type="string" calcext:value-type="string">
            <text:p>2020-06-09 09:46: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06789" calcext:value-type="float">
            <text:p>1591706789</text:p>
          </table:table-cell>
          <table:table-cell office:value-type="string" calcext:value-type="string">
            <text:p>2020-06-09 09:46:2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10388" calcext:value-type="float">
            <text:p>1591710388</text:p>
          </table:table-cell>
          <table:table-cell office:value-type="string" calcext:value-type="string">
            <text:p>2020-06-09 10:46: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10388" calcext:value-type="float">
            <text:p>1591710388</text:p>
          </table:table-cell>
          <table:table-cell office:value-type="string" calcext:value-type="string">
            <text:p>2020-06-09 10:46: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10388" calcext:value-type="float">
            <text:p>1591710388</text:p>
          </table:table-cell>
          <table:table-cell office:value-type="string" calcext:value-type="string">
            <text:p>2020-06-09 10:46: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10388" calcext:value-type="float">
            <text:p>1591710388</text:p>
          </table:table-cell>
          <table:table-cell office:value-type="string" calcext:value-type="string">
            <text:p>2020-06-09 10:46:2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13987" calcext:value-type="float">
            <text:p>1591713987</text:p>
          </table:table-cell>
          <table:table-cell office:value-type="string" calcext:value-type="string">
            <text:p>2020-06-09 11:46: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13987" calcext:value-type="float">
            <text:p>1591713987</text:p>
          </table:table-cell>
          <table:table-cell office:value-type="string" calcext:value-type="string">
            <text:p>2020-06-09 11:46: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13987" calcext:value-type="float">
            <text:p>1591713987</text:p>
          </table:table-cell>
          <table:table-cell office:value-type="string" calcext:value-type="string">
            <text:p>2020-06-09 11:46:2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13987" calcext:value-type="float">
            <text:p>1591713987</text:p>
          </table:table-cell>
          <table:table-cell office:value-type="string" calcext:value-type="string">
            <text:p>2020-06-09 11:46:2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17586" calcext:value-type="float">
            <text:p>1591717586</text:p>
          </table:table-cell>
          <table:table-cell office:value-type="string" calcext:value-type="string">
            <text:p>2020-06-09 12:46: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17586" calcext:value-type="float">
            <text:p>1591717586</text:p>
          </table:table-cell>
          <table:table-cell office:value-type="string" calcext:value-type="string">
            <text:p>2020-06-09 12:46: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17586" calcext:value-type="float">
            <text:p>1591717586</text:p>
          </table:table-cell>
          <table:table-cell office:value-type="string" calcext:value-type="string">
            <text:p>2020-06-09 12:46: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17586" calcext:value-type="float">
            <text:p>1591717586</text:p>
          </table:table-cell>
          <table:table-cell office:value-type="string" calcext:value-type="string">
            <text:p>2020-06-09 12:46:2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21185" calcext:value-type="float">
            <text:p>1591721185</text:p>
          </table:table-cell>
          <table:table-cell office:value-type="string" calcext:value-type="string">
            <text:p>2020-06-09 13:46: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21185" calcext:value-type="float">
            <text:p>1591721185</text:p>
          </table:table-cell>
          <table:table-cell office:value-type="string" calcext:value-type="string">
            <text:p>2020-06-09 13:46: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21185" calcext:value-type="float">
            <text:p>1591721185</text:p>
          </table:table-cell>
          <table:table-cell office:value-type="string" calcext:value-type="string">
            <text:p>2020-06-09 13:46: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21185" calcext:value-type="float">
            <text:p>1591721185</text:p>
          </table:table-cell>
          <table:table-cell office:value-type="string" calcext:value-type="string">
            <text:p>2020-06-09 13:46:2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24784" calcext:value-type="float">
            <text:p>1591724784</text:p>
          </table:table-cell>
          <table:table-cell office:value-type="string" calcext:value-type="string">
            <text:p>2020-06-09 14:46: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24784" calcext:value-type="float">
            <text:p>1591724784</text:p>
          </table:table-cell>
          <table:table-cell office:value-type="string" calcext:value-type="string">
            <text:p>2020-06-09 14:46: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24784" calcext:value-type="float">
            <text:p>1591724784</text:p>
          </table:table-cell>
          <table:table-cell office:value-type="string" calcext:value-type="string">
            <text:p>2020-06-09 14:46: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24784" calcext:value-type="float">
            <text:p>1591724784</text:p>
          </table:table-cell>
          <table:table-cell office:value-type="string" calcext:value-type="string">
            <text:p>2020-06-09 14:46:24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28383" calcext:value-type="float">
            <text:p>1591728383</text:p>
          </table:table-cell>
          <table:table-cell office:value-type="string" calcext:value-type="string">
            <text:p>2020-06-09 15:46: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28383" calcext:value-type="float">
            <text:p>1591728383</text:p>
          </table:table-cell>
          <table:table-cell office:value-type="string" calcext:value-type="string">
            <text:p>2020-06-09 15:46: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28383" calcext:value-type="float">
            <text:p>1591728383</text:p>
          </table:table-cell>
          <table:table-cell office:value-type="string" calcext:value-type="string">
            <text:p>2020-06-09 15:46: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28383" calcext:value-type="float">
            <text:p>1591728383</text:p>
          </table:table-cell>
          <table:table-cell office:value-type="string" calcext:value-type="string">
            <text:p>2020-06-09 15:46:23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31982" calcext:value-type="float">
            <text:p>1591731982</text:p>
          </table:table-cell>
          <table:table-cell office:value-type="string" calcext:value-type="string">
            <text:p>2020-06-09 16:46: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31982" calcext:value-type="float">
            <text:p>1591731982</text:p>
          </table:table-cell>
          <table:table-cell office:value-type="string" calcext:value-type="string">
            <text:p>2020-06-09 16:46: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31982" calcext:value-type="float">
            <text:p>1591731982</text:p>
          </table:table-cell>
          <table:table-cell office:value-type="string" calcext:value-type="string">
            <text:p>2020-06-09 16:46: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31982" calcext:value-type="float">
            <text:p>1591731982</text:p>
          </table:table-cell>
          <table:table-cell office:value-type="string" calcext:value-type="string">
            <text:p>2020-06-09 16:46:2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35581" calcext:value-type="float">
            <text:p>1591735581</text:p>
          </table:table-cell>
          <table:table-cell office:value-type="string" calcext:value-type="string">
            <text:p>2020-06-09 17:46: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35581" calcext:value-type="float">
            <text:p>1591735581</text:p>
          </table:table-cell>
          <table:table-cell office:value-type="string" calcext:value-type="string">
            <text:p>2020-06-09 17:46: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35581" calcext:value-type="float">
            <text:p>1591735581</text:p>
          </table:table-cell>
          <table:table-cell office:value-type="string" calcext:value-type="string">
            <text:p>2020-06-09 17:46: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35581" calcext:value-type="float">
            <text:p>1591735581</text:p>
          </table:table-cell>
          <table:table-cell office:value-type="string" calcext:value-type="string">
            <text:p>2020-06-09 17:46:2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39180" calcext:value-type="float">
            <text:p>1591739180</text:p>
          </table:table-cell>
          <table:table-cell office:value-type="string" calcext:value-type="string">
            <text:p>2020-06-09 18:46: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39180" calcext:value-type="float">
            <text:p>1591739180</text:p>
          </table:table-cell>
          <table:table-cell office:value-type="string" calcext:value-type="string">
            <text:p>2020-06-09 18:46: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39180" calcext:value-type="float">
            <text:p>1591739180</text:p>
          </table:table-cell>
          <table:table-cell office:value-type="string" calcext:value-type="string">
            <text:p>2020-06-09 18:46: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39180" calcext:value-type="float">
            <text:p>1591739180</text:p>
          </table:table-cell>
          <table:table-cell office:value-type="string" calcext:value-type="string">
            <text:p>2020-06-09 18:46:2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42779" calcext:value-type="float">
            <text:p>1591742779</text:p>
          </table:table-cell>
          <table:table-cell office:value-type="string" calcext:value-type="string">
            <text:p>2020-06-09 19:46: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42779" calcext:value-type="float">
            <text:p>1591742779</text:p>
          </table:table-cell>
          <table:table-cell office:value-type="string" calcext:value-type="string">
            <text:p>2020-06-09 19:46: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42779" calcext:value-type="float">
            <text:p>1591742779</text:p>
          </table:table-cell>
          <table:table-cell office:value-type="string" calcext:value-type="string">
            <text:p>2020-06-09 19:46: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42779" calcext:value-type="float">
            <text:p>1591742779</text:p>
          </table:table-cell>
          <table:table-cell office:value-type="string" calcext:value-type="string">
            <text:p>2020-06-09 19:46:1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46378" calcext:value-type="float">
            <text:p>1591746378</text:p>
          </table:table-cell>
          <table:table-cell office:value-type="string" calcext:value-type="string">
            <text:p>2020-06-09 20:46: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46378" calcext:value-type="float">
            <text:p>1591746378</text:p>
          </table:table-cell>
          <table:table-cell office:value-type="string" calcext:value-type="string">
            <text:p>2020-06-09 20:46: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46378" calcext:value-type="float">
            <text:p>1591746378</text:p>
          </table:table-cell>
          <table:table-cell office:value-type="string" calcext:value-type="string">
            <text:p>2020-06-09 20:46: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46378" calcext:value-type="float">
            <text:p>1591746378</text:p>
          </table:table-cell>
          <table:table-cell office:value-type="string" calcext:value-type="string">
            <text:p>2020-06-09 20:46:1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49977" calcext:value-type="float">
            <text:p>1591749977</text:p>
          </table:table-cell>
          <table:table-cell office:value-type="string" calcext:value-type="string">
            <text:p>2020-06-09 21:46: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49977" calcext:value-type="float">
            <text:p>1591749977</text:p>
          </table:table-cell>
          <table:table-cell office:value-type="string" calcext:value-type="string">
            <text:p>2020-06-09 21:46: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49977" calcext:value-type="float">
            <text:p>1591749977</text:p>
          </table:table-cell>
          <table:table-cell office:value-type="string" calcext:value-type="string">
            <text:p>2020-06-09 21:46: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49977" calcext:value-type="float">
            <text:p>1591749977</text:p>
          </table:table-cell>
          <table:table-cell office:value-type="string" calcext:value-type="string">
            <text:p>2020-06-09 21:46:1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53576" calcext:value-type="float">
            <text:p>1591753576</text:p>
          </table:table-cell>
          <table:table-cell office:value-type="string" calcext:value-type="string">
            <text:p>2020-06-09 22:46: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53576" calcext:value-type="float">
            <text:p>1591753576</text:p>
          </table:table-cell>
          <table:table-cell office:value-type="string" calcext:value-type="string">
            <text:p>2020-06-09 22:46: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53576" calcext:value-type="float">
            <text:p>1591753576</text:p>
          </table:table-cell>
          <table:table-cell office:value-type="string" calcext:value-type="string">
            <text:p>2020-06-09 22:46: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53576" calcext:value-type="float">
            <text:p>1591753576</text:p>
          </table:table-cell>
          <table:table-cell office:value-type="string" calcext:value-type="string">
            <text:p>2020-06-09 22:46:16</text:p>
          </table:table-cell>
          <table:table-cell office:value-type="float" office:value="1" calcext:value-type="float">
            <text:p>1</text:p>
          </table:table-cell>
          <table:table-cell office:value-type="float" office:value="19.4" calcext:value-type="float">
            <text:p>19,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57175" calcext:value-type="float">
            <text:p>1591757175</text:p>
          </table:table-cell>
          <table:table-cell office:value-type="string" calcext:value-type="string">
            <text:p>2020-06-09 23:46: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57175" calcext:value-type="float">
            <text:p>1591757175</text:p>
          </table:table-cell>
          <table:table-cell office:value-type="string" calcext:value-type="string">
            <text:p>2020-06-09 23:46: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57175" calcext:value-type="float">
            <text:p>1591757175</text:p>
          </table:table-cell>
          <table:table-cell office:value-type="string" calcext:value-type="string">
            <text:p>2020-06-09 23:46: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57175" calcext:value-type="float">
            <text:p>1591757175</text:p>
          </table:table-cell>
          <table:table-cell office:value-type="string" calcext:value-type="string">
            <text:p>2020-06-09 23:46:15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60774" calcext:value-type="float">
            <text:p>1591760774</text:p>
          </table:table-cell>
          <table:table-cell office:value-type="string" calcext:value-type="string">
            <text:p>2020-06-10 00:46: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60774" calcext:value-type="float">
            <text:p>1591760774</text:p>
          </table:table-cell>
          <table:table-cell office:value-type="string" calcext:value-type="string">
            <text:p>2020-06-10 00:46: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60774" calcext:value-type="float">
            <text:p>1591760774</text:p>
          </table:table-cell>
          <table:table-cell office:value-type="string" calcext:value-type="string">
            <text:p>2020-06-10 00:46: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60774" calcext:value-type="float">
            <text:p>1591760774</text:p>
          </table:table-cell>
          <table:table-cell office:value-type="string" calcext:value-type="string">
            <text:p>2020-06-10 00:46:14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64373" calcext:value-type="float">
            <text:p>1591764373</text:p>
          </table:table-cell>
          <table:table-cell office:value-type="string" calcext:value-type="string">
            <text:p>2020-06-10 01:46: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64373" calcext:value-type="float">
            <text:p>1591764373</text:p>
          </table:table-cell>
          <table:table-cell office:value-type="string" calcext:value-type="string">
            <text:p>2020-06-10 01:46: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64373" calcext:value-type="float">
            <text:p>1591764373</text:p>
          </table:table-cell>
          <table:table-cell office:value-type="string" calcext:value-type="string">
            <text:p>2020-06-10 01:46: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64373" calcext:value-type="float">
            <text:p>1591764373</text:p>
          </table:table-cell>
          <table:table-cell office:value-type="string" calcext:value-type="string">
            <text:p>2020-06-10 01:46:13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67972" calcext:value-type="float">
            <text:p>1591767972</text:p>
          </table:table-cell>
          <table:table-cell office:value-type="string" calcext:value-type="string">
            <text:p>2020-06-10 02:46: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67972" calcext:value-type="float">
            <text:p>1591767972</text:p>
          </table:table-cell>
          <table:table-cell office:value-type="string" calcext:value-type="string">
            <text:p>2020-06-10 02:46: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67972" calcext:value-type="float">
            <text:p>1591767972</text:p>
          </table:table-cell>
          <table:table-cell office:value-type="string" calcext:value-type="string">
            <text:p>2020-06-10 02:46: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67972" calcext:value-type="float">
            <text:p>1591767972</text:p>
          </table:table-cell>
          <table:table-cell office:value-type="string" calcext:value-type="string">
            <text:p>2020-06-10 02:46:12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71571" calcext:value-type="float">
            <text:p>1591771571</text:p>
          </table:table-cell>
          <table:table-cell office:value-type="string" calcext:value-type="string">
            <text:p>2020-06-10 03:46: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71571" calcext:value-type="float">
            <text:p>1591771571</text:p>
          </table:table-cell>
          <table:table-cell office:value-type="string" calcext:value-type="string">
            <text:p>2020-06-10 03:46: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71571" calcext:value-type="float">
            <text:p>1591771571</text:p>
          </table:table-cell>
          <table:table-cell office:value-type="string" calcext:value-type="string">
            <text:p>2020-06-10 03:46: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71571" calcext:value-type="float">
            <text:p>1591771571</text:p>
          </table:table-cell>
          <table:table-cell office:value-type="string" calcext:value-type="string">
            <text:p>2020-06-10 03:46:1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75170" calcext:value-type="float">
            <text:p>1591775170</text:p>
          </table:table-cell>
          <table:table-cell office:value-type="string" calcext:value-type="string">
            <text:p>2020-06-10 04:46: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75170" calcext:value-type="float">
            <text:p>1591775170</text:p>
          </table:table-cell>
          <table:table-cell office:value-type="string" calcext:value-type="string">
            <text:p>2020-06-10 04:46: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75170" calcext:value-type="float">
            <text:p>1591775170</text:p>
          </table:table-cell>
          <table:table-cell office:value-type="string" calcext:value-type="string">
            <text:p>2020-06-10 04:46: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75170" calcext:value-type="float">
            <text:p>1591775170</text:p>
          </table:table-cell>
          <table:table-cell office:value-type="string" calcext:value-type="string">
            <text:p>2020-06-10 04:46:1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78769" calcext:value-type="float">
            <text:p>1591778769</text:p>
          </table:table-cell>
          <table:table-cell office:value-type="string" calcext:value-type="string">
            <text:p>2020-06-10 05:46: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78769" calcext:value-type="float">
            <text:p>1591778769</text:p>
          </table:table-cell>
          <table:table-cell office:value-type="string" calcext:value-type="string">
            <text:p>2020-06-10 05:46: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78769" calcext:value-type="float">
            <text:p>1591778769</text:p>
          </table:table-cell>
          <table:table-cell office:value-type="string" calcext:value-type="string">
            <text:p>2020-06-10 05:46:0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78769" calcext:value-type="float">
            <text:p>1591778769</text:p>
          </table:table-cell>
          <table:table-cell office:value-type="string" calcext:value-type="string">
            <text:p>2020-06-10 05:46:0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82368" calcext:value-type="float">
            <text:p>1591782368</text:p>
          </table:table-cell>
          <table:table-cell office:value-type="string" calcext:value-type="string">
            <text:p>2020-06-10 06:46: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82368" calcext:value-type="float">
            <text:p>1591782368</text:p>
          </table:table-cell>
          <table:table-cell office:value-type="string" calcext:value-type="string">
            <text:p>2020-06-10 06:46: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82368" calcext:value-type="float">
            <text:p>1591782368</text:p>
          </table:table-cell>
          <table:table-cell office:value-type="string" calcext:value-type="string">
            <text:p>2020-06-10 06:46: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82368" calcext:value-type="float">
            <text:p>1591782368</text:p>
          </table:table-cell>
          <table:table-cell office:value-type="string" calcext:value-type="string">
            <text:p>2020-06-10 06:46:08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85967" calcext:value-type="float">
            <text:p>1591785967</text:p>
          </table:table-cell>
          <table:table-cell office:value-type="string" calcext:value-type="string">
            <text:p>2020-06-10 07:46:0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85967" calcext:value-type="float">
            <text:p>1591785967</text:p>
          </table:table-cell>
          <table:table-cell office:value-type="string" calcext:value-type="string">
            <text:p>2020-06-10 07:46:0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85967" calcext:value-type="float">
            <text:p>1591785967</text:p>
          </table:table-cell>
          <table:table-cell office:value-type="string" calcext:value-type="string">
            <text:p>2020-06-10 07:46: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85967" calcext:value-type="float">
            <text:p>1591785967</text:p>
          </table:table-cell>
          <table:table-cell office:value-type="string" calcext:value-type="string">
            <text:p>2020-06-10 07:46:0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89566" calcext:value-type="float">
            <text:p>1591789566</text:p>
          </table:table-cell>
          <table:table-cell office:value-type="string" calcext:value-type="string">
            <text:p>2020-06-10 08:46: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89566" calcext:value-type="float">
            <text:p>1591789566</text:p>
          </table:table-cell>
          <table:table-cell office:value-type="string" calcext:value-type="string">
            <text:p>2020-06-10 08:46: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89566" calcext:value-type="float">
            <text:p>1591789566</text:p>
          </table:table-cell>
          <table:table-cell office:value-type="string" calcext:value-type="string">
            <text:p>2020-06-10 08:46: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89566" calcext:value-type="float">
            <text:p>1591789566</text:p>
          </table:table-cell>
          <table:table-cell office:value-type="string" calcext:value-type="string">
            <text:p>2020-06-10 08:46:0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93165" calcext:value-type="float">
            <text:p>1591793165</text:p>
          </table:table-cell>
          <table:table-cell office:value-type="string" calcext:value-type="string">
            <text:p>2020-06-10 09:46:0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93165" calcext:value-type="float">
            <text:p>1591793165</text:p>
          </table:table-cell>
          <table:table-cell office:value-type="string" calcext:value-type="string">
            <text:p>2020-06-10 09:46: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93165" calcext:value-type="float">
            <text:p>1591793165</text:p>
          </table:table-cell>
          <table:table-cell office:value-type="string" calcext:value-type="string">
            <text:p>2020-06-10 09:46: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93165" calcext:value-type="float">
            <text:p>1591793165</text:p>
          </table:table-cell>
          <table:table-cell office:value-type="string" calcext:value-type="string">
            <text:p>2020-06-10 09:46:05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796764" calcext:value-type="float">
            <text:p>1591796764</text:p>
          </table:table-cell>
          <table:table-cell office:value-type="string" calcext:value-type="string">
            <text:p>2020-06-10 10:46: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796764" calcext:value-type="float">
            <text:p>1591796764</text:p>
          </table:table-cell>
          <table:table-cell office:value-type="string" calcext:value-type="string">
            <text:p>2020-06-10 10:46: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796764" calcext:value-type="float">
            <text:p>1591796764</text:p>
          </table:table-cell>
          <table:table-cell office:value-type="string" calcext:value-type="string">
            <text:p>2020-06-10 10:46:0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796764" calcext:value-type="float">
            <text:p>1591796764</text:p>
          </table:table-cell>
          <table:table-cell office:value-type="string" calcext:value-type="string">
            <text:p>2020-06-10 10:46:0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00363" calcext:value-type="float">
            <text:p>1591800363</text:p>
          </table:table-cell>
          <table:table-cell office:value-type="string" calcext:value-type="string">
            <text:p>2020-06-10 11:46: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00363" calcext:value-type="float">
            <text:p>1591800363</text:p>
          </table:table-cell>
          <table:table-cell office:value-type="string" calcext:value-type="string">
            <text:p>2020-06-10 11:46: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00363" calcext:value-type="float">
            <text:p>1591800363</text:p>
          </table:table-cell>
          <table:table-cell office:value-type="string" calcext:value-type="string">
            <text:p>2020-06-10 11:46: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00363" calcext:value-type="float">
            <text:p>1591800363</text:p>
          </table:table-cell>
          <table:table-cell office:value-type="string" calcext:value-type="string">
            <text:p>2020-06-10 11:46:0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03962" calcext:value-type="float">
            <text:p>1591803962</text:p>
          </table:table-cell>
          <table:table-cell office:value-type="string" calcext:value-type="string">
            <text:p>2020-06-10 12:46:0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03962" calcext:value-type="float">
            <text:p>1591803962</text:p>
          </table:table-cell>
          <table:table-cell office:value-type="string" calcext:value-type="string">
            <text:p>2020-06-10 12:46:0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03962" calcext:value-type="float">
            <text:p>1591803962</text:p>
          </table:table-cell>
          <table:table-cell office:value-type="string" calcext:value-type="string">
            <text:p>2020-06-10 12:46: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03962" calcext:value-type="float">
            <text:p>1591803962</text:p>
          </table:table-cell>
          <table:table-cell office:value-type="string" calcext:value-type="string">
            <text:p>2020-06-10 12:46:02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07561" calcext:value-type="float">
            <text:p>1591807561</text:p>
          </table:table-cell>
          <table:table-cell office:value-type="string" calcext:value-type="string">
            <text:p>2020-06-10 13:46:0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07561" calcext:value-type="float">
            <text:p>1591807561</text:p>
          </table:table-cell>
          <table:table-cell office:value-type="string" calcext:value-type="string">
            <text:p>2020-06-10 13:46: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07561" calcext:value-type="float">
            <text:p>1591807561</text:p>
          </table:table-cell>
          <table:table-cell office:value-type="string" calcext:value-type="string">
            <text:p>2020-06-10 13:46: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07561" calcext:value-type="float">
            <text:p>1591807561</text:p>
          </table:table-cell>
          <table:table-cell office:value-type="string" calcext:value-type="string">
            <text:p>2020-06-10 13:46:0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11160" calcext:value-type="float">
            <text:p>1591811160</text:p>
          </table:table-cell>
          <table:table-cell office:value-type="string" calcext:value-type="string">
            <text:p>2020-06-10 14:46: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11160" calcext:value-type="float">
            <text:p>1591811160</text:p>
          </table:table-cell>
          <table:table-cell office:value-type="string" calcext:value-type="string">
            <text:p>2020-06-10 14:46: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11160" calcext:value-type="float">
            <text:p>1591811160</text:p>
          </table:table-cell>
          <table:table-cell office:value-type="string" calcext:value-type="string">
            <text:p>2020-06-10 14:46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11160" calcext:value-type="float">
            <text:p>1591811160</text:p>
          </table:table-cell>
          <table:table-cell office:value-type="string" calcext:value-type="string">
            <text:p>2020-06-10 14:46:0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14759" calcext:value-type="float">
            <text:p>1591814759</text:p>
          </table:table-cell>
          <table:table-cell office:value-type="string" calcext:value-type="string">
            <text:p>2020-06-10 15:45:5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14759" calcext:value-type="float">
            <text:p>1591814759</text:p>
          </table:table-cell>
          <table:table-cell office:value-type="string" calcext:value-type="string">
            <text:p>2020-06-10 15:45:5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14759" calcext:value-type="float">
            <text:p>1591814759</text:p>
          </table:table-cell>
          <table:table-cell office:value-type="string" calcext:value-type="string">
            <text:p>2020-06-10 15:45: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14759" calcext:value-type="float">
            <text:p>1591814759</text:p>
          </table:table-cell>
          <table:table-cell office:value-type="string" calcext:value-type="string">
            <text:p>2020-06-10 15:45:5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18358" calcext:value-type="float">
            <text:p>1591818358</text:p>
          </table:table-cell>
          <table:table-cell office:value-type="string" calcext:value-type="string">
            <text:p>2020-06-10 16:45: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18358" calcext:value-type="float">
            <text:p>1591818358</text:p>
          </table:table-cell>
          <table:table-cell office:value-type="string" calcext:value-type="string">
            <text:p>2020-06-10 16:45: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18358" calcext:value-type="float">
            <text:p>1591818358</text:p>
          </table:table-cell>
          <table:table-cell office:value-type="string" calcext:value-type="string">
            <text:p>2020-06-10 16:45: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18358" calcext:value-type="float">
            <text:p>1591818358</text:p>
          </table:table-cell>
          <table:table-cell office:value-type="string" calcext:value-type="string">
            <text:p>2020-06-10 16:45:5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21957" calcext:value-type="float">
            <text:p>1591821957</text:p>
          </table:table-cell>
          <table:table-cell office:value-type="string" calcext:value-type="string">
            <text:p>2020-06-10 17:45:5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21957" calcext:value-type="float">
            <text:p>1591821957</text:p>
          </table:table-cell>
          <table:table-cell office:value-type="string" calcext:value-type="string">
            <text:p>2020-06-10 17:45: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21957" calcext:value-type="float">
            <text:p>1591821957</text:p>
          </table:table-cell>
          <table:table-cell office:value-type="string" calcext:value-type="string">
            <text:p>2020-06-10 17:45: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21957" calcext:value-type="float">
            <text:p>1591821957</text:p>
          </table:table-cell>
          <table:table-cell office:value-type="string" calcext:value-type="string">
            <text:p>2020-06-10 17:45:57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25556" calcext:value-type="float">
            <text:p>1591825556</text:p>
          </table:table-cell>
          <table:table-cell office:value-type="string" calcext:value-type="string">
            <text:p>2020-06-10 18:45: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25556" calcext:value-type="float">
            <text:p>1591825556</text:p>
          </table:table-cell>
          <table:table-cell office:value-type="string" calcext:value-type="string">
            <text:p>2020-06-10 18:45: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25556" calcext:value-type="float">
            <text:p>1591825556</text:p>
          </table:table-cell>
          <table:table-cell office:value-type="string" calcext:value-type="string">
            <text:p>2020-06-10 18:45: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25556" calcext:value-type="float">
            <text:p>1591825556</text:p>
          </table:table-cell>
          <table:table-cell office:value-type="string" calcext:value-type="string">
            <text:p>2020-06-10 18:45:5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29155" calcext:value-type="float">
            <text:p>1591829155</text:p>
          </table:table-cell>
          <table:table-cell office:value-type="string" calcext:value-type="string">
            <text:p>2020-06-10 19:45:5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29155" calcext:value-type="float">
            <text:p>1591829155</text:p>
          </table:table-cell>
          <table:table-cell office:value-type="string" calcext:value-type="string">
            <text:p>2020-06-10 19:45: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29155" calcext:value-type="float">
            <text:p>1591829155</text:p>
          </table:table-cell>
          <table:table-cell office:value-type="string" calcext:value-type="string">
            <text:p>2020-06-10 19:45:5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29155" calcext:value-type="float">
            <text:p>1591829155</text:p>
          </table:table-cell>
          <table:table-cell office:value-type="string" calcext:value-type="string">
            <text:p>2020-06-10 19:45:55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32754" calcext:value-type="float">
            <text:p>1591832754</text:p>
          </table:table-cell>
          <table:table-cell office:value-type="string" calcext:value-type="string">
            <text:p>2020-06-10 20:45: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32754" calcext:value-type="float">
            <text:p>1591832754</text:p>
          </table:table-cell>
          <table:table-cell office:value-type="string" calcext:value-type="string">
            <text:p>2020-06-10 20:45: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32754" calcext:value-type="float">
            <text:p>1591832754</text:p>
          </table:table-cell>
          <table:table-cell office:value-type="string" calcext:value-type="string">
            <text:p>2020-06-10 20:45: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32754" calcext:value-type="float">
            <text:p>1591832754</text:p>
          </table:table-cell>
          <table:table-cell office:value-type="string" calcext:value-type="string">
            <text:p>2020-06-10 20:45:54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36353" calcext:value-type="float">
            <text:p>1591836353</text:p>
          </table:table-cell>
          <table:table-cell office:value-type="string" calcext:value-type="string">
            <text:p>2020-06-10 21:45:5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36353" calcext:value-type="float">
            <text:p>1591836353</text:p>
          </table:table-cell>
          <table:table-cell office:value-type="string" calcext:value-type="string">
            <text:p>2020-06-10 21:45:5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36353" calcext:value-type="float">
            <text:p>1591836353</text:p>
          </table:table-cell>
          <table:table-cell office:value-type="string" calcext:value-type="string">
            <text:p>2020-06-10 21:45: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36353" calcext:value-type="float">
            <text:p>1591836353</text:p>
          </table:table-cell>
          <table:table-cell office:value-type="string" calcext:value-type="string">
            <text:p>2020-06-10 21:45:5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39952" calcext:value-type="float">
            <text:p>1591839952</text:p>
          </table:table-cell>
          <table:table-cell office:value-type="string" calcext:value-type="string">
            <text:p>2020-06-10 22:45: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39952" calcext:value-type="float">
            <text:p>1591839952</text:p>
          </table:table-cell>
          <table:table-cell office:value-type="string" calcext:value-type="string">
            <text:p>2020-06-10 22:45: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39952" calcext:value-type="float">
            <text:p>1591839952</text:p>
          </table:table-cell>
          <table:table-cell office:value-type="string" calcext:value-type="string">
            <text:p>2020-06-10 22:45: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39952" calcext:value-type="float">
            <text:p>1591839952</text:p>
          </table:table-cell>
          <table:table-cell office:value-type="string" calcext:value-type="string">
            <text:p>2020-06-10 22:45:52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43551" calcext:value-type="float">
            <text:p>1591843551</text:p>
          </table:table-cell>
          <table:table-cell office:value-type="string" calcext:value-type="string">
            <text:p>2020-06-10 23:45:5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43551" calcext:value-type="float">
            <text:p>1591843551</text:p>
          </table:table-cell>
          <table:table-cell office:value-type="string" calcext:value-type="string">
            <text:p>2020-06-10 23:45: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43551" calcext:value-type="float">
            <text:p>1591843551</text:p>
          </table:table-cell>
          <table:table-cell office:value-type="string" calcext:value-type="string">
            <text:p>2020-06-10 23:45:5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43551" calcext:value-type="float">
            <text:p>1591843551</text:p>
          </table:table-cell>
          <table:table-cell office:value-type="string" calcext:value-type="string">
            <text:p>2020-06-10 23:45:51</text:p>
          </table:table-cell>
          <table:table-cell office:value-type="float" office:value="1" calcext:value-type="float">
            <text:p>1</text:p>
          </table:table-cell>
          <table:table-cell office:value-type="float" office:value="19.4" calcext:value-type="float">
            <text:p>19,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47150" calcext:value-type="float">
            <text:p>1591847150</text:p>
          </table:table-cell>
          <table:table-cell office:value-type="string" calcext:value-type="string">
            <text:p>2020-06-11 00:45: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47150" calcext:value-type="float">
            <text:p>1591847150</text:p>
          </table:table-cell>
          <table:table-cell office:value-type="string" calcext:value-type="string">
            <text:p>2020-06-11 00:45:5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47150" calcext:value-type="float">
            <text:p>1591847150</text:p>
          </table:table-cell>
          <table:table-cell office:value-type="string" calcext:value-type="string">
            <text:p>2020-06-11 00:45: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47150" calcext:value-type="float">
            <text:p>1591847150</text:p>
          </table:table-cell>
          <table:table-cell office:value-type="string" calcext:value-type="string">
            <text:p>2020-06-11 00:45:5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50749" calcext:value-type="float">
            <text:p>1591850749</text:p>
          </table:table-cell>
          <table:table-cell office:value-type="string" calcext:value-type="string">
            <text:p>2020-06-11 01:45:4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50749" calcext:value-type="float">
            <text:p>1591850749</text:p>
          </table:table-cell>
          <table:table-cell office:value-type="string" calcext:value-type="string">
            <text:p>2020-06-11 01:45:4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50749" calcext:value-type="float">
            <text:p>1591850749</text:p>
          </table:table-cell>
          <table:table-cell office:value-type="string" calcext:value-type="string">
            <text:p>2020-06-11 01:45: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50749" calcext:value-type="float">
            <text:p>1591850749</text:p>
          </table:table-cell>
          <table:table-cell office:value-type="string" calcext:value-type="string">
            <text:p>2020-06-11 01:45:49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54348" calcext:value-type="float">
            <text:p>1591854348</text:p>
          </table:table-cell>
          <table:table-cell office:value-type="string" calcext:value-type="string">
            <text:p>2020-06-11 02:45: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54348" calcext:value-type="float">
            <text:p>1591854348</text:p>
          </table:table-cell>
          <table:table-cell office:value-type="string" calcext:value-type="string">
            <text:p>2020-06-11 02:45: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54348" calcext:value-type="float">
            <text:p>1591854348</text:p>
          </table:table-cell>
          <table:table-cell office:value-type="string" calcext:value-type="string">
            <text:p>2020-06-11 02:45: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54348" calcext:value-type="float">
            <text:p>1591854348</text:p>
          </table:table-cell>
          <table:table-cell office:value-type="string" calcext:value-type="string">
            <text:p>2020-06-11 02:45:48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57947" calcext:value-type="float">
            <text:p>1591857947</text:p>
          </table:table-cell>
          <table:table-cell office:value-type="string" calcext:value-type="string">
            <text:p>2020-06-11 03:45:4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57947" calcext:value-type="float">
            <text:p>1591857947</text:p>
          </table:table-cell>
          <table:table-cell office:value-type="string" calcext:value-type="string">
            <text:p>2020-06-11 03:45:4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57947" calcext:value-type="float">
            <text:p>1591857947</text:p>
          </table:table-cell>
          <table:table-cell office:value-type="string" calcext:value-type="string">
            <text:p>2020-06-11 03:45:4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57947" calcext:value-type="float">
            <text:p>1591857947</text:p>
          </table:table-cell>
          <table:table-cell office:value-type="string" calcext:value-type="string">
            <text:p>2020-06-11 03:45:47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61546" calcext:value-type="float">
            <text:p>1591861546</text:p>
          </table:table-cell>
          <table:table-cell office:value-type="string" calcext:value-type="string">
            <text:p>2020-06-11 04:45: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61546" calcext:value-type="float">
            <text:p>1591861546</text:p>
          </table:table-cell>
          <table:table-cell office:value-type="string" calcext:value-type="string">
            <text:p>2020-06-11 04:45: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61546" calcext:value-type="float">
            <text:p>1591861546</text:p>
          </table:table-cell>
          <table:table-cell office:value-type="string" calcext:value-type="string">
            <text:p>2020-06-11 04:45: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61546" calcext:value-type="float">
            <text:p>1591861546</text:p>
          </table:table-cell>
          <table:table-cell office:value-type="string" calcext:value-type="string">
            <text:p>2020-06-11 04:45:4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65145" calcext:value-type="float">
            <text:p>1591865145</text:p>
          </table:table-cell>
          <table:table-cell office:value-type="string" calcext:value-type="string">
            <text:p>2020-06-11 05:45:4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65145" calcext:value-type="float">
            <text:p>1591865145</text:p>
          </table:table-cell>
          <table:table-cell office:value-type="string" calcext:value-type="string">
            <text:p>2020-06-11 05:45:4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65145" calcext:value-type="float">
            <text:p>1591865145</text:p>
          </table:table-cell>
          <table:table-cell office:value-type="string" calcext:value-type="string">
            <text:p>2020-06-11 05:45: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65145" calcext:value-type="float">
            <text:p>1591865145</text:p>
          </table:table-cell>
          <table:table-cell office:value-type="string" calcext:value-type="string">
            <text:p>2020-06-11 05:45:4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68744" calcext:value-type="float">
            <text:p>1591868744</text:p>
          </table:table-cell>
          <table:table-cell office:value-type="string" calcext:value-type="string">
            <text:p>2020-06-11 06:45: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68744" calcext:value-type="float">
            <text:p>1591868744</text:p>
          </table:table-cell>
          <table:table-cell office:value-type="string" calcext:value-type="string">
            <text:p>2020-06-11 06:45: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68744" calcext:value-type="float">
            <text:p>1591868744</text:p>
          </table:table-cell>
          <table:table-cell office:value-type="string" calcext:value-type="string">
            <text:p>2020-06-11 06:45: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68744" calcext:value-type="float">
            <text:p>1591868744</text:p>
          </table:table-cell>
          <table:table-cell office:value-type="string" calcext:value-type="string">
            <text:p>2020-06-11 06:45:4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1872343" calcext:value-type="float">
            <text:p>1591872343</text:p>
          </table:table-cell>
          <table:table-cell office:value-type="string" calcext:value-type="string">
            <text:p>2020-06-11 07:45: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72343" calcext:value-type="float">
            <text:p>1591872343</text:p>
          </table:table-cell>
          <table:table-cell office:value-type="string" calcext:value-type="string">
            <text:p>2020-06-11 07:45:4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72343" calcext:value-type="float">
            <text:p>1591872343</text:p>
          </table:table-cell>
          <table:table-cell office:value-type="string" calcext:value-type="string">
            <text:p>2020-06-11 07:45: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72343" calcext:value-type="float">
            <text:p>1591872343</text:p>
          </table:table-cell>
          <table:table-cell office:value-type="string" calcext:value-type="string">
            <text:p>2020-06-11 07:45:43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75942" calcext:value-type="float">
            <text:p>1591875942</text:p>
          </table:table-cell>
          <table:table-cell office:value-type="string" calcext:value-type="string">
            <text:p>2020-06-11 08:45: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75942" calcext:value-type="float">
            <text:p>1591875942</text:p>
          </table:table-cell>
          <table:table-cell office:value-type="string" calcext:value-type="string">
            <text:p>2020-06-11 08:45: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75942" calcext:value-type="float">
            <text:p>1591875942</text:p>
          </table:table-cell>
          <table:table-cell office:value-type="string" calcext:value-type="string">
            <text:p>2020-06-11 08:45:4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75942" calcext:value-type="float">
            <text:p>1591875942</text:p>
          </table:table-cell>
          <table:table-cell office:value-type="string" calcext:value-type="string">
            <text:p>2020-06-11 08:45:42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79541" calcext:value-type="float">
            <text:p>1591879541</text:p>
          </table:table-cell>
          <table:table-cell office:value-type="string" calcext:value-type="string">
            <text:p>2020-06-11 09:45:4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79541" calcext:value-type="float">
            <text:p>1591879541</text:p>
          </table:table-cell>
          <table:table-cell office:value-type="string" calcext:value-type="string">
            <text:p>2020-06-11 09:45:4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79541" calcext:value-type="float">
            <text:p>1591879541</text:p>
          </table:table-cell>
          <table:table-cell office:value-type="string" calcext:value-type="string">
            <text:p>2020-06-11 09:45:4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79541" calcext:value-type="float">
            <text:p>1591879541</text:p>
          </table:table-cell>
          <table:table-cell office:value-type="string" calcext:value-type="string">
            <text:p>2020-06-11 09:45:4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83140" calcext:value-type="float">
            <text:p>1591883140</text:p>
          </table:table-cell>
          <table:table-cell office:value-type="string" calcext:value-type="string">
            <text:p>2020-06-11 10:45: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83140" calcext:value-type="float">
            <text:p>1591883140</text:p>
          </table:table-cell>
          <table:table-cell office:value-type="string" calcext:value-type="string">
            <text:p>2020-06-11 10:45: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83140" calcext:value-type="float">
            <text:p>1591883140</text:p>
          </table:table-cell>
          <table:table-cell office:value-type="string" calcext:value-type="string">
            <text:p>2020-06-11 10:45: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83140" calcext:value-type="float">
            <text:p>1591883140</text:p>
          </table:table-cell>
          <table:table-cell office:value-type="string" calcext:value-type="string">
            <text:p>2020-06-11 10:45:4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86739" calcext:value-type="float">
            <text:p>1591886739</text:p>
          </table:table-cell>
          <table:table-cell office:value-type="string" calcext:value-type="string">
            <text:p>2020-06-11 11:45:3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86739" calcext:value-type="float">
            <text:p>1591886739</text:p>
          </table:table-cell>
          <table:table-cell office:value-type="string" calcext:value-type="string">
            <text:p>2020-06-11 11:45: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86739" calcext:value-type="float">
            <text:p>1591886739</text:p>
          </table:table-cell>
          <table:table-cell office:value-type="string" calcext:value-type="string">
            <text:p>2020-06-11 11:45: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86739" calcext:value-type="float">
            <text:p>1591886739</text:p>
          </table:table-cell>
          <table:table-cell office:value-type="string" calcext:value-type="string">
            <text:p>2020-06-11 11:45:3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90338" calcext:value-type="float">
            <text:p>1591890338</text:p>
          </table:table-cell>
          <table:table-cell office:value-type="string" calcext:value-type="string">
            <text:p>2020-06-11 12:45: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90338" calcext:value-type="float">
            <text:p>1591890338</text:p>
          </table:table-cell>
          <table:table-cell office:value-type="string" calcext:value-type="string">
            <text:p>2020-06-11 12:45: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90338" calcext:value-type="float">
            <text:p>1591890338</text:p>
          </table:table-cell>
          <table:table-cell office:value-type="string" calcext:value-type="string">
            <text:p>2020-06-11 12:45: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90338" calcext:value-type="float">
            <text:p>1591890338</text:p>
          </table:table-cell>
          <table:table-cell office:value-type="string" calcext:value-type="string">
            <text:p>2020-06-11 12:45:3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93937" calcext:value-type="float">
            <text:p>1591893937</text:p>
          </table:table-cell>
          <table:table-cell office:value-type="string" calcext:value-type="string">
            <text:p>2020-06-11 13:45: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93937" calcext:value-type="float">
            <text:p>1591893937</text:p>
          </table:table-cell>
          <table:table-cell office:value-type="string" calcext:value-type="string">
            <text:p>2020-06-11 13:45: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93937" calcext:value-type="float">
            <text:p>1591893937</text:p>
          </table:table-cell>
          <table:table-cell office:value-type="string" calcext:value-type="string">
            <text:p>2020-06-11 13:45:3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93937" calcext:value-type="float">
            <text:p>1591893937</text:p>
          </table:table-cell>
          <table:table-cell office:value-type="string" calcext:value-type="string">
            <text:p>2020-06-11 13:45:3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897536" calcext:value-type="float">
            <text:p>1591897536</text:p>
          </table:table-cell>
          <table:table-cell office:value-type="string" calcext:value-type="string">
            <text:p>2020-06-11 14:45: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897536" calcext:value-type="float">
            <text:p>1591897536</text:p>
          </table:table-cell>
          <table:table-cell office:value-type="string" calcext:value-type="string">
            <text:p>2020-06-11 14:45: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897536" calcext:value-type="float">
            <text:p>1591897536</text:p>
          </table:table-cell>
          <table:table-cell office:value-type="string" calcext:value-type="string">
            <text:p>2020-06-11 14:45: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897536" calcext:value-type="float">
            <text:p>1591897536</text:p>
          </table:table-cell>
          <table:table-cell office:value-type="string" calcext:value-type="string">
            <text:p>2020-06-11 14:45:3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01135" calcext:value-type="float">
            <text:p>1591901135</text:p>
          </table:table-cell>
          <table:table-cell office:value-type="string" calcext:value-type="string">
            <text:p>2020-06-11 15:45:3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01135" calcext:value-type="float">
            <text:p>1591901135</text:p>
          </table:table-cell>
          <table:table-cell office:value-type="string" calcext:value-type="string">
            <text:p>2020-06-11 15:45:3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01135" calcext:value-type="float">
            <text:p>1591901135</text:p>
          </table:table-cell>
          <table:table-cell office:value-type="string" calcext:value-type="string">
            <text:p>2020-06-11 15:45:3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01135" calcext:value-type="float">
            <text:p>1591901135</text:p>
          </table:table-cell>
          <table:table-cell office:value-type="string" calcext:value-type="string">
            <text:p>2020-06-11 15:45:3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04734" calcext:value-type="float">
            <text:p>1591904734</text:p>
          </table:table-cell>
          <table:table-cell office:value-type="string" calcext:value-type="string">
            <text:p>2020-06-11 16:45: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04734" calcext:value-type="float">
            <text:p>1591904734</text:p>
          </table:table-cell>
          <table:table-cell office:value-type="string" calcext:value-type="string">
            <text:p>2020-06-11 16:45: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04734" calcext:value-type="float">
            <text:p>1591904734</text:p>
          </table:table-cell>
          <table:table-cell office:value-type="string" calcext:value-type="string">
            <text:p>2020-06-11 16:45: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04734" calcext:value-type="float">
            <text:p>1591904734</text:p>
          </table:table-cell>
          <table:table-cell office:value-type="string" calcext:value-type="string">
            <text:p>2020-06-11 16:45:3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08333" calcext:value-type="float">
            <text:p>1591908333</text:p>
          </table:table-cell>
          <table:table-cell office:value-type="string" calcext:value-type="string">
            <text:p>2020-06-11 17:45:3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08333" calcext:value-type="float">
            <text:p>1591908333</text:p>
          </table:table-cell>
          <table:table-cell office:value-type="string" calcext:value-type="string">
            <text:p>2020-06-11 17:45:3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08333" calcext:value-type="float">
            <text:p>1591908333</text:p>
          </table:table-cell>
          <table:table-cell office:value-type="string" calcext:value-type="string">
            <text:p>2020-06-11 17:45:3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08333" calcext:value-type="float">
            <text:p>1591908333</text:p>
          </table:table-cell>
          <table:table-cell office:value-type="string" calcext:value-type="string">
            <text:p>2020-06-11 17:45:3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11932" calcext:value-type="float">
            <text:p>1591911932</text:p>
          </table:table-cell>
          <table:table-cell office:value-type="string" calcext:value-type="string">
            <text:p>2020-06-11 18:45: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11932" calcext:value-type="float">
            <text:p>1591911932</text:p>
          </table:table-cell>
          <table:table-cell office:value-type="string" calcext:value-type="string">
            <text:p>2020-06-11 18:45: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11932" calcext:value-type="float">
            <text:p>1591911932</text:p>
          </table:table-cell>
          <table:table-cell office:value-type="string" calcext:value-type="string">
            <text:p>2020-06-11 18:45:3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11932" calcext:value-type="float">
            <text:p>1591911932</text:p>
          </table:table-cell>
          <table:table-cell office:value-type="string" calcext:value-type="string">
            <text:p>2020-06-11 18:45:3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15531" calcext:value-type="float">
            <text:p>1591915531</text:p>
          </table:table-cell>
          <table:table-cell office:value-type="string" calcext:value-type="string">
            <text:p>2020-06-11 19:45:3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15531" calcext:value-type="float">
            <text:p>1591915531</text:p>
          </table:table-cell>
          <table:table-cell office:value-type="string" calcext:value-type="string">
            <text:p>2020-06-11 19:45:3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15531" calcext:value-type="float">
            <text:p>1591915531</text:p>
          </table:table-cell>
          <table:table-cell office:value-type="string" calcext:value-type="string">
            <text:p>2020-06-11 19:45: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15531" calcext:value-type="float">
            <text:p>1591915531</text:p>
          </table:table-cell>
          <table:table-cell office:value-type="string" calcext:value-type="string">
            <text:p>2020-06-11 19:45:3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19130" calcext:value-type="float">
            <text:p>1591919130</text:p>
          </table:table-cell>
          <table:table-cell office:value-type="string" calcext:value-type="string">
            <text:p>2020-06-11 20:45: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19130" calcext:value-type="float">
            <text:p>1591919130</text:p>
          </table:table-cell>
          <table:table-cell office:value-type="string" calcext:value-type="string">
            <text:p>2020-06-11 20:45: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19130" calcext:value-type="float">
            <text:p>1591919130</text:p>
          </table:table-cell>
          <table:table-cell office:value-type="string" calcext:value-type="string">
            <text:p>2020-06-11 20:45:3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19130" calcext:value-type="float">
            <text:p>1591919130</text:p>
          </table:table-cell>
          <table:table-cell office:value-type="string" calcext:value-type="string">
            <text:p>2020-06-11 20:45:3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22729" calcext:value-type="float">
            <text:p>1591922729</text:p>
          </table:table-cell>
          <table:table-cell office:value-type="string" calcext:value-type="string">
            <text:p>2020-06-11 21:45:2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22729" calcext:value-type="float">
            <text:p>1591922729</text:p>
          </table:table-cell>
          <table:table-cell office:value-type="string" calcext:value-type="string">
            <text:p>2020-06-11 21:45:2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22729" calcext:value-type="float">
            <text:p>1591922729</text:p>
          </table:table-cell>
          <table:table-cell office:value-type="string" calcext:value-type="string">
            <text:p>2020-06-11 21:45: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22729" calcext:value-type="float">
            <text:p>1591922729</text:p>
          </table:table-cell>
          <table:table-cell office:value-type="string" calcext:value-type="string">
            <text:p>2020-06-11 21:45:29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26328" calcext:value-type="float">
            <text:p>1591926328</text:p>
          </table:table-cell>
          <table:table-cell office:value-type="string" calcext:value-type="string">
            <text:p>2020-06-11 22:45: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26328" calcext:value-type="float">
            <text:p>1591926328</text:p>
          </table:table-cell>
          <table:table-cell office:value-type="string" calcext:value-type="string">
            <text:p>2020-06-11 22:45: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26328" calcext:value-type="float">
            <text:p>1591926328</text:p>
          </table:table-cell>
          <table:table-cell office:value-type="string" calcext:value-type="string">
            <text:p>2020-06-11 22:45: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26328" calcext:value-type="float">
            <text:p>1591926328</text:p>
          </table:table-cell>
          <table:table-cell office:value-type="string" calcext:value-type="string">
            <text:p>2020-06-11 22:45:28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29927" calcext:value-type="float">
            <text:p>1591929927</text:p>
          </table:table-cell>
          <table:table-cell office:value-type="string" calcext:value-type="string">
            <text:p>2020-06-11 23:45: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29927" calcext:value-type="float">
            <text:p>1591929927</text:p>
          </table:table-cell>
          <table:table-cell office:value-type="string" calcext:value-type="string">
            <text:p>2020-06-11 23:45: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29927" calcext:value-type="float">
            <text:p>1591929927</text:p>
          </table:table-cell>
          <table:table-cell office:value-type="string" calcext:value-type="string">
            <text:p>2020-06-11 23:45:2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29927" calcext:value-type="float">
            <text:p>1591929927</text:p>
          </table:table-cell>
          <table:table-cell office:value-type="string" calcext:value-type="string">
            <text:p>2020-06-11 23:45:27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33526" calcext:value-type="float">
            <text:p>1591933526</text:p>
          </table:table-cell>
          <table:table-cell office:value-type="string" calcext:value-type="string">
            <text:p>2020-06-12 00:45: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33526" calcext:value-type="float">
            <text:p>1591933526</text:p>
          </table:table-cell>
          <table:table-cell office:value-type="string" calcext:value-type="string">
            <text:p>2020-06-12 00:45: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33526" calcext:value-type="float">
            <text:p>1591933526</text:p>
          </table:table-cell>
          <table:table-cell office:value-type="string" calcext:value-type="string">
            <text:p>2020-06-12 00:45: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33526" calcext:value-type="float">
            <text:p>1591933526</text:p>
          </table:table-cell>
          <table:table-cell office:value-type="string" calcext:value-type="string">
            <text:p>2020-06-12 00:45:26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37125" calcext:value-type="float">
            <text:p>1591937125</text:p>
          </table:table-cell>
          <table:table-cell office:value-type="string" calcext:value-type="string">
            <text:p>2020-06-12 01:45: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37125" calcext:value-type="float">
            <text:p>1591937125</text:p>
          </table:table-cell>
          <table:table-cell office:value-type="string" calcext:value-type="string">
            <text:p>2020-06-12 01:45: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37125" calcext:value-type="float">
            <text:p>1591937125</text:p>
          </table:table-cell>
          <table:table-cell office:value-type="string" calcext:value-type="string">
            <text:p>2020-06-12 01:45: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37125" calcext:value-type="float">
            <text:p>1591937125</text:p>
          </table:table-cell>
          <table:table-cell office:value-type="string" calcext:value-type="string">
            <text:p>2020-06-12 01:45:25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40724" calcext:value-type="float">
            <text:p>1591940724</text:p>
          </table:table-cell>
          <table:table-cell office:value-type="string" calcext:value-type="string">
            <text:p>2020-06-12 02:45: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40724" calcext:value-type="float">
            <text:p>1591940724</text:p>
          </table:table-cell>
          <table:table-cell office:value-type="string" calcext:value-type="string">
            <text:p>2020-06-12 02:45: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40724" calcext:value-type="float">
            <text:p>1591940724</text:p>
          </table:table-cell>
          <table:table-cell office:value-type="string" calcext:value-type="string">
            <text:p>2020-06-12 02:45: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40724" calcext:value-type="float">
            <text:p>1591940724</text:p>
          </table:table-cell>
          <table:table-cell office:value-type="string" calcext:value-type="string">
            <text:p>2020-06-12 02:45:24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44323" calcext:value-type="float">
            <text:p>1591944323</text:p>
          </table:table-cell>
          <table:table-cell office:value-type="string" calcext:value-type="string">
            <text:p>2020-06-12 03:45: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44323" calcext:value-type="float">
            <text:p>1591944323</text:p>
          </table:table-cell>
          <table:table-cell office:value-type="string" calcext:value-type="string">
            <text:p>2020-06-12 03:45: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44323" calcext:value-type="float">
            <text:p>1591944323</text:p>
          </table:table-cell>
          <table:table-cell office:value-type="string" calcext:value-type="string">
            <text:p>2020-06-12 03:45: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44323" calcext:value-type="float">
            <text:p>1591944323</text:p>
          </table:table-cell>
          <table:table-cell office:value-type="string" calcext:value-type="string">
            <text:p>2020-06-12 03:45:2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47922" calcext:value-type="float">
            <text:p>1591947922</text:p>
          </table:table-cell>
          <table:table-cell office:value-type="string" calcext:value-type="string">
            <text:p>2020-06-12 04:45: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47922" calcext:value-type="float">
            <text:p>1591947922</text:p>
          </table:table-cell>
          <table:table-cell office:value-type="string" calcext:value-type="string">
            <text:p>2020-06-12 04:45: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47922" calcext:value-type="float">
            <text:p>1591947922</text:p>
          </table:table-cell>
          <table:table-cell office:value-type="string" calcext:value-type="string">
            <text:p>2020-06-12 04:45: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47922" calcext:value-type="float">
            <text:p>1591947922</text:p>
          </table:table-cell>
          <table:table-cell office:value-type="string" calcext:value-type="string">
            <text:p>2020-06-12 04:45:22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51521" calcext:value-type="float">
            <text:p>1591951521</text:p>
          </table:table-cell>
          <table:table-cell office:value-type="string" calcext:value-type="string">
            <text:p>2020-06-12 05:45: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51521" calcext:value-type="float">
            <text:p>1591951521</text:p>
          </table:table-cell>
          <table:table-cell office:value-type="string" calcext:value-type="string">
            <text:p>2020-06-12 05:45: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51521" calcext:value-type="float">
            <text:p>1591951521</text:p>
          </table:table-cell>
          <table:table-cell office:value-type="string" calcext:value-type="string">
            <text:p>2020-06-12 05:45: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51521" calcext:value-type="float">
            <text:p>1591951521</text:p>
          </table:table-cell>
          <table:table-cell office:value-type="string" calcext:value-type="string">
            <text:p>2020-06-12 05:45:2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55120" calcext:value-type="float">
            <text:p>1591955120</text:p>
          </table:table-cell>
          <table:table-cell office:value-type="string" calcext:value-type="string">
            <text:p>2020-06-12 06:45: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55120" calcext:value-type="float">
            <text:p>1591955120</text:p>
          </table:table-cell>
          <table:table-cell office:value-type="string" calcext:value-type="string">
            <text:p>2020-06-12 06:45: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55120" calcext:value-type="float">
            <text:p>1591955120</text:p>
          </table:table-cell>
          <table:table-cell office:value-type="string" calcext:value-type="string">
            <text:p>2020-06-12 06:45: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55120" calcext:value-type="float">
            <text:p>1591955120</text:p>
          </table:table-cell>
          <table:table-cell office:value-type="string" calcext:value-type="string">
            <text:p>2020-06-12 06:45:2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58719" calcext:value-type="float">
            <text:p>1591958719</text:p>
          </table:table-cell>
          <table:table-cell office:value-type="string" calcext:value-type="string">
            <text:p>2020-06-12 07:45: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58719" calcext:value-type="float">
            <text:p>1591958719</text:p>
          </table:table-cell>
          <table:table-cell office:value-type="string" calcext:value-type="string">
            <text:p>2020-06-12 07:45: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58719" calcext:value-type="float">
            <text:p>1591958719</text:p>
          </table:table-cell>
          <table:table-cell office:value-type="string" calcext:value-type="string">
            <text:p>2020-06-12 07:45: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58719" calcext:value-type="float">
            <text:p>1591958719</text:p>
          </table:table-cell>
          <table:table-cell office:value-type="string" calcext:value-type="string">
            <text:p>2020-06-12 07:45:1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62318" calcext:value-type="float">
            <text:p>1591962318</text:p>
          </table:table-cell>
          <table:table-cell office:value-type="string" calcext:value-type="string">
            <text:p>2020-06-12 08:45: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62318" calcext:value-type="float">
            <text:p>1591962318</text:p>
          </table:table-cell>
          <table:table-cell office:value-type="string" calcext:value-type="string">
            <text:p>2020-06-12 08:45: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62318" calcext:value-type="float">
            <text:p>1591962318</text:p>
          </table:table-cell>
          <table:table-cell office:value-type="string" calcext:value-type="string">
            <text:p>2020-06-12 08:45: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62318" calcext:value-type="float">
            <text:p>1591962318</text:p>
          </table:table-cell>
          <table:table-cell office:value-type="string" calcext:value-type="string">
            <text:p>2020-06-12 08:45:1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65917" calcext:value-type="float">
            <text:p>1591965917</text:p>
          </table:table-cell>
          <table:table-cell office:value-type="string" calcext:value-type="string">
            <text:p>2020-06-12 09:45: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65917" calcext:value-type="float">
            <text:p>1591965917</text:p>
          </table:table-cell>
          <table:table-cell office:value-type="string" calcext:value-type="string">
            <text:p>2020-06-12 09:45: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65917" calcext:value-type="float">
            <text:p>1591965917</text:p>
          </table:table-cell>
          <table:table-cell office:value-type="string" calcext:value-type="string">
            <text:p>2020-06-12 09:45: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65917" calcext:value-type="float">
            <text:p>1591965917</text:p>
          </table:table-cell>
          <table:table-cell office:value-type="string" calcext:value-type="string">
            <text:p>2020-06-12 09:45:1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69516" calcext:value-type="float">
            <text:p>1591969516</text:p>
          </table:table-cell>
          <table:table-cell office:value-type="string" calcext:value-type="string">
            <text:p>2020-06-12 10:45: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69516" calcext:value-type="float">
            <text:p>1591969516</text:p>
          </table:table-cell>
          <table:table-cell office:value-type="string" calcext:value-type="string">
            <text:p>2020-06-12 10:45: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69516" calcext:value-type="float">
            <text:p>1591969516</text:p>
          </table:table-cell>
          <table:table-cell office:value-type="string" calcext:value-type="string">
            <text:p>2020-06-12 10:45: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69516" calcext:value-type="float">
            <text:p>1591969516</text:p>
          </table:table-cell>
          <table:table-cell office:value-type="string" calcext:value-type="string">
            <text:p>2020-06-12 10:45:16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73115" calcext:value-type="float">
            <text:p>1591973115</text:p>
          </table:table-cell>
          <table:table-cell office:value-type="string" calcext:value-type="string">
            <text:p>2020-06-12 11:45: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73115" calcext:value-type="float">
            <text:p>1591973115</text:p>
          </table:table-cell>
          <table:table-cell office:value-type="string" calcext:value-type="string">
            <text:p>2020-06-12 11:45: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73115" calcext:value-type="float">
            <text:p>1591973115</text:p>
          </table:table-cell>
          <table:table-cell office:value-type="string" calcext:value-type="string">
            <text:p>2020-06-12 11:45: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73115" calcext:value-type="float">
            <text:p>1591973115</text:p>
          </table:table-cell>
          <table:table-cell office:value-type="string" calcext:value-type="string">
            <text:p>2020-06-12 11:45:1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76714" calcext:value-type="float">
            <text:p>1591976714</text:p>
          </table:table-cell>
          <table:table-cell office:value-type="string" calcext:value-type="string">
            <text:p>2020-06-12 12:45: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76714" calcext:value-type="float">
            <text:p>1591976714</text:p>
          </table:table-cell>
          <table:table-cell office:value-type="string" calcext:value-type="string">
            <text:p>2020-06-12 12:45: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76714" calcext:value-type="float">
            <text:p>1591976714</text:p>
          </table:table-cell>
          <table:table-cell office:value-type="string" calcext:value-type="string">
            <text:p>2020-06-12 12:45: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76714" calcext:value-type="float">
            <text:p>1591976714</text:p>
          </table:table-cell>
          <table:table-cell office:value-type="string" calcext:value-type="string">
            <text:p>2020-06-12 12:45:1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80313" calcext:value-type="float">
            <text:p>1591980313</text:p>
          </table:table-cell>
          <table:table-cell office:value-type="string" calcext:value-type="string">
            <text:p>2020-06-12 13:45: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80313" calcext:value-type="float">
            <text:p>1591980313</text:p>
          </table:table-cell>
          <table:table-cell office:value-type="string" calcext:value-type="string">
            <text:p>2020-06-12 13:45: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80313" calcext:value-type="float">
            <text:p>1591980313</text:p>
          </table:table-cell>
          <table:table-cell office:value-type="string" calcext:value-type="string">
            <text:p>2020-06-12 13:45: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80313" calcext:value-type="float">
            <text:p>1591980313</text:p>
          </table:table-cell>
          <table:table-cell office:value-type="string" calcext:value-type="string">
            <text:p>2020-06-12 13:45:1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83912" calcext:value-type="float">
            <text:p>1591983912</text:p>
          </table:table-cell>
          <table:table-cell office:value-type="string" calcext:value-type="string">
            <text:p>2020-06-12 14:45: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83912" calcext:value-type="float">
            <text:p>1591983912</text:p>
          </table:table-cell>
          <table:table-cell office:value-type="string" calcext:value-type="string">
            <text:p>2020-06-12 14:45: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83912" calcext:value-type="float">
            <text:p>1591983912</text:p>
          </table:table-cell>
          <table:table-cell office:value-type="string" calcext:value-type="string">
            <text:p>2020-06-12 14:45: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83912" calcext:value-type="float">
            <text:p>1591983912</text:p>
          </table:table-cell>
          <table:table-cell office:value-type="string" calcext:value-type="string">
            <text:p>2020-06-12 14:45:12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87511" calcext:value-type="float">
            <text:p>1591987511</text:p>
          </table:table-cell>
          <table:table-cell office:value-type="string" calcext:value-type="string">
            <text:p>2020-06-12 15:45: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87511" calcext:value-type="float">
            <text:p>1591987511</text:p>
          </table:table-cell>
          <table:table-cell office:value-type="string" calcext:value-type="string">
            <text:p>2020-06-12 15:45: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87511" calcext:value-type="float">
            <text:p>1591987511</text:p>
          </table:table-cell>
          <table:table-cell office:value-type="string" calcext:value-type="string">
            <text:p>2020-06-12 15:45: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87511" calcext:value-type="float">
            <text:p>1591987511</text:p>
          </table:table-cell>
          <table:table-cell office:value-type="string" calcext:value-type="string">
            <text:p>2020-06-12 15:45:1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91110" calcext:value-type="float">
            <text:p>1591991110</text:p>
          </table:table-cell>
          <table:table-cell office:value-type="string" calcext:value-type="string">
            <text:p>2020-06-12 16:45: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91110" calcext:value-type="float">
            <text:p>1591991110</text:p>
          </table:table-cell>
          <table:table-cell office:value-type="string" calcext:value-type="string">
            <text:p>2020-06-12 16:45: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91110" calcext:value-type="float">
            <text:p>1591991110</text:p>
          </table:table-cell>
          <table:table-cell office:value-type="string" calcext:value-type="string">
            <text:p>2020-06-12 16:45: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91110" calcext:value-type="float">
            <text:p>1591991110</text:p>
          </table:table-cell>
          <table:table-cell office:value-type="string" calcext:value-type="string">
            <text:p>2020-06-12 16:45:1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94709" calcext:value-type="float">
            <text:p>1591994709</text:p>
          </table:table-cell>
          <table:table-cell office:value-type="string" calcext:value-type="string">
            <text:p>2020-06-12 17:45: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94709" calcext:value-type="float">
            <text:p>1591994709</text:p>
          </table:table-cell>
          <table:table-cell office:value-type="string" calcext:value-type="string">
            <text:p>2020-06-12 17:45: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94709" calcext:value-type="float">
            <text:p>1591994709</text:p>
          </table:table-cell>
          <table:table-cell office:value-type="string" calcext:value-type="string">
            <text:p>2020-06-12 17:45:0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94709" calcext:value-type="float">
            <text:p>1591994709</text:p>
          </table:table-cell>
          <table:table-cell office:value-type="string" calcext:value-type="string">
            <text:p>2020-06-12 17:45:0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1998308" calcext:value-type="float">
            <text:p>1591998308</text:p>
          </table:table-cell>
          <table:table-cell office:value-type="string" calcext:value-type="string">
            <text:p>2020-06-12 18:45: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1998308" calcext:value-type="float">
            <text:p>1591998308</text:p>
          </table:table-cell>
          <table:table-cell office:value-type="string" calcext:value-type="string">
            <text:p>2020-06-12 18:45: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1998308" calcext:value-type="float">
            <text:p>1591998308</text:p>
          </table:table-cell>
          <table:table-cell office:value-type="string" calcext:value-type="string">
            <text:p>2020-06-12 18:45: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1998308" calcext:value-type="float">
            <text:p>1591998308</text:p>
          </table:table-cell>
          <table:table-cell office:value-type="string" calcext:value-type="string">
            <text:p>2020-06-12 18:45:0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01907" calcext:value-type="float">
            <text:p>1592001907</text:p>
          </table:table-cell>
          <table:table-cell office:value-type="string" calcext:value-type="string">
            <text:p>2020-06-12 19:45:0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01907" calcext:value-type="float">
            <text:p>1592001907</text:p>
          </table:table-cell>
          <table:table-cell office:value-type="string" calcext:value-type="string">
            <text:p>2020-06-12 19:45:0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01907" calcext:value-type="float">
            <text:p>1592001907</text:p>
          </table:table-cell>
          <table:table-cell office:value-type="string" calcext:value-type="string">
            <text:p>2020-06-12 19:45: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01907" calcext:value-type="float">
            <text:p>1592001907</text:p>
          </table:table-cell>
          <table:table-cell office:value-type="string" calcext:value-type="string">
            <text:p>2020-06-12 19:45:0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05506" calcext:value-type="float">
            <text:p>1592005506</text:p>
          </table:table-cell>
          <table:table-cell office:value-type="string" calcext:value-type="string">
            <text:p>2020-06-12 20:45: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05506" calcext:value-type="float">
            <text:p>1592005506</text:p>
          </table:table-cell>
          <table:table-cell office:value-type="string" calcext:value-type="string">
            <text:p>2020-06-12 20:45: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05506" calcext:value-type="float">
            <text:p>1592005506</text:p>
          </table:table-cell>
          <table:table-cell office:value-type="string" calcext:value-type="string">
            <text:p>2020-06-12 20:45: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05506" calcext:value-type="float">
            <text:p>1592005506</text:p>
          </table:table-cell>
          <table:table-cell office:value-type="string" calcext:value-type="string">
            <text:p>2020-06-12 20:45:06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09105" calcext:value-type="float">
            <text:p>1592009105</text:p>
          </table:table-cell>
          <table:table-cell office:value-type="string" calcext:value-type="string">
            <text:p>2020-06-12 21:45:0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09105" calcext:value-type="float">
            <text:p>1592009105</text:p>
          </table:table-cell>
          <table:table-cell office:value-type="string" calcext:value-type="string">
            <text:p>2020-06-12 21:45: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09105" calcext:value-type="float">
            <text:p>1592009105</text:p>
          </table:table-cell>
          <table:table-cell office:value-type="string" calcext:value-type="string">
            <text:p>2020-06-12 21:45: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09105" calcext:value-type="float">
            <text:p>1592009105</text:p>
          </table:table-cell>
          <table:table-cell office:value-type="string" calcext:value-type="string">
            <text:p>2020-06-12 21:45:0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12704" calcext:value-type="float">
            <text:p>1592012704</text:p>
          </table:table-cell>
          <table:table-cell office:value-type="string" calcext:value-type="string">
            <text:p>2020-06-12 22:45: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12704" calcext:value-type="float">
            <text:p>1592012704</text:p>
          </table:table-cell>
          <table:table-cell office:value-type="string" calcext:value-type="string">
            <text:p>2020-06-12 22:45: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12704" calcext:value-type="float">
            <text:p>1592012704</text:p>
          </table:table-cell>
          <table:table-cell office:value-type="string" calcext:value-type="string">
            <text:p>2020-06-12 22:45:0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12704" calcext:value-type="float">
            <text:p>1592012704</text:p>
          </table:table-cell>
          <table:table-cell office:value-type="string" calcext:value-type="string">
            <text:p>2020-06-12 22:45:04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16303" calcext:value-type="float">
            <text:p>1592016303</text:p>
          </table:table-cell>
          <table:table-cell office:value-type="string" calcext:value-type="string">
            <text:p>2020-06-12 23:45: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16303" calcext:value-type="float">
            <text:p>1592016303</text:p>
          </table:table-cell>
          <table:table-cell office:value-type="string" calcext:value-type="string">
            <text:p>2020-06-12 23:45: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16303" calcext:value-type="float">
            <text:p>1592016303</text:p>
          </table:table-cell>
          <table:table-cell office:value-type="string" calcext:value-type="string">
            <text:p>2020-06-12 23:45: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16303" calcext:value-type="float">
            <text:p>1592016303</text:p>
          </table:table-cell>
          <table:table-cell office:value-type="string" calcext:value-type="string">
            <text:p>2020-06-12 23:45:03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19902" calcext:value-type="float">
            <text:p>1592019902</text:p>
          </table:table-cell>
          <table:table-cell office:value-type="string" calcext:value-type="string">
            <text:p>2020-06-13 00:45:0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19902" calcext:value-type="float">
            <text:p>1592019902</text:p>
          </table:table-cell>
          <table:table-cell office:value-type="string" calcext:value-type="string">
            <text:p>2020-06-13 00:45:0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19902" calcext:value-type="float">
            <text:p>1592019902</text:p>
          </table:table-cell>
          <table:table-cell office:value-type="string" calcext:value-type="string">
            <text:p>2020-06-13 00:45: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19902" calcext:value-type="float">
            <text:p>1592019902</text:p>
          </table:table-cell>
          <table:table-cell office:value-type="string" calcext:value-type="string">
            <text:p>2020-06-13 00:45:02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23501" calcext:value-type="float">
            <text:p>1592023501</text:p>
          </table:table-cell>
          <table:table-cell office:value-type="string" calcext:value-type="string">
            <text:p>2020-06-13 01:45:0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23501" calcext:value-type="float">
            <text:p>1592023501</text:p>
          </table:table-cell>
          <table:table-cell office:value-type="string" calcext:value-type="string">
            <text:p>2020-06-13 01:45: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23501" calcext:value-type="float">
            <text:p>1592023501</text:p>
          </table:table-cell>
          <table:table-cell office:value-type="string" calcext:value-type="string">
            <text:p>2020-06-13 01:45: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23501" calcext:value-type="float">
            <text:p>1592023501</text:p>
          </table:table-cell>
          <table:table-cell office:value-type="string" calcext:value-type="string">
            <text:p>2020-06-13 01:45:01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27100" calcext:value-type="float">
            <text:p>1592027100</text:p>
          </table:table-cell>
          <table:table-cell office:value-type="string" calcext:value-type="string">
            <text:p>2020-06-13 02:45: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27100" calcext:value-type="float">
            <text:p>1592027100</text:p>
          </table:table-cell>
          <table:table-cell office:value-type="string" calcext:value-type="string">
            <text:p>2020-06-13 02:45: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27100" calcext:value-type="float">
            <text:p>1592027100</text:p>
          </table:table-cell>
          <table:table-cell office:value-type="string" calcext:value-type="string">
            <text:p>2020-06-13 02:45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27100" calcext:value-type="float">
            <text:p>1592027100</text:p>
          </table:table-cell>
          <table:table-cell office:value-type="string" calcext:value-type="string">
            <text:p>2020-06-13 02:45:0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30699" calcext:value-type="float">
            <text:p>1592030699</text:p>
          </table:table-cell>
          <table:table-cell office:value-type="string" calcext:value-type="string">
            <text:p>2020-06-13 03:44:5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30699" calcext:value-type="float">
            <text:p>1592030699</text:p>
          </table:table-cell>
          <table:table-cell office:value-type="string" calcext:value-type="string">
            <text:p>2020-06-13 03:44:5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30699" calcext:value-type="float">
            <text:p>1592030699</text:p>
          </table:table-cell>
          <table:table-cell office:value-type="string" calcext:value-type="string">
            <text:p>2020-06-13 03:44: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30699" calcext:value-type="float">
            <text:p>1592030699</text:p>
          </table:table-cell>
          <table:table-cell office:value-type="string" calcext:value-type="string">
            <text:p>2020-06-13 03:44:5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34298" calcext:value-type="float">
            <text:p>1592034298</text:p>
          </table:table-cell>
          <table:table-cell office:value-type="string" calcext:value-type="string">
            <text:p>2020-06-13 04:44: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34298" calcext:value-type="float">
            <text:p>1592034298</text:p>
          </table:table-cell>
          <table:table-cell office:value-type="string" calcext:value-type="string">
            <text:p>2020-06-13 04:44: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34298" calcext:value-type="float">
            <text:p>1592034298</text:p>
          </table:table-cell>
          <table:table-cell office:value-type="string" calcext:value-type="string">
            <text:p>2020-06-13 04:44: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34298" calcext:value-type="float">
            <text:p>1592034298</text:p>
          </table:table-cell>
          <table:table-cell office:value-type="string" calcext:value-type="string">
            <text:p>2020-06-13 04:44:58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37897" calcext:value-type="float">
            <text:p>1592037897</text:p>
          </table:table-cell>
          <table:table-cell office:value-type="string" calcext:value-type="string">
            <text:p>2020-06-13 05:44:5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37897" calcext:value-type="float">
            <text:p>1592037897</text:p>
          </table:table-cell>
          <table:table-cell office:value-type="string" calcext:value-type="string">
            <text:p>2020-06-13 05:44: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37897" calcext:value-type="float">
            <text:p>1592037897</text:p>
          </table:table-cell>
          <table:table-cell office:value-type="string" calcext:value-type="string">
            <text:p>2020-06-13 05:44: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37897" calcext:value-type="float">
            <text:p>1592037897</text:p>
          </table:table-cell>
          <table:table-cell office:value-type="string" calcext:value-type="string">
            <text:p>2020-06-13 05:44:57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41496" calcext:value-type="float">
            <text:p>1592041496</text:p>
          </table:table-cell>
          <table:table-cell office:value-type="string" calcext:value-type="string">
            <text:p>2020-06-13 06:44: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41496" calcext:value-type="float">
            <text:p>1592041496</text:p>
          </table:table-cell>
          <table:table-cell office:value-type="string" calcext:value-type="string">
            <text:p>2020-06-13 06:44: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41496" calcext:value-type="float">
            <text:p>1592041496</text:p>
          </table:table-cell>
          <table:table-cell office:value-type="string" calcext:value-type="string">
            <text:p>2020-06-13 06:44: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41496" calcext:value-type="float">
            <text:p>1592041496</text:p>
          </table:table-cell>
          <table:table-cell office:value-type="string" calcext:value-type="string">
            <text:p>2020-06-13 06:44:5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45095" calcext:value-type="float">
            <text:p>1592045095</text:p>
          </table:table-cell>
          <table:table-cell office:value-type="string" calcext:value-type="string">
            <text:p>2020-06-13 07:44:5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45095" calcext:value-type="float">
            <text:p>1592045095</text:p>
          </table:table-cell>
          <table:table-cell office:value-type="string" calcext:value-type="string">
            <text:p>2020-06-13 07:44: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45095" calcext:value-type="float">
            <text:p>1592045095</text:p>
          </table:table-cell>
          <table:table-cell office:value-type="string" calcext:value-type="string">
            <text:p>2020-06-13 07:44:5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45095" calcext:value-type="float">
            <text:p>1592045095</text:p>
          </table:table-cell>
          <table:table-cell office:value-type="string" calcext:value-type="string">
            <text:p>2020-06-13 07:44:5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92048694" calcext:value-type="float">
            <text:p>1592048694</text:p>
          </table:table-cell>
          <table:table-cell office:value-type="string" calcext:value-type="string">
            <text:p>2020-06-13 08:44: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48694" calcext:value-type="float">
            <text:p>1592048694</text:p>
          </table:table-cell>
          <table:table-cell office:value-type="string" calcext:value-type="string">
            <text:p>2020-06-13 08:44: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48694" calcext:value-type="float">
            <text:p>1592048694</text:p>
          </table:table-cell>
          <table:table-cell office:value-type="string" calcext:value-type="string">
            <text:p>2020-06-13 08:44: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48694" calcext:value-type="float">
            <text:p>1592048694</text:p>
          </table:table-cell>
          <table:table-cell office:value-type="string" calcext:value-type="string">
            <text:p>2020-06-13 08:44:54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52293" calcext:value-type="float">
            <text:p>1592052293</text:p>
          </table:table-cell>
          <table:table-cell office:value-type="string" calcext:value-type="string">
            <text:p>2020-06-13 09:44:5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52293" calcext:value-type="float">
            <text:p>1592052293</text:p>
          </table:table-cell>
          <table:table-cell office:value-type="string" calcext:value-type="string">
            <text:p>2020-06-13 09:44:5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52293" calcext:value-type="float">
            <text:p>1592052293</text:p>
          </table:table-cell>
          <table:table-cell office:value-type="string" calcext:value-type="string">
            <text:p>2020-06-13 09:44: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52293" calcext:value-type="float">
            <text:p>1592052293</text:p>
          </table:table-cell>
          <table:table-cell office:value-type="string" calcext:value-type="string">
            <text:p>2020-06-13 09:44:53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55892" calcext:value-type="float">
            <text:p>1592055892</text:p>
          </table:table-cell>
          <table:table-cell office:value-type="string" calcext:value-type="string">
            <text:p>2020-06-13 10:44: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55892" calcext:value-type="float">
            <text:p>1592055892</text:p>
          </table:table-cell>
          <table:table-cell office:value-type="string" calcext:value-type="string">
            <text:p>2020-06-13 10:44: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55892" calcext:value-type="float">
            <text:p>1592055892</text:p>
          </table:table-cell>
          <table:table-cell office:value-type="string" calcext:value-type="string">
            <text:p>2020-06-13 10:44: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55892" calcext:value-type="float">
            <text:p>1592055892</text:p>
          </table:table-cell>
          <table:table-cell office:value-type="string" calcext:value-type="string">
            <text:p>2020-06-13 10:44:5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59491" calcext:value-type="float">
            <text:p>1592059491</text:p>
          </table:table-cell>
          <table:table-cell office:value-type="string" calcext:value-type="string">
            <text:p>2020-06-13 11:44:5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59491" calcext:value-type="float">
            <text:p>1592059491</text:p>
          </table:table-cell>
          <table:table-cell office:value-type="string" calcext:value-type="string">
            <text:p>2020-06-13 11:44: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59491" calcext:value-type="float">
            <text:p>1592059491</text:p>
          </table:table-cell>
          <table:table-cell office:value-type="string" calcext:value-type="string">
            <text:p>2020-06-13 11:44:5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59491" calcext:value-type="float">
            <text:p>1592059491</text:p>
          </table:table-cell>
          <table:table-cell office:value-type="string" calcext:value-type="string">
            <text:p>2020-06-13 11:44:5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63090" calcext:value-type="float">
            <text:p>1592063090</text:p>
          </table:table-cell>
          <table:table-cell office:value-type="string" calcext:value-type="string">
            <text:p>2020-06-13 12:44: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63090" calcext:value-type="float">
            <text:p>1592063090</text:p>
          </table:table-cell>
          <table:table-cell office:value-type="string" calcext:value-type="string">
            <text:p>2020-06-13 12:44:5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63090" calcext:value-type="float">
            <text:p>1592063090</text:p>
          </table:table-cell>
          <table:table-cell office:value-type="string" calcext:value-type="string">
            <text:p>2020-06-13 12:44:5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63090" calcext:value-type="float">
            <text:p>1592063090</text:p>
          </table:table-cell>
          <table:table-cell office:value-type="string" calcext:value-type="string">
            <text:p>2020-06-13 12:44:5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,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66689" calcext:value-type="float">
            <text:p>1592066689</text:p>
          </table:table-cell>
          <table:table-cell office:value-type="string" calcext:value-type="string">
            <text:p>2020-06-13 13:44:4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66689" calcext:value-type="float">
            <text:p>1592066689</text:p>
          </table:table-cell>
          <table:table-cell office:value-type="string" calcext:value-type="string">
            <text:p>2020-06-13 13:44:4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66689" calcext:value-type="float">
            <text:p>1592066689</text:p>
          </table:table-cell>
          <table:table-cell office:value-type="string" calcext:value-type="string">
            <text:p>2020-06-13 13:44:4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66689" calcext:value-type="float">
            <text:p>1592066689</text:p>
          </table:table-cell>
          <table:table-cell office:value-type="string" calcext:value-type="string">
            <text:p>2020-06-13 13:44:4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70288" calcext:value-type="float">
            <text:p>1592070288</text:p>
          </table:table-cell>
          <table:table-cell office:value-type="string" calcext:value-type="string">
            <text:p>2020-06-13 14:44: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70288" calcext:value-type="float">
            <text:p>1592070288</text:p>
          </table:table-cell>
          <table:table-cell office:value-type="string" calcext:value-type="string">
            <text:p>2020-06-13 14:44: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70288" calcext:value-type="float">
            <text:p>1592070288</text:p>
          </table:table-cell>
          <table:table-cell office:value-type="string" calcext:value-type="string">
            <text:p>2020-06-13 14:44: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70288" calcext:value-type="float">
            <text:p>1592070288</text:p>
          </table:table-cell>
          <table:table-cell office:value-type="string" calcext:value-type="string">
            <text:p>2020-06-13 14:44:4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73887" calcext:value-type="float">
            <text:p>1592073887</text:p>
          </table:table-cell>
          <table:table-cell office:value-type="string" calcext:value-type="string">
            <text:p>2020-06-13 15:44:4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73887" calcext:value-type="float">
            <text:p>1592073887</text:p>
          </table:table-cell>
          <table:table-cell office:value-type="string" calcext:value-type="string">
            <text:p>2020-06-13 15:44:4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73887" calcext:value-type="float">
            <text:p>1592073887</text:p>
          </table:table-cell>
          <table:table-cell office:value-type="string" calcext:value-type="string">
            <text:p>2020-06-13 15:44:4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73887" calcext:value-type="float">
            <text:p>1592073887</text:p>
          </table:table-cell>
          <table:table-cell office:value-type="string" calcext:value-type="string">
            <text:p>2020-06-13 15:44:4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77486" calcext:value-type="float">
            <text:p>1592077486</text:p>
          </table:table-cell>
          <table:table-cell office:value-type="string" calcext:value-type="string">
            <text:p>2020-06-13 16:44: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77486" calcext:value-type="float">
            <text:p>1592077486</text:p>
          </table:table-cell>
          <table:table-cell office:value-type="string" calcext:value-type="string">
            <text:p>2020-06-13 16:44: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77486" calcext:value-type="float">
            <text:p>1592077486</text:p>
          </table:table-cell>
          <table:table-cell office:value-type="string" calcext:value-type="string">
            <text:p>2020-06-13 16:44: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77486" calcext:value-type="float">
            <text:p>1592077486</text:p>
          </table:table-cell>
          <table:table-cell office:value-type="string" calcext:value-type="string">
            <text:p>2020-06-13 16:44:4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81085" calcext:value-type="float">
            <text:p>1592081085</text:p>
          </table:table-cell>
          <table:table-cell office:value-type="string" calcext:value-type="string">
            <text:p>2020-06-13 17:44:4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81085" calcext:value-type="float">
            <text:p>1592081085</text:p>
          </table:table-cell>
          <table:table-cell office:value-type="string" calcext:value-type="string">
            <text:p>2020-06-13 17:44:4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81085" calcext:value-type="float">
            <text:p>1592081085</text:p>
          </table:table-cell>
          <table:table-cell office:value-type="string" calcext:value-type="string">
            <text:p>2020-06-13 17:44: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81085" calcext:value-type="float">
            <text:p>1592081085</text:p>
          </table:table-cell>
          <table:table-cell office:value-type="string" calcext:value-type="string">
            <text:p>2020-06-13 17:44:4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84684" calcext:value-type="float">
            <text:p>1592084684</text:p>
          </table:table-cell>
          <table:table-cell office:value-type="string" calcext:value-type="string">
            <text:p>2020-06-13 18:44: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84684" calcext:value-type="float">
            <text:p>1592084684</text:p>
          </table:table-cell>
          <table:table-cell office:value-type="string" calcext:value-type="string">
            <text:p>2020-06-13 18:44: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84684" calcext:value-type="float">
            <text:p>1592084684</text:p>
          </table:table-cell>
          <table:table-cell office:value-type="string" calcext:value-type="string">
            <text:p>2020-06-13 18:44: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84684" calcext:value-type="float">
            <text:p>1592084684</text:p>
          </table:table-cell>
          <table:table-cell office:value-type="string" calcext:value-type="string">
            <text:p>2020-06-13 18:44:4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88283" calcext:value-type="float">
            <text:p>1592088283</text:p>
          </table:table-cell>
          <table:table-cell office:value-type="string" calcext:value-type="string">
            <text:p>2020-06-13 19:44: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88283" calcext:value-type="float">
            <text:p>1592088283</text:p>
          </table:table-cell>
          <table:table-cell office:value-type="string" calcext:value-type="string">
            <text:p>2020-06-13 19:44:4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88283" calcext:value-type="float">
            <text:p>1592088283</text:p>
          </table:table-cell>
          <table:table-cell office:value-type="string" calcext:value-type="string">
            <text:p>2020-06-13 19:44: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88283" calcext:value-type="float">
            <text:p>1592088283</text:p>
          </table:table-cell>
          <table:table-cell office:value-type="string" calcext:value-type="string">
            <text:p>2020-06-13 19:44:4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91882" calcext:value-type="float">
            <text:p>1592091882</text:p>
          </table:table-cell>
          <table:table-cell office:value-type="string" calcext:value-type="string">
            <text:p>2020-06-13 20:44: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91882" calcext:value-type="float">
            <text:p>1592091882</text:p>
          </table:table-cell>
          <table:table-cell office:value-type="string" calcext:value-type="string">
            <text:p>2020-06-13 20:44: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91882" calcext:value-type="float">
            <text:p>1592091882</text:p>
          </table:table-cell>
          <table:table-cell office:value-type="string" calcext:value-type="string">
            <text:p>2020-06-13 20:44:4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91882" calcext:value-type="float">
            <text:p>1592091882</text:p>
          </table:table-cell>
          <table:table-cell office:value-type="string" calcext:value-type="string">
            <text:p>2020-06-13 20:44:4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95481" calcext:value-type="float">
            <text:p>1592095481</text:p>
          </table:table-cell>
          <table:table-cell office:value-type="string" calcext:value-type="string">
            <text:p>2020-06-13 21:44:4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95481" calcext:value-type="float">
            <text:p>1592095481</text:p>
          </table:table-cell>
          <table:table-cell office:value-type="string" calcext:value-type="string">
            <text:p>2020-06-13 21:44:4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95481" calcext:value-type="float">
            <text:p>1592095481</text:p>
          </table:table-cell>
          <table:table-cell office:value-type="string" calcext:value-type="string">
            <text:p>2020-06-13 21:44:4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95481" calcext:value-type="float">
            <text:p>1592095481</text:p>
          </table:table-cell>
          <table:table-cell office:value-type="string" calcext:value-type="string">
            <text:p>2020-06-13 21:44:41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099080" calcext:value-type="float">
            <text:p>1592099080</text:p>
          </table:table-cell>
          <table:table-cell office:value-type="string" calcext:value-type="string">
            <text:p>2020-06-13 22:44: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099080" calcext:value-type="float">
            <text:p>1592099080</text:p>
          </table:table-cell>
          <table:table-cell office:value-type="string" calcext:value-type="string">
            <text:p>2020-06-13 22:44: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099080" calcext:value-type="float">
            <text:p>1592099080</text:p>
          </table:table-cell>
          <table:table-cell office:value-type="string" calcext:value-type="string">
            <text:p>2020-06-13 22:44: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099080" calcext:value-type="float">
            <text:p>1592099080</text:p>
          </table:table-cell>
          <table:table-cell office:value-type="string" calcext:value-type="string">
            <text:p>2020-06-13 22:44:4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02679" calcext:value-type="float">
            <text:p>1592102679</text:p>
          </table:table-cell>
          <table:table-cell office:value-type="string" calcext:value-type="string">
            <text:p>2020-06-13 23:44:3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02679" calcext:value-type="float">
            <text:p>1592102679</text:p>
          </table:table-cell>
          <table:table-cell office:value-type="string" calcext:value-type="string">
            <text:p>2020-06-13 23:44: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02679" calcext:value-type="float">
            <text:p>1592102679</text:p>
          </table:table-cell>
          <table:table-cell office:value-type="string" calcext:value-type="string">
            <text:p>2020-06-13 23:44:3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02679" calcext:value-type="float">
            <text:p>1592102679</text:p>
          </table:table-cell>
          <table:table-cell office:value-type="string" calcext:value-type="string">
            <text:p>2020-06-13 23:44:3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06278" calcext:value-type="float">
            <text:p>1592106278</text:p>
          </table:table-cell>
          <table:table-cell office:value-type="string" calcext:value-type="string">
            <text:p>2020-06-14 00:44: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06278" calcext:value-type="float">
            <text:p>1592106278</text:p>
          </table:table-cell>
          <table:table-cell office:value-type="string" calcext:value-type="string">
            <text:p>2020-06-14 00:44: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06278" calcext:value-type="float">
            <text:p>1592106278</text:p>
          </table:table-cell>
          <table:table-cell office:value-type="string" calcext:value-type="string">
            <text:p>2020-06-14 00:44: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06278" calcext:value-type="float">
            <text:p>1592106278</text:p>
          </table:table-cell>
          <table:table-cell office:value-type="string" calcext:value-type="string">
            <text:p>2020-06-14 00:44:38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09877" calcext:value-type="float">
            <text:p>1592109877</text:p>
          </table:table-cell>
          <table:table-cell office:value-type="string" calcext:value-type="string">
            <text:p>2020-06-14 01:44: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09877" calcext:value-type="float">
            <text:p>1592109877</text:p>
          </table:table-cell>
          <table:table-cell office:value-type="string" calcext:value-type="string">
            <text:p>2020-06-14 01:44: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09877" calcext:value-type="float">
            <text:p>1592109877</text:p>
          </table:table-cell>
          <table:table-cell office:value-type="string" calcext:value-type="string">
            <text:p>2020-06-14 01:44:3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09877" calcext:value-type="float">
            <text:p>1592109877</text:p>
          </table:table-cell>
          <table:table-cell office:value-type="string" calcext:value-type="string">
            <text:p>2020-06-14 01:44:3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13476" calcext:value-type="float">
            <text:p>1592113476</text:p>
          </table:table-cell>
          <table:table-cell office:value-type="string" calcext:value-type="string">
            <text:p>2020-06-14 02:44: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13476" calcext:value-type="float">
            <text:p>1592113476</text:p>
          </table:table-cell>
          <table:table-cell office:value-type="string" calcext:value-type="string">
            <text:p>2020-06-14 02:44: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13476" calcext:value-type="float">
            <text:p>1592113476</text:p>
          </table:table-cell>
          <table:table-cell office:value-type="string" calcext:value-type="string">
            <text:p>2020-06-14 02:44: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13476" calcext:value-type="float">
            <text:p>1592113476</text:p>
          </table:table-cell>
          <table:table-cell office:value-type="string" calcext:value-type="string">
            <text:p>2020-06-14 02:44:36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17075" calcext:value-type="float">
            <text:p>1592117075</text:p>
          </table:table-cell>
          <table:table-cell office:value-type="string" calcext:value-type="string">
            <text:p>2020-06-14 03:44:3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17075" calcext:value-type="float">
            <text:p>1592117075</text:p>
          </table:table-cell>
          <table:table-cell office:value-type="string" calcext:value-type="string">
            <text:p>2020-06-14 03:44:3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17075" calcext:value-type="float">
            <text:p>1592117075</text:p>
          </table:table-cell>
          <table:table-cell office:value-type="string" calcext:value-type="string">
            <text:p>2020-06-14 03:44:3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17075" calcext:value-type="float">
            <text:p>1592117075</text:p>
          </table:table-cell>
          <table:table-cell office:value-type="string" calcext:value-type="string">
            <text:p>2020-06-14 03:44:3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20674" calcext:value-type="float">
            <text:p>1592120674</text:p>
          </table:table-cell>
          <table:table-cell office:value-type="string" calcext:value-type="string">
            <text:p>2020-06-14 04:44: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20674" calcext:value-type="float">
            <text:p>1592120674</text:p>
          </table:table-cell>
          <table:table-cell office:value-type="string" calcext:value-type="string">
            <text:p>2020-06-14 04:44: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20674" calcext:value-type="float">
            <text:p>1592120674</text:p>
          </table:table-cell>
          <table:table-cell office:value-type="string" calcext:value-type="string">
            <text:p>2020-06-14 04:44: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20674" calcext:value-type="float">
            <text:p>1592120674</text:p>
          </table:table-cell>
          <table:table-cell office:value-type="string" calcext:value-type="string">
            <text:p>2020-06-14 04:44:3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24273" calcext:value-type="float">
            <text:p>1592124273</text:p>
          </table:table-cell>
          <table:table-cell office:value-type="string" calcext:value-type="string">
            <text:p>2020-06-14 05:44:3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24273" calcext:value-type="float">
            <text:p>1592124273</text:p>
          </table:table-cell>
          <table:table-cell office:value-type="string" calcext:value-type="string">
            <text:p>2020-06-14 05:44:3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24273" calcext:value-type="float">
            <text:p>1592124273</text:p>
          </table:table-cell>
          <table:table-cell office:value-type="string" calcext:value-type="string">
            <text:p>2020-06-14 05:44:3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24273" calcext:value-type="float">
            <text:p>1592124273</text:p>
          </table:table-cell>
          <table:table-cell office:value-type="string" calcext:value-type="string">
            <text:p>2020-06-14 05:44:33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27872" calcext:value-type="float">
            <text:p>1592127872</text:p>
          </table:table-cell>
          <table:table-cell office:value-type="string" calcext:value-type="string">
            <text:p>2020-06-14 06:44: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27872" calcext:value-type="float">
            <text:p>1592127872</text:p>
          </table:table-cell>
          <table:table-cell office:value-type="string" calcext:value-type="string">
            <text:p>2020-06-14 06:44: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27872" calcext:value-type="float">
            <text:p>1592127872</text:p>
          </table:table-cell>
          <table:table-cell office:value-type="string" calcext:value-type="string">
            <text:p>2020-06-14 06:44:3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27872" calcext:value-type="float">
            <text:p>1592127872</text:p>
          </table:table-cell>
          <table:table-cell office:value-type="string" calcext:value-type="string">
            <text:p>2020-06-14 06:44:32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31471" calcext:value-type="float">
            <text:p>1592131471</text:p>
          </table:table-cell>
          <table:table-cell office:value-type="string" calcext:value-type="string">
            <text:p>2020-06-14 07:44:3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31471" calcext:value-type="float">
            <text:p>1592131471</text:p>
          </table:table-cell>
          <table:table-cell office:value-type="string" calcext:value-type="string">
            <text:p>2020-06-14 07:44:3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31471" calcext:value-type="float">
            <text:p>1592131471</text:p>
          </table:table-cell>
          <table:table-cell office:value-type="string" calcext:value-type="string">
            <text:p>2020-06-14 07:44: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31471" calcext:value-type="float">
            <text:p>1592131471</text:p>
          </table:table-cell>
          <table:table-cell office:value-type="string" calcext:value-type="string">
            <text:p>2020-06-14 07:44:3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35070" calcext:value-type="float">
            <text:p>1592135070</text:p>
          </table:table-cell>
          <table:table-cell office:value-type="string" calcext:value-type="string">
            <text:p>2020-06-14 08:44: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35070" calcext:value-type="float">
            <text:p>1592135070</text:p>
          </table:table-cell>
          <table:table-cell office:value-type="string" calcext:value-type="string">
            <text:p>2020-06-14 08:44: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35070" calcext:value-type="float">
            <text:p>1592135070</text:p>
          </table:table-cell>
          <table:table-cell office:value-type="string" calcext:value-type="string">
            <text:p>2020-06-14 08:44:3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35070" calcext:value-type="float">
            <text:p>1592135070</text:p>
          </table:table-cell>
          <table:table-cell office:value-type="string" calcext:value-type="string">
            <text:p>2020-06-14 08:44:30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38669" calcext:value-type="float">
            <text:p>1592138669</text:p>
          </table:table-cell>
          <table:table-cell office:value-type="string" calcext:value-type="string">
            <text:p>2020-06-14 09:44:2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38669" calcext:value-type="float">
            <text:p>1592138669</text:p>
          </table:table-cell>
          <table:table-cell office:value-type="string" calcext:value-type="string">
            <text:p>2020-06-14 09:44:2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38669" calcext:value-type="float">
            <text:p>1592138669</text:p>
          </table:table-cell>
          <table:table-cell office:value-type="string" calcext:value-type="string">
            <text:p>2020-06-14 09:44: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38669" calcext:value-type="float">
            <text:p>1592138669</text:p>
          </table:table-cell>
          <table:table-cell office:value-type="string" calcext:value-type="string">
            <text:p>2020-06-14 09:44:2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42268" calcext:value-type="float">
            <text:p>1592142268</text:p>
          </table:table-cell>
          <table:table-cell office:value-type="string" calcext:value-type="string">
            <text:p>2020-06-14 10:44: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42268" calcext:value-type="float">
            <text:p>1592142268</text:p>
          </table:table-cell>
          <table:table-cell office:value-type="string" calcext:value-type="string">
            <text:p>2020-06-14 10:44: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42268" calcext:value-type="float">
            <text:p>1592142268</text:p>
          </table:table-cell>
          <table:table-cell office:value-type="string" calcext:value-type="string">
            <text:p>2020-06-14 10:44: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42268" calcext:value-type="float">
            <text:p>1592142268</text:p>
          </table:table-cell>
          <table:table-cell office:value-type="string" calcext:value-type="string">
            <text:p>2020-06-14 10:44:2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45867" calcext:value-type="float">
            <text:p>1592145867</text:p>
          </table:table-cell>
          <table:table-cell office:value-type="string" calcext:value-type="string">
            <text:p>2020-06-14 11:44: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45867" calcext:value-type="float">
            <text:p>1592145867</text:p>
          </table:table-cell>
          <table:table-cell office:value-type="string" calcext:value-type="string">
            <text:p>2020-06-14 11:44: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45867" calcext:value-type="float">
            <text:p>1592145867</text:p>
          </table:table-cell>
          <table:table-cell office:value-type="string" calcext:value-type="string">
            <text:p>2020-06-14 11:44:2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45867" calcext:value-type="float">
            <text:p>1592145867</text:p>
          </table:table-cell>
          <table:table-cell office:value-type="string" calcext:value-type="string">
            <text:p>2020-06-14 11:44:2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49466" calcext:value-type="float">
            <text:p>1592149466</text:p>
          </table:table-cell>
          <table:table-cell office:value-type="string" calcext:value-type="string">
            <text:p>2020-06-14 12:44: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49466" calcext:value-type="float">
            <text:p>1592149466</text:p>
          </table:table-cell>
          <table:table-cell office:value-type="string" calcext:value-type="string">
            <text:p>2020-06-14 12:44: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49466" calcext:value-type="float">
            <text:p>1592149466</text:p>
          </table:table-cell>
          <table:table-cell office:value-type="string" calcext:value-type="string">
            <text:p>2020-06-14 12:44: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49466" calcext:value-type="float">
            <text:p>1592149466</text:p>
          </table:table-cell>
          <table:table-cell office:value-type="string" calcext:value-type="string">
            <text:p>2020-06-14 12:44:2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53065" calcext:value-type="float">
            <text:p>1592153065</text:p>
          </table:table-cell>
          <table:table-cell office:value-type="string" calcext:value-type="string">
            <text:p>2020-06-14 13:44: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53065" calcext:value-type="float">
            <text:p>1592153065</text:p>
          </table:table-cell>
          <table:table-cell office:value-type="string" calcext:value-type="string">
            <text:p>2020-06-14 13:44: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53065" calcext:value-type="float">
            <text:p>1592153065</text:p>
          </table:table-cell>
          <table:table-cell office:value-type="string" calcext:value-type="string">
            <text:p>2020-06-14 13:44: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53065" calcext:value-type="float">
            <text:p>1592153065</text:p>
          </table:table-cell>
          <table:table-cell office:value-type="string" calcext:value-type="string">
            <text:p>2020-06-14 13:44:25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56664" calcext:value-type="float">
            <text:p>1592156664</text:p>
          </table:table-cell>
          <table:table-cell office:value-type="string" calcext:value-type="string">
            <text:p>2020-06-14 14:44: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56664" calcext:value-type="float">
            <text:p>1592156664</text:p>
          </table:table-cell>
          <table:table-cell office:value-type="string" calcext:value-type="string">
            <text:p>2020-06-14 14:44: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56664" calcext:value-type="float">
            <text:p>1592156664</text:p>
          </table:table-cell>
          <table:table-cell office:value-type="string" calcext:value-type="string">
            <text:p>2020-06-14 14:44: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56664" calcext:value-type="float">
            <text:p>1592156664</text:p>
          </table:table-cell>
          <table:table-cell office:value-type="string" calcext:value-type="string">
            <text:p>2020-06-14 14:44:2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60263" calcext:value-type="float">
            <text:p>1592160263</text:p>
          </table:table-cell>
          <table:table-cell office:value-type="string" calcext:value-type="string">
            <text:p>2020-06-14 15:44:2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60263" calcext:value-type="float">
            <text:p>1592160263</text:p>
          </table:table-cell>
          <table:table-cell office:value-type="string" calcext:value-type="string">
            <text:p>2020-06-14 15:44: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60263" calcext:value-type="float">
            <text:p>1592160263</text:p>
          </table:table-cell>
          <table:table-cell office:value-type="string" calcext:value-type="string">
            <text:p>2020-06-14 15:44:2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60263" calcext:value-type="float">
            <text:p>1592160263</text:p>
          </table:table-cell>
          <table:table-cell office:value-type="string" calcext:value-type="string">
            <text:p>2020-06-14 15:44:2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63862" calcext:value-type="float">
            <text:p>1592163862</text:p>
          </table:table-cell>
          <table:table-cell office:value-type="string" calcext:value-type="string">
            <text:p>2020-06-14 16:44: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63862" calcext:value-type="float">
            <text:p>1592163862</text:p>
          </table:table-cell>
          <table:table-cell office:value-type="string" calcext:value-type="string">
            <text:p>2020-06-14 16:44: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63862" calcext:value-type="float">
            <text:p>1592163862</text:p>
          </table:table-cell>
          <table:table-cell office:value-type="string" calcext:value-type="string">
            <text:p>2020-06-14 16:44: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63862" calcext:value-type="float">
            <text:p>1592163862</text:p>
          </table:table-cell>
          <table:table-cell office:value-type="string" calcext:value-type="string">
            <text:p>2020-06-14 16:44:2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67461" calcext:value-type="float">
            <text:p>1592167461</text:p>
          </table:table-cell>
          <table:table-cell office:value-type="string" calcext:value-type="string">
            <text:p>2020-06-14 17:44: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67461" calcext:value-type="float">
            <text:p>1592167461</text:p>
          </table:table-cell>
          <table:table-cell office:value-type="string" calcext:value-type="string">
            <text:p>2020-06-14 17:44: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67461" calcext:value-type="float">
            <text:p>1592167461</text:p>
          </table:table-cell>
          <table:table-cell office:value-type="string" calcext:value-type="string">
            <text:p>2020-06-14 17:44: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67461" calcext:value-type="float">
            <text:p>1592167461</text:p>
          </table:table-cell>
          <table:table-cell office:value-type="string" calcext:value-type="string">
            <text:p>2020-06-14 17:44:2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71060" calcext:value-type="float">
            <text:p>1592171060</text:p>
          </table:table-cell>
          <table:table-cell office:value-type="string" calcext:value-type="string">
            <text:p>2020-06-14 18:44: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71060" calcext:value-type="float">
            <text:p>1592171060</text:p>
          </table:table-cell>
          <table:table-cell office:value-type="string" calcext:value-type="string">
            <text:p>2020-06-14 18:44: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71060" calcext:value-type="float">
            <text:p>1592171060</text:p>
          </table:table-cell>
          <table:table-cell office:value-type="string" calcext:value-type="string">
            <text:p>2020-06-14 18:44: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71060" calcext:value-type="float">
            <text:p>1592171060</text:p>
          </table:table-cell>
          <table:table-cell office:value-type="string" calcext:value-type="string">
            <text:p>2020-06-14 18:44:2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74659" calcext:value-type="float">
            <text:p>1592174659</text:p>
          </table:table-cell>
          <table:table-cell office:value-type="string" calcext:value-type="string">
            <text:p>2020-06-14 19:44: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74659" calcext:value-type="float">
            <text:p>1592174659</text:p>
          </table:table-cell>
          <table:table-cell office:value-type="string" calcext:value-type="string">
            <text:p>2020-06-14 19:44: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74659" calcext:value-type="float">
            <text:p>1592174659</text:p>
          </table:table-cell>
          <table:table-cell office:value-type="string" calcext:value-type="string">
            <text:p>2020-06-14 19:44: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74659" calcext:value-type="float">
            <text:p>1592174659</text:p>
          </table:table-cell>
          <table:table-cell office:value-type="string" calcext:value-type="string">
            <text:p>2020-06-14 19:44:1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78258" calcext:value-type="float">
            <text:p>1592178258</text:p>
          </table:table-cell>
          <table:table-cell office:value-type="string" calcext:value-type="string">
            <text:p>2020-06-14 20:44: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78258" calcext:value-type="float">
            <text:p>1592178258</text:p>
          </table:table-cell>
          <table:table-cell office:value-type="string" calcext:value-type="string">
            <text:p>2020-06-14 20:44: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78258" calcext:value-type="float">
            <text:p>1592178258</text:p>
          </table:table-cell>
          <table:table-cell office:value-type="string" calcext:value-type="string">
            <text:p>2020-06-14 20:44: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78258" calcext:value-type="float">
            <text:p>1592178258</text:p>
          </table:table-cell>
          <table:table-cell office:value-type="string" calcext:value-type="string">
            <text:p>2020-06-14 20:44:1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81857" calcext:value-type="float">
            <text:p>1592181857</text:p>
          </table:table-cell>
          <table:table-cell office:value-type="string" calcext:value-type="string">
            <text:p>2020-06-14 21:44: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81857" calcext:value-type="float">
            <text:p>1592181857</text:p>
          </table:table-cell>
          <table:table-cell office:value-type="string" calcext:value-type="string">
            <text:p>2020-06-14 21:44: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81857" calcext:value-type="float">
            <text:p>1592181857</text:p>
          </table:table-cell>
          <table:table-cell office:value-type="string" calcext:value-type="string">
            <text:p>2020-06-14 21:44: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81857" calcext:value-type="float">
            <text:p>1592181857</text:p>
          </table:table-cell>
          <table:table-cell office:value-type="string" calcext:value-type="string">
            <text:p>2020-06-14 21:44:1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85456" calcext:value-type="float">
            <text:p>1592185456</text:p>
          </table:table-cell>
          <table:table-cell office:value-type="string" calcext:value-type="string">
            <text:p>2020-06-14 22:44: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85456" calcext:value-type="float">
            <text:p>1592185456</text:p>
          </table:table-cell>
          <table:table-cell office:value-type="string" calcext:value-type="string">
            <text:p>2020-06-14 22:44: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85456" calcext:value-type="float">
            <text:p>1592185456</text:p>
          </table:table-cell>
          <table:table-cell office:value-type="string" calcext:value-type="string">
            <text:p>2020-06-14 22:44: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85456" calcext:value-type="float">
            <text:p>1592185456</text:p>
          </table:table-cell>
          <table:table-cell office:value-type="string" calcext:value-type="string">
            <text:p>2020-06-14 22:44:16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89055" calcext:value-type="float">
            <text:p>1592189055</text:p>
          </table:table-cell>
          <table:table-cell office:value-type="string" calcext:value-type="string">
            <text:p>2020-06-14 23:44: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89055" calcext:value-type="float">
            <text:p>1592189055</text:p>
          </table:table-cell>
          <table:table-cell office:value-type="string" calcext:value-type="string">
            <text:p>2020-06-14 23:44: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89055" calcext:value-type="float">
            <text:p>1592189055</text:p>
          </table:table-cell>
          <table:table-cell office:value-type="string" calcext:value-type="string">
            <text:p>2020-06-14 23:44: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89055" calcext:value-type="float">
            <text:p>1592189055</text:p>
          </table:table-cell>
          <table:table-cell office:value-type="string" calcext:value-type="string">
            <text:p>2020-06-14 23:44:15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92654" calcext:value-type="float">
            <text:p>1592192654</text:p>
          </table:table-cell>
          <table:table-cell office:value-type="string" calcext:value-type="string">
            <text:p>2020-06-15 00:44: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92654" calcext:value-type="float">
            <text:p>1592192654</text:p>
          </table:table-cell>
          <table:table-cell office:value-type="string" calcext:value-type="string">
            <text:p>2020-06-15 00:44: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92654" calcext:value-type="float">
            <text:p>1592192654</text:p>
          </table:table-cell>
          <table:table-cell office:value-type="string" calcext:value-type="string">
            <text:p>2020-06-15 00:44: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92654" calcext:value-type="float">
            <text:p>1592192654</text:p>
          </table:table-cell>
          <table:table-cell office:value-type="string" calcext:value-type="string">
            <text:p>2020-06-15 00:44:14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96253" calcext:value-type="float">
            <text:p>1592196253</text:p>
          </table:table-cell>
          <table:table-cell office:value-type="string" calcext:value-type="string">
            <text:p>2020-06-15 01:44: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96253" calcext:value-type="float">
            <text:p>1592196253</text:p>
          </table:table-cell>
          <table:table-cell office:value-type="string" calcext:value-type="string">
            <text:p>2020-06-15 01:44: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96253" calcext:value-type="float">
            <text:p>1592196253</text:p>
          </table:table-cell>
          <table:table-cell office:value-type="string" calcext:value-type="string">
            <text:p>2020-06-15 01:44: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96253" calcext:value-type="float">
            <text:p>1592196253</text:p>
          </table:table-cell>
          <table:table-cell office:value-type="string" calcext:value-type="string">
            <text:p>2020-06-15 01:44:1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199852" calcext:value-type="float">
            <text:p>1592199852</text:p>
          </table:table-cell>
          <table:table-cell office:value-type="string" calcext:value-type="string">
            <text:p>2020-06-15 02:44: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199852" calcext:value-type="float">
            <text:p>1592199852</text:p>
          </table:table-cell>
          <table:table-cell office:value-type="string" calcext:value-type="string">
            <text:p>2020-06-15 02:44: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199852" calcext:value-type="float">
            <text:p>1592199852</text:p>
          </table:table-cell>
          <table:table-cell office:value-type="string" calcext:value-type="string">
            <text:p>2020-06-15 02:44: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199852" calcext:value-type="float">
            <text:p>1592199852</text:p>
          </table:table-cell>
          <table:table-cell office:value-type="string" calcext:value-type="string">
            <text:p>2020-06-15 02:44:12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203451" calcext:value-type="float">
            <text:p>1592203451</text:p>
          </table:table-cell>
          <table:table-cell office:value-type="string" calcext:value-type="string">
            <text:p>2020-06-15 03:44: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203451" calcext:value-type="float">
            <text:p>1592203451</text:p>
          </table:table-cell>
          <table:table-cell office:value-type="string" calcext:value-type="string">
            <text:p>2020-06-15 03:44: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203451" calcext:value-type="float">
            <text:p>1592203451</text:p>
          </table:table-cell>
          <table:table-cell office:value-type="string" calcext:value-type="string">
            <text:p>2020-06-15 03:44: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203451" calcext:value-type="float">
            <text:p>1592203451</text:p>
          </table:table-cell>
          <table:table-cell office:value-type="string" calcext:value-type="string">
            <text:p>2020-06-15 03:44:11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207050" calcext:value-type="float">
            <text:p>1592207050</text:p>
          </table:table-cell>
          <table:table-cell office:value-type="string" calcext:value-type="string">
            <text:p>2020-06-15 04:44: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207050" calcext:value-type="float">
            <text:p>1592207050</text:p>
          </table:table-cell>
          <table:table-cell office:value-type="string" calcext:value-type="string">
            <text:p>2020-06-15 04:44: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207050" calcext:value-type="float">
            <text:p>1592207050</text:p>
          </table:table-cell>
          <table:table-cell office:value-type="string" calcext:value-type="string">
            <text:p>2020-06-15 04:44: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207050" calcext:value-type="float">
            <text:p>1592207050</text:p>
          </table:table-cell>
          <table:table-cell office:value-type="string" calcext:value-type="string">
            <text:p>2020-06-15 04:44:1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210649" calcext:value-type="float">
            <text:p>1592210649</text:p>
          </table:table-cell>
          <table:table-cell office:value-type="string" calcext:value-type="string">
            <text:p>2020-06-15 05:44: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210649" calcext:value-type="float">
            <text:p>1592210649</text:p>
          </table:table-cell>
          <table:table-cell office:value-type="string" calcext:value-type="string">
            <text:p>2020-06-15 05:44: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210649" calcext:value-type="float">
            <text:p>1592210649</text:p>
          </table:table-cell>
          <table:table-cell office:value-type="string" calcext:value-type="string">
            <text:p>2020-06-15 05:44:0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210649" calcext:value-type="float">
            <text:p>1592210649</text:p>
          </table:table-cell>
          <table:table-cell office:value-type="string" calcext:value-type="string">
            <text:p>2020-06-15 05:44:09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214248" calcext:value-type="float">
            <text:p>1592214248</text:p>
          </table:table-cell>
          <table:table-cell office:value-type="string" calcext:value-type="string">
            <text:p>2020-06-15 06:44: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214248" calcext:value-type="float">
            <text:p>1592214248</text:p>
          </table:table-cell>
          <table:table-cell office:value-type="string" calcext:value-type="string">
            <text:p>2020-06-15 06:44: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214248" calcext:value-type="float">
            <text:p>1592214248</text:p>
          </table:table-cell>
          <table:table-cell office:value-type="string" calcext:value-type="string">
            <text:p>2020-06-15 06:44: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214248" calcext:value-type="float">
            <text:p>1592214248</text:p>
          </table:table-cell>
          <table:table-cell office:value-type="string" calcext:value-type="string">
            <text:p>2020-06-15 06:44:08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217847" calcext:value-type="float">
            <text:p>1592217847</text:p>
          </table:table-cell>
          <table:table-cell office:value-type="string" calcext:value-type="string">
            <text:p>2020-06-15 07:44:0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217847" calcext:value-type="float">
            <text:p>1592217847</text:p>
          </table:table-cell>
          <table:table-cell office:value-type="string" calcext:value-type="string">
            <text:p>2020-06-15 07:44:0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217847" calcext:value-type="float">
            <text:p>1592217847</text:p>
          </table:table-cell>
          <table:table-cell office:value-type="string" calcext:value-type="string">
            <text:p>2020-06-15 07:44: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217847" calcext:value-type="float">
            <text:p>1592217847</text:p>
          </table:table-cell>
          <table:table-cell office:value-type="string" calcext:value-type="string">
            <text:p>2020-06-15 07:44:07</text:p>
          </table:table-cell>
          <table:table-cell office:value-type="float" office:value="1" calcext:value-type="float">
            <text:p>1</text:p>
          </table:table-cell>
          <table:table-cell office:value-type="float" office:value="19.7" calcext:value-type="float">
            <text:p>19,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221446" calcext:value-type="float">
            <text:p>1592221446</text:p>
          </table:table-cell>
          <table:table-cell office:value-type="string" calcext:value-type="string">
            <text:p>2020-06-15 08:44: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221446" calcext:value-type="float">
            <text:p>1592221446</text:p>
          </table:table-cell>
          <table:table-cell office:value-type="string" calcext:value-type="string">
            <text:p>2020-06-15 08:44: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221446" calcext:value-type="float">
            <text:p>1592221446</text:p>
          </table:table-cell>
          <table:table-cell office:value-type="string" calcext:value-type="string">
            <text:p>2020-06-15 08:44: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221446" calcext:value-type="float">
            <text:p>1592221446</text:p>
          </table:table-cell>
          <table:table-cell office:value-type="string" calcext:value-type="string">
            <text:p>2020-06-15 08:44:0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225045" calcext:value-type="float">
            <text:p>1592225045</text:p>
          </table:table-cell>
          <table:table-cell office:value-type="string" calcext:value-type="string">
            <text:p>2020-06-15 09:44:0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225045" calcext:value-type="float">
            <text:p>1592225045</text:p>
          </table:table-cell>
          <table:table-cell office:value-type="string" calcext:value-type="string">
            <text:p>2020-06-15 09:44: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225045" calcext:value-type="float">
            <text:p>1592225045</text:p>
          </table:table-cell>
          <table:table-cell office:value-type="string" calcext:value-type="string">
            <text:p>2020-06-15 09:44:0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225045" calcext:value-type="float">
            <text:p>1592225045</text:p>
          </table:table-cell>
          <table:table-cell office:value-type="string" calcext:value-type="string">
            <text:p>2020-06-15 09:44:05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228644" calcext:value-type="float">
            <text:p>1592228644</text:p>
          </table:table-cell>
          <table:table-cell office:value-type="string" calcext:value-type="string">
            <text:p>2020-06-15 10:44: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228644" calcext:value-type="float">
            <text:p>1592228644</text:p>
          </table:table-cell>
          <table:table-cell office:value-type="string" calcext:value-type="string">
            <text:p>2020-06-15 10:44: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228644" calcext:value-type="float">
            <text:p>1592228644</text:p>
          </table:table-cell>
          <table:table-cell office:value-type="string" calcext:value-type="string">
            <text:p>2020-06-15 10:44:0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228644" calcext:value-type="float">
            <text:p>1592228644</text:p>
          </table:table-cell>
          <table:table-cell office:value-type="string" calcext:value-type="string">
            <text:p>2020-06-15 10:44:04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232243" calcext:value-type="float">
            <text:p>1592232243</text:p>
          </table:table-cell>
          <table:table-cell office:value-type="string" calcext:value-type="string">
            <text:p>2020-06-15 11:44: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232243" calcext:value-type="float">
            <text:p>1592232243</text:p>
          </table:table-cell>
          <table:table-cell office:value-type="string" calcext:value-type="string">
            <text:p>2020-06-15 11:44: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232243" calcext:value-type="float">
            <text:p>1592232243</text:p>
          </table:table-cell>
          <table:table-cell office:value-type="string" calcext:value-type="string">
            <text:p>2020-06-15 11:44: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232243" calcext:value-type="float">
            <text:p>1592232243</text:p>
          </table:table-cell>
          <table:table-cell office:value-type="string" calcext:value-type="string">
            <text:p>2020-06-15 11:44:03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235842" calcext:value-type="float">
            <text:p>1592235842</text:p>
          </table:table-cell>
          <table:table-cell office:value-type="string" calcext:value-type="string">
            <text:p>2020-06-15 12:44:0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235842" calcext:value-type="float">
            <text:p>1592235842</text:p>
          </table:table-cell>
          <table:table-cell office:value-type="string" calcext:value-type="string">
            <text:p>2020-06-15 12:44:0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235842" calcext:value-type="float">
            <text:p>1592235842</text:p>
          </table:table-cell>
          <table:table-cell office:value-type="string" calcext:value-type="string">
            <text:p>2020-06-15 12:44:0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235842" calcext:value-type="float">
            <text:p>1592235842</text:p>
          </table:table-cell>
          <table:table-cell office:value-type="string" calcext:value-type="string">
            <text:p>2020-06-15 12:44:02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239441" calcext:value-type="float">
            <text:p>1592239441</text:p>
          </table:table-cell>
          <table:table-cell office:value-type="string" calcext:value-type="string">
            <text:p>2020-06-15 13:44:0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239441" calcext:value-type="float">
            <text:p>1592239441</text:p>
          </table:table-cell>
          <table:table-cell office:value-type="string" calcext:value-type="string">
            <text:p>2020-06-15 13:44: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239441" calcext:value-type="float">
            <text:p>1592239441</text:p>
          </table:table-cell>
          <table:table-cell office:value-type="string" calcext:value-type="string">
            <text:p>2020-06-15 13:44:0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239441" calcext:value-type="float">
            <text:p>1592239441</text:p>
          </table:table-cell>
          <table:table-cell office:value-type="string" calcext:value-type="string">
            <text:p>2020-06-15 13:44:01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243040" calcext:value-type="float">
            <text:p>1592243040</text:p>
          </table:table-cell>
          <table:table-cell office:value-type="string" calcext:value-type="string">
            <text:p>2020-06-15 14:44:0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243040" calcext:value-type="float">
            <text:p>1592243040</text:p>
          </table:table-cell>
          <table:table-cell office:value-type="string" calcext:value-type="string">
            <text:p>2020-06-15 14:44: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243040" calcext:value-type="float">
            <text:p>1592243040</text:p>
          </table:table-cell>
          <table:table-cell office:value-type="string" calcext:value-type="string">
            <text:p>2020-06-15 14:44: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243040" calcext:value-type="float">
            <text:p>1592243040</text:p>
          </table:table-cell>
          <table:table-cell office:value-type="string" calcext:value-type="string">
            <text:p>2020-06-15 14:44:0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246639" calcext:value-type="float">
            <text:p>1592246639</text:p>
          </table:table-cell>
          <table:table-cell office:value-type="string" calcext:value-type="string">
            <text:p>2020-06-15 15:43:5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246639" calcext:value-type="float">
            <text:p>1592246639</text:p>
          </table:table-cell>
          <table:table-cell office:value-type="string" calcext:value-type="string">
            <text:p>2020-06-15 15:43:5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246639" calcext:value-type="float">
            <text:p>1592246639</text:p>
          </table:table-cell>
          <table:table-cell office:value-type="string" calcext:value-type="string">
            <text:p>2020-06-15 15:43: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246639" calcext:value-type="float">
            <text:p>1592246639</text:p>
          </table:table-cell>
          <table:table-cell office:value-type="string" calcext:value-type="string">
            <text:p>2020-06-15 15:43:59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250238" calcext:value-type="float">
            <text:p>1592250238</text:p>
          </table:table-cell>
          <table:table-cell office:value-type="string" calcext:value-type="string">
            <text:p>2020-06-15 16:43: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250238" calcext:value-type="float">
            <text:p>1592250238</text:p>
          </table:table-cell>
          <table:table-cell office:value-type="string" calcext:value-type="string">
            <text:p>2020-06-15 16:43: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250238" calcext:value-type="float">
            <text:p>1592250238</text:p>
          </table:table-cell>
          <table:table-cell office:value-type="string" calcext:value-type="string">
            <text:p>2020-06-15 16:43: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250238" calcext:value-type="float">
            <text:p>1592250238</text:p>
          </table:table-cell>
          <table:table-cell office:value-type="string" calcext:value-type="string">
            <text:p>2020-06-15 16:43:58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253837" calcext:value-type="float">
            <text:p>1592253837</text:p>
          </table:table-cell>
          <table:table-cell office:value-type="string" calcext:value-type="string">
            <text:p>2020-06-15 17:43:5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253837" calcext:value-type="float">
            <text:p>1592253837</text:p>
          </table:table-cell>
          <table:table-cell office:value-type="string" calcext:value-type="string">
            <text:p>2020-06-15 17:43: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253837" calcext:value-type="float">
            <text:p>1592253837</text:p>
          </table:table-cell>
          <table:table-cell office:value-type="string" calcext:value-type="string">
            <text:p>2020-06-15 17:43:5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253837" calcext:value-type="float">
            <text:p>1592253837</text:p>
          </table:table-cell>
          <table:table-cell office:value-type="string" calcext:value-type="string">
            <text:p>2020-06-15 17:43:57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2257436" calcext:value-type="float">
            <text:p>1592257436</text:p>
          </table:table-cell>
          <table:table-cell office:value-type="string" calcext:value-type="string">
            <text:p>2020-06-15 18:43: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92257436" calcext:value-type="float">
            <text:p>1592257436</text:p>
          </table:table-cell>
          <table:table-cell office:value-type="string" calcext:value-type="string">
            <text:p>2020-06-15 18:43: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2257436" calcext:value-type="float">
            <text:p>1592257436</text:p>
          </table:table-cell>
          <table:table-cell office:value-type="string" calcext:value-type="string">
            <text:p>2020-06-15 18:43: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2257436" calcext:value-type="float">
            <text:p>1592257436</text:p>
          </table:table-cell>
          <table:table-cell office:value-type="string" calcext:value-type="string">
            <text:p>2020-06-15 18:43:56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59" calcext:value-type="float">
            <text:p>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2T12:10:45.968000000</dc:date>
    <meta:editing-duration>PT9M49S</meta:editing-duration>
    <meta:editing-cycles>1</meta:editing-cycles>
    <meta:document-statistic meta:table-count="1" meta:cell-count="8553" meta:object-count="0"/>
    <meta:generator>LibreOffice/6.0.4.2$Windows_X86_64 LibreOffice_project/9b0d9b32d5dcda91d2f1a96dc04c645c450872bf</meta:generator>
  </office:meta>
</office:document-meta>
</file>